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43.78mm"/>
    </style:style>
    <style:style style:name="co4" style:family="table-column">
      <style:table-column-properties fo:break-before="auto" style:column-width="5.68mm"/>
    </style:style>
    <style:style style:name="co5" style:family="table-column">
      <style:table-column-properties fo:break-before="auto" style:column-width="6.74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22.61mm"/>
    </style:style>
    <style:style style:name="co8" style:family="table-column">
      <style:table-column-properties fo:break-before="auto" style:column-width="12.56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9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4.94mm"/>
    </style:style>
    <style:style style:name="co2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8.86mm"/>
    </style:style>
    <style:style style:name="co17" style:family="table-column">
      <style:table-column-properties fo:break-before="auto" style:column-width="15.52mm"/>
    </style:style>
    <style:style style:name="co18" style:family="table-column">
      <style:table-column-properties fo:break-before="auto" style:column-width="21.61mm"/>
    </style:style>
    <style:style style:name="co19" style:family="table-column">
      <style:table-column-properties fo:break-before="auto" style:column-width="9.17mm"/>
    </style:style>
    <style:style style:name="co20" style:family="table-column">
      <style:table-column-properties fo:break-before="auto" style:column-width="10mm"/>
    </style:style>
    <style:style style:name="co21" style:family="table-column">
      <style:table-column-properties fo:break-before="auto" style:column-width="13.04mm"/>
    </style:style>
    <style:style style:name="co22" style:family="table-column">
      <style:table-column-properties fo:break-before="auto" style:column-width="18.57mm"/>
    </style:style>
    <style:style style:name="co23" style:family="table-column">
      <style:table-column-properties fo:break-before="auto" style:column-width="10.28mm"/>
    </style:style>
    <style:style style:name="co24" style:family="table-column">
      <style:table-column-properties fo:break-before="auto" style:column-width="8.89mm"/>
    </style:style>
    <style:style style:name="co25" style:family="table-column">
      <style:table-column-properties fo:break-before="auto" style:column-width="5.03mm"/>
    </style:style>
    <style:style style:name="co26" style:family="table-column">
      <style:table-column-properties fo:break-before="auto" style:column-width="23.55mm"/>
    </style:style>
    <style:style style:name="co27" style:family="table-column">
      <style:table-column-properties fo:break-before="auto" style:column-width="6.97mm"/>
    </style:style>
    <style:style style:name="co30" style:family="table-column">
      <style:table-column-properties fo:break-before="auto" style:column-width="44.59mm"/>
    </style:style>
    <style:style style:name="co31" style:family="table-column">
      <style:table-column-properties fo:break-before="auto" style:column-width="2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5"/>
    <style:style style:name="ce8" style:family="table-cell" style:parent-style-name="Default" style:data-style-name="N115"/>
    <style:style style:name="ce3" style:family="table-cell" style:parent-style-name="Default">
      <style:text-properties style:font-name="Arial" style:font-name-asian="Andale Sans UI" style:font-name-complex="Tahoma"/>
    </style:style>
    <style:style style:name="ce4" style:family="table-cell" style:parent-style-name="Default" style:data-style-name="N99"/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113"/>
    <style:style style:name="ce7" style:family="table-cell" style:parent-style-name="Default" style:data-style-name="N11"/>
  </office:automatic-styles>
  <office:body>
    <office:spreadsheet>
      <table:table table:name="Glob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6947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9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and-20-100-100-15-1.dssp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4.097777" calcext:value-type="float">
            <text:p>4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20-100-100-15-2.ds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2.370665" calcext:value-type="float">
            <text:p>2,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and-20-100-100-20-1.dssp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53.776501" calcext:value-type="float">
            <text:p>53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100-100-20-2.dssp</text:p>
          </table:table-cell>
          <table:table-cell office:value-type="float" office:value="4436" calcext:value-type="float">
            <text:p>4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33.778581" calcext:value-type="float">
            <text:p>33,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and-20-100-100-25-1.dssp</text:p>
          </table:table-cell>
          <table:table-cell office:value-type="float" office:value="123354" calcext:value-type="float">
            <text:p>1233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800.248877" calcext:value-type="float">
            <text:p>1800,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nd-20-100-100-25-2.dssp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22.70954" calcext:value-type="float">
            <text:p>22,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2726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8014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d-20-150-150-10-1.ds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.970776" calcext:value-type="float">
            <text:p>1,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50-150-10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0.595491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150-150-15-1.dss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4.241217" calcext:value-type="float">
            <text:p>4,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rand-20-150-150-15-2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3.550955" calcext:value-type="float">
            <text:p>3,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nd-20-150-150-20-1.dssp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5.101342" calcext:value-type="float">
            <text:p>15,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and-20-150-150-20-2.dssp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4.659879" calcext:value-type="float">
            <text:p>14,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and-20-150-150-25-1.dssp</text:p>
          </table:table-cell>
          <table:table-cell office:value-type="float" office:value="6548" calcext:value-type="float">
            <text:p>6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326.019219" calcext:value-type="float">
            <text:p>326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150-150-25-2.dssp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4.643143" calcext:value-type="float">
            <text:p>14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4927" calcext:value-type="float">
            <text:p>0,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16427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.130137" calcext:value-type="float">
            <text:p>1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nd-20-200-200-10-2.ds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.627475" calcext:value-type="float">
            <text:p>1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200-200-15-1.dssp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6.257736" calcext:value-type="float">
            <text:p>6,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-20-200-200-15-2.ds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4.311392" calcext:value-type="float">
            <text:p>4,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200-200-20-1.dssp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4.342152" calcext:value-type="float">
            <text:p>14,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and-20-200-200-20-2.dssp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0.418595" calcext:value-type="float">
            <text:p>10,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200-200-25-1.dssp</text:p>
          </table:table-cell>
          <table:table-cell office:value-type="float" office:value="1739" calcext:value-type="float">
            <text:p>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49.88393" calcext:value-type="float">
            <text:p>49,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00-200-25-2.dssp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27.795575" calcext:value-type="float">
            <text:p>27,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1397" calcext:value-type="float">
            <text:p>0,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4706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10-1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.398477" calcext:value-type="float">
            <text:p>1,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250-250-10-2.dss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3.734988" calcext:value-type="float">
            <text:p>3,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1.dssp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5.944878" calcext:value-type="float">
            <text:p>5,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2.208716" calcext:value-type="float">
            <text:p>2,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nd-20-250-250-20-1.dssp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8.817102" calcext:value-type="float">
            <text:p>18,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nd-20-250-250-20-2.dssp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7.609634" calcext:value-type="float">
            <text:p>17,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and-20-250-250-25-1.dssp</text:p>
          </table:table-cell>
          <table:table-cell office:value-type="float" office:value="3780" calcext:value-type="float">
            <text:p>3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51.113074" calcext:value-type="float">
            <text:p>51,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50-250-25-2.dssp</text:p>
          </table:table-cell>
          <table:table-cell office:value-type="float" office:value="1587" calcext:value-type="float">
            <text:p>15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35.481391" calcext:value-type="float">
            <text:p>35,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19428" calcext:value-type="float">
            <text:p>0,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2036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25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725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18077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nd-20-50-50-15-2.dss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45013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307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and-20-50-50-20-2.ds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167096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and-20-50-50-25-1.dss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181186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and-20-50-50-25-2.dss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259464" calcext:value-type="float">
            <text:p>0,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46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5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1.dssp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38483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2.dssp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0.268249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1.dssp</text:p>
          </table:table-cell>
          <table:table-cell office:value-type="float" office:value="13609" calcext:value-type="float">
            <text:p>136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.716258" calcext:value-type="float">
            <text:p>7,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2.dssp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0.764355" calcext:value-type="float">
            <text:p>0,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1.dssp</text:p>
          </table:table-cell>
          <table:table-cell office:value-type="float" office:value="87604" calcext:value-type="float">
            <text:p>876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68.416553" calcext:value-type="float">
            <text:p>68,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2.dssp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1.626923" calcext:value-type="float">
            <text:p>1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1.dssp</text:p>
          </table:table-cell>
          <table:table-cell office:value-type="float" office:value="445820" calcext:value-type="float">
            <text:p>4458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517.127327" calcext:value-type="float">
            <text:p>517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2.dssp</text:p>
          </table:table-cell>
          <table:table-cell office:value-type="float" office:value="11203" calcext:value-type="float">
            <text:p>112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134476" calcext:value-type="float">
            <text:p>9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1.ds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838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2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3228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1.dssp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99556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2.dssp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66593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1.dssp</text:p>
          </table:table-cell>
          <table:table-cell office:value-type="float" office:value="4974" calcext:value-type="float">
            <text:p>4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89804" calcext:value-type="float">
            <text:p>0,19</text:p>
          </table:table-cell>
          <table:table-cell office:value-type="float" office:value="4.905133" calcext:value-type="float">
            <text:p>4,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2.dssp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53824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1.dssp</text:p>
          </table:table-cell>
          <table:table-cell office:value-type="float" office:value="210490" calcext:value-type="float">
            <text:p>2104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6.857325" calcext:value-type="float">
            <text:p>186,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2.dssp</text:p>
          </table:table-cell>
          <table:table-cell office:value-type="float" office:value="7324" calcext:value-type="float">
            <text:p>7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5.629127" calcext:value-type="float">
            <text:p>5,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1.dssp</text:p>
          </table:table-cell>
          <table:table-cell office:value-type="float" office:value="493721" calcext:value-type="float">
            <text:p>4937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2.623447" calcext:value-type="float">
            <text:p>532,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2.dssp</text:p>
          </table:table-cell>
          <table:table-cell office:value-type="float" office:value="76338" calcext:value-type="float">
            <text:p>763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73.5983" calcext:value-type="float">
            <text:p>73,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1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44059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2.ds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1959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1.dssp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8009" calcext:value-type="float">
            <text:p>0,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2.dssp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0946" calcext:value-type="float">
            <text:p>0,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1.dssp</text:p>
          </table:table-cell>
          <table:table-cell office:value-type="float" office:value="41895" calcext:value-type="float">
            <text:p>418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22489" calcext:value-type="float">
            <text:p>0,22</text:p>
          </table:table-cell>
          <table:table-cell office:value-type="float" office:value="39.20748" calcext:value-type="float">
            <text:p>39,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2.dssp</text:p>
          </table:table-cell>
          <table:table-cell office:value-type="float" office:value="4669" calcext:value-type="float">
            <text:p>46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4.354521" calcext:value-type="float">
            <text:p>4,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1.dssp</text:p>
          </table:table-cell>
          <table:table-cell office:value-type="float" office:value="214723" calcext:value-type="float">
            <text:p>2147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0" calcext:value-type="float">
            <text:p>0</text:p>
          </table:table-cell>
          <table:table-cell office:value-type="float" office:value="301.826166" calcext:value-type="float">
            <text:p>301,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2.dssp</text:p>
          </table:table-cell>
          <table:table-cell office:value-type="float" office:value="11857" calcext:value-type="float">
            <text:p>118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.067749" calcext:value-type="float">
            <text:p>14,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1.dssp</text:p>
          </table:table-cell>
          <table:table-cell office:value-type="float" office:value="771161" calcext:value-type="float">
            <text:p>7711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01.449866" calcext:value-type="float">
            <text:p>1801,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2.dssp</text:p>
          </table:table-cell>
          <table:table-cell office:value-type="float" office:value="26553" calcext:value-type="float">
            <text:p>265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.531614" calcext:value-type="float">
            <text:p>41,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1.ds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8096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2.ds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45619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1.dssp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80132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2.dssp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0" calcext:value-type="float">
            <text:p>0</text:p>
          </table:table-cell>
          <table:table-cell office:value-type="float" office:value="0.41052" calcext:value-type="float">
            <text:p>0,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1.dssp</text:p>
          </table:table-cell>
          <table:table-cell office:value-type="float" office:value="23736" calcext:value-type="float">
            <text:p>237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22493" calcext:value-type="float">
            <text:p>0,22</text:p>
          </table:table-cell>
          <table:table-cell office:value-type="float" office:value="32.887535" calcext:value-type="float">
            <text:p>32,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2.dssp</text:p>
          </table:table-cell>
          <table:table-cell office:value-type="float" office:value="3277" calcext:value-type="float">
            <text:p>32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4.320435" calcext:value-type="float">
            <text:p>4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1.dssp</text:p>
          </table:table-cell>
          <table:table-cell office:value-type="float" office:value="97488" calcext:value-type="float">
            <text:p>974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0" calcext:value-type="float">
            <text:p>0</text:p>
          </table:table-cell>
          <table:table-cell office:value-type="float" office:value="183.921211" calcext:value-type="float">
            <text:p>183,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2.dssp</text:p>
          </table:table-cell>
          <table:table-cell office:value-type="float" office:value="28516" calcext:value-type="float">
            <text:p>285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0" calcext:value-type="float">
            <text:p>0</text:p>
          </table:table-cell>
          <table:table-cell office:value-type="float" office:value="29.981765" calcext:value-type="float">
            <text:p>29,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1.dssp</text:p>
          </table:table-cell>
          <table:table-cell office:value-type="float" office:value="977329" calcext:value-type="float">
            <text:p>97732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02.053527" calcext:value-type="float">
            <text:p>1802,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2.dssp</text:p>
          </table:table-cell>
          <table:table-cell office:value-type="float" office:value="21446" calcext:value-type="float">
            <text:p>214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7.26938" calcext:value-type="float">
            <text:p>37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1.dssp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82328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2.dss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6779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1.dssp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28562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2.dss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1209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nd-4-50-50-15-1.dssp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271224" calcext:value-type="float">
            <text:p>0,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and-4-50-50-15-2.dssp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234312" calcext:value-type="float">
            <text:p>0,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-4-50-50-20-1.dssp</text:p>
          </table:table-cell>
          <table:table-cell office:value-type="float" office:value="1964" calcext:value-type="float">
            <text:p>19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.20443" calcext:value-type="float">
            <text:p>1,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-4-50-50-20-2.dssp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658655" calcext:value-type="float">
            <text:p>0,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-4-50-50-25-1.dssp</text:p>
          </table:table-cell>
          <table:table-cell office:value-type="float" office:value="18136" calcext:value-type="float">
            <text:p>18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5.63731" calcext:value-type="float">
            <text:p>15,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and-4-50-50-25-2.dssp</text:p>
          </table:table-cell>
          <table:table-cell office:value-type="float" office:value="8828" calcext:value-type="float">
            <text:p>88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3.699212" calcext:value-type="float">
            <text:p>3,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1.ds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159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2.dss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169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/>
        </table:table-row>
      </table:table>
      <table:table table:name="Ro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0.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0.0000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0.00003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0.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0.00003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0.0000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0.00005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0.00005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2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4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4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6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R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8" table:default-cell-style-name="ce1"/>
        <table:table-column table:style-name="co28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]" office:value-type="float" office:value="1" calcext:value-type="float">
            <text:p>1,0</text:p>
          </table:table-cell>
          <table:table-cell table:formula="of:=IF([.E2]-[.K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3]" office:value-type="float" office:value="0" calcext:value-type="float">
            <text:p>0,0</text:p>
          </table:table-cell>
          <table:table-cell table:formula="of:=IF([.E3]-[.K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4]" office:value-type="float" office:value="-0.19898" calcext:value-type="float">
            <text:p>-0,2</text:p>
          </table:table-cell>
          <table:table-cell table:formula="of:=IF([.E4]-[.K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5]" office:value-type="float" office:value="-0.170316" calcext:value-type="float">
            <text:p>-0,2</text:p>
          </table:table-cell>
          <table:table-cell table:formula="of:=IF([.E5]-[.K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6]" office:value-type="float" office:value="-0.402788" calcext:value-type="float">
            <text:p>-0,4</text:p>
          </table:table-cell>
          <table:table-cell table:formula="of:=IF([.E6]-[.K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7]" office:value-type="float" office:value="-0.313219" calcext:value-type="float">
            <text:p>-0,3</text:p>
          </table:table-cell>
          <table:table-cell table:formula="of:=IF([.E7]-[.K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8]" office:value-type="float" office:value="-0.533065" calcext:value-type="float">
            <text:p>-0,5</text:p>
          </table:table-cell>
          <table:table-cell table:formula="of:=IF([.E8]-[.K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0.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9]" office:value-type="float" office:value="-0.470083" calcext:value-type="float">
            <text:p>-0,5</text:p>
          </table:table-cell>
          <table:table-cell table:formula="of:=IF([.E9]-[.K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10]" office:value-type="float" office:value="1" calcext:value-type="float">
            <text:p>1,0</text:p>
          </table:table-cell>
          <table:table-cell table:formula="of:=IF([.E10]-[.K1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11]" office:value-type="float" office:value="0" calcext:value-type="float">
            <text:p>0,0</text:p>
          </table:table-cell>
          <table:table-cell table:formula="of:=IF([.E11]-[.K1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12]" office:value-type="float" office:value="0.103121" calcext:value-type="float">
            <text:p>0,1</text:p>
          </table:table-cell>
          <table:table-cell table:formula="of:=IF([.E12]-[.K1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3]" office:value-type="float" office:value="0.090873" calcext:value-type="float">
            <text:p>0,1</text:p>
          </table:table-cell>
          <table:table-cell table:formula="of:=IF([.E13]-[.K1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4]" office:value-type="float" office:value="-0.06515" calcext:value-type="float">
            <text:p>-0,1</text:p>
          </table:table-cell>
          <table:table-cell table:formula="of:=IF([.E14]-[.K1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0.00002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5]" office:value-type="float" office:value="-0.076322" calcext:value-type="float">
            <text:p>-0,1</text:p>
          </table:table-cell>
          <table:table-cell table:formula="of:=IF([.E15]-[.K1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6]" office:value-type="float" office:value="-0.209364" calcext:value-type="float">
            <text:p>-0,2</text:p>
          </table:table-cell>
          <table:table-cell table:formula="of:=IF([.E16]-[.K1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0.00002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7]" office:value-type="float" office:value="-0.177698" calcext:value-type="float">
            <text:p>-0,2</text:p>
          </table:table-cell>
          <table:table-cell table:formula="of:=IF([.E17]-[.K1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8]" office:value-type="float" office:value="-0.333697" calcext:value-type="float">
            <text:p>-0,3</text:p>
          </table:table-cell>
          <table:table-cell table:formula="of:=IF([.E18]-[.K1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19]" office:value-type="float" office:value="-0.256713" calcext:value-type="float">
            <text:p>-0,3</text:p>
          </table:table-cell>
          <table:table-cell table:formula="of:=IF([.E19]-[.K1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8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0]" office:value-type="float" office:value="1" calcext:value-type="float">
            <text:p>1,0</text:p>
          </table:table-cell>
          <table:table-cell table:formula="of:=IF([.E20]-[.K2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1]" office:value-type="float" office:value="1" calcext:value-type="float">
            <text:p>1,0</text:p>
          </table:table-cell>
          <table:table-cell table:formula="of:=IF([.E21]-[.K2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22]" office:value-type="float" office:value="0.21141" calcext:value-type="float">
            <text:p>0,2</text:p>
          </table:table-cell>
          <table:table-cell table:formula="of:=IF([.E22]-[.K2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23]" office:value-type="float" office:value="0.083486" calcext:value-type="float">
            <text:p>0,1</text:p>
          </table:table-cell>
          <table:table-cell table:formula="of:=IF([.E23]-[.K2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24]" office:value-type="float" office:value="-0.014199" calcext:value-type="float">
            <text:p>0,0</text:p>
          </table:table-cell>
          <table:table-cell table:formula="of:=IF([.E24]-[.K2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0.00003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25]" office:value-type="float" office:value="-0.016057" calcext:value-type="float">
            <text:p>0,0</text:p>
          </table:table-cell>
          <table:table-cell table:formula="of:=IF([.E25]-[.K2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26]" office:value-type="float" office:value="-0.129817" calcext:value-type="float">
            <text:p>-0,1</text:p>
          </table:table-cell>
          <table:table-cell table:formula="of:=IF([.E26]-[.K2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0.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27]" office:value-type="float" office:value="-0.114114" calcext:value-type="float">
            <text:p>-0,1</text:p>
          </table:table-cell>
          <table:table-cell table:formula="of:=IF([.E27]-[.K2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28]" office:value-type="float" office:value="-0.220752" calcext:value-type="float">
            <text:p>-0,2</text:p>
          </table:table-cell>
          <table:table-cell table:formula="of:=IF([.E28]-[.K2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29]" office:value-type="float" office:value="-0.175538" calcext:value-type="float">
            <text:p>-0,2</text:p>
          </table:table-cell>
          <table:table-cell table:formula="of:=IF([.E29]-[.K2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30]" office:value-type="float" office:value="1" calcext:value-type="float">
            <text:p>1,0</text:p>
          </table:table-cell>
          <table:table-cell table:formula="of:=IF([.E30]-[.K3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31]" office:value-type="float" office:value="1" calcext:value-type="float">
            <text:p>1,0</text:p>
          </table:table-cell>
          <table:table-cell table:formula="of:=IF([.E31]-[.K3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0.00003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32]" office:value-type="float" office:value="0.236621" calcext:value-type="float">
            <text:p>0,2</text:p>
          </table:table-cell>
          <table:table-cell table:formula="of:=IF([.E32]-[.K3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33]" office:value-type="float" office:value="0.109244" calcext:value-type="float">
            <text:p>0,1</text:p>
          </table:table-cell>
          <table:table-cell table:formula="of:=IF([.E33]-[.K3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0.00004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34]" office:value-type="float" office:value="0.037665" calcext:value-type="float">
            <text:p>0,0</text:p>
          </table:table-cell>
          <table:table-cell table:formula="of:=IF([.E34]-[.K3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0.00004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35]" office:value-type="float" office:value="0.007588" calcext:value-type="float">
            <text:p>0,0</text:p>
          </table:table-cell>
          <table:table-cell table:formula="of:=IF([.E35]-[.K3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6]" office:value-type="float" office:value="-0.088963" calcext:value-type="float">
            <text:p>-0,1</text:p>
          </table:table-cell>
          <table:table-cell table:formula="of:=IF([.E36]-[.K3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0.00005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7]" office:value-type="float" office:value="-0.052691" calcext:value-type="float">
            <text:p>-0,1</text:p>
          </table:table-cell>
          <table:table-cell table:formula="of:=IF([.E37]-[.K3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8]" office:value-type="float" office:value="-0.157865" calcext:value-type="float">
            <text:p>-0,2</text:p>
          </table:table-cell>
          <table:table-cell table:formula="of:=IF([.E38]-[.K3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0.00005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39]" office:value-type="float" office:value="-0.10759" calcext:value-type="float">
            <text:p>-0,1</text:p>
          </table:table-cell>
          <table:table-cell table:formula="of:=IF([.E39]-[.K3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2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0]" office:value-type="float" office:value="1" calcext:value-type="float">
            <text:p>1,0</text:p>
          </table:table-cell>
          <table:table-cell table:formula="of:=IF([.E40]-[.K4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1]" office:value-type="float" office:value="1" calcext:value-type="float">
            <text:p>1,0</text:p>
          </table:table-cell>
          <table:table-cell table:formula="of:=IF([.E41]-[.K4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2]" office:value-type="float" office:value="0" calcext:value-type="float">
            <text:p>0,0</text:p>
          </table:table-cell>
          <table:table-cell table:formula="of:=IF([.E42]-[.K4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6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3]" office:value-type="float" office:value="-0" calcext:value-type="float">
            <text:p>0,0</text:p>
          </table:table-cell>
          <table:table-cell table:formula="of:=IF([.E43]-[.K4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4]" office:value-type="float" office:value="-0" calcext:value-type="float">
            <text:p>0,0</text:p>
          </table:table-cell>
          <table:table-cell table:formula="of:=IF([.E44]-[.K4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5]" office:value-type="float" office:value="-0.473673" calcext:value-type="float">
            <text:p>-0,5</text:p>
          </table:table-cell>
          <table:table-cell table:formula="of:=IF([.E45]-[.K4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46]" office:value-type="float" office:value="0" calcext:value-type="float">
            <text:p>0,0</text:p>
          </table:table-cell>
          <table:table-cell table:formula="of:=IF([.E46]-[.K4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7]" office:value-type="float" office:value="-0.725299" calcext:value-type="float">
            <text:p>-0,7</text:p>
          </table:table-cell>
          <table:table-cell table:formula="of:=IF([.E47]-[.K4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8]" office:value-type="float" office:value="-1.137945" calcext:value-type="float">
            <text:p>-1,1</text:p>
          </table:table-cell>
          <table:table-cell table:formula="of:=IF([.E48]-[.K4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formula="of:=[VNS.C49]" office:value-type="float" office:value="-1.011277" calcext:value-type="float">
            <text:p>-1,0</text:p>
          </table:table-cell>
          <table:table-cell table:formula="of:=IF([.E49]-[.K4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3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50]" office:value-type="float" office:value="0" calcext:value-type="float">
            <text:p>0,0</text:p>
          </table:table-cell>
          <table:table-cell table:formula="of:=IF([.E50]-[.K5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formula="of:=[VNS.C51]" office:value-type="float" office:value="-0" calcext:value-type="float">
            <text:p>0,0</text:p>
          </table:table-cell>
          <table:table-cell table:formula="of:=IF([.E51]-[.K5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52]" office:value-type="float" office:value="1" calcext:value-type="float">
            <text:p>1,0</text:p>
          </table:table-cell>
          <table:table-cell table:formula="of:=IF([.E52]-[.K5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53]" office:value-type="float" office:value="-0" calcext:value-type="float">
            <text:p>0,0</text:p>
          </table:table-cell>
          <table:table-cell table:formula="of:=IF([.E53]-[.K5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54]" office:value-type="float" office:value="0" calcext:value-type="float">
            <text:p>0,0</text:p>
          </table:table-cell>
          <table:table-cell table:formula="of:=IF([.E54]-[.K5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55]" office:value-type="float" office:value="-0" calcext:value-type="float">
            <text:p>0,0</text:p>
          </table:table-cell>
          <table:table-cell table:formula="of:=IF([.E55]-[.K5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56]" office:value-type="float" office:value="-0" calcext:value-type="float">
            <text:p>0,0</text:p>
          </table:table-cell>
          <table:table-cell table:formula="of:=IF([.E56]-[.K5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57]" office:value-type="float" office:value="-0" calcext:value-type="float">
            <text:p>0,0</text:p>
          </table:table-cell>
          <table:table-cell table:formula="of:=IF([.E57]-[.K5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58]" office:value-type="float" office:value="-0" calcext:value-type="float">
            <text:p>0,0</text:p>
          </table:table-cell>
          <table:table-cell table:formula="of:=IF([.E58]-[.K5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59]" office:value-type="float" office:value="0" calcext:value-type="float">
            <text:p>0,0</text:p>
          </table:table-cell>
          <table:table-cell table:formula="of:=IF([.E59]-[.K5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60]" office:value-type="float" office:value="1" calcext:value-type="float">
            <text:p>1,0</text:p>
          </table:table-cell>
          <table:table-cell table:formula="of:=IF([.E60]-[.K6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61]" office:value-type="float" office:value="0" calcext:value-type="float">
            <text:p>0,0</text:p>
          </table:table-cell>
          <table:table-cell table:formula="of:=IF([.E61]-[.K6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62]" office:value-type="float" office:value="1" calcext:value-type="float">
            <text:p>1,0</text:p>
          </table:table-cell>
          <table:table-cell table:formula="of:=IF([.E62]-[.K6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63]" office:value-type="float" office:value="0" calcext:value-type="float">
            <text:p>0,0</text:p>
          </table:table-cell>
          <table:table-cell table:formula="of:=IF([.E63]-[.K6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64]" office:value-type="float" office:value="0.189804" calcext:value-type="float">
            <text:p>0,2</text:p>
          </table:table-cell>
          <table:table-cell table:formula="of:=IF([.E64]-[.K6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65]" office:value-type="float" office:value="0" calcext:value-type="float">
            <text:p>0,0</text:p>
          </table:table-cell>
          <table:table-cell table:formula="of:=IF([.E65]-[.K6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66]" office:value-type="float" office:value="0" calcext:value-type="float">
            <text:p>0,0</text:p>
          </table:table-cell>
          <table:table-cell table:formula="of:=IF([.E66]-[.K6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67]" office:value-type="float" office:value="-0" calcext:value-type="float">
            <text:p>0,0</text:p>
          </table:table-cell>
          <table:table-cell table:formula="of:=IF([.E67]-[.K6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table:formula="of:=[VNS.C68]" office:value-type="float" office:value="0" calcext:value-type="float">
            <text:p>0,0</text:p>
          </table:table-cell>
          <table:table-cell table:formula="of:=IF([.E68]-[.K6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formula="of:=[VNS.C69]" office:value-type="float" office:value="-0" calcext:value-type="float">
            <text:p>0,0</text:p>
          </table:table-cell>
          <table:table-cell table:formula="of:=IF([.E69]-[.K6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70]" office:value-type="float" office:value="1" calcext:value-type="float">
            <text:p>1,0</text:p>
          </table:table-cell>
          <table:table-cell table:formula="of:=IF([.E70]-[.K7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71]" office:value-type="float" office:value="0" calcext:value-type="float">
            <text:p>0,0</text:p>
          </table:table-cell>
          <table:table-cell table:formula="of:=IF([.E71]-[.K7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72]" office:value-type="float" office:value="1" calcext:value-type="float">
            <text:p>1,0</text:p>
          </table:table-cell>
          <table:table-cell table:formula="of:=IF([.E72]-[.K7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3]" office:value-type="float" office:value="0" calcext:value-type="float">
            <text:p>0,0</text:p>
          </table:table-cell>
          <table:table-cell table:formula="of:=IF([.E73]-[.K7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4]" office:value-type="float" office:value="0.222489" calcext:value-type="float">
            <text:p>0,2</text:p>
          </table:table-cell>
          <table:table-cell table:formula="of:=IF([.E74]-[.K7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5]" office:value-type="float" office:value="-0" calcext:value-type="float">
            <text:p>0,0</text:p>
          </table:table-cell>
          <table:table-cell table:formula="of:=IF([.E75]-[.K7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76]" office:value-type="float" office:value="-0" calcext:value-type="float">
            <text:p>0,0</text:p>
          </table:table-cell>
          <table:table-cell table:formula="of:=IF([.E76]-[.K7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formula="of:=[VNS.C77]" office:value-type="float" office:value="0" calcext:value-type="float">
            <text:p>0,0</text:p>
          </table:table-cell>
          <table:table-cell table:formula="of:=IF([.E77]-[.K7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4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78]" office:value-type="float" office:value="0" calcext:value-type="float">
            <text:p>0,0</text:p>
          </table:table-cell>
          <table:table-cell table:formula="of:=IF([.E78]-[.K7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3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79]" office:value-type="float" office:value="0" calcext:value-type="float">
            <text:p>0,0</text:p>
          </table:table-cell>
          <table:table-cell table:formula="of:=IF([.E79]-[.K7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80]" office:value-type="float" office:value="1" calcext:value-type="float">
            <text:p>1,0</text:p>
          </table:table-cell>
          <table:table-cell table:formula="of:=IF([.E80]-[.K8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81]" office:value-type="float" office:value="0" calcext:value-type="float">
            <text:p>0,0</text:p>
          </table:table-cell>
          <table:table-cell table:formula="of:=IF([.E81]-[.K8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82]" office:value-type="float" office:value="1" calcext:value-type="float">
            <text:p>1,0</text:p>
          </table:table-cell>
          <table:table-cell table:formula="of:=IF([.E82]-[.K8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2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83]" office:value-type="float" office:value="-0" calcext:value-type="float">
            <text:p>0,0</text:p>
          </table:table-cell>
          <table:table-cell table:formula="of:=IF([.E83]-[.K8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0.00003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84]" office:value-type="float" office:value="0.222493" calcext:value-type="float">
            <text:p>0,2</text:p>
          </table:table-cell>
          <table:table-cell table:formula="of:=IF([.E84]-[.K8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3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formula="of:=[VNS.C85]" office:value-type="float" office:value="-0" calcext:value-type="float">
            <text:p>0,0</text:p>
          </table:table-cell>
          <table:table-cell table:formula="of:=IF([.E85]-[.K8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0" calcext:value-type="float">
            <text:p>10</text:p>
          </table:table-cell>
          <table:table-cell table:formula="of:=[VNS.C86]" office:value-type="float" office:value="-0" calcext:value-type="float">
            <text:p>0,0</text:p>
          </table:table-cell>
          <table:table-cell table:formula="of:=IF([.E86]-[.K8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00004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87]" office:value-type="float" office:value="-0" calcext:value-type="float">
            <text:p>0,0</text:p>
          </table:table-cell>
          <table:table-cell table:formula="of:=IF([.E87]-[.K8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formula="of:=[VNS.C88]" office:value-type="float" office:value="0" calcext:value-type="float">
            <text:p>0,0</text:p>
          </table:table-cell>
          <table:table-cell table:formula="of:=IF([.E88]-[.K8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6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9" calcext:value-type="float">
            <text:p>9</text:p>
          </table:table-cell>
          <table:table-cell table:formula="of:=[VNS.C89]" office:value-type="float" office:value="0" calcext:value-type="float">
            <text:p>0,0</text:p>
          </table:table-cell>
          <table:table-cell table:formula="of:=IF([.E89]-[.K8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0]" office:value-type="float" office:value="1" calcext:value-type="float">
            <text:p>1,0</text:p>
          </table:table-cell>
          <table:table-cell table:formula="of:=IF([.E90]-[.K9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1]" office:value-type="float" office:value="0" calcext:value-type="float">
            <text:p>0,0</text:p>
          </table:table-cell>
          <table:table-cell table:formula="of:=IF([.E91]-[.K91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2]" office:value-type="float" office:value="1" calcext:value-type="float">
            <text:p>1,0</text:p>
          </table:table-cell>
          <table:table-cell table:formula="of:=IF([.E92]-[.K92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3]" office:value-type="float" office:value="0" calcext:value-type="float">
            <text:p>0,0</text:p>
          </table:table-cell>
          <table:table-cell table:formula="of:=IF([.E93]-[.K93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formula="of:=[VNS.C94]" office:value-type="float" office:value="-0.071384" calcext:value-type="float">
            <text:p>-0,1</text:p>
          </table:table-cell>
          <table:table-cell table:formula="of:=IF([.E94]-[.K94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00000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95]" office:value-type="float" office:value="-0.073217" calcext:value-type="float">
            <text:p>-0,1</text:p>
          </table:table-cell>
          <table:table-cell table:formula="of:=IF([.E95]-[.K95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formula="of:=[VNS.C96]" office:value-type="float" office:value="-0.172857" calcext:value-type="float">
            <text:p>-0,2</text:p>
          </table:table-cell>
          <table:table-cell table:formula="of:=IF([.E96]-[.K96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97]" office:value-type="float" office:value="-0.13925" calcext:value-type="float">
            <text:p>-0,1</text:p>
          </table:table-cell>
          <table:table-cell table:formula="of:=IF([.E97]-[.K97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formula="of:=[VNS.C98]" office:value-type="float" office:value="-0.507492" calcext:value-type="float">
            <text:p>-0,5</text:p>
          </table:table-cell>
          <table:table-cell table:formula="of:=IF([.E98]-[.K98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0.00000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99]" office:value-type="float" office:value="-0.464686" calcext:value-type="float">
            <text:p>-0,5</text:p>
          </table:table-cell>
          <table:table-cell table:formula="of:=IF([.E99]-[.K99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formula="of:=[VNS.C100]" office:value-type="float" office:value="1" calcext:value-type="float">
            <text:p>1,0</text:p>
          </table:table-cell>
          <table:table-cell table:formula="of:=IF([.E100]-[.K100] &lt; 0.0001; &quot; &quot; ; &quot;*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formula="of:=[VNS.C101]" office:value-type="float" office:value="0" calcext:value-type="float">
            <text:p>0,0</text:p>
          </table:table-cell>
          <table:table-cell table:formula="of:=IF([.E101]-[.K101] &lt; 0.0001; &quot; &quot; ; &quot;*&quot;)" office:value-type="string" office:string-value=" " calcext:value-type="string">
            <text:p><text:s/></text:p>
          </table:table-cell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V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1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8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300.00012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300.00011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300.0000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300.00010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0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13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300.00011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300.00016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300.000179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300.00014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300.000166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300.000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300.00021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300.00025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08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08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300.00008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300.000088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300.00022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300.000104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300.0001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300.00031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300.00024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05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12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300.000093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300.00027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300.00015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300.00011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300.000266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300.00029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300.000217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300.000309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08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0.00014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93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300.00009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300.00009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300.0001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94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300.00008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300.0001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300.0000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0.000081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300.000086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7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0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0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0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0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8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4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0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85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300.00016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225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0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2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9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41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5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9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300.00022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09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7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2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25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27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2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41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6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73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300.0000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8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21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300.000187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30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13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64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9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101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300.000094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300.000112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300.000086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300.000129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300.00012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300.000095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300.000088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00.000092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BCPA" table:style-name="ta1">
        <table:table-column table:style-name="co24" table:number-columns-repeated="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0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453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3122" calcext:value-type="float">
            <text:p>0,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9898" calcext:value-type="float">
            <text:p>-0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9898" calcext:value-type="float">
            <text:p>-0,2</text:p>
          </table:table-cell>
          <table:table-cell office:value-type="float" office:value="2.635431" calcext:value-type="float">
            <text:p>2,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0316" calcext:value-type="float">
            <text:p>-0,17</text:p>
          </table:table-cell>
          <table:table-cell office:value-type="float" office:value="1.383128" calcext:value-type="float">
            <text:p>1,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402788" calcext:value-type="float">
            <text:p>-0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02788" calcext:value-type="float">
            <text:p>-0,4</text:p>
          </table:table-cell>
          <table:table-cell office:value-type="float" office:value="2.720544" calcext:value-type="float">
            <text:p>2,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13219" calcext:value-type="float">
            <text:p>-0,31</text:p>
          </table:table-cell>
          <table:table-cell office:value-type="float" office:value="1.818848" calcext:value-type="float">
            <text:p>1,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33065" calcext:value-type="float">
            <text:p>-0,53</text:p>
          </table:table-cell>
          <table:table-cell office:value-type="float" office:value="10.269705" calcext:value-type="float">
            <text:p>10,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0083" calcext:value-type="float">
            <text:p>-0,47</text:p>
          </table:table-cell>
          <table:table-cell office:value-type="float" office:value="2.281192" calcext:value-type="float">
            <text:p>2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00-1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44538" calcext:value-type="float">
            <text:p>0,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100-10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941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103121" calcext:value-type="float">
            <text:p>0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3121" calcext:value-type="float">
            <text:p>0,1</text:p>
          </table:table-cell>
          <table:table-cell office:value-type="float" office:value="2.659458" calcext:value-type="float">
            <text:p>2,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90873" calcext:value-type="float">
            <text:p>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90873" calcext:value-type="float">
            <text:p>0,09</text:p>
          </table:table-cell>
          <table:table-cell office:value-type="float" office:value="1.149107" calcext:value-type="float">
            <text:p>1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6515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6515" calcext:value-type="float">
            <text:p>-0,07</text:p>
          </table:table-cell>
          <table:table-cell office:value-type="float" office:value="3.744779" calcext:value-type="float">
            <text:p>3,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6322" calcext:value-type="float">
            <text:p>-0,08</text:p>
          </table:table-cell>
          <table:table-cell office:value-type="float" office:value="3.839484" calcext:value-type="float">
            <text:p>3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09364" calcext:value-type="float">
            <text:p>-0,21</text:p>
          </table:table-cell>
          <table:table-cell office:value-type="float" office:value="5.769166" calcext:value-type="float">
            <text:p>5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7698" calcext:value-type="float">
            <text:p>-0,18</text:p>
          </table:table-cell>
          <table:table-cell office:value-type="float" office:value="6.178681" calcext:value-type="float">
            <text:p>6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697" calcext:value-type="float">
            <text:p>-0,33</text:p>
          </table:table-cell>
          <table:table-cell office:value-type="float" office:value="10.581204" calcext:value-type="float">
            <text:p>10,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56713" calcext:value-type="float">
            <text:p>-0,26</text:p>
          </table:table-cell>
          <table:table-cell office:value-type="float" office:value="4.910376" calcext:value-type="float">
            <text:p>4,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16454" calcext:value-type="float">
            <text:p>0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150-1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31031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1141" calcext:value-type="float">
            <text:p>0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1141" calcext:value-type="float">
            <text:p>0,21</text:p>
          </table:table-cell>
          <table:table-cell office:value-type="float" office:value="2.302958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083486" calcext:value-type="float">
            <text:p>0,0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83486" calcext:value-type="float">
            <text:p>0,08</text:p>
          </table:table-cell>
          <table:table-cell office:value-type="float" office:value="3.48599" calcext:value-type="float">
            <text:p>3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4199" calcext:value-type="float">
            <text:p>-0,01</text:p>
          </table:table-cell>
          <table:table-cell office:value-type="float" office:value="7.219077" calcext:value-type="float">
            <text:p>7,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16057" calcext:value-type="float">
            <text:p>-0,02</text:p>
          </table:table-cell>
          <table:table-cell office:value-type="float" office:value="6.314769" calcext:value-type="float">
            <text:p>6,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29817" calcext:value-type="float">
            <text:p>-0,13</text:p>
          </table:table-cell>
          <table:table-cell office:value-type="float" office:value="9.881216" calcext:value-type="float">
            <text:p>9,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14114" calcext:value-type="float">
            <text:p>-0,11</text:p>
          </table:table-cell>
          <table:table-cell office:value-type="float" office:value="8.128279" calcext:value-type="float">
            <text:p>8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220752" calcext:value-type="float">
            <text:p>-0,22</text:p>
          </table:table-cell>
          <table:table-cell office:value-type="float" office:value="10.757607" calcext:value-type="float">
            <text:p>10,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5538" calcext:value-type="float">
            <text:p>-0,18</text:p>
          </table:table-cell>
          <table:table-cell office:value-type="float" office:value="9.758824" calcext:value-type="float">
            <text:p>9,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1808" calcext:value-type="float">
            <text:p>0,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00-20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4482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0-1.dssp</text:p>
          </table:table-cell>
          <table:table-cell office:value-type="float" office:value="1" calcext:value-type="float">
            <text:p>1</text:p>
          </table:table-cell>
          <table:table-cell office:value-type="float" office:value="0.236621" calcext:value-type="float">
            <text:p>0,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36621" calcext:value-type="float">
            <text:p>0,24</text:p>
          </table:table-cell>
          <table:table-cell office:value-type="float" office:value="2.813429" calcext:value-type="float">
            <text:p>2,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.109244" calcext:value-type="float">
            <text:p>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09244" calcext:value-type="float">
            <text:p>0,11</text:p>
          </table:table-cell>
          <table:table-cell office:value-type="float" office:value="5.111747" calcext:value-type="float">
            <text:p>5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037665" calcext:value-type="float">
            <text:p>0,0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37665" calcext:value-type="float">
            <text:p>0,04</text:p>
          </table:table-cell>
          <table:table-cell office:value-type="float" office:value="8.520475" calcext:value-type="float">
            <text:p>8,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.007588" calcext:value-type="float">
            <text:p>0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007588" calcext:value-type="float">
            <text:p>0,01</text:p>
          </table:table-cell>
          <table:table-cell office:value-type="float" office:value="4.837569" calcext:value-type="float">
            <text:p>4,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88963" calcext:value-type="float">
            <text:p>-0,09</text:p>
          </table:table-cell>
          <table:table-cell office:value-type="float" office:value="15.736596" calcext:value-type="float">
            <text:p>15,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52691" calcext:value-type="float">
            <text:p>-0,05</text:p>
          </table:table-cell>
          <table:table-cell office:value-type="float" office:value="17.453915" calcext:value-type="float">
            <text:p>17,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57865" calcext:value-type="float">
            <text:p>-0,16</text:p>
          </table:table-cell>
          <table:table-cell office:value-type="float" office:value="1800.51701" calcext:value-type="float">
            <text:p>1800,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0759" calcext:value-type="float">
            <text:p>-0,11</text:p>
          </table:table-cell>
          <table:table-cell office:value-type="float" office:value="14.943009" calcext:value-type="float">
            <text:p>14,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5-1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4885" calcext:value-type="float">
            <text:p>0,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250-250-5-2.dssp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4598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1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214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CPA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rand-20-50-50-1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20617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-20-50-50-1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279535" calcext:value-type="float">
            <text:p>0,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73673" calcext:value-type="float">
            <text:p>-0,47</text:p>
          </table:table-cell>
          <table:table-cell office:value-type="float" office:value="0.073844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783" calcext:value-type="float">
            <text:p>0,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25299" calcext:value-type="float">
            <text:p>-0,73</text:p>
          </table:table-cell>
          <table:table-cell office:value-type="float" office:value="0.205746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7945" calcext:value-type="float">
            <text:p>-1,14</text:p>
          </table:table-cell>
          <table:table-cell office:value-type="float" office:value="0.344945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11277" calcext:value-type="float">
            <text:p>-1,01</text:p>
          </table:table-cell>
          <table:table-cell office:value-type="float" office:value="0.372163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5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7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-20-50-50-5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0" calcext:value-type="float">
            <text:p>0</text:p>
          </table:table-cell>
          <table:table-cell office:value-type="float" office:value="0.016314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492722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315244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00-1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7.773223" calcext:value-type="float">
            <text:p>7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890442" calcext:value-type="float">
            <text:p>0,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00-1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70841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00-1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21987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00-1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515.153698" calcext:value-type="float">
            <text:p>515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00-1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9.299646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44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00-1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50811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768805" calcext:value-type="float">
            <text:p>0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50-1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333149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189804" calcext:value-type="float">
            <text:p>0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189804" calcext:value-type="float">
            <text:p>0,19</text:p>
          </table:table-cell>
          <table:table-cell office:value-type="float" office:value="5.099704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150-1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977477" calcext:value-type="float">
            <text:p>0,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50-1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186845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150-1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75693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535.743194" calcext:value-type="float">
            <text:p>535,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150-1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73.240626" calcext:value-type="float">
            <text:p>73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66859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150-1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63838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793886" calcext:value-type="float">
            <text:p>0,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00-20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440189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-4-200-20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89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89" calcext:value-type="float">
            <text:p>0,22</text:p>
          </table:table-cell>
          <table:table-cell office:value-type="float" office:value="39.570219" calcext:value-type="float">
            <text:p>39,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4.525861" calcext:value-type="float">
            <text:p>4,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00-20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6037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00-200-2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382596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1801.420776" calcext:value-type="float">
            <text:p>1801,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00-20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42.16767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00-20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9720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00-20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72398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772411" calcext:value-type="float">
            <text:p>0,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50-2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503051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-4-250-2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0.222493" calcext:value-type="float">
            <text:p>0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.222493" calcext:value-type="float">
            <text:p>0,22</text:p>
          </table:table-cell>
          <table:table-cell office:value-type="float" office:value="32.977834" calcext:value-type="float">
            <text:p>32,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4.501683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50-2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320321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-4-250-2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" calcext:value-type="float">
            <text:p>0</text:p>
          </table:table-cell>
          <table:table-cell office:value-type="float" office:value="0.29206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1802.345447" calcext:value-type="float">
            <text:p>1802,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-4-250-2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38.044363" calcext:value-type="float">
            <text:p>38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-4-250-2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114554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250-2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97142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0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175683" calcext:value-type="float">
            <text:p>0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0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116568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5-1.dssp</text:p>
          </table:table-cell>
          <table:table-cell office:value-type="float" office:value="1" calcext:value-type="float">
            <text:p>1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1384" calcext:value-type="float">
            <text:p>-0,07</text:p>
          </table:table-cell>
          <table:table-cell office:value-type="float" office:value="0.404497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15-2.dssp</text:p>
          </table:table-cell>
          <table:table-cell office:value-type="float" office:value="1" calcext:value-type="float">
            <text:p>1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073217" calcext:value-type="float">
            <text:p>-0,07</text:p>
          </table:table-cell>
          <table:table-cell office:value-type="float" office:value="0.232458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72857" calcext:value-type="float">
            <text:p>-0,17</text:p>
          </table:table-cell>
          <table:table-cell office:value-type="float" office:value="1.319225" calcext:value-type="float">
            <text:p>1,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0.13925" calcext:value-type="float">
            <text:p>-0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13925" calcext:value-type="float">
            <text:p>-0,14</text:p>
          </table:table-cell>
          <table:table-cell office:value-type="float" office:value="0.440367" calcext:value-type="float">
            <text:p>0,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5-1.dssp</text:p>
          </table:table-cell>
          <table:table-cell office:value-type="float" office:value="1" calcext:value-type="float">
            <text:p>1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507492" calcext:value-type="float">
            <text:p>-0,51</text:p>
          </table:table-cell>
          <table:table-cell office:value-type="float" office:value="1.262192" calcext:value-type="float">
            <text:p>1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25-2.dssp</text:p>
          </table:table-cell>
          <table:table-cell office:value-type="float" office:value="1" calcext:value-type="float">
            <text:p>1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464686" calcext:value-type="float">
            <text:p>-0,46</text:p>
          </table:table-cell>
          <table:table-cell office:value-type="float" office:value="0.763961" calcext:value-type="float">
            <text:p>0,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5-1.dss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1" calcext:value-type="float">
            <text:p>1</text:p>
          </table:table-cell>
          <table:table-cell office:value-type="float" office:value="0.03164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-4-50-50-5-2.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34906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</table:table>
      <table:table table:name="Result" table:style-name="ta1">
        <table:table-column table:style-name="co30" table:default-cell-style-name="Default"/>
        <table:table-column table:style-name="co28" table:number-columns-repeated="6" table:default-cell-style-name="Default"/>
        <table:table-column table:style-name="co28" table:default-cell-style-name="ce3"/>
        <table:table-column table:style-name="co28" table:default-cell-style-name="Default"/>
        <table:table-column table:style-name="co28" table:default-cell-style-name="ce3"/>
        <table:table-column table:style-name="co28" table:default-cell-style-name="Default"/>
        <table:table-column table:style-name="co28" table:default-cell-style-name="ce4"/>
        <table:table-column table:style-name="co28" table:number-columns-repeated="2" table:default-cell-style-name="Default"/>
        <table:table-column table:style-name="co31" table:default-cell-style-name="Default"/>
        <table:table-column table:style-name="co28" table:number-columns-repeated="15" table:default-cell-style-name="Default"/>
        <table:table-row table:style-name="ro1">
          <table:table-cell table:formula="of:=[Global.C1]" office:value-type="string" office:string-value="filename" calcext:value-type="string">
            <text:p>filename</text:p>
          </table:table-cell>
          <table:table-cell table:formula="of:=[Global.D1]" office:value-type="string" office:string-value="nodes" calcext:value-type="string">
            <text:p>nodes</text:p>
          </table:table-cell>
          <table:table-cell table:formula="of:=[Global.E1]" office:value-type="string" office:string-value="lb" calcext:value-type="string">
            <text:p>lb</text:p>
          </table:table-cell>
          <table:table-cell table:formula="of:=[Global.F1]" office:value-type="string" office:string-value="ub" calcext:value-type="string">
            <text:p>ub</text:p>
          </table:table-cell>
          <table:table-cell table:formula="of:=[Global.G1]" office:value-type="string" office:string-value="root" calcext:value-type="string">
            <text:p>root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VNS</text:p>
          </table:table-cell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 table:number-columns-repeated="10"/>
          <table:table-cell table:formula="of:=[Global.A1]" office:value-type="string" office:string-value="frac" calcext:value-type="string">
            <text:p>frac</text:p>
          </table:table-cell>
          <table:table-cell table:formula="of:=[Global.B1]" office:value-type="string" office:string-value="inteiras" calcext:value-type="string">
            <text:p>inteiras</text:p>
          </table:table-cell>
          <table:table-cell table:number-columns-repeated="3"/>
        </table:table-row>
        <table:table-row table:style-name="ro1">
          <table:table-cell table:formula="of:=[Global.C2]" office:value-type="string" office:string-value="rand-20-100-100-10-1.dssp" calcext:value-type="string">
            <text:p>rand-20-100-100-10-1.dssp</text:p>
          </table:table-cell>
          <table:table-cell table:formula="of:=[Global.D2]" office:value-type="float" office:value="1" calcext:value-type="float">
            <text:p>1</text:p>
          </table:table-cell>
          <table:table-cell table:formula="of:=[Global.E2]" office:value-type="float" office:value="1" calcext:value-type="float">
            <text:p>1</text:p>
          </table:table-cell>
          <table:table-cell table:formula="of:=[Global.F2]" office:value-type="float" office:value="1" calcext:value-type="float">
            <text:p>1</text:p>
          </table:table-cell>
          <table:table-cell table:formula="of:=[Global.G2]" office:value-type="float" office:value="1" calcext:value-type="float">
            <text:p>1</text:p>
          </table:table-cell>
          <table:table-cell table:formula="of:=[RA.K2]" office:value-type="float" office:value="1" calcext:value-type="float">
            <text:p>1</text:p>
          </table:table-cell>
          <table:table-cell table:formula="of:=[VNS.H2]" office:value-type="float" office:value="1" calcext:value-type="float">
            <text:p>1</text:p>
          </table:table-cell>
          <table:table-cell table:formula="of:=IF([.C2]&lt;0; IF([.C2]&lt;0; [.F2]-[.C2]; [.F2]+[.C2]); IF([.C2]&lt;0; [.F2]-[.C2]; [.F2]+[.C2]))" office:value-type="float" office:value="2" calcext:value-type="float">
            <text:p>2</text:p>
          </table:table-cell>
          <table:table-cell table:formula="of:=IF([.F2]&lt;0; IF([.C2]&lt;0; [.F2]-[.C2]; [.F2]+[.C2]); IF([.C2]&lt;0; [.F2]-[.C2]; [.F2]+[.C2]))" office:value-type="float" office:value="2" calcext:value-type="float">
            <text:p>2</text:p>
          </table:table-cell>
          <table:table-cell table:formula="of:=IF([.G2]&lt;0; IF([.C2]&lt;0; [.G2]-[.C2]; [.G2]+[.C2]); IF([.C2]&lt;0; [.G2]-[.C2]; [.G2]+[.C2]))" office:value-type="float" office:value="2" calcext:value-type="float">
            <text:p>2</text:p>
          </table:table-cell>
          <table:table-cell/>
          <table:table-cell table:formula="of:=IF([.I2]=[.J2]; &quot;IGUAL&quot;; IF([.I2]&lt;[.J2]; &quot;RA&quot;; &quot;VNS&quot;))" office:value-type="string" office:string-value="IGUAL" calcext:value-type="string">
            <text:p>IG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L2:.L101];&quot;=IGUAL&quot;)" office:value-type="float" office:value="40" calcext:value-type="float">
            <text:p>40</text:p>
          </table:table-cell>
          <table:table-cell table:style-name="ce7" table:formula="of:=[.O2]/100" office:value-type="percentage" office:value="0.4" calcext:value-type="percentage">
            <text:p>40,00%</text:p>
          </table:table-cell>
          <table:table-cell table:formula="of:=SUM([.I2:.I101])/100" office:value-type="float" office:value="5.92" calcext:value-type="float">
            <text:p>5,92</text:p>
          </table:table-cell>
          <table:table-cell table:formula="of:=([.I2]-[.Q2])*([.I2]-[.Q2])" office:value-type="float" office:value="15.3664" calcext:value-type="float">
            <text:p>15,37</text:p>
          </table:table-cell>
          <table:table-cell table:formula="of:=SUM([.J2:.J101])/100" office:value-type="float" office:value="4.81" calcext:value-type="float">
            <text:p>4,81</text:p>
          </table:table-cell>
          <table:table-cell table:formula="of:=([.J2]-[.S2])*([.J2]-[.S2])" office:value-type="float" office:value="7.8961" calcext:value-type="float">
            <text:p>7,9</text:p>
          </table:table-cell>
          <table:table-cell table:number-columns-repeated="5"/>
          <table:table-cell table:formula="of:=[Global.A2]" office:value-type="float" office:value="128" calcext:value-type="float">
            <text:p>128</text:p>
          </table:table-cell>
          <table:table-cell table:formula="of:=[Global.B2]" office:value-type="float" office:value="174" calcext:value-type="float">
            <text:p>174</text:p>
          </table:table-cell>
          <table:table-cell table:formula="of:=[.Z2]+[.AA2]" office:value-type="float" office:value="302" calcext:value-type="float">
            <text:p>302</text:p>
          </table:table-cell>
          <table:table-cell table:formula="of:=[.Z2]*100/[.AB2]" office:value-type="float" office:value="42.3841059602649" calcext:value-type="float">
            <text:p>42,38</text:p>
          </table:table-cell>
          <table:table-cell table:formula="of:=AVERAGE([.AC2:.AC101])" office:value-type="float" office:value="33.6933664156847" calcext:value-type="float">
            <text:p>33,69</text:p>
          </table:table-cell>
        </table:table-row>
        <table:table-row table:style-name="ro1">
          <table:table-cell table:formula="of:=[Global.C3]" office:value-type="string" office:string-value="rand-20-100-100-10-2.dssp" calcext:value-type="string">
            <text:p>rand-20-100-100-10-2.dssp</text:p>
          </table:table-cell>
          <table:table-cell table:formula="of:=[Global.D3]" office:value-type="float" office:value="1" calcext:value-type="float">
            <text:p>1</text:p>
          </table:table-cell>
          <table:table-cell table:formula="of:=[Global.E3]" office:value-type="float" office:value="0" calcext:value-type="float">
            <text:p>0</text:p>
          </table:table-cell>
          <table:table-cell table:formula="of:=[Global.F3]" office:value-type="float" office:value="0" calcext:value-type="float">
            <text:p>0</text:p>
          </table:table-cell>
          <table:table-cell table:formula="of:=[Global.G3]" office:value-type="float" office:value="0" calcext:value-type="float">
            <text:p>0</text:p>
          </table:table-cell>
          <table:table-cell table:formula="of:=[RA.K3]" office:value-type="float" office:value="0" calcext:value-type="float">
            <text:p>0</text:p>
          </table:table-cell>
          <table:table-cell table:formula="of:=[VNS.H3]" office:value-type="float" office:value="0" calcext:value-type="float">
            <text:p>0</text:p>
          </table:table-cell>
          <table:table-cell table:formula="of:=IF([.C3]&lt;0; IF([.C3]&lt;0; [.F3]-[.C3]; [.F3]+[.C3]); IF([.C3]&lt;0; [.F3]-[.C3]; [.F3]+[.C3]))" office:value-type="float" office:value="0" calcext:value-type="float">
            <text:p>0</text:p>
          </table:table-cell>
          <table:table-cell table:formula="of:=IF([.F3]&lt;0; IF([.C3]&lt;0; [.F3]-[.C3]; [.F3]+[.C3]); IF([.C3]&lt;0; [.F3]-[.C3]; [.F3]+[.C3]))" office:value-type="float" office:value="0" calcext:value-type="float">
            <text:p>0</text:p>
          </table:table-cell>
          <table:table-cell table:formula="of:=IF([.G3]&lt;0; IF([.C3]&lt;0; [.G3]-[.C3]; [.G3]+[.C3]); IF([.C3]&lt;0; [.G3]-[.C3]; [.G3]+[.C3]))" office:value-type="float" office:value="0" calcext:value-type="float">
            <text:p>0</text:p>
          </table:table-cell>
          <table:table-cell/>
          <table:table-cell table:formula="of:=IF([.I3]=[.J3]; &quot;IGUAL&quot;; IF([.I3]&lt;[.J3]; &quot;RA&quot;; &quot;VNS&quot;))" office:value-type="string" office:string-value="IGUAL" calcext:value-type="string">
            <text:p>IG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L2:.L101];&quot;=VNS&quot;)" office:value-type="float" office:value="60" calcext:value-type="float">
            <text:p>60</text:p>
          </table:table-cell>
          <table:table-cell table:style-name="ce7" table:formula="of:=[.O3]/100" office:value-type="percentage" office:value="0.6" calcext:value-type="percentage">
            <text:p>60,00%</text:p>
          </table:table-cell>
          <table:table-cell table:formula="of:=[.Q2]" office:value-type="float" office:value="5.92" calcext:value-type="float">
            <text:p>5,92</text:p>
          </table:table-cell>
          <table:table-cell table:formula="of:=([.I3]-[.Q3])*([.I3]-[.Q3])" office:value-type="float" office:value="35.0464" calcext:value-type="float">
            <text:p>35,05</text:p>
          </table:table-cell>
          <table:table-cell table:formula="of:=[.S2]" office:value-type="float" office:value="4.81" calcext:value-type="float">
            <text:p>4,81</text:p>
          </table:table-cell>
          <table:table-cell table:formula="of:=([.J3]-[.S3])*([.J3]-[.S3])" office:value-type="float" office:value="23.1361" calcext:value-type="float">
            <text:p>23,14</text:p>
          </table:table-cell>
          <table:table-cell table:number-columns-repeated="5"/>
          <table:table-cell table:formula="of:=[Global.A3]" office:value-type="float" office:value="125" calcext:value-type="float">
            <text:p>125</text:p>
          </table:table-cell>
          <table:table-cell table:formula="of:=[Global.B3]" office:value-type="float" office:value="177" calcext:value-type="float">
            <text:p>177</text:p>
          </table:table-cell>
          <table:table-cell table:formula="of:=[.Z3]+[.AA3]" office:value-type="float" office:value="302" calcext:value-type="float">
            <text:p>302</text:p>
          </table:table-cell>
          <table:table-cell table:formula="of:=[.Z3]*100/[.AB3]" office:value-type="float" office:value="41.3907284768212" calcext:value-type="float">
            <text:p>41,39</text:p>
          </table:table-cell>
          <table:table-cell/>
        </table:table-row>
        <table:table-row table:style-name="ro1">
          <table:table-cell table:formula="of:=[Global.C4]" office:value-type="string" office:string-value="rand-20-100-100-15-1.dssp" calcext:value-type="string">
            <text:p>rand-20-100-100-15-1.dssp</text:p>
          </table:table-cell>
          <table:table-cell table:formula="of:=[Global.D4]" office:value-type="float" office:value="51" calcext:value-type="float">
            <text:p>51</text:p>
          </table:table-cell>
          <table:table-cell table:formula="of:=[Global.E4]" office:value-type="float" office:value="1" calcext:value-type="float">
            <text:p>1</text:p>
          </table:table-cell>
          <table:table-cell table:formula="of:=[Global.F4]" office:value-type="float" office:value="1" calcext:value-type="float">
            <text:p>1</text:p>
          </table:table-cell>
          <table:table-cell table:formula="of:=[Global.G4]" office:value-type="float" office:value="-0.19898" calcext:value-type="float">
            <text:p>-0,2</text:p>
          </table:table-cell>
          <table:table-cell table:formula="of:=[RA.K4]" office:value-type="float" office:value="2" calcext:value-type="float">
            <text:p>2</text:p>
          </table:table-cell>
          <table:table-cell table:formula="of:=[VNS.H4]" office:value-type="float" office:value="1" calcext:value-type="float">
            <text:p>1</text:p>
          </table:table-cell>
          <table:table-cell table:formula="of:=IF([.C4]&lt;0; IF([.C4]&lt;0; [.F4]-[.C4]; [.F4]+[.C4]); IF([.C4]&lt;0; [.F4]-[.C4]; [.F4]+[.C4]))" office:value-type="float" office:value="3" calcext:value-type="float">
            <text:p>3</text:p>
          </table:table-cell>
          <table:table-cell table:formula="of:=IF([.F4]&lt;0; IF([.C4]&lt;0; [.F4]-[.C4]; [.F4]+[.C4]); IF([.C4]&lt;0; [.F4]-[.C4]; [.F4]+[.C4]))" office:value-type="float" office:value="3" calcext:value-type="float">
            <text:p>3</text:p>
          </table:table-cell>
          <table:table-cell table:formula="of:=IF([.G4]&lt;0; IF([.C4]&lt;0; [.G4]-[.C4]; [.G4]+[.C4]); IF([.C4]&lt;0; [.G4]-[.C4]; [.G4]+[.C4]))" office:value-type="float" office:value="2" calcext:value-type="float">
            <text:p>2</text:p>
          </table:table-cell>
          <table:table-cell/>
          <table:table-cell table:formula="of:=IF([.I4]=[.J4]; &quot;IGUAL&quot;; IF([.I4]&lt;[.J4]; &quot;RA&quot;; &quot;VNS&quot;))" office:value-type="string" office:string-value="VNS" calcext:value-type="string">
            <text:p>V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L2:.L101];&quot;=RA&quot;)" office:value-type="float" office:value="0" calcext:value-type="float">
            <text:p>0</text:p>
          </table:table-cell>
          <table:table-cell/>
          <table:table-cell table:formula="of:=[.Q3]" office:value-type="float" office:value="5.92" calcext:value-type="float">
            <text:p>5,92</text:p>
          </table:table-cell>
          <table:table-cell table:formula="of:=([.I4]-[.Q4])*([.I4]-[.Q4])" office:value-type="float" office:value="8.5264" calcext:value-type="float">
            <text:p>8,53</text:p>
          </table:table-cell>
          <table:table-cell table:formula="of:=[.S3]" office:value-type="float" office:value="4.81" calcext:value-type="float">
            <text:p>4,81</text:p>
          </table:table-cell>
          <table:table-cell table:formula="of:=([.J4]-[.S4])*([.J4]-[.S4])" office:value-type="float" office:value="7.8961" calcext:value-type="float">
            <text:p>7,9</text:p>
          </table:table-cell>
          <table:table-cell table:number-columns-repeated="5"/>
          <table:table-cell table:formula="of:=[Global.A4]" office:value-type="float" office:value="148" calcext:value-type="float">
            <text:p>148</text:p>
          </table:table-cell>
          <table:table-cell table:formula="of:=[Global.B4]" office:value-type="float" office:value="254" calcext:value-type="float">
            <text:p>254</text:p>
          </table:table-cell>
          <table:table-cell table:formula="of:=[.Z4]+[.AA4]" office:value-type="float" office:value="402" calcext:value-type="float">
            <text:p>402</text:p>
          </table:table-cell>
          <table:table-cell table:formula="of:=[.Z4]*100/[.AB4]" office:value-type="float" office:value="36.81592039801" calcext:value-type="float">
            <text:p>36,82</text:p>
          </table:table-cell>
          <table:table-cell/>
        </table:table-row>
        <table:table-row table:style-name="ro1">
          <table:table-cell table:formula="of:=[Global.C5]" office:value-type="string" office:string-value="rand-20-100-100-15-2.dssp" calcext:value-type="string">
            <text:p>rand-20-100-100-15-2.dssp</text:p>
          </table:table-cell>
          <table:table-cell table:formula="of:=[Global.D5]" office:value-type="float" office:value="13" calcext:value-type="float">
            <text:p>13</text:p>
          </table:table-cell>
          <table:table-cell table:formula="of:=[Global.E5]" office:value-type="float" office:value="1" calcext:value-type="float">
            <text:p>1</text:p>
          </table:table-cell>
          <table:table-cell table:formula="of:=[Global.F5]" office:value-type="float" office:value="1" calcext:value-type="float">
            <text:p>1</text:p>
          </table:table-cell>
          <table:table-cell table:formula="of:=[Global.G5]" office:value-type="float" office:value="-0.170316" calcext:value-type="float">
            <text:p>-0,17</text:p>
          </table:table-cell>
          <table:table-cell table:formula="of:=[RA.K5]" office:value-type="float" office:value="2" calcext:value-type="float">
            <text:p>2</text:p>
          </table:table-cell>
          <table:table-cell table:formula="of:=[VNS.H5]" office:value-type="float" office:value="1" calcext:value-type="float">
            <text:p>1</text:p>
          </table:table-cell>
          <table:table-cell table:formula="of:=IF([.C5]&lt;0; IF([.C5]&lt;0; [.F5]-[.C5]; [.F5]+[.C5]); IF([.C5]&lt;0; [.F5]-[.C5]; [.F5]+[.C5]))" office:value-type="float" office:value="3" calcext:value-type="float">
            <text:p>3</text:p>
          </table:table-cell>
          <table:table-cell table:formula="of:=IF([.F5]&lt;0; IF([.C5]&lt;0; [.F5]-[.C5]; [.F5]+[.C5]); IF([.C5]&lt;0; [.F5]-[.C5]; [.F5]+[.C5]))" office:value-type="float" office:value="3" calcext:value-type="float">
            <text:p>3</text:p>
          </table:table-cell>
          <table:table-cell table:formula="of:=IF([.G5]&lt;0; IF([.C5]&lt;0; [.G5]-[.C5]; [.G5]+[.C5]); IF([.C5]&lt;0; [.G5]-[.C5]; [.G5]+[.C5]))" office:value-type="float" office:value="2" calcext:value-type="float">
            <text:p>2</text:p>
          </table:table-cell>
          <table:table-cell/>
          <table:table-cell table:formula="of:=IF([.I5]=[.J5]; &quot;IGUAL&quot;; IF([.I5]&lt;[.J5]; &quot;RA&quot;; &quot;VNS&quot;))" office:value-type="string" office:string-value="VNS" calcext:value-type="string">
            <text:p>V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Q4]" office:value-type="float" office:value="5.92" calcext:value-type="float">
            <text:p>5,92</text:p>
          </table:table-cell>
          <table:table-cell table:formula="of:=([.I5]-[.Q5])*([.I5]-[.Q5])" office:value-type="float" office:value="8.5264" calcext:value-type="float">
            <text:p>8,53</text:p>
          </table:table-cell>
          <table:table-cell table:formula="of:=[.S4]" office:value-type="float" office:value="4.81" calcext:value-type="float">
            <text:p>4,81</text:p>
          </table:table-cell>
          <table:table-cell table:formula="of:=([.J5]-[.S5])*([.J5]-[.S5])" office:value-type="float" office:value="7.8961" calcext:value-type="float">
            <text:p>7,9</text:p>
          </table:table-cell>
          <table:table-cell table:number-columns-repeated="5"/>
          <table:table-cell table:formula="of:=[Global.A5]" office:value-type="float" office:value="150" calcext:value-type="float">
            <text:p>150</text:p>
          </table:table-cell>
          <table:table-cell table:formula="of:=[Global.B5]" office:value-type="float" office:value="252" calcext:value-type="float">
            <text:p>252</text:p>
          </table:table-cell>
          <table:table-cell table:formula="of:=[.Z5]+[.AA5]" office:value-type="float" office:value="402" calcext:value-type="float">
            <text:p>402</text:p>
          </table:table-cell>
          <table:table-cell table:formula="of:=[.Z5]*100/[.AB5]" office:value-type="float" office:value="37.3134328358209" calcext:value-type="float">
            <text:p>37,31</text:p>
          </table:table-cell>
          <table:table-cell/>
        </table:table-row>
        <table:table-row table:style-name="ro1">
          <table:table-cell table:formula="of:=[Global.C6]" office:value-type="string" office:string-value="rand-20-100-100-20-1.dssp" calcext:value-type="string">
            <text:p>rand-20-100-100-20-1.dssp</text:p>
          </table:table-cell>
          <table:table-cell table:formula="of:=[Global.D6]" office:value-type="float" office:value="3224" calcext:value-type="float">
            <text:p>3224</text:p>
          </table:table-cell>
          <table:table-cell table:formula="of:=[Global.E6]" office:value-type="float" office:value="1" calcext:value-type="float">
            <text:p>1</text:p>
          </table:table-cell>
          <table:table-cell table:formula="of:=[Global.F6]" office:value-type="float" office:value="1" calcext:value-type="float">
            <text:p>1</text:p>
          </table:table-cell>
          <table:table-cell table:formula="of:=[Global.G6]" office:value-type="float" office:value="-0.402788" calcext:value-type="float">
            <text:p>-0,4</text:p>
          </table:table-cell>
          <table:table-cell table:formula="of:=[RA.K6]" office:value-type="float" office:value="2" calcext:value-type="float">
            <text:p>2</text:p>
          </table:table-cell>
          <table:table-cell table:formula="of:=[VNS.H6]" office:value-type="float" office:value="1" calcext:value-type="float">
            <text:p>1</text:p>
          </table:table-cell>
          <table:table-cell table:formula="of:=IF([.C6]&lt;0; IF([.C6]&lt;0; [.F6]-[.C6]; [.F6]+[.C6]); IF([.C6]&lt;0; [.F6]-[.C6]; [.F6]+[.C6]))" office:value-type="float" office:value="3" calcext:value-type="float">
            <text:p>3</text:p>
          </table:table-cell>
          <table:table-cell table:formula="of:=IF([.F6]&lt;0; IF([.C6]&lt;0; [.F6]-[.C6]; [.F6]+[.C6]); IF([.C6]&lt;0; [.F6]-[.C6]; [.F6]+[.C6]))" office:value-type="float" office:value="3" calcext:value-type="float">
            <text:p>3</text:p>
          </table:table-cell>
          <table:table-cell table:formula="of:=IF([.G6]&lt;0; IF([.C6]&lt;0; [.G6]-[.C6]; [.G6]+[.C6]); IF([.C6]&lt;0; [.G6]-[.C6]; [.G6]+[.C6]))" office:value-type="float" office:value="2" calcext:value-type="float">
            <text:p>2</text:p>
          </table:table-cell>
          <table:table-cell/>
          <table:table-cell table:formula="of:=IF([.I6]=[.J6]; &quot;IGUAL&quot;; IF([.I6]&lt;[.J6]; &quot;RA&quot;; &quot;VNS&quot;))" office:value-type="string" office:string-value="VNS" calcext:value-type="string">
            <text:p>VNS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Q5]" office:value-type="float" office:value="5.92" calcext:value-type="float">
            <text:p>5,92</text:p>
          </table:table-cell>
          <table:table-cell table:formula="of:=([.I6]-[.Q6])*([.I6]-[.Q6])" office:value-type="float" office:value="8.5264" calcext:value-type="float">
            <text:p>8,53</text:p>
          </table:table-cell>
          <table:table-cell table:formula="of:=[.S5]" office:value-type="float" office:value="4.81" calcext:value-type="float">
            <text:p>4,81</text:p>
          </table:table-cell>
          <table:table-cell table:formula="of:=([.J6]-[.S6])*([.J6]-[.S6])" office:value-type="float" office:value="7.8961" calcext:value-type="float">
            <text:p>7,9</text:p>
          </table:table-cell>
          <table:table-cell table:number-columns-repeated="5"/>
          <table:table-cell table:formula="of:=[Global.A6]" office:value-type="float" office:value="161" calcext:value-type="float">
            <text:p>161</text:p>
          </table:table-cell>
          <table:table-cell table:formula="of:=[Global.B6]" office:value-type="float" office:value="341" calcext:value-type="float">
            <text:p>341</text:p>
          </table:table-cell>
          <table:table-cell table:formula="of:=[.Z6]+[.AA6]" office:value-type="float" office:value="502" calcext:value-type="float">
            <text:p>502</text:p>
          </table:table-cell>
          <table:table-cell table:formula="of:=[.Z6]*100/[.AB6]" office:value-type="float" office:value="32.0717131474104" calcext:value-type="float">
            <text:p>32,07</text:p>
          </table:table-cell>
          <table:table-cell/>
        </table:table-row>
        <table:table-row table:style-name="ro1">
          <table:table-cell table:formula="of:=[Global.C7]" office:value-type="string" office:string-value="rand-20-100-100-20-2.dssp" calcext:value-type="string">
            <text:p>rand-20-100-100-20-2.dssp</text:p>
          </table:table-cell>
          <table:table-cell table:formula="of:=[Global.D7]" office:value-type="float" office:value="4436" calcext:value-type="float">
            <text:p>4436</text:p>
          </table:table-cell>
          <table:table-cell table:formula="of:=[Global.E7]" office:value-type="float" office:value="1" calcext:value-type="float">
            <text:p>1</text:p>
          </table:table-cell>
          <table:table-cell table:formula="of:=[Global.F7]" office:value-type="float" office:value="1" calcext:value-type="float">
            <text:p>1</text:p>
          </table:table-cell>
          <table:table-cell table:formula="of:=[Global.G7]" office:value-type="float" office:value="-0.313219" calcext:value-type="float">
            <text:p>-0,31</text:p>
          </table:table-cell>
          <table:table-cell table:formula="of:=[RA.K7]" office:value-type="float" office:value="1" calcext:value-type="float">
            <text:p>1</text:p>
          </table:table-cell>
          <table:table-cell table:formula="of:=[VNS.H7]" office:value-type="float" office:value="1" calcext:value-type="float">
            <text:p>1</text:p>
          </table:table-cell>
          <table:table-cell table:formula="of:=IF([.C7]&lt;0; IF([.C7]&lt;0; [.F7]-[.C7]; [.F7]+[.C7]); IF([.C7]&lt;0; [.F7]-[.C7]; [.F7]+[.C7]))" office:value-type="float" office:value="2" calcext:value-type="float">
            <text:p>2</text:p>
          </table:table-cell>
          <table:table-cell table:formula="of:=IF([.F7]&lt;0; IF([.C7]&lt;0; [.F7]-[.C7]; [.F7]+[.C7]); IF([.C7]&lt;0; [.F7]-[.C7]; [.F7]+[.C7]))" office:value-type="float" office:value="2" calcext:value-type="float">
            <text:p>2</text:p>
          </table:table-cell>
          <table:table-cell table:formula="of:=IF([.G7]&lt;0; IF([.C7]&lt;0; [.G7]-[.C7]; [.G7]+[.C7]); IF([.C7]&lt;0; [.G7]-[.C7]; [.G7]+[.C7]))" office:value-type="float" office:value="2" calcext:value-type="float">
            <text:p>2</text:p>
          </table:table-cell>
          <table:table-cell/>
          <table:table-cell table:formula="of:=IF([.I7]=[.J7]; &quot;IGUAL&quot;; IF([.I7]&lt;[.J7]; &quot;RA&quot;; &quot;VNS&quot;))" office:value-type="string" office:string-value="IGUAL" calcext:value-type="string">
            <text:p>IGU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H2:.H76])" office:value-type="float" office:value="4.98666666666667" calcext:value-type="float">
            <text:p>4,99</text:p>
          </table:table-cell>
          <table:table-cell/>
          <table:table-cell table:formula="of:=[.Q6]" office:value-type="float" office:value="5.92" calcext:value-type="float">
            <text:p>5,92</text:p>
          </table:table-cell>
          <table:table-cell table:formula="of:=([.I7]-[.Q7])*([.I7]-[.Q7])" office:value-type="float" office:value="15.3664" calcext:value-type="float">
            <text:p>15,37</text:p>
          </table:table-cell>
          <table:table-cell table:formula="of:=[.S6]" office:value-type="float" office:value="4.81" calcext:value-type="float">
            <text:p>4,81</text:p>
          </table:table-cell>
          <table:table-cell table:formula="of:=([.J7]-[.S7])*([.J7]-[.S7])" office:value-type="float" office:value="7.8961" calcext:value-type="float">
            <text:p>7,9</text:p>
          </table:table-cell>
          <table:table-cell table:number-columns-repeated="5"/>
          <table:table-cell table:formula="of:=[Global.A7]" office:value-type="float" office:value="167" calcext:value-type="float">
            <text:p>167</text:p>
          </table:table-cell>
          <table:table-cell table:formula="of:=[Global.B7]" office:value-type="float" office:value="335" calcext:value-type="float">
            <text:p>335</text:p>
          </table:table-cell>
          <table:table-cell table:formula="of:=[.Z7]+[.AA7]" office:value-type="float" office:value="502" calcext:value-type="float">
            <text:p>502</text:p>
          </table:table-cell>
          <table:table-cell table:formula="of:=[.Z7]*100/[.AB7]" office:value-type="float" office:value="33.2669322709163" calcext:value-type="float">
            <text:p>33,27</text:p>
          </table:table-cell>
          <table:table-cell/>
        </table:table-row>
        <table:table-row table:style-name="ro1">
          <table:table-cell table:formula="of:=[Global.C8]" office:value-type="string" office:string-value="rand-20-100-100-25-1.dssp" calcext:value-type="string">
            <text:p>rand-20-100-100-25-1.dssp</text:p>
          </table:table-cell>
          <table:table-cell table:formula="of:=[Global.D8]" office:value-type="float" office:value="123354" calcext:value-type="float">
            <text:p>123354</text:p>
          </table:table-cell>
          <table:table-cell table:formula="of:=[Global.E8]" office:value-type="float" office:value="0" calcext:value-type="float">
            <text:p>0</text:p>
          </table:table-cell>
          <table:table-cell table:formula="of:=[Global.F8]" office:value-type="float" office:value="1" calcext:value-type="float">
            <text:p>1</text:p>
          </table:table-cell>
          <table:table-cell table:formula="of:=[Global.G8]" office:value-type="float" office:value="-0.533065" calcext:value-type="float">
            <text:p>-0,53</text:p>
          </table:table-cell>
          <table:table-cell table:formula="of:=[RA.K8]" office:value-type="float" office:value="1" calcext:value-type="float">
            <text:p>1</text:p>
          </table:table-cell>
          <table:table-cell table:formula="of:=[VNS.H8]" office:value-type="float" office:value="1" calcext:value-type="float">
            <text:p>1</text:p>
          </table:table-cell>
          <table:table-cell table:formula="of:=IF([.C8]&lt;0; IF([.C8]&lt;0; [.F8]-[.C8]; [.F8]+[.C8]); IF([.C8]&lt;0; [.F8]-[.C8]; [.F8]+[.C8]))" office:value-type="float" office:value="1" calcext:value-type="float">
            <text:p>1</text:p>
          </table:table-cell>
          <table:table-cell table:formula="of:=IF([.F8]&lt;0; IF([.C8]&lt;0; [.F8]-[.C8]; [.F8]+[.C8]); IF([.C8]&lt;0; [.F8]-[.C8]; [.F8]+[.C8]))" office:value-type="float" office:value="1" calcext:value-type="float">
            <text:p>1</text:p>
          </table:table-cell>
          <table:table-cell table:formula="of:=IF([.G8]&lt;0; IF([.C8]&lt;0; [.G8]-[.C8]; [.G8]+[.C8]); IF([.C8]&lt;0; [.G8]-[.C8]; [.G8]+[.C8]))" office:value-type="float" office:value="1" calcext:value-type="float">
            <text:p>1</text:p>
          </table:table-cell>
          <table:table-cell/>
          <table:table-cell table:formula="of:=IF([.I8]=[.J8]; &quot;IGUAL&quot;; IF([.I8]&lt;[.J8]; &quot;RA&quot;; &quot;VNS&quot;))" office:value-type="string" office:string-value="IGUAL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5" table:formula="of:=AVERAGE([.I2:.I101])" office:value-type="float" office:value="5.92" calcext:value-type="float">
            <text:p>5,92</text:p>
          </table:table-cell>
          <table:table-cell/>
          <table:table-cell table:formula="of:=[.Q7]" office:value-type="float" office:value="5.92" calcext:value-type="float">
            <text:p>5,92</text:p>
          </table:table-cell>
          <table:table-cell table:formula="of:=([.I8]-[.Q8])*([.I8]-[.Q8])" office:value-type="float" office:value="24.2064" calcext:value-type="float">
            <text:p>24,21</text:p>
          </table:table-cell>
          <table:table-cell table:formula="of:=[.S7]" office:value-type="float" office:value="4.81" calcext:value-type="float">
            <text:p>4,81</text:p>
          </table:table-cell>
          <table:table-cell table:formula="of:=([.J8]-[.S8])*([.J8]-[.S8])" office:value-type="float" office:value="14.5161" calcext:value-type="float">
            <text:p>14,52</text:p>
          </table:table-cell>
          <table:table-cell/>
          <table:table-cell office:value-type="string" calcext:value-type="string">
            <text:p>desvpad RA</text:p>
          </table:table-cell>
          <table:table-cell table:formula="of:=STDEV([.I2:.I76])" office:value-type="float" office:value="4.32307864941282" calcext:value-type="float">
            <text:p>4,32</text:p>
          </table:table-cell>
          <table:table-cell table:style-name="ce5" table:formula="of:=SQRT(DEVSQ([.I2:.I101])/100)" office:value-type="float" office:value="4.41289020937526" calcext:value-type="float">
            <text:p>4,41</text:p>
          </table:table-cell>
          <table:table-cell/>
          <table:table-cell table:formula="of:=[Global.A8]" office:value-type="float" office:value="179" calcext:value-type="float">
            <text:p>179</text:p>
          </table:table-cell>
          <table:table-cell table:formula="of:=[Global.B8]" office:value-type="float" office:value="423" calcext:value-type="float">
            <text:p>423</text:p>
          </table:table-cell>
          <table:table-cell table:formula="of:=[.Z8]+[.AA8]" office:value-type="float" office:value="602" calcext:value-type="float">
            <text:p>602</text:p>
          </table:table-cell>
          <table:table-cell table:formula="of:=[.Z8]*100/[.AB8]" office:value-type="float" office:value="29.734219269103" calcext:value-type="float">
            <text:p>29,73</text:p>
          </table:table-cell>
          <table:table-cell/>
        </table:table-row>
        <table:table-row table:style-name="ro1">
          <table:table-cell table:formula="of:=[Global.C9]" office:value-type="string" office:string-value="rand-20-100-100-25-2.dssp" calcext:value-type="string">
            <text:p>rand-20-100-100-25-2.dssp</text:p>
          </table:table-cell>
          <table:table-cell table:formula="of:=[Global.D9]" office:value-type="float" office:value="999" calcext:value-type="float">
            <text:p>999</text:p>
          </table:table-cell>
          <table:table-cell table:formula="of:=[Global.E9]" office:value-type="float" office:value="1" calcext:value-type="float">
            <text:p>1</text:p>
          </table:table-cell>
          <table:table-cell table:formula="of:=[Global.F9]" office:value-type="float" office:value="1" calcext:value-type="float">
            <text:p>1</text:p>
          </table:table-cell>
          <table:table-cell table:formula="of:=[Global.G9]" office:value-type="float" office:value="-0.470083" calcext:value-type="float">
            <text:p>-0,47</text:p>
          </table:table-cell>
          <table:table-cell table:formula="of:=[RA.K9]" office:value-type="float" office:value="1" calcext:value-type="float">
            <text:p>1</text:p>
          </table:table-cell>
          <table:table-cell table:formula="of:=[VNS.H9]" office:value-type="float" office:value="1" calcext:value-type="float">
            <text:p>1</text:p>
          </table:table-cell>
          <table:table-cell table:formula="of:=IF([.C9]&lt;0; IF([.C9]&lt;0; [.F9]-[.C9]; [.F9]+[.C9]); IF([.C9]&lt;0; [.F9]-[.C9]; [.F9]+[.C9]))" office:value-type="float" office:value="2" calcext:value-type="float">
            <text:p>2</text:p>
          </table:table-cell>
          <table:table-cell table:formula="of:=IF([.F9]&lt;0; IF([.C9]&lt;0; [.F9]-[.C9]; [.F9]+[.C9]); IF([.C9]&lt;0; [.F9]-[.C9]; [.F9]+[.C9]))" office:value-type="float" office:value="2" calcext:value-type="float">
            <text:p>2</text:p>
          </table:table-cell>
          <table:table-cell table:formula="of:=IF([.G9]&lt;0; IF([.C9]&lt;0; [.G9]-[.C9]; [.G9]+[.C9]); IF([.C9]&lt;0; [.G9]-[.C9]; [.G9]+[.C9]))" office:value-type="float" office:value="2" calcext:value-type="float">
            <text:p>2</text:p>
          </table:table-cell>
          <table:table-cell/>
          <table:table-cell table:formula="of:=IF([.I9]=[.J9]; &quot;IGUAL&quot;; IF([.I9]&lt;[.J9]; &quot;RA&quot;; &quot;VNS&quot;))" office:value-type="string" office:string-value="IGUAL" calcext:value-type="string">
            <text:p>IG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5" table:formula="of:=AVERAGE([.J2:.J101])" office:value-type="float" office:value="4.81" calcext:value-type="float">
            <text:p>4,81</text:p>
          </table:table-cell>
          <table:table-cell/>
          <table:table-cell table:formula="of:=[.Q8]" office:value-type="float" office:value="5.92" calcext:value-type="float">
            <text:p>5,92</text:p>
          </table:table-cell>
          <table:table-cell table:formula="of:=([.I9]-[.Q9])*([.I9]-[.Q9])" office:value-type="float" office:value="15.3664" calcext:value-type="float">
            <text:p>15,37</text:p>
          </table:table-cell>
          <table:table-cell table:formula="of:=[.S8]" office:value-type="float" office:value="4.81" calcext:value-type="float">
            <text:p>4,81</text:p>
          </table:table-cell>
          <table:table-cell table:formula="of:=([.J9]-[.S9])*([.J9]-[.S9])" office:value-type="float" office:value="7.8961" calcext:value-type="float">
            <text:p>7,9</text:p>
          </table:table-cell>
          <table:table-cell/>
          <table:table-cell office:value-type="string" calcext:value-type="string">
            <text:p>desvpad VNS</text:p>
          </table:table-cell>
          <table:table-cell table:formula="of:=STDEV([.J2:.J76])" office:value-type="float" office:value="3.36821389832428" calcext:value-type="float">
            <text:p>3,37</text:p>
          </table:table-cell>
          <table:table-cell table:style-name="ce5" table:formula="of:=SQRT(DEVSQ([.J2:.J101])/100)" office:value-type="float" office:value="3.59359151824467" calcext:value-type="float">
            <text:p>3,59</text:p>
          </table:table-cell>
          <table:table-cell/>
          <table:table-cell table:formula="of:=[Global.A9]" office:value-type="float" office:value="176" calcext:value-type="float">
            <text:p>176</text:p>
          </table:table-cell>
          <table:table-cell table:formula="of:=[Global.B9]" office:value-type="float" office:value="426" calcext:value-type="float">
            <text:p>426</text:p>
          </table:table-cell>
          <table:table-cell table:formula="of:=[.Z9]+[.AA9]" office:value-type="float" office:value="602" calcext:value-type="float">
            <text:p>602</text:p>
          </table:table-cell>
          <table:table-cell table:formula="of:=[.Z9]*100/[.AB9]" office:value-type="float" office:value="29.2358803986711" calcext:value-type="float">
            <text:p>29,24</text:p>
          </table:table-cell>
          <table:table-cell/>
        </table:table-row>
        <table:table-row table:style-name="ro1">
          <table:table-cell table:formula="of:=[Global.C10]" office:value-type="string" office:string-value="rand-20-100-100-5-1.dssp" calcext:value-type="string">
            <text:p>rand-20-100-100-5-1.dssp</text:p>
          </table:table-cell>
          <table:table-cell table:formula="of:=[Global.D10]" office:value-type="float" office:value="1" calcext:value-type="float">
            <text:p>1</text:p>
          </table:table-cell>
          <table:table-cell table:formula="of:=[Global.E10]" office:value-type="float" office:value="1" calcext:value-type="float">
            <text:p>1</text:p>
          </table:table-cell>
          <table:table-cell table:formula="of:=[Global.F10]" office:value-type="float" office:value="1" calcext:value-type="float">
            <text:p>1</text:p>
          </table:table-cell>
          <table:table-cell table:formula="of:=[Global.G10]" office:value-type="float" office:value="1" calcext:value-type="float">
            <text:p>1</text:p>
          </table:table-cell>
          <table:table-cell table:formula="of:=[RA.K10]" office:value-type="float" office:value="1" calcext:value-type="float">
            <text:p>1</text:p>
          </table:table-cell>
          <table:table-cell table:formula="of:=[VNS.H10]" office:value-type="float" office:value="1" calcext:value-type="float">
            <text:p>1</text:p>
          </table:table-cell>
          <table:table-cell table:formula="of:=IF([.C10]&lt;0; IF([.C10]&lt;0; [.F10]-[.C10]; [.F10]+[.C10]); IF([.C10]&lt;0; [.F10]-[.C10]; [.F10]+[.C10]))" office:value-type="float" office:value="2" calcext:value-type="float">
            <text:p>2</text:p>
          </table:table-cell>
          <table:table-cell table:formula="of:=IF([.F10]&lt;0; IF([.C10]&lt;0; [.F10]-[.C10]; [.F10]+[.C10]); IF([.C10]&lt;0; [.F10]-[.C10]; [.F10]+[.C10]))" office:value-type="float" office:value="2" calcext:value-type="float">
            <text:p>2</text:p>
          </table:table-cell>
          <table:table-cell table:formula="of:=IF([.G10]&lt;0; IF([.C10]&lt;0; [.G10]-[.C10]; [.G10]+[.C10]); IF([.C10]&lt;0; [.G10]-[.C10]; [.G10]+[.C10]))" office:value-type="float" office:value="2" calcext:value-type="float">
            <text:p>2</text:p>
          </table:table-cell>
          <table:table-cell/>
          <table:table-cell table:formula="of:=IF([.I10]=[.J10]; &quot;IGUAL&quot;; IF([.I10]&lt;[.J10]; &quot;RA&quot;; &quot;VNS&quot;))" office:value-type="string" office:string-value="IGUAL" calcext:value-type="string">
            <text:p>IGUAL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Q9]" office:value-type="float" office:value="5.92" calcext:value-type="float">
            <text:p>5,92</text:p>
          </table:table-cell>
          <table:table-cell table:formula="of:=([.I10]-[.Q10])*([.I10]-[.Q10])" office:value-type="float" office:value="15.3664" calcext:value-type="float">
            <text:p>15,37</text:p>
          </table:table-cell>
          <table:table-cell table:formula="of:=[.S9]" office:value-type="float" office:value="4.81" calcext:value-type="float">
            <text:p>4,81</text:p>
          </table:table-cell>
          <table:table-cell table:formula="of:=([.J10]-[.S10])*([.J10]-[.S10])" office:value-type="float" office:value="7.8961" calcext:value-type="float">
            <text:p>7,9</text:p>
          </table:table-cell>
          <table:table-cell table:number-columns-repeated="5"/>
          <table:table-cell table:formula="of:=[Global.A10]" office:value-type="float" office:value="98" calcext:value-type="float">
            <text:p>98</text:p>
          </table:table-cell>
          <table:table-cell table:formula="of:=[Global.B10]" office:value-type="float" office:value="104" calcext:value-type="float">
            <text:p>104</text:p>
          </table:table-cell>
          <table:table-cell table:formula="of:=[.Z10]+[.AA10]" office:value-type="float" office:value="202" calcext:value-type="float">
            <text:p>202</text:p>
          </table:table-cell>
          <table:table-cell table:formula="of:=[.Z10]*100/[.AB10]" office:value-type="float" office:value="48.5148514851485" calcext:value-type="float">
            <text:p>48,51</text:p>
          </table:table-cell>
          <table:table-cell/>
        </table:table-row>
        <table:table-row table:style-name="ro1">
          <table:table-cell table:formula="of:=[Global.C11]" office:value-type="string" office:string-value="rand-20-100-100-5-2.dssp" calcext:value-type="string">
            <text:p>rand-20-100-100-5-2.dssp</text:p>
          </table:table-cell>
          <table:table-cell table:formula="of:=[Global.D11]" office:value-type="float" office:value="1" calcext:value-type="float">
            <text:p>1</text:p>
          </table:table-cell>
          <table:table-cell table:formula="of:=[Global.E11]" office:value-type="float" office:value="0" calcext:value-type="float">
            <text:p>0</text:p>
          </table:table-cell>
          <table:table-cell table:formula="of:=[Global.F11]" office:value-type="float" office:value="0" calcext:value-type="float">
            <text:p>0</text:p>
          </table:table-cell>
          <table:table-cell table:formula="of:=[Global.G11]" office:value-type="float" office:value="0" calcext:value-type="float">
            <text:p>0</text:p>
          </table:table-cell>
          <table:table-cell table:formula="of:=[RA.K11]" office:value-type="float" office:value="0" calcext:value-type="float">
            <text:p>0</text:p>
          </table:table-cell>
          <table:table-cell table:formula="of:=[VNS.H11]" office:value-type="float" office:value="0" calcext:value-type="float">
            <text:p>0</text:p>
          </table:table-cell>
          <table:table-cell table:formula="of:=IF([.C11]&lt;0; IF([.C11]&lt;0; [.F11]-[.C11]; [.F11]+[.C11]); IF([.C11]&lt;0; [.F11]-[.C11]; [.F11]+[.C11]))" office:value-type="float" office:value="0" calcext:value-type="float">
            <text:p>0</text:p>
          </table:table-cell>
          <table:table-cell table:formula="of:=IF([.F11]&lt;0; IF([.C11]&lt;0; [.F11]-[.C11]; [.F11]+[.C11]); IF([.C11]&lt;0; [.F11]-[.C11]; [.F11]+[.C11]))" office:value-type="float" office:value="0" calcext:value-type="float">
            <text:p>0</text:p>
          </table:table-cell>
          <table:table-cell table:formula="of:=IF([.G11]&lt;0; IF([.C11]&lt;0; [.G11]-[.C11]; [.G11]+[.C11]); IF([.C11]&lt;0; [.G11]-[.C11]; [.G11]+[.C11]))" office:value-type="float" office:value="0" calcext:value-type="float">
            <text:p>0</text:p>
          </table:table-cell>
          <table:table-cell/>
          <table:table-cell table:formula="of:=IF([.I11]=[.J11]; &quot;IGUAL&quot;; IF([.I11]&lt;[.J11]; &quot;RA&quot;; &quot;VNS&quot;))" office:value-type="string" office:string-value="IGUAL" calcext:value-type="string">
            <text:p>IGUAL</text:p>
          </table:table-cell>
          <table:table-cell office:value-type="float" office:value="10" calcext:value-type="float">
            <text:p>10</text:p>
          </table:table-cell>
          <table:table-cell table:formula="of:=[.O2]+[.O3]" office:value-type="float" office:value="100" calcext:value-type="float">
            <text:p>100</text:p>
          </table:table-cell>
          <table:table-cell table:formula="of:=[.O3]/[.N11]" office:value-type="float" office:value="0.6" calcext:value-type="float">
            <text:p>0,6</text:p>
          </table:table-cell>
          <table:table-cell/>
          <table:table-cell table:formula="of:=[.Q10]" office:value-type="float" office:value="5.92" calcext:value-type="float">
            <text:p>5,92</text:p>
          </table:table-cell>
          <table:table-cell table:formula="of:=([.I11]-[.Q11])*([.I11]-[.Q11])" office:value-type="float" office:value="35.0464" calcext:value-type="float">
            <text:p>35,05</text:p>
          </table:table-cell>
          <table:table-cell table:formula="of:=[.S10]" office:value-type="float" office:value="4.81" calcext:value-type="float">
            <text:p>4,81</text:p>
          </table:table-cell>
          <table:table-cell table:formula="of:=([.J11]-[.S11])*([.J11]-[.S11])" office:value-type="float" office:value="23.1361" calcext:value-type="float">
            <text:p>23,14</text:p>
          </table:table-cell>
          <table:table-cell table:number-columns-repeated="5"/>
          <table:table-cell table:formula="of:=[Global.A11]" office:value-type="float" office:value="39" calcext:value-type="float">
            <text:p>39</text:p>
          </table:table-cell>
          <table:table-cell table:formula="of:=[Global.B11]" office:value-type="float" office:value="163" calcext:value-type="float">
            <text:p>163</text:p>
          </table:table-cell>
          <table:table-cell table:formula="of:=[.Z11]+[.AA11]" office:value-type="float" office:value="202" calcext:value-type="float">
            <text:p>202</text:p>
          </table:table-cell>
          <table:table-cell table:formula="of:=[.Z11]*100/[.AB11]" office:value-type="float" office:value="19.3069306930693" calcext:value-type="float">
            <text:p>19,31</text:p>
          </table:table-cell>
          <table:table-cell/>
        </table:table-row>
        <table:table-row table:style-name="ro1">
          <table:table-cell table:formula="of:=[Global.C12]" office:value-type="string" office:string-value="rand-20-150-150-10-1.dssp" calcext:value-type="string">
            <text:p>rand-20-150-150-10-1.dssp</text:p>
          </table:table-cell>
          <table:table-cell table:formula="of:=[Global.D12]" office:value-type="float" office:value="6" calcext:value-type="float">
            <text:p>6</text:p>
          </table:table-cell>
          <table:table-cell table:formula="of:=[Global.E12]" office:value-type="float" office:value="1" calcext:value-type="float">
            <text:p>1</text:p>
          </table:table-cell>
          <table:table-cell table:formula="of:=[Global.F12]" office:value-type="float" office:value="1" calcext:value-type="float">
            <text:p>1</text:p>
          </table:table-cell>
          <table:table-cell table:formula="of:=[Global.G12]" office:value-type="float" office:value="0.103121" calcext:value-type="float">
            <text:p>0,1</text:p>
          </table:table-cell>
          <table:table-cell table:formula="of:=[RA.K12]" office:value-type="float" office:value="4" calcext:value-type="float">
            <text:p>4</text:p>
          </table:table-cell>
          <table:table-cell table:formula="of:=[VNS.H12]" office:value-type="float" office:value="1" calcext:value-type="float">
            <text:p>1</text:p>
          </table:table-cell>
          <table:table-cell table:formula="of:=IF([.C12]&lt;0; IF([.C12]&lt;0; [.F12]-[.C12]; [.F12]+[.C12]); IF([.C12]&lt;0; [.F12]-[.C12]; [.F12]+[.C12]))" office:value-type="float" office:value="5" calcext:value-type="float">
            <text:p>5</text:p>
          </table:table-cell>
          <table:table-cell table:formula="of:=IF([.F12]&lt;0; IF([.C12]&lt;0; [.F12]-[.C12]; [.F12]+[.C12]); IF([.C12]&lt;0; [.F12]-[.C12]; [.F12]+[.C12]))" office:value-type="float" office:value="5" calcext:value-type="float">
            <text:p>5</text:p>
          </table:table-cell>
          <table:table-cell table:formula="of:=IF([.G12]&lt;0; IF([.C12]&lt;0; [.G12]-[.C12]; [.G12]+[.C12]); IF([.C12]&lt;0; [.G12]-[.C12]; [.G12]+[.C12]))" office:value-type="float" office:value="2" calcext:value-type="float">
            <text:p>2</text:p>
          </table:table-cell>
          <table:table-cell/>
          <table:table-cell table:formula="of:=IF([.I12]=[.J12]; &quot;IGUAL&quot;; IF([.I12]&lt;[.J12]; &quot;RA&quot;; &quot;VNS&quot;))" office:value-type="string" office:string-value="VNS" calcext:value-type="string">
            <text:p>VNS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O2]/[.N11]" office:value-type="float" office:value="0.4" calcext:value-type="float">
            <text:p>0,4</text:p>
          </table:table-cell>
          <table:table-cell/>
          <table:table-cell table:formula="of:=[.Q11]" office:value-type="float" office:value="5.92" calcext:value-type="float">
            <text:p>5,92</text:p>
          </table:table-cell>
          <table:table-cell table:formula="of:=([.I12]-[.Q12])*([.I12]-[.Q12])" office:value-type="float" office:value="0.8464" calcext:value-type="float">
            <text:p>0,85</text:p>
          </table:table-cell>
          <table:table-cell table:formula="of:=[.S11]" office:value-type="float" office:value="4.81" calcext:value-type="float">
            <text:p>4,81</text:p>
          </table:table-cell>
          <table:table-cell table:formula="of:=([.J12]-[.S12])*([.J12]-[.S12])" office:value-type="float" office:value="7.8961" calcext:value-type="float">
            <text:p>7,9</text:p>
          </table:table-cell>
          <table:table-cell table:number-columns-repeated="5"/>
          <table:table-cell table:formula="of:=[Global.A12]" office:value-type="float" office:value="174" calcext:value-type="float">
            <text:p>174</text:p>
          </table:table-cell>
          <table:table-cell table:formula="of:=[Global.B12]" office:value-type="float" office:value="178" calcext:value-type="float">
            <text:p>178</text:p>
          </table:table-cell>
          <table:table-cell table:formula="of:=[.Z12]+[.AA12]" office:value-type="float" office:value="352" calcext:value-type="float">
            <text:p>352</text:p>
          </table:table-cell>
          <table:table-cell table:formula="of:=[.Z12]*100/[.AB12]" office:value-type="float" office:value="49.4318181818182" calcext:value-type="float">
            <text:p>49,43</text:p>
          </table:table-cell>
          <table:table-cell/>
        </table:table-row>
        <table:table-row table:style-name="ro1">
          <table:table-cell table:formula="of:=[Global.C13]" office:value-type="string" office:string-value="rand-20-150-150-10-2.dssp" calcext:value-type="string">
            <text:p>rand-20-150-150-10-2.dssp</text:p>
          </table:table-cell>
          <table:table-cell table:formula="of:=[Global.D13]" office:value-type="float" office:value="2" calcext:value-type="float">
            <text:p>2</text:p>
          </table:table-cell>
          <table:table-cell table:formula="of:=[Global.E13]" office:value-type="float" office:value="1" calcext:value-type="float">
            <text:p>1</text:p>
          </table:table-cell>
          <table:table-cell table:formula="of:=[Global.F13]" office:value-type="float" office:value="1" calcext:value-type="float">
            <text:p>1</text:p>
          </table:table-cell>
          <table:table-cell table:formula="of:=[Global.G13]" office:value-type="float" office:value="0.090873" calcext:value-type="float">
            <text:p>0,09</text:p>
          </table:table-cell>
          <table:table-cell table:formula="of:=[RA.K13]" office:value-type="float" office:value="2" calcext:value-type="float">
            <text:p>2</text:p>
          </table:table-cell>
          <table:table-cell table:formula="of:=[VNS.H13]" office:value-type="float" office:value="1" calcext:value-type="float">
            <text:p>1</text:p>
          </table:table-cell>
          <table:table-cell table:formula="of:=IF([.C13]&lt;0; IF([.C13]&lt;0; [.F13]-[.C13]; [.F13]+[.C13]); IF([.C13]&lt;0; [.F13]-[.C13]; [.F13]+[.C13]))" office:value-type="float" office:value="3" calcext:value-type="float">
            <text:p>3</text:p>
          </table:table-cell>
          <table:table-cell table:formula="of:=IF([.F13]&lt;0; IF([.C13]&lt;0; [.F13]-[.C13]; [.F13]+[.C13]); IF([.C13]&lt;0; [.F13]-[.C13]; [.F13]+[.C13]))" office:value-type="float" office:value="3" calcext:value-type="float">
            <text:p>3</text:p>
          </table:table-cell>
          <table:table-cell table:formula="of:=IF([.G13]&lt;0; IF([.C13]&lt;0; [.G13]-[.C13]; [.G13]+[.C13]); IF([.C13]&lt;0; [.G13]-[.C13]; [.G13]+[.C13]))" office:value-type="float" office:value="2" calcext:value-type="float">
            <text:p>2</text:p>
          </table:table-cell>
          <table:table-cell/>
          <table:table-cell table:formula="of:=IF([.I13]=[.J13]; &quot;IGUAL&quot;; IF([.I13]&lt;[.J13]; &quot;RA&quot;; &quot;VNS&quot;))" office:value-type="string" office:string-value="VNS" calcext:value-type="string">
            <text:p>VN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Q12]" office:value-type="float" office:value="5.92" calcext:value-type="float">
            <text:p>5,92</text:p>
          </table:table-cell>
          <table:table-cell table:formula="of:=([.I13]-[.Q13])*([.I13]-[.Q13])" office:value-type="float" office:value="8.5264" calcext:value-type="float">
            <text:p>8,53</text:p>
          </table:table-cell>
          <table:table-cell table:formula="of:=[.S12]" office:value-type="float" office:value="4.81" calcext:value-type="float">
            <text:p>4,81</text:p>
          </table:table-cell>
          <table:table-cell table:formula="of:=([.J13]-[.S13])*([.J13]-[.S13])" office:value-type="float" office:value="7.8961" calcext:value-type="float">
            <text:p>7,9</text:p>
          </table:table-cell>
          <table:table-cell table:number-columns-repeated="5"/>
          <table:table-cell table:formula="of:=[Global.A13]" office:value-type="float" office:value="178" calcext:value-type="float">
            <text:p>178</text:p>
          </table:table-cell>
          <table:table-cell table:formula="of:=[Global.B13]" office:value-type="float" office:value="174" calcext:value-type="float">
            <text:p>174</text:p>
          </table:table-cell>
          <table:table-cell table:formula="of:=[.Z13]+[.AA13]" office:value-type="float" office:value="352" calcext:value-type="float">
            <text:p>352</text:p>
          </table:table-cell>
          <table:table-cell table:formula="of:=[.Z13]*100/[.AB13]" office:value-type="float" office:value="50.5681818181818" calcext:value-type="float">
            <text:p>50,57</text:p>
          </table:table-cell>
          <table:table-cell/>
        </table:table-row>
        <table:table-row table:style-name="ro1">
          <table:table-cell table:formula="of:=[Global.C14]" office:value-type="string" office:string-value="rand-20-150-150-15-1.dssp" calcext:value-type="string">
            <text:p>rand-20-150-150-15-1.dssp</text:p>
          </table:table-cell>
          <table:table-cell table:formula="of:=[Global.D14]" office:value-type="float" office:value="9" calcext:value-type="float">
            <text:p>9</text:p>
          </table:table-cell>
          <table:table-cell table:formula="of:=[Global.E14]" office:value-type="float" office:value="1" calcext:value-type="float">
            <text:p>1</text:p>
          </table:table-cell>
          <table:table-cell table:formula="of:=[Global.F14]" office:value-type="float" office:value="1" calcext:value-type="float">
            <text:p>1</text:p>
          </table:table-cell>
          <table:table-cell table:formula="of:=[Global.G14]" office:value-type="float" office:value="-0.06515" calcext:value-type="float">
            <text:p>-0,07</text:p>
          </table:table-cell>
          <table:table-cell table:formula="of:=[RA.K14]" office:value-type="float" office:value="2" calcext:value-type="float">
            <text:p>2</text:p>
          </table:table-cell>
          <table:table-cell table:formula="of:=[VNS.H14]" office:value-type="float" office:value="2" calcext:value-type="float">
            <text:p>2</text:p>
          </table:table-cell>
          <table:table-cell table:formula="of:=IF([.C14]&lt;0; IF([.C14]&lt;0; [.F14]-[.C14]; [.F14]+[.C14]); IF([.C14]&lt;0; [.F14]-[.C14]; [.F14]+[.C14]))" office:value-type="float" office:value="3" calcext:value-type="float">
            <text:p>3</text:p>
          </table:table-cell>
          <table:table-cell table:formula="of:=IF([.F14]&lt;0; IF([.C14]&lt;0; [.F14]-[.C14]; [.F14]+[.C14]); IF([.C14]&lt;0; [.F14]-[.C14]; [.F14]+[.C14]))" office:value-type="float" office:value="3" calcext:value-type="float">
            <text:p>3</text:p>
          </table:table-cell>
          <table:table-cell table:formula="of:=IF([.G14]&lt;0; IF([.C14]&lt;0; [.G14]-[.C14]; [.G14]+[.C14]); IF([.C14]&lt;0; [.G14]-[.C14]; [.G14]+[.C14]))" office:value-type="float" office:value="3" calcext:value-type="float">
            <text:p>3</text:p>
          </table:table-cell>
          <table:table-cell/>
          <table:table-cell table:formula="of:=IF([.I14]=[.J14]; &quot;IGUAL&quot;; IF([.I14]&lt;[.J14]; &quot;RA&quot;; &quot;VNS&quot;))" office:value-type="string" office:string-value="IGUAL" calcext:value-type="string">
            <text:p>IGUAL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Q13]" office:value-type="float" office:value="5.92" calcext:value-type="float">
            <text:p>5,92</text:p>
          </table:table-cell>
          <table:table-cell table:formula="of:=([.I14]-[.Q14])*([.I14]-[.Q14])" office:value-type="float" office:value="8.5264" calcext:value-type="float">
            <text:p>8,53</text:p>
          </table:table-cell>
          <table:table-cell table:formula="of:=[.S13]" office:value-type="float" office:value="4.81" calcext:value-type="float">
            <text:p>4,81</text:p>
          </table:table-cell>
          <table:table-cell table:formula="of:=([.J14]-[.S14])*([.J14]-[.S14])" office:value-type="float" office:value="3.2761" calcext:value-type="float">
            <text:p>3,28</text:p>
          </table:table-cell>
          <table:table-cell table:number-columns-repeated="5"/>
          <table:table-cell table:formula="of:=[Global.A14]" office:value-type="float" office:value="199" calcext:value-type="float">
            <text:p>199</text:p>
          </table:table-cell>
          <table:table-cell table:formula="of:=[Global.B14]" office:value-type="float" office:value="253" calcext:value-type="float">
            <text:p>253</text:p>
          </table:table-cell>
          <table:table-cell table:formula="of:=[.Z14]+[.AA14]" office:value-type="float" office:value="452" calcext:value-type="float">
            <text:p>452</text:p>
          </table:table-cell>
          <table:table-cell table:formula="of:=[.Z14]*100/[.AB14]" office:value-type="float" office:value="44.0265486725664" calcext:value-type="float">
            <text:p>44,03</text:p>
          </table:table-cell>
          <table:table-cell/>
        </table:table-row>
        <table:table-row table:style-name="ro1">
          <table:table-cell table:formula="of:=[Global.C15]" office:value-type="string" office:string-value="rand-20-150-150-15-2.dssp" calcext:value-type="string">
            <text:p>rand-20-150-150-15-2.dssp</text:p>
          </table:table-cell>
          <table:table-cell table:formula="of:=[Global.D15]" office:value-type="float" office:value="8" calcext:value-type="float">
            <text:p>8</text:p>
          </table:table-cell>
          <table:table-cell table:formula="of:=[Global.E15]" office:value-type="float" office:value="1" calcext:value-type="float">
            <text:p>1</text:p>
          </table:table-cell>
          <table:table-cell table:formula="of:=[Global.F15]" office:value-type="float" office:value="1" calcext:value-type="float">
            <text:p>1</text:p>
          </table:table-cell>
          <table:table-cell table:formula="of:=[Global.G15]" office:value-type="float" office:value="-0.076322" calcext:value-type="float">
            <text:p>-0,08</text:p>
          </table:table-cell>
          <table:table-cell table:formula="of:=[RA.K15]" office:value-type="float" office:value="2" calcext:value-type="float">
            <text:p>2</text:p>
          </table:table-cell>
          <table:table-cell table:formula="of:=[VNS.H15]" office:value-type="float" office:value="1" calcext:value-type="float">
            <text:p>1</text:p>
          </table:table-cell>
          <table:table-cell table:formula="of:=IF([.C15]&lt;0; IF([.C15]&lt;0; [.F15]-[.C15]; [.F15]+[.C15]); IF([.C15]&lt;0; [.F15]-[.C15]; [.F15]+[.C15]))" office:value-type="float" office:value="3" calcext:value-type="float">
            <text:p>3</text:p>
          </table:table-cell>
          <table:table-cell table:formula="of:=IF([.F15]&lt;0; IF([.C15]&lt;0; [.F15]-[.C15]; [.F15]+[.C15]); IF([.C15]&lt;0; [.F15]-[.C15]; [.F15]+[.C15]))" office:value-type="float" office:value="3" calcext:value-type="float">
            <text:p>3</text:p>
          </table:table-cell>
          <table:table-cell table:formula="of:=IF([.G15]&lt;0; IF([.C15]&lt;0; [.G15]-[.C15]; [.G15]+[.C15]); IF([.C15]&lt;0; [.G15]-[.C15]; [.G15]+[.C15]))" office:value-type="float" office:value="2" calcext:value-type="float">
            <text:p>2</text:p>
          </table:table-cell>
          <table:table-cell/>
          <table:table-cell table:formula="of:=IF([.I15]=[.J15]; &quot;IGUAL&quot;; IF([.I15]&lt;[.J15]; &quot;RA&quot;; &quot;VNS&quot;))" office:value-type="string" office:string-value="VNS" calcext:value-type="string">
            <text:p>VN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Q14]" office:value-type="float" office:value="5.92" calcext:value-type="float">
            <text:p>5,92</text:p>
          </table:table-cell>
          <table:table-cell table:formula="of:=([.I15]-[.Q15])*([.I15]-[.Q15])" office:value-type="float" office:value="8.5264" calcext:value-type="float">
            <text:p>8,53</text:p>
          </table:table-cell>
          <table:table-cell table:formula="of:=[.S14]" office:value-type="float" office:value="4.81" calcext:value-type="float">
            <text:p>4,81</text:p>
          </table:table-cell>
          <table:table-cell table:formula="of:=([.J15]-[.S15])*([.J15]-[.S15])" office:value-type="float" office:value="7.8961" calcext:value-type="float">
            <text:p>7,9</text:p>
          </table:table-cell>
          <table:table-cell table:number-columns-repeated="5"/>
          <table:table-cell table:formula="of:=[Global.A15]" office:value-type="float" office:value="205" calcext:value-type="float">
            <text:p>205</text:p>
          </table:table-cell>
          <table:table-cell table:formula="of:=[Global.B15]" office:value-type="float" office:value="247" calcext:value-type="float">
            <text:p>247</text:p>
          </table:table-cell>
          <table:table-cell table:formula="of:=[.Z15]+[.AA15]" office:value-type="float" office:value="452" calcext:value-type="float">
            <text:p>452</text:p>
          </table:table-cell>
          <table:table-cell table:formula="of:=[.Z15]*100/[.AB15]" office:value-type="float" office:value="45.353982300885" calcext:value-type="float">
            <text:p>45,35</text:p>
          </table:table-cell>
          <table:table-cell/>
        </table:table-row>
        <table:table-row table:style-name="ro1">
          <table:table-cell table:formula="of:=[Global.C16]" office:value-type="string" office:string-value="rand-20-150-150-20-1.dssp" calcext:value-type="string">
            <text:p>rand-20-150-150-20-1.dssp</text:p>
          </table:table-cell>
          <table:table-cell table:formula="of:=[Global.D16]" office:value-type="float" office:value="173" calcext:value-type="float">
            <text:p>173</text:p>
          </table:table-cell>
          <table:table-cell table:formula="of:=[Global.E16]" office:value-type="float" office:value="1" calcext:value-type="float">
            <text:p>1</text:p>
          </table:table-cell>
          <table:table-cell table:formula="of:=[Global.F16]" office:value-type="float" office:value="1" calcext:value-type="float">
            <text:p>1</text:p>
          </table:table-cell>
          <table:table-cell table:formula="of:=[Global.G16]" office:value-type="float" office:value="-0.209364" calcext:value-type="float">
            <text:p>-0,21</text:p>
          </table:table-cell>
          <table:table-cell table:formula="of:=[RA.K16]" office:value-type="float" office:value="2" calcext:value-type="float">
            <text:p>2</text:p>
          </table:table-cell>
          <table:table-cell table:formula="of:=[VNS.H16]" office:value-type="float" office:value="2" calcext:value-type="float">
            <text:p>2</text:p>
          </table:table-cell>
          <table:table-cell table:formula="of:=IF([.C16]&lt;0; IF([.C16]&lt;0; [.F16]-[.C16]; [.F16]+[.C16]); IF([.C16]&lt;0; [.F16]-[.C16]; [.F16]+[.C16]))" office:value-type="float" office:value="3" calcext:value-type="float">
            <text:p>3</text:p>
          </table:table-cell>
          <table:table-cell table:formula="of:=IF([.F16]&lt;0; IF([.C16]&lt;0; [.F16]-[.C16]; [.F16]+[.C16]); IF([.C16]&lt;0; [.F16]-[.C16]; [.F16]+[.C16]))" office:value-type="float" office:value="3" calcext:value-type="float">
            <text:p>3</text:p>
          </table:table-cell>
          <table:table-cell table:formula="of:=IF([.G16]&lt;0; IF([.C16]&lt;0; [.G16]-[.C16]; [.G16]+[.C16]); IF([.C16]&lt;0; [.G16]-[.C16]; [.G16]+[.C16]))" office:value-type="float" office:value="3" calcext:value-type="float">
            <text:p>3</text:p>
          </table:table-cell>
          <table:table-cell/>
          <table:table-cell table:formula="of:=IF([.I16]=[.J16]; &quot;IGUAL&quot;; IF([.I16]&lt;[.J16]; &quot;RA&quot;; &quot;VNS&quot;))" office:value-type="string" office:string-value="IGUAL" calcext:value-type="string">
            <text:p>IGUAL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R2:.R101])" office:value-type="float" office:value="1947.36" calcext:value-type="float">
            <text:p>1947,36</text:p>
          </table:table-cell>
          <table:table-cell table:formula="of:=SUM([.T2:.T101])" office:value-type="float" office:value="1291.39" calcext:value-type="float">
            <text:p>1291,39</text:p>
          </table:table-cell>
          <table:table-cell table:formula="of:=[.Q15]" office:value-type="float" office:value="5.92" calcext:value-type="float">
            <text:p>5,92</text:p>
          </table:table-cell>
          <table:table-cell table:formula="of:=([.I16]-[.Q16])*([.I16]-[.Q16])" office:value-type="float" office:value="8.5264" calcext:value-type="float">
            <text:p>8,53</text:p>
          </table:table-cell>
          <table:table-cell table:formula="of:=[.S15]" office:value-type="float" office:value="4.81" calcext:value-type="float">
            <text:p>4,81</text:p>
          </table:table-cell>
          <table:table-cell table:formula="of:=([.J16]-[.S16])*([.J16]-[.S16])" office:value-type="float" office:value="3.2761" calcext:value-type="float">
            <text:p>3,28</text:p>
          </table:table-cell>
          <table:table-cell table:number-columns-repeated="5"/>
          <table:table-cell table:formula="of:=[Global.A16]" office:value-type="float" office:value="226" calcext:value-type="float">
            <text:p>226</text:p>
          </table:table-cell>
          <table:table-cell table:formula="of:=[Global.B16]" office:value-type="float" office:value="326" calcext:value-type="float">
            <text:p>326</text:p>
          </table:table-cell>
          <table:table-cell table:formula="of:=[.Z16]+[.AA16]" office:value-type="float" office:value="552" calcext:value-type="float">
            <text:p>552</text:p>
          </table:table-cell>
          <table:table-cell table:formula="of:=[.Z16]*100/[.AB16]" office:value-type="float" office:value="40.9420289855072" calcext:value-type="float">
            <text:p>40,94</text:p>
          </table:table-cell>
          <table:table-cell/>
        </table:table-row>
        <table:table-row table:style-name="ro1">
          <table:table-cell table:formula="of:=[Global.C17]" office:value-type="string" office:string-value="rand-20-150-150-20-2.dssp" calcext:value-type="string">
            <text:p>rand-20-150-150-20-2.dssp</text:p>
          </table:table-cell>
          <table:table-cell table:formula="of:=[Global.D17]" office:value-type="float" office:value="344" calcext:value-type="float">
            <text:p>344</text:p>
          </table:table-cell>
          <table:table-cell table:formula="of:=[Global.E17]" office:value-type="float" office:value="1" calcext:value-type="float">
            <text:p>1</text:p>
          </table:table-cell>
          <table:table-cell table:formula="of:=[Global.F17]" office:value-type="float" office:value="1" calcext:value-type="float">
            <text:p>1</text:p>
          </table:table-cell>
          <table:table-cell table:formula="of:=[Global.G17]" office:value-type="float" office:value="-0.177698" calcext:value-type="float">
            <text:p>-0,18</text:p>
          </table:table-cell>
          <table:table-cell table:formula="of:=[RA.K17]" office:value-type="float" office:value="2" calcext:value-type="float">
            <text:p>2</text:p>
          </table:table-cell>
          <table:table-cell table:formula="of:=[VNS.H17]" office:value-type="float" office:value="1" calcext:value-type="float">
            <text:p>1</text:p>
          </table:table-cell>
          <table:table-cell table:formula="of:=IF([.C17]&lt;0; IF([.C17]&lt;0; [.F17]-[.C17]; [.F17]+[.C17]); IF([.C17]&lt;0; [.F17]-[.C17]; [.F17]+[.C17]))" office:value-type="float" office:value="3" calcext:value-type="float">
            <text:p>3</text:p>
          </table:table-cell>
          <table:table-cell table:formula="of:=IF([.F17]&lt;0; IF([.C17]&lt;0; [.F17]-[.C17]; [.F17]+[.C17]); IF([.C17]&lt;0; [.F17]-[.C17]; [.F17]+[.C17]))" office:value-type="float" office:value="3" calcext:value-type="float">
            <text:p>3</text:p>
          </table:table-cell>
          <table:table-cell table:formula="of:=IF([.G17]&lt;0; IF([.C17]&lt;0; [.G17]-[.C17]; [.G17]+[.C17]); IF([.C17]&lt;0; [.G17]-[.C17]; [.G17]+[.C17]))" office:value-type="float" office:value="2" calcext:value-type="float">
            <text:p>2</text:p>
          </table:table-cell>
          <table:table-cell/>
          <table:table-cell table:formula="of:=IF([.I17]=[.J17]; &quot;IGUAL&quot;; IF([.I17]&lt;[.J17]; &quot;RA&quot;; &quot;VNS&quot;))" office:value-type="string" office:string-value="VNS" calcext:value-type="string">
            <text:p>VNS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O16]/100" office:value-type="float" office:value="19.4736" calcext:value-type="float">
            <text:p>19,47</text:p>
          </table:table-cell>
          <table:table-cell table:formula="of:=[.P16]/100" office:value-type="float" office:value="12.9139" calcext:value-type="float">
            <text:p>12,91</text:p>
          </table:table-cell>
          <table:table-cell table:formula="of:=[.Q16]" office:value-type="float" office:value="5.92" calcext:value-type="float">
            <text:p>5,92</text:p>
          </table:table-cell>
          <table:table-cell table:formula="of:=([.I17]-[.Q17])*([.I17]-[.Q17])" office:value-type="float" office:value="8.5264" calcext:value-type="float">
            <text:p>8,53</text:p>
          </table:table-cell>
          <table:table-cell table:formula="of:=[.S16]" office:value-type="float" office:value="4.81" calcext:value-type="float">
            <text:p>4,81</text:p>
          </table:table-cell>
          <table:table-cell table:formula="of:=([.J17]-[.S17])*([.J17]-[.S17])" office:value-type="float" office:value="7.8961" calcext:value-type="float">
            <text:p>7,9</text:p>
          </table:table-cell>
          <table:table-cell table:number-columns-repeated="5"/>
          <table:table-cell table:formula="of:=[Global.A17]" office:value-type="float" office:value="225" calcext:value-type="float">
            <text:p>225</text:p>
          </table:table-cell>
          <table:table-cell table:formula="of:=[Global.B17]" office:value-type="float" office:value="327" calcext:value-type="float">
            <text:p>327</text:p>
          </table:table-cell>
          <table:table-cell table:formula="of:=[.Z17]+[.AA17]" office:value-type="float" office:value="552" calcext:value-type="float">
            <text:p>552</text:p>
          </table:table-cell>
          <table:table-cell table:formula="of:=[.Z17]*100/[.AB17]" office:value-type="float" office:value="40.7608695652174" calcext:value-type="float">
            <text:p>40,76</text:p>
          </table:table-cell>
          <table:table-cell/>
        </table:table-row>
        <table:table-row table:style-name="ro1">
          <table:table-cell table:formula="of:=[Global.C18]" office:value-type="string" office:string-value="rand-20-150-150-25-1.dssp" calcext:value-type="string">
            <text:p>rand-20-150-150-25-1.dssp</text:p>
          </table:table-cell>
          <table:table-cell table:formula="of:=[Global.D18]" office:value-type="float" office:value="6548" calcext:value-type="float">
            <text:p>6548</text:p>
          </table:table-cell>
          <table:table-cell table:formula="of:=[Global.E18]" office:value-type="float" office:value="1" calcext:value-type="float">
            <text:p>1</text:p>
          </table:table-cell>
          <table:table-cell table:formula="of:=[Global.F18]" office:value-type="float" office:value="1" calcext:value-type="float">
            <text:p>1</text:p>
          </table:table-cell>
          <table:table-cell table:formula="of:=[Global.G18]" office:value-type="float" office:value="-0.333697" calcext:value-type="float">
            <text:p>-0,33</text:p>
          </table:table-cell>
          <table:table-cell table:formula="of:=[RA.K18]" office:value-type="float" office:value="2" calcext:value-type="float">
            <text:p>2</text:p>
          </table:table-cell>
          <table:table-cell table:formula="of:=[VNS.H18]" office:value-type="float" office:value="2" calcext:value-type="float">
            <text:p>2</text:p>
          </table:table-cell>
          <table:table-cell table:formula="of:=IF([.C18]&lt;0; IF([.C18]&lt;0; [.F18]-[.C18]; [.F18]+[.C18]); IF([.C18]&lt;0; [.F18]-[.C18]; [.F18]+[.C18]))" office:value-type="float" office:value="3" calcext:value-type="float">
            <text:p>3</text:p>
          </table:table-cell>
          <table:table-cell table:formula="of:=IF([.F18]&lt;0; IF([.C18]&lt;0; [.F18]-[.C18]; [.F18]+[.C18]); IF([.C18]&lt;0; [.F18]-[.C18]; [.F18]+[.C18]))" office:value-type="float" office:value="3" calcext:value-type="float">
            <text:p>3</text:p>
          </table:table-cell>
          <table:table-cell table:formula="of:=IF([.G18]&lt;0; IF([.C18]&lt;0; [.G18]-[.C18]; [.G18]+[.C18]); IF([.C18]&lt;0; [.G18]-[.C18]; [.G18]+[.C18]))" office:value-type="float" office:value="3" calcext:value-type="float">
            <text:p>3</text:p>
          </table:table-cell>
          <table:table-cell/>
          <table:table-cell table:formula="of:=IF([.I18]=[.J18]; &quot;IGUAL&quot;; IF([.I18]&lt;[.J18]; &quot;RA&quot;; &quot;VNS&quot;))" office:value-type="string" office:string-value="IGUAL" calcext:value-type="string">
            <text:p>IGUAL</text:p>
          </table:table-cell>
          <table:table-cell office:value-type="float" office:value="17" calcext:value-type="float">
            <text:p>17</text:p>
          </table:table-cell>
          <table:table-cell table:formula="of:=COUNTIFS([.J2:.J76];&quot;=0&quot;)" office:value-type="float" office:value="9" calcext:value-type="float">
            <text:p>9</text:p>
          </table:table-cell>
          <table:table-cell table:style-name="ce6" table:formula="of:=SQRT([.O17])" office:value-type="float" office:value="4.41289020937526" calcext:value-type="float">
            <text:p>4,4129</text:p>
          </table:table-cell>
          <table:table-cell table:style-name="ce6" table:formula="of:=SQRT([.P17])" office:value-type="float" office:value="3.59359151824467" calcext:value-type="float">
            <text:p>3,5936</text:p>
          </table:table-cell>
          <table:table-cell table:formula="of:=[.Q17]" office:value-type="float" office:value="5.92" calcext:value-type="float">
            <text:p>5,92</text:p>
          </table:table-cell>
          <table:table-cell table:formula="of:=([.I18]-[.Q18])*([.I18]-[.Q18])" office:value-type="float" office:value="8.5264" calcext:value-type="float">
            <text:p>8,53</text:p>
          </table:table-cell>
          <table:table-cell table:formula="of:=[.S17]" office:value-type="float" office:value="4.81" calcext:value-type="float">
            <text:p>4,81</text:p>
          </table:table-cell>
          <table:table-cell table:formula="of:=([.J18]-[.S18])*([.J18]-[.S18])" office:value-type="float" office:value="3.2761" calcext:value-type="float">
            <text:p>3,28</text:p>
          </table:table-cell>
          <table:table-cell table:number-columns-repeated="5"/>
          <table:table-cell table:formula="of:=[Global.A18]" office:value-type="float" office:value="227" calcext:value-type="float">
            <text:p>227</text:p>
          </table:table-cell>
          <table:table-cell table:formula="of:=[Global.B18]" office:value-type="float" office:value="425" calcext:value-type="float">
            <text:p>425</text:p>
          </table:table-cell>
          <table:table-cell table:formula="of:=[.Z18]+[.AA18]" office:value-type="float" office:value="652" calcext:value-type="float">
            <text:p>652</text:p>
          </table:table-cell>
          <table:table-cell table:formula="of:=[.Z18]*100/[.AB18]" office:value-type="float" office:value="34.8159509202454" calcext:value-type="float">
            <text:p>34,82</text:p>
          </table:table-cell>
          <table:table-cell/>
        </table:table-row>
        <table:table-row table:style-name="ro1">
          <table:table-cell table:formula="of:=[Global.C19]" office:value-type="string" office:string-value="rand-20-150-150-25-2.dssp" calcext:value-type="string">
            <text:p>rand-20-150-150-25-2.dssp</text:p>
          </table:table-cell>
          <table:table-cell table:formula="of:=[Global.D19]" office:value-type="float" office:value="927" calcext:value-type="float">
            <text:p>927</text:p>
          </table:table-cell>
          <table:table-cell table:formula="of:=[Global.E19]" office:value-type="float" office:value="1" calcext:value-type="float">
            <text:p>1</text:p>
          </table:table-cell>
          <table:table-cell table:formula="of:=[Global.F19]" office:value-type="float" office:value="1" calcext:value-type="float">
            <text:p>1</text:p>
          </table:table-cell>
          <table:table-cell table:formula="of:=[Global.G19]" office:value-type="float" office:value="-0.256713" calcext:value-type="float">
            <text:p>-0,26</text:p>
          </table:table-cell>
          <table:table-cell table:formula="of:=[RA.K19]" office:value-type="float" office:value="1" calcext:value-type="float">
            <text:p>1</text:p>
          </table:table-cell>
          <table:table-cell table:formula="of:=[VNS.H19]" office:value-type="float" office:value="1" calcext:value-type="float">
            <text:p>1</text:p>
          </table:table-cell>
          <table:table-cell table:formula="of:=IF([.C19]&lt;0; IF([.C19]&lt;0; [.F19]-[.C19]; [.F19]+[.C19]); IF([.C19]&lt;0; [.F19]-[.C19]; [.F19]+[.C19]))" office:value-type="float" office:value="2" calcext:value-type="float">
            <text:p>2</text:p>
          </table:table-cell>
          <table:table-cell table:formula="of:=IF([.F19]&lt;0; IF([.C19]&lt;0; [.F19]-[.C19]; [.F19]+[.C19]); IF([.C19]&lt;0; [.F19]-[.C19]; [.F19]+[.C19]))" office:value-type="float" office:value="2" calcext:value-type="float">
            <text:p>2</text:p>
          </table:table-cell>
          <table:table-cell table:formula="of:=IF([.G19]&lt;0; IF([.C19]&lt;0; [.G19]-[.C19]; [.G19]+[.C19]); IF([.C19]&lt;0; [.G19]-[.C19]; [.G19]+[.C19]))" office:value-type="float" office:value="2" calcext:value-type="float">
            <text:p>2</text:p>
          </table:table-cell>
          <table:table-cell/>
          <table:table-cell table:formula="of:=IF([.I19]=[.J19]; &quot;IGUAL&quot;; IF([.I19]&lt;[.J19]; &quot;RA&quot;; &quot;VNS&quot;))" office:value-type="string" office:string-value="IGUAL" calcext:value-type="string">
            <text:p>IGUAL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formula="of:=[.Q18]" office:value-type="float" office:value="5.92" calcext:value-type="float">
            <text:p>5,92</text:p>
          </table:table-cell>
          <table:table-cell table:formula="of:=([.I19]-[.Q19])*([.I19]-[.Q19])" office:value-type="float" office:value="15.3664" calcext:value-type="float">
            <text:p>15,37</text:p>
          </table:table-cell>
          <table:table-cell table:formula="of:=[.S18]" office:value-type="float" office:value="4.81" calcext:value-type="float">
            <text:p>4,81</text:p>
          </table:table-cell>
          <table:table-cell table:formula="of:=([.J19]-[.S19])*([.J19]-[.S19])" office:value-type="float" office:value="7.8961" calcext:value-type="float">
            <text:p>7,9</text:p>
          </table:table-cell>
          <table:table-cell table:number-columns-repeated="5"/>
          <table:table-cell table:formula="of:=[Global.A19]" office:value-type="float" office:value="241" calcext:value-type="float">
            <text:p>241</text:p>
          </table:table-cell>
          <table:table-cell table:formula="of:=[Global.B19]" office:value-type="float" office:value="411" calcext:value-type="float">
            <text:p>411</text:p>
          </table:table-cell>
          <table:table-cell table:formula="of:=[.Z19]+[.AA19]" office:value-type="float" office:value="652" calcext:value-type="float">
            <text:p>652</text:p>
          </table:table-cell>
          <table:table-cell table:formula="of:=[.Z19]*100/[.AB19]" office:value-type="float" office:value="36.9631901840491" calcext:value-type="float">
            <text:p>36,96</text:p>
          </table:table-cell>
          <table:table-cell/>
        </table:table-row>
        <table:table-row table:style-name="ro1">
          <table:table-cell table:formula="of:=[Global.C20]" office:value-type="string" office:string-value="rand-20-150-150-5-1.dssp" calcext:value-type="string">
            <text:p>rand-20-150-150-5-1.dssp</text:p>
          </table:table-cell>
          <table:table-cell table:formula="of:=[Global.D20]" office:value-type="float" office:value="1" calcext:value-type="float">
            <text:p>1</text:p>
          </table:table-cell>
          <table:table-cell table:formula="of:=[Global.E20]" office:value-type="float" office:value="1" calcext:value-type="float">
            <text:p>1</text:p>
          </table:table-cell>
          <table:table-cell table:formula="of:=[Global.F20]" office:value-type="float" office:value="1" calcext:value-type="float">
            <text:p>1</text:p>
          </table:table-cell>
          <table:table-cell table:formula="of:=[Global.G20]" office:value-type="float" office:value="1" calcext:value-type="float">
            <text:p>1</text:p>
          </table:table-cell>
          <table:table-cell table:formula="of:=[RA.K20]" office:value-type="float" office:value="1" calcext:value-type="float">
            <text:p>1</text:p>
          </table:table-cell>
          <table:table-cell table:formula="of:=[VNS.H20]" office:value-type="float" office:value="1" calcext:value-type="float">
            <text:p>1</text:p>
          </table:table-cell>
          <table:table-cell table:formula="of:=IF([.C20]&lt;0; IF([.C20]&lt;0; [.F20]-[.C20]; [.F20]+[.C20]); IF([.C20]&lt;0; [.F20]-[.C20]; [.F20]+[.C20]))" office:value-type="float" office:value="2" calcext:value-type="float">
            <text:p>2</text:p>
          </table:table-cell>
          <table:table-cell table:formula="of:=IF([.F20]&lt;0; IF([.C20]&lt;0; [.F20]-[.C20]; [.F20]+[.C20]); IF([.C20]&lt;0; [.F20]-[.C20]; [.F20]+[.C20]))" office:value-type="float" office:value="2" calcext:value-type="float">
            <text:p>2</text:p>
          </table:table-cell>
          <table:table-cell table:formula="of:=IF([.G20]&lt;0; IF([.C20]&lt;0; [.G20]-[.C20]; [.G20]+[.C20]); IF([.C20]&lt;0; [.G20]-[.C20]; [.G20]+[.C20]))" office:value-type="float" office:value="2" calcext:value-type="float">
            <text:p>2</text:p>
          </table:table-cell>
          <table:table-cell/>
          <table:table-cell table:formula="of:=IF([.I20]=[.J20]; &quot;IGUAL&quot;; IF([.I20]&lt;[.J20]; &quot;RA&quot;; &quot;VNS&quot;))" office:value-type="string" office:string-value="IGUAL" calcext:value-type="string">
            <text:p>IGUAL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formula="of:=[.Q19]" office:value-type="float" office:value="5.92" calcext:value-type="float">
            <text:p>5,92</text:p>
          </table:table-cell>
          <table:table-cell table:formula="of:=([.I20]-[.Q20])*([.I20]-[.Q20])" office:value-type="float" office:value="15.3664" calcext:value-type="float">
            <text:p>15,37</text:p>
          </table:table-cell>
          <table:table-cell table:formula="of:=[.S19]" office:value-type="float" office:value="4.81" calcext:value-type="float">
            <text:p>4,81</text:p>
          </table:table-cell>
          <table:table-cell table:formula="of:=([.J20]-[.S20])*([.J20]-[.S20])" office:value-type="float" office:value="7.8961" calcext:value-type="float">
            <text:p>7,9</text:p>
          </table:table-cell>
          <table:table-cell table:number-columns-repeated="5"/>
          <table:table-cell table:formula="of:=[Global.A20]" office:value-type="float" office:value="61" calcext:value-type="float">
            <text:p>61</text:p>
          </table:table-cell>
          <table:table-cell table:formula="of:=[Global.B20]" office:value-type="float" office:value="191" calcext:value-type="float">
            <text:p>191</text:p>
          </table:table-cell>
          <table:table-cell table:formula="of:=[.Z20]+[.AA20]" office:value-type="float" office:value="252" calcext:value-type="float">
            <text:p>252</text:p>
          </table:table-cell>
          <table:table-cell table:formula="of:=[.Z20]*100/[.AB20]" office:value-type="float" office:value="24.2063492063492" calcext:value-type="float">
            <text:p>24,21</text:p>
          </table:table-cell>
          <table:table-cell/>
        </table:table-row>
        <table:table-row table:style-name="ro1">
          <table:table-cell table:formula="of:=[Global.C21]" office:value-type="string" office:string-value="rand-20-150-150-5-2.dssp" calcext:value-type="string">
            <text:p>rand-20-150-150-5-2.dssp</text:p>
          </table:table-cell>
          <table:table-cell table:formula="of:=[Global.D21]" office:value-type="float" office:value="1" calcext:value-type="float">
            <text:p>1</text:p>
          </table:table-cell>
          <table:table-cell table:formula="of:=[Global.E21]" office:value-type="float" office:value="1" calcext:value-type="float">
            <text:p>1</text:p>
          </table:table-cell>
          <table:table-cell table:formula="of:=[Global.F21]" office:value-type="float" office:value="1" calcext:value-type="float">
            <text:p>1</text:p>
          </table:table-cell>
          <table:table-cell table:formula="of:=[Global.G21]" office:value-type="float" office:value="1" calcext:value-type="float">
            <text:p>1</text:p>
          </table:table-cell>
          <table:table-cell table:formula="of:=[RA.K21]" office:value-type="float" office:value="1" calcext:value-type="float">
            <text:p>1</text:p>
          </table:table-cell>
          <table:table-cell table:formula="of:=[VNS.H21]" office:value-type="float" office:value="1" calcext:value-type="float">
            <text:p>1</text:p>
          </table:table-cell>
          <table:table-cell table:formula="of:=IF([.C21]&lt;0; IF([.C21]&lt;0; [.F21]-[.C21]; [.F21]+[.C21]); IF([.C21]&lt;0; [.F21]-[.C21]; [.F21]+[.C21]))" office:value-type="float" office:value="2" calcext:value-type="float">
            <text:p>2</text:p>
          </table:table-cell>
          <table:table-cell table:formula="of:=IF([.F21]&lt;0; IF([.C21]&lt;0; [.F21]-[.C21]; [.F21]+[.C21]); IF([.C21]&lt;0; [.F21]-[.C21]; [.F21]+[.C21]))" office:value-type="float" office:value="2" calcext:value-type="float">
            <text:p>2</text:p>
          </table:table-cell>
          <table:table-cell table:formula="of:=IF([.G21]&lt;0; IF([.C21]&lt;0; [.G21]-[.C21]; [.G21]+[.C21]); IF([.C21]&lt;0; [.G21]-[.C21]; [.G21]+[.C21]))" office:value-type="float" office:value="2" calcext:value-type="float">
            <text:p>2</text:p>
          </table:table-cell>
          <table:table-cell/>
          <table:table-cell table:formula="of:=IF([.I21]=[.J21]; &quot;IGUAL&quot;; IF([.I21]&lt;[.J21]; &quot;RA&quot;; &quot;VNS&quot;))" office:value-type="string" office:string-value="IGUAL" calcext:value-type="string">
            <text:p>IGUAL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Q20]" office:value-type="float" office:value="5.92" calcext:value-type="float">
            <text:p>5,92</text:p>
          </table:table-cell>
          <table:table-cell table:formula="of:=([.I21]-[.Q21])*([.I21]-[.Q21])" office:value-type="float" office:value="15.3664" calcext:value-type="float">
            <text:p>15,37</text:p>
          </table:table-cell>
          <table:table-cell table:formula="of:=[.S20]" office:value-type="float" office:value="4.81" calcext:value-type="float">
            <text:p>4,81</text:p>
          </table:table-cell>
          <table:table-cell table:formula="of:=([.J21]-[.S21])*([.J21]-[.S21])" office:value-type="float" office:value="7.8961" calcext:value-type="float">
            <text:p>7,9</text:p>
          </table:table-cell>
          <table:table-cell table:number-columns-repeated="5"/>
          <table:table-cell table:formula="of:=[Global.A21]" office:value-type="float" office:value="41" calcext:value-type="float">
            <text:p>41</text:p>
          </table:table-cell>
          <table:table-cell table:formula="of:=[Global.B21]" office:value-type="float" office:value="211" calcext:value-type="float">
            <text:p>211</text:p>
          </table:table-cell>
          <table:table-cell table:formula="of:=[.Z21]+[.AA21]" office:value-type="float" office:value="252" calcext:value-type="float">
            <text:p>252</text:p>
          </table:table-cell>
          <table:table-cell table:formula="of:=[.Z21]*100/[.AB21]" office:value-type="float" office:value="16.2698412698413" calcext:value-type="float">
            <text:p>16,27</text:p>
          </table:table-cell>
          <table:table-cell/>
        </table:table-row>
        <table:table-row table:style-name="ro1">
          <table:table-cell table:formula="of:=[Global.C22]" office:value-type="string" office:string-value="rand-20-200-200-10-1.dssp" calcext:value-type="string">
            <text:p>rand-20-200-200-10-1.dssp</text:p>
          </table:table-cell>
          <table:table-cell table:formula="of:=[Global.D22]" office:value-type="float" office:value="2" calcext:value-type="float">
            <text:p>2</text:p>
          </table:table-cell>
          <table:table-cell table:formula="of:=[Global.E22]" office:value-type="float" office:value="1" calcext:value-type="float">
            <text:p>1</text:p>
          </table:table-cell>
          <table:table-cell table:formula="of:=[Global.F22]" office:value-type="float" office:value="1" calcext:value-type="float">
            <text:p>1</text:p>
          </table:table-cell>
          <table:table-cell table:formula="of:=[Global.G22]" office:value-type="float" office:value="0.21141" calcext:value-type="float">
            <text:p>0,21</text:p>
          </table:table-cell>
          <table:table-cell table:formula="of:=[RA.K22]" office:value-type="float" office:value="4" calcext:value-type="float">
            <text:p>4</text:p>
          </table:table-cell>
          <table:table-cell table:formula="of:=[VNS.H22]" office:value-type="float" office:value="2" calcext:value-type="float">
            <text:p>2</text:p>
          </table:table-cell>
          <table:table-cell table:formula="of:=IF([.C22]&lt;0; IF([.C22]&lt;0; [.F22]-[.C22]; [.F22]+[.C22]); IF([.C22]&lt;0; [.F22]-[.C22]; [.F22]+[.C22]))" office:value-type="float" office:value="5" calcext:value-type="float">
            <text:p>5</text:p>
          </table:table-cell>
          <table:table-cell table:formula="of:=IF([.F22]&lt;0; IF([.C22]&lt;0; [.F22]-[.C22]; [.F22]+[.C22]); IF([.C22]&lt;0; [.F22]-[.C22]; [.F22]+[.C22]))" office:value-type="float" office:value="5" calcext:value-type="float">
            <text:p>5</text:p>
          </table:table-cell>
          <table:table-cell table:formula="of:=IF([.G22]&lt;0; IF([.C22]&lt;0; [.G22]-[.C22]; [.G22]+[.C22]); IF([.C22]&lt;0; [.G22]-[.C22]; [.G22]+[.C22]))" office:value-type="float" office:value="3" calcext:value-type="float">
            <text:p>3</text:p>
          </table:table-cell>
          <table:table-cell/>
          <table:table-cell table:formula="of:=IF([.I22]=[.J22]; &quot;IGUAL&quot;; IF([.I22]&lt;[.J22]; &quot;RA&quot;; &quot;VNS&quot;))" office:value-type="string" office:string-value="VNS" calcext:value-type="string">
            <text:p>VNS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formula="of:=[.Q21]" office:value-type="float" office:value="5.92" calcext:value-type="float">
            <text:p>5,92</text:p>
          </table:table-cell>
          <table:table-cell table:formula="of:=([.I22]-[.Q22])*([.I22]-[.Q22])" office:value-type="float" office:value="0.8464" calcext:value-type="float">
            <text:p>0,85</text:p>
          </table:table-cell>
          <table:table-cell table:formula="of:=[.S21]" office:value-type="float" office:value="4.81" calcext:value-type="float">
            <text:p>4,81</text:p>
          </table:table-cell>
          <table:table-cell table:formula="of:=([.J22]-[.S22])*([.J22]-[.S22])" office:value-type="float" office:value="3.2761" calcext:value-type="float">
            <text:p>3,28</text:p>
          </table:table-cell>
          <table:table-cell table:number-columns-repeated="5"/>
          <table:table-cell table:formula="of:=[Global.A22]" office:value-type="float" office:value="202" calcext:value-type="float">
            <text:p>202</text:p>
          </table:table-cell>
          <table:table-cell table:formula="of:=[Global.B22]" office:value-type="float" office:value="200" calcext:value-type="float">
            <text:p>200</text:p>
          </table:table-cell>
          <table:table-cell table:formula="of:=[.Z22]+[.AA22]" office:value-type="float" office:value="402" calcext:value-type="float">
            <text:p>402</text:p>
          </table:table-cell>
          <table:table-cell table:formula="of:=[.Z22]*100/[.AB22]" office:value-type="float" office:value="50.2487562189055" calcext:value-type="float">
            <text:p>50,25</text:p>
          </table:table-cell>
          <table:table-cell/>
        </table:table-row>
        <table:table-row table:style-name="ro1">
          <table:table-cell table:formula="of:=[Global.C23]" office:value-type="string" office:string-value="rand-20-200-200-10-2.dssp" calcext:value-type="string">
            <text:p>rand-20-200-200-10-2.dssp</text:p>
          </table:table-cell>
          <table:table-cell table:formula="of:=[Global.D23]" office:value-type="float" office:value="3" calcext:value-type="float">
            <text:p>3</text:p>
          </table:table-cell>
          <table:table-cell table:formula="of:=[Global.E23]" office:value-type="float" office:value="1" calcext:value-type="float">
            <text:p>1</text:p>
          </table:table-cell>
          <table:table-cell table:formula="of:=[Global.F23]" office:value-type="float" office:value="1" calcext:value-type="float">
            <text:p>1</text:p>
          </table:table-cell>
          <table:table-cell table:formula="of:=[Global.G23]" office:value-type="float" office:value="0.083486" calcext:value-type="float">
            <text:p>0,08</text:p>
          </table:table-cell>
          <table:table-cell table:formula="of:=[RA.K23]" office:value-type="float" office:value="3" calcext:value-type="float">
            <text:p>3</text:p>
          </table:table-cell>
          <table:table-cell table:formula="of:=[VNS.H23]" office:value-type="float" office:value="1" calcext:value-type="float">
            <text:p>1</text:p>
          </table:table-cell>
          <table:table-cell table:formula="of:=IF([.C23]&lt;0; IF([.C23]&lt;0; [.F23]-[.C23]; [.F23]+[.C23]); IF([.C23]&lt;0; [.F23]-[.C23]; [.F23]+[.C23]))" office:value-type="float" office:value="4" calcext:value-type="float">
            <text:p>4</text:p>
          </table:table-cell>
          <table:table-cell table:formula="of:=IF([.F23]&lt;0; IF([.C23]&lt;0; [.F23]-[.C23]; [.F23]+[.C23]); IF([.C23]&lt;0; [.F23]-[.C23]; [.F23]+[.C23]))" office:value-type="float" office:value="4" calcext:value-type="float">
            <text:p>4</text:p>
          </table:table-cell>
          <table:table-cell table:formula="of:=IF([.G23]&lt;0; IF([.C23]&lt;0; [.G23]-[.C23]; [.G23]+[.C23]); IF([.C23]&lt;0; [.G23]-[.C23]; [.G23]+[.C23]))" office:value-type="float" office:value="2" calcext:value-type="float">
            <text:p>2</text:p>
          </table:table-cell>
          <table:table-cell/>
          <table:table-cell table:formula="of:=IF([.I23]=[.J23]; &quot;IGUAL&quot;; IF([.I23]&lt;[.J23]; &quot;RA&quot;; &quot;VNS&quot;))" office:value-type="string" office:string-value="VNS" calcext:value-type="string">
            <text:p>VNS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Q22]" office:value-type="float" office:value="5.92" calcext:value-type="float">
            <text:p>5,92</text:p>
          </table:table-cell>
          <table:table-cell table:formula="of:=([.I23]-[.Q23])*([.I23]-[.Q23])" office:value-type="float" office:value="3.6864" calcext:value-type="float">
            <text:p>3,69</text:p>
          </table:table-cell>
          <table:table-cell table:formula="of:=[.S22]" office:value-type="float" office:value="4.81" calcext:value-type="float">
            <text:p>4,81</text:p>
          </table:table-cell>
          <table:table-cell table:formula="of:=([.J23]-[.S23])*([.J23]-[.S23])" office:value-type="float" office:value="7.8961" calcext:value-type="float">
            <text:p>7,9</text:p>
          </table:table-cell>
          <table:table-cell table:number-columns-repeated="5"/>
          <table:table-cell table:formula="of:=[Global.A23]" office:value-type="float" office:value="177" calcext:value-type="float">
            <text:p>177</text:p>
          </table:table-cell>
          <table:table-cell table:formula="of:=[Global.B23]" office:value-type="float" office:value="225" calcext:value-type="float">
            <text:p>225</text:p>
          </table:table-cell>
          <table:table-cell table:formula="of:=[.Z23]+[.AA23]" office:value-type="float" office:value="402" calcext:value-type="float">
            <text:p>402</text:p>
          </table:table-cell>
          <table:table-cell table:formula="of:=[.Z23]*100/[.AB23]" office:value-type="float" office:value="44.0298507462687" calcext:value-type="float">
            <text:p>44,03</text:p>
          </table:table-cell>
          <table:table-cell/>
        </table:table-row>
        <table:table-row table:style-name="ro1">
          <table:table-cell table:formula="of:=[Global.C24]" office:value-type="string" office:string-value="rand-20-200-200-15-1.dssp" calcext:value-type="string">
            <text:p>rand-20-200-200-15-1.dssp</text:p>
          </table:table-cell>
          <table:table-cell table:formula="of:=[Global.D24]" office:value-type="float" office:value="47" calcext:value-type="float">
            <text:p>47</text:p>
          </table:table-cell>
          <table:table-cell table:formula="of:=[Global.E24]" office:value-type="float" office:value="1" calcext:value-type="float">
            <text:p>1</text:p>
          </table:table-cell>
          <table:table-cell table:formula="of:=[Global.F24]" office:value-type="float" office:value="1" calcext:value-type="float">
            <text:p>1</text:p>
          </table:table-cell>
          <table:table-cell table:formula="of:=[Global.G24]" office:value-type="float" office:value="-0.014199" calcext:value-type="float">
            <text:p>-0,01</text:p>
          </table:table-cell>
          <table:table-cell table:formula="of:=[RA.K24]" office:value-type="float" office:value="3" calcext:value-type="float">
            <text:p>3</text:p>
          </table:table-cell>
          <table:table-cell table:formula="of:=[VNS.H24]" office:value-type="float" office:value="2" calcext:value-type="float">
            <text:p>2</text:p>
          </table:table-cell>
          <table:table-cell table:formula="of:=IF([.C24]&lt;0; IF([.C24]&lt;0; [.F24]-[.C24]; [.F24]+[.C24]); IF([.C24]&lt;0; [.F24]-[.C24]; [.F24]+[.C24]))" office:value-type="float" office:value="4" calcext:value-type="float">
            <text:p>4</text:p>
          </table:table-cell>
          <table:table-cell table:formula="of:=IF([.F24]&lt;0; IF([.C24]&lt;0; [.F24]-[.C24]; [.F24]+[.C24]); IF([.C24]&lt;0; [.F24]-[.C24]; [.F24]+[.C24]))" office:value-type="float" office:value="4" calcext:value-type="float">
            <text:p>4</text:p>
          </table:table-cell>
          <table:table-cell table:formula="of:=IF([.G24]&lt;0; IF([.C24]&lt;0; [.G24]-[.C24]; [.G24]+[.C24]); IF([.C24]&lt;0; [.G24]-[.C24]; [.G24]+[.C24]))" office:value-type="float" office:value="3" calcext:value-type="float">
            <text:p>3</text:p>
          </table:table-cell>
          <table:table-cell/>
          <table:table-cell table:formula="of:=IF([.I24]=[.J24]; &quot;IGUAL&quot;; IF([.I24]&lt;[.J24]; &quot;RA&quot;; &quot;VNS&quot;))" office:value-type="string" office:string-value="VNS" calcext:value-type="string">
            <text:p>VNS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Q23]" office:value-type="float" office:value="5.92" calcext:value-type="float">
            <text:p>5,92</text:p>
          </table:table-cell>
          <table:table-cell table:formula="of:=([.I24]-[.Q24])*([.I24]-[.Q24])" office:value-type="float" office:value="3.6864" calcext:value-type="float">
            <text:p>3,69</text:p>
          </table:table-cell>
          <table:table-cell table:formula="of:=[.S23]" office:value-type="float" office:value="4.81" calcext:value-type="float">
            <text:p>4,81</text:p>
          </table:table-cell>
          <table:table-cell table:formula="of:=([.J24]-[.S24])*([.J24]-[.S24])" office:value-type="float" office:value="3.2761" calcext:value-type="float">
            <text:p>3,28</text:p>
          </table:table-cell>
          <table:table-cell table:number-columns-repeated="5"/>
          <table:table-cell table:formula="of:=[Global.A24]" office:value-type="float" office:value="242" calcext:value-type="float">
            <text:p>242</text:p>
          </table:table-cell>
          <table:table-cell table:formula="of:=[Global.B24]" office:value-type="float" office:value="260" calcext:value-type="float">
            <text:p>260</text:p>
          </table:table-cell>
          <table:table-cell table:formula="of:=[.Z24]+[.AA24]" office:value-type="float" office:value="502" calcext:value-type="float">
            <text:p>502</text:p>
          </table:table-cell>
          <table:table-cell table:formula="of:=[.Z24]*100/[.AB24]" office:value-type="float" office:value="48.207171314741" calcext:value-type="float">
            <text:p>48,21</text:p>
          </table:table-cell>
          <table:table-cell/>
        </table:table-row>
        <table:table-row table:style-name="ro1">
          <table:table-cell table:formula="of:=[Global.C25]" office:value-type="string" office:string-value="rand-20-200-200-15-2.dssp" calcext:value-type="string">
            <text:p>rand-20-200-200-15-2.dssp</text:p>
          </table:table-cell>
          <table:table-cell table:formula="of:=[Global.D25]" office:value-type="float" office:value="6" calcext:value-type="float">
            <text:p>6</text:p>
          </table:table-cell>
          <table:table-cell table:formula="of:=[Global.E25]" office:value-type="float" office:value="1" calcext:value-type="float">
            <text:p>1</text:p>
          </table:table-cell>
          <table:table-cell table:formula="of:=[Global.F25]" office:value-type="float" office:value="1" calcext:value-type="float">
            <text:p>1</text:p>
          </table:table-cell>
          <table:table-cell table:formula="of:=[Global.G25]" office:value-type="float" office:value="-0.016057" calcext:value-type="float">
            <text:p>-0,02</text:p>
          </table:table-cell>
          <table:table-cell table:formula="of:=[RA.K25]" office:value-type="float" office:value="2" calcext:value-type="float">
            <text:p>2</text:p>
          </table:table-cell>
          <table:table-cell table:formula="of:=[VNS.H25]" office:value-type="float" office:value="2" calcext:value-type="float">
            <text:p>2</text:p>
          </table:table-cell>
          <table:table-cell table:formula="of:=IF([.C25]&lt;0; IF([.C25]&lt;0; [.F25]-[.C25]; [.F25]+[.C25]); IF([.C25]&lt;0; [.F25]-[.C25]; [.F25]+[.C25]))" office:value-type="float" office:value="3" calcext:value-type="float">
            <text:p>3</text:p>
          </table:table-cell>
          <table:table-cell table:formula="of:=IF([.F25]&lt;0; IF([.C25]&lt;0; [.F25]-[.C25]; [.F25]+[.C25]); IF([.C25]&lt;0; [.F25]-[.C25]; [.F25]+[.C25]))" office:value-type="float" office:value="3" calcext:value-type="float">
            <text:p>3</text:p>
          </table:table-cell>
          <table:table-cell table:formula="of:=IF([.G25]&lt;0; IF([.C25]&lt;0; [.G25]-[.C25]; [.G25]+[.C25]); IF([.C25]&lt;0; [.G25]-[.C25]; [.G25]+[.C25]))" office:value-type="float" office:value="3" calcext:value-type="float">
            <text:p>3</text:p>
          </table:table-cell>
          <table:table-cell/>
          <table:table-cell table:formula="of:=IF([.I25]=[.J25]; &quot;IGUAL&quot;; IF([.I25]&lt;[.J25]; &quot;RA&quot;; &quot;VNS&quot;))" office:value-type="string" office:string-value="IGUAL" calcext:value-type="string">
            <text:p>IGUAL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Q24]" office:value-type="float" office:value="5.92" calcext:value-type="float">
            <text:p>5,92</text:p>
          </table:table-cell>
          <table:table-cell table:formula="of:=([.I25]-[.Q25])*([.I25]-[.Q25])" office:value-type="float" office:value="8.5264" calcext:value-type="float">
            <text:p>8,53</text:p>
          </table:table-cell>
          <table:table-cell table:formula="of:=[.S24]" office:value-type="float" office:value="4.81" calcext:value-type="float">
            <text:p>4,81</text:p>
          </table:table-cell>
          <table:table-cell table:formula="of:=([.J25]-[.S25])*([.J25]-[.S25])" office:value-type="float" office:value="3.2761" calcext:value-type="float">
            <text:p>3,28</text:p>
          </table:table-cell>
          <table:table-cell table:number-columns-repeated="5"/>
          <table:table-cell table:formula="of:=[Global.A25]" office:value-type="float" office:value="247" calcext:value-type="float">
            <text:p>247</text:p>
          </table:table-cell>
          <table:table-cell table:formula="of:=[Global.B25]" office:value-type="float" office:value="255" calcext:value-type="float">
            <text:p>255</text:p>
          </table:table-cell>
          <table:table-cell table:formula="of:=[.Z25]+[.AA25]" office:value-type="float" office:value="502" calcext:value-type="float">
            <text:p>502</text:p>
          </table:table-cell>
          <table:table-cell table:formula="of:=[.Z25]*100/[.AB25]" office:value-type="float" office:value="49.203187250996" calcext:value-type="float">
            <text:p>49,2</text:p>
          </table:table-cell>
          <table:table-cell/>
        </table:table-row>
        <table:table-row table:style-name="ro1">
          <table:table-cell table:formula="of:=[Global.C26]" office:value-type="string" office:string-value="rand-20-200-200-20-1.dssp" calcext:value-type="string">
            <text:p>rand-20-200-200-20-1.dssp</text:p>
          </table:table-cell>
          <table:table-cell table:formula="of:=[Global.D26]" office:value-type="float" office:value="148" calcext:value-type="float">
            <text:p>148</text:p>
          </table:table-cell>
          <table:table-cell table:formula="of:=[Global.E26]" office:value-type="float" office:value="1" calcext:value-type="float">
            <text:p>1</text:p>
          </table:table-cell>
          <table:table-cell table:formula="of:=[Global.F26]" office:value-type="float" office:value="1" calcext:value-type="float">
            <text:p>1</text:p>
          </table:table-cell>
          <table:table-cell table:formula="of:=[Global.G26]" office:value-type="float" office:value="-0.129817" calcext:value-type="float">
            <text:p>-0,13</text:p>
          </table:table-cell>
          <table:table-cell table:formula="of:=[RA.K26]" office:value-type="float" office:value="3" calcext:value-type="float">
            <text:p>3</text:p>
          </table:table-cell>
          <table:table-cell table:formula="of:=[VNS.H26]" office:value-type="float" office:value="2" calcext:value-type="float">
            <text:p>2</text:p>
          </table:table-cell>
          <table:table-cell table:formula="of:=IF([.C26]&lt;0; IF([.C26]&lt;0; [.F26]-[.C26]; [.F26]+[.C26]); IF([.C26]&lt;0; [.F26]-[.C26]; [.F26]+[.C26]))" office:value-type="float" office:value="4" calcext:value-type="float">
            <text:p>4</text:p>
          </table:table-cell>
          <table:table-cell table:formula="of:=IF([.F26]&lt;0; IF([.C26]&lt;0; [.F26]-[.C26]; [.F26]+[.C26]); IF([.C26]&lt;0; [.F26]-[.C26]; [.F26]+[.C26]))" office:value-type="float" office:value="4" calcext:value-type="float">
            <text:p>4</text:p>
          </table:table-cell>
          <table:table-cell table:formula="of:=IF([.G26]&lt;0; IF([.C26]&lt;0; [.G26]-[.C26]; [.G26]+[.C26]); IF([.C26]&lt;0; [.G26]-[.C26]; [.G26]+[.C26]))" office:value-type="float" office:value="3" calcext:value-type="float">
            <text:p>3</text:p>
          </table:table-cell>
          <table:table-cell/>
          <table:table-cell table:formula="of:=IF([.I26]=[.J26]; &quot;IGUAL&quot;; IF([.I26]&lt;[.J26]; &quot;RA&quot;; &quot;VNS&quot;))" office:value-type="string" office:string-value="VNS" calcext:value-type="string">
            <text:p>VNS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Q25]" office:value-type="float" office:value="5.92" calcext:value-type="float">
            <text:p>5,92</text:p>
          </table:table-cell>
          <table:table-cell table:formula="of:=([.I26]-[.Q26])*([.I26]-[.Q26])" office:value-type="float" office:value="3.6864" calcext:value-type="float">
            <text:p>3,69</text:p>
          </table:table-cell>
          <table:table-cell table:formula="of:=[.S25]" office:value-type="float" office:value="4.81" calcext:value-type="float">
            <text:p>4,81</text:p>
          </table:table-cell>
          <table:table-cell table:formula="of:=([.J26]-[.S26])*([.J26]-[.S26])" office:value-type="float" office:value="3.2761" calcext:value-type="float">
            <text:p>3,28</text:p>
          </table:table-cell>
          <table:table-cell table:number-columns-repeated="5"/>
          <table:table-cell table:formula="of:=[Global.A26]" office:value-type="float" office:value="267" calcext:value-type="float">
            <text:p>267</text:p>
          </table:table-cell>
          <table:table-cell table:formula="of:=[Global.B26]" office:value-type="float" office:value="335" calcext:value-type="float">
            <text:p>335</text:p>
          </table:table-cell>
          <table:table-cell table:formula="of:=[.Z26]+[.AA26]" office:value-type="float" office:value="602" calcext:value-type="float">
            <text:p>602</text:p>
          </table:table-cell>
          <table:table-cell table:formula="of:=[.Z26]*100/[.AB26]" office:value-type="float" office:value="44.3521594684385" calcext:value-type="float">
            <text:p>44,35</text:p>
          </table:table-cell>
          <table:table-cell/>
        </table:table-row>
        <table:table-row table:style-name="ro1">
          <table:table-cell table:formula="of:=[Global.C27]" office:value-type="string" office:string-value="rand-20-200-200-20-2.dssp" calcext:value-type="string">
            <text:p>rand-20-200-200-20-2.dssp</text:p>
          </table:table-cell>
          <table:table-cell table:formula="of:=[Global.D27]" office:value-type="float" office:value="120" calcext:value-type="float">
            <text:p>120</text:p>
          </table:table-cell>
          <table:table-cell table:formula="of:=[Global.E27]" office:value-type="float" office:value="1" calcext:value-type="float">
            <text:p>1</text:p>
          </table:table-cell>
          <table:table-cell table:formula="of:=[Global.F27]" office:value-type="float" office:value="1" calcext:value-type="float">
            <text:p>1</text:p>
          </table:table-cell>
          <table:table-cell table:formula="of:=[Global.G27]" office:value-type="float" office:value="-0.114114" calcext:value-type="float">
            <text:p>-0,11</text:p>
          </table:table-cell>
          <table:table-cell table:formula="of:=[RA.K27]" office:value-type="float" office:value="1" calcext:value-type="float">
            <text:p>1</text:p>
          </table:table-cell>
          <table:table-cell table:formula="of:=[VNS.H27]" office:value-type="float" office:value="1" calcext:value-type="float">
            <text:p>1</text:p>
          </table:table-cell>
          <table:table-cell table:formula="of:=IF([.C27]&lt;0; IF([.C27]&lt;0; [.F27]-[.C27]; [.F27]+[.C27]); IF([.C27]&lt;0; [.F27]-[.C27]; [.F27]+[.C27]))" office:value-type="float" office:value="2" calcext:value-type="float">
            <text:p>2</text:p>
          </table:table-cell>
          <table:table-cell table:formula="of:=IF([.F27]&lt;0; IF([.C27]&lt;0; [.F27]-[.C27]; [.F27]+[.C27]); IF([.C27]&lt;0; [.F27]-[.C27]; [.F27]+[.C27]))" office:value-type="float" office:value="2" calcext:value-type="float">
            <text:p>2</text:p>
          </table:table-cell>
          <table:table-cell table:formula="of:=IF([.G27]&lt;0; IF([.C27]&lt;0; [.G27]-[.C27]; [.G27]+[.C27]); IF([.C27]&lt;0; [.G27]-[.C27]; [.G27]+[.C27]))" office:value-type="float" office:value="2" calcext:value-type="float">
            <text:p>2</text:p>
          </table:table-cell>
          <table:table-cell/>
          <table:table-cell table:formula="of:=IF([.I27]=[.J27]; &quot;IGUAL&quot;; IF([.I27]&lt;[.J27]; &quot;RA&quot;; &quot;VNS&quot;))" office:value-type="string" office:string-value="IGUAL" calcext:value-type="string">
            <text:p>IGUAL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Q26]" office:value-type="float" office:value="5.92" calcext:value-type="float">
            <text:p>5,92</text:p>
          </table:table-cell>
          <table:table-cell table:formula="of:=([.I27]-[.Q27])*([.I27]-[.Q27])" office:value-type="float" office:value="15.3664" calcext:value-type="float">
            <text:p>15,37</text:p>
          </table:table-cell>
          <table:table-cell table:formula="of:=[.S26]" office:value-type="float" office:value="4.81" calcext:value-type="float">
            <text:p>4,81</text:p>
          </table:table-cell>
          <table:table-cell table:formula="of:=([.J27]-[.S27])*([.J27]-[.S27])" office:value-type="float" office:value="7.8961" calcext:value-type="float">
            <text:p>7,9</text:p>
          </table:table-cell>
          <table:table-cell table:number-columns-repeated="5"/>
          <table:table-cell table:formula="of:=[Global.A27]" office:value-type="float" office:value="260" calcext:value-type="float">
            <text:p>260</text:p>
          </table:table-cell>
          <table:table-cell table:formula="of:=[Global.B27]" office:value-type="float" office:value="342" calcext:value-type="float">
            <text:p>342</text:p>
          </table:table-cell>
          <table:table-cell table:formula="of:=[.Z27]+[.AA27]" office:value-type="float" office:value="602" calcext:value-type="float">
            <text:p>602</text:p>
          </table:table-cell>
          <table:table-cell table:formula="of:=[.Z27]*100/[.AB27]" office:value-type="float" office:value="43.1893687707641" calcext:value-type="float">
            <text:p>43,19</text:p>
          </table:table-cell>
          <table:table-cell/>
        </table:table-row>
        <table:table-row table:style-name="ro1">
          <table:table-cell table:formula="of:=[Global.C28]" office:value-type="string" office:string-value="rand-20-200-200-25-1.dssp" calcext:value-type="string">
            <text:p>rand-20-200-200-25-1.dssp</text:p>
          </table:table-cell>
          <table:table-cell table:formula="of:=[Global.D28]" office:value-type="float" office:value="1739" calcext:value-type="float">
            <text:p>1739</text:p>
          </table:table-cell>
          <table:table-cell table:formula="of:=[Global.E28]" office:value-type="float" office:value="1" calcext:value-type="float">
            <text:p>1</text:p>
          </table:table-cell>
          <table:table-cell table:formula="of:=[Global.F28]" office:value-type="float" office:value="1" calcext:value-type="float">
            <text:p>1</text:p>
          </table:table-cell>
          <table:table-cell table:formula="of:=[Global.G28]" office:value-type="float" office:value="-0.220752" calcext:value-type="float">
            <text:p>-0,22</text:p>
          </table:table-cell>
          <table:table-cell table:formula="of:=[RA.K28]" office:value-type="float" office:value="2" calcext:value-type="float">
            <text:p>2</text:p>
          </table:table-cell>
          <table:table-cell table:formula="of:=[VNS.H28]" office:value-type="float" office:value="2" calcext:value-type="float">
            <text:p>2</text:p>
          </table:table-cell>
          <table:table-cell table:formula="of:=IF([.C28]&lt;0; IF([.C28]&lt;0; [.F28]-[.C28]; [.F28]+[.C28]); IF([.C28]&lt;0; [.F28]-[.C28]; [.F28]+[.C28]))" office:value-type="float" office:value="3" calcext:value-type="float">
            <text:p>3</text:p>
          </table:table-cell>
          <table:table-cell table:formula="of:=IF([.F28]&lt;0; IF([.C28]&lt;0; [.F28]-[.C28]; [.F28]+[.C28]); IF([.C28]&lt;0; [.F28]-[.C28]; [.F28]+[.C28]))" office:value-type="float" office:value="3" calcext:value-type="float">
            <text:p>3</text:p>
          </table:table-cell>
          <table:table-cell table:formula="of:=IF([.G28]&lt;0; IF([.C28]&lt;0; [.G28]-[.C28]; [.G28]+[.C28]); IF([.C28]&lt;0; [.G28]-[.C28]; [.G28]+[.C28]))" office:value-type="float" office:value="3" calcext:value-type="float">
            <text:p>3</text:p>
          </table:table-cell>
          <table:table-cell/>
          <table:table-cell table:formula="of:=IF([.I28]=[.J28]; &quot;IGUAL&quot;; IF([.I28]&lt;[.J28]; &quot;RA&quot;; &quot;VNS&quot;))" office:value-type="string" office:string-value="IGUAL" calcext:value-type="string">
            <text:p>IGUAL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Q27]" office:value-type="float" office:value="5.92" calcext:value-type="float">
            <text:p>5,92</text:p>
          </table:table-cell>
          <table:table-cell table:formula="of:=([.I28]-[.Q28])*([.I28]-[.Q28])" office:value-type="float" office:value="8.5264" calcext:value-type="float">
            <text:p>8,53</text:p>
          </table:table-cell>
          <table:table-cell table:formula="of:=[.S27]" office:value-type="float" office:value="4.81" calcext:value-type="float">
            <text:p>4,81</text:p>
          </table:table-cell>
          <table:table-cell table:formula="of:=([.J28]-[.S28])*([.J28]-[.S28])" office:value-type="float" office:value="3.2761" calcext:value-type="float">
            <text:p>3,28</text:p>
          </table:table-cell>
          <table:table-cell table:number-columns-repeated="5"/>
          <table:table-cell table:formula="of:=[Global.A28]" office:value-type="float" office:value="291" calcext:value-type="float">
            <text:p>291</text:p>
          </table:table-cell>
          <table:table-cell table:formula="of:=[Global.B28]" office:value-type="float" office:value="411" calcext:value-type="float">
            <text:p>411</text:p>
          </table:table-cell>
          <table:table-cell table:formula="of:=[.Z28]+[.AA28]" office:value-type="float" office:value="702" calcext:value-type="float">
            <text:p>702</text:p>
          </table:table-cell>
          <table:table-cell table:formula="of:=[.Z28]*100/[.AB28]" office:value-type="float" office:value="41.4529914529915" calcext:value-type="float">
            <text:p>41,45</text:p>
          </table:table-cell>
          <table:table-cell/>
        </table:table-row>
        <table:table-row table:style-name="ro1">
          <table:table-cell table:formula="of:=[Global.C29]" office:value-type="string" office:string-value="rand-20-200-200-25-2.dssp" calcext:value-type="string">
            <text:p>rand-20-200-200-25-2.dssp</text:p>
          </table:table-cell>
          <table:table-cell table:formula="of:=[Global.D29]" office:value-type="float" office:value="2214" calcext:value-type="float">
            <text:p>2214</text:p>
          </table:table-cell>
          <table:table-cell table:formula="of:=[Global.E29]" office:value-type="float" office:value="1" calcext:value-type="float">
            <text:p>1</text:p>
          </table:table-cell>
          <table:table-cell table:formula="of:=[Global.F29]" office:value-type="float" office:value="1" calcext:value-type="float">
            <text:p>1</text:p>
          </table:table-cell>
          <table:table-cell table:formula="of:=[Global.G29]" office:value-type="float" office:value="-0.175538" calcext:value-type="float">
            <text:p>-0,18</text:p>
          </table:table-cell>
          <table:table-cell table:formula="of:=[RA.K29]" office:value-type="float" office:value="2" calcext:value-type="float">
            <text:p>2</text:p>
          </table:table-cell>
          <table:table-cell table:formula="of:=[VNS.H29]" office:value-type="float" office:value="1" calcext:value-type="float">
            <text:p>1</text:p>
          </table:table-cell>
          <table:table-cell table:formula="of:=IF([.C29]&lt;0; IF([.C29]&lt;0; [.F29]-[.C29]; [.F29]+[.C29]); IF([.C29]&lt;0; [.F29]-[.C29]; [.F29]+[.C29]))" office:value-type="float" office:value="3" calcext:value-type="float">
            <text:p>3</text:p>
          </table:table-cell>
          <table:table-cell table:formula="of:=IF([.F29]&lt;0; IF([.C29]&lt;0; [.F29]-[.C29]; [.F29]+[.C29]); IF([.C29]&lt;0; [.F29]-[.C29]; [.F29]+[.C29]))" office:value-type="float" office:value="3" calcext:value-type="float">
            <text:p>3</text:p>
          </table:table-cell>
          <table:table-cell table:formula="of:=IF([.G29]&lt;0; IF([.C29]&lt;0; [.G29]-[.C29]; [.G29]+[.C29]); IF([.C29]&lt;0; [.G29]-[.C29]; [.G29]+[.C29]))" office:value-type="float" office:value="2" calcext:value-type="float">
            <text:p>2</text:p>
          </table:table-cell>
          <table:table-cell/>
          <table:table-cell table:formula="of:=IF([.I29]=[.J29]; &quot;IGUAL&quot;; IF([.I29]&lt;[.J29]; &quot;RA&quot;; &quot;VNS&quot;))" office:value-type="string" office:string-value="VNS" calcext:value-type="string">
            <text:p>VNS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Q28]" office:value-type="float" office:value="5.92" calcext:value-type="float">
            <text:p>5,92</text:p>
          </table:table-cell>
          <table:table-cell table:formula="of:=([.I29]-[.Q29])*([.I29]-[.Q29])" office:value-type="float" office:value="8.5264" calcext:value-type="float">
            <text:p>8,53</text:p>
          </table:table-cell>
          <table:table-cell table:formula="of:=[.S28]" office:value-type="float" office:value="4.81" calcext:value-type="float">
            <text:p>4,81</text:p>
          </table:table-cell>
          <table:table-cell table:formula="of:=([.J29]-[.S29])*([.J29]-[.S29])" office:value-type="float" office:value="7.8961" calcext:value-type="float">
            <text:p>7,9</text:p>
          </table:table-cell>
          <table:table-cell table:number-columns-repeated="5"/>
          <table:table-cell table:formula="of:=[Global.A29]" office:value-type="float" office:value="281" calcext:value-type="float">
            <text:p>281</text:p>
          </table:table-cell>
          <table:table-cell table:formula="of:=[Global.B29]" office:value-type="float" office:value="421" calcext:value-type="float">
            <text:p>421</text:p>
          </table:table-cell>
          <table:table-cell table:formula="of:=[.Z29]+[.AA29]" office:value-type="float" office:value="702" calcext:value-type="float">
            <text:p>702</text:p>
          </table:table-cell>
          <table:table-cell table:formula="of:=[.Z29]*100/[.AB29]" office:value-type="float" office:value="40.02849002849" calcext:value-type="float">
            <text:p>40,03</text:p>
          </table:table-cell>
          <table:table-cell/>
        </table:table-row>
        <table:table-row table:style-name="ro1">
          <table:table-cell table:formula="of:=[Global.C30]" office:value-type="string" office:string-value="rand-20-200-200-5-1.dssp" calcext:value-type="string">
            <text:p>rand-20-200-200-5-1.dssp</text:p>
          </table:table-cell>
          <table:table-cell table:formula="of:=[Global.D30]" office:value-type="float" office:value="1" calcext:value-type="float">
            <text:p>1</text:p>
          </table:table-cell>
          <table:table-cell table:formula="of:=[Global.E30]" office:value-type="float" office:value="1" calcext:value-type="float">
            <text:p>1</text:p>
          </table:table-cell>
          <table:table-cell table:formula="of:=[Global.F30]" office:value-type="float" office:value="1" calcext:value-type="float">
            <text:p>1</text:p>
          </table:table-cell>
          <table:table-cell table:formula="of:=[Global.G30]" office:value-type="float" office:value="1" calcext:value-type="float">
            <text:p>1</text:p>
          </table:table-cell>
          <table:table-cell table:formula="of:=[RA.K30]" office:value-type="float" office:value="1" calcext:value-type="float">
            <text:p>1</text:p>
          </table:table-cell>
          <table:table-cell table:formula="of:=[VNS.H30]" office:value-type="float" office:value="1" calcext:value-type="float">
            <text:p>1</text:p>
          </table:table-cell>
          <table:table-cell table:formula="of:=IF([.C30]&lt;0; IF([.C30]&lt;0; [.F30]-[.C30]; [.F30]+[.C30]); IF([.C30]&lt;0; [.F30]-[.C30]; [.F30]+[.C30]))" office:value-type="float" office:value="2" calcext:value-type="float">
            <text:p>2</text:p>
          </table:table-cell>
          <table:table-cell table:formula="of:=IF([.F30]&lt;0; IF([.C30]&lt;0; [.F30]-[.C30]; [.F30]+[.C30]); IF([.C30]&lt;0; [.F30]-[.C30]; [.F30]+[.C30]))" office:value-type="float" office:value="2" calcext:value-type="float">
            <text:p>2</text:p>
          </table:table-cell>
          <table:table-cell table:formula="of:=IF([.G30]&lt;0; IF([.C30]&lt;0; [.G30]-[.C30]; [.G30]+[.C30]); IF([.C30]&lt;0; [.G30]-[.C30]; [.G30]+[.C30]))" office:value-type="float" office:value="2" calcext:value-type="float">
            <text:p>2</text:p>
          </table:table-cell>
          <table:table-cell/>
          <table:table-cell table:formula="of:=IF([.I30]=[.J30]; &quot;IGUAL&quot;; IF([.I30]&lt;[.J30]; &quot;RA&quot;; &quot;VNS&quot;))" office:value-type="string" office:string-value="IGUAL" calcext:value-type="string">
            <text:p>IGUAL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Q29]" office:value-type="float" office:value="5.92" calcext:value-type="float">
            <text:p>5,92</text:p>
          </table:table-cell>
          <table:table-cell table:formula="of:=([.I30]-[.Q30])*([.I30]-[.Q30])" office:value-type="float" office:value="15.3664" calcext:value-type="float">
            <text:p>15,37</text:p>
          </table:table-cell>
          <table:table-cell table:formula="of:=[.S29]" office:value-type="float" office:value="4.81" calcext:value-type="float">
            <text:p>4,81</text:p>
          </table:table-cell>
          <table:table-cell table:formula="of:=([.J30]-[.S30])*([.J30]-[.S30])" office:value-type="float" office:value="7.8961" calcext:value-type="float">
            <text:p>7,9</text:p>
          </table:table-cell>
          <table:table-cell table:number-columns-repeated="5"/>
          <table:table-cell table:formula="of:=[Global.A30]" office:value-type="float" office:value="102" calcext:value-type="float">
            <text:p>102</text:p>
          </table:table-cell>
          <table:table-cell table:formula="of:=[Global.B30]" office:value-type="float" office:value="200" calcext:value-type="float">
            <text:p>200</text:p>
          </table:table-cell>
          <table:table-cell table:formula="of:=[.Z30]+[.AA30]" office:value-type="float" office:value="302" calcext:value-type="float">
            <text:p>302</text:p>
          </table:table-cell>
          <table:table-cell table:formula="of:=[.Z30]*100/[.AB30]" office:value-type="float" office:value="33.7748344370861" calcext:value-type="float">
            <text:p>33,77</text:p>
          </table:table-cell>
          <table:table-cell/>
        </table:table-row>
        <table:table-row table:style-name="ro1">
          <table:table-cell table:formula="of:=[Global.C31]" office:value-type="string" office:string-value="rand-20-200-200-5-2.dssp" calcext:value-type="string">
            <text:p>rand-20-200-200-5-2.dssp</text:p>
          </table:table-cell>
          <table:table-cell table:formula="of:=[Global.D31]" office:value-type="float" office:value="1" calcext:value-type="float">
            <text:p>1</text:p>
          </table:table-cell>
          <table:table-cell table:formula="of:=[Global.E31]" office:value-type="float" office:value="1" calcext:value-type="float">
            <text:p>1</text:p>
          </table:table-cell>
          <table:table-cell table:formula="of:=[Global.F31]" office:value-type="float" office:value="1" calcext:value-type="float">
            <text:p>1</text:p>
          </table:table-cell>
          <table:table-cell table:formula="of:=[Global.G31]" office:value-type="float" office:value="1" calcext:value-type="float">
            <text:p>1</text:p>
          </table:table-cell>
          <table:table-cell table:formula="of:=[RA.K31]" office:value-type="float" office:value="1" calcext:value-type="float">
            <text:p>1</text:p>
          </table:table-cell>
          <table:table-cell table:formula="of:=[VNS.H31]" office:value-type="float" office:value="1" calcext:value-type="float">
            <text:p>1</text:p>
          </table:table-cell>
          <table:table-cell table:formula="of:=IF([.C31]&lt;0; IF([.C31]&lt;0; [.F31]-[.C31]; [.F31]+[.C31]); IF([.C31]&lt;0; [.F31]-[.C31]; [.F31]+[.C31]))" office:value-type="float" office:value="2" calcext:value-type="float">
            <text:p>2</text:p>
          </table:table-cell>
          <table:table-cell table:formula="of:=IF([.F31]&lt;0; IF([.C31]&lt;0; [.F31]-[.C31]; [.F31]+[.C31]); IF([.C31]&lt;0; [.F31]-[.C31]; [.F31]+[.C31]))" office:value-type="float" office:value="2" calcext:value-type="float">
            <text:p>2</text:p>
          </table:table-cell>
          <table:table-cell table:formula="of:=IF([.G31]&lt;0; IF([.C31]&lt;0; [.G31]-[.C31]; [.G31]+[.C31]); IF([.C31]&lt;0; [.G31]-[.C31]; [.G31]+[.C31]))" office:value-type="float" office:value="2" calcext:value-type="float">
            <text:p>2</text:p>
          </table:table-cell>
          <table:table-cell/>
          <table:table-cell table:formula="of:=IF([.I31]=[.J31]; &quot;IGUAL&quot;; IF([.I31]&lt;[.J31]; &quot;RA&quot;; &quot;VNS&quot;))" office:value-type="string" office:string-value="IGUAL" calcext:value-type="string">
            <text:p>IGUAL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Q30]" office:value-type="float" office:value="5.92" calcext:value-type="float">
            <text:p>5,92</text:p>
          </table:table-cell>
          <table:table-cell table:formula="of:=([.I31]-[.Q31])*([.I31]-[.Q31])" office:value-type="float" office:value="15.3664" calcext:value-type="float">
            <text:p>15,37</text:p>
          </table:table-cell>
          <table:table-cell table:formula="of:=[.S30]" office:value-type="float" office:value="4.81" calcext:value-type="float">
            <text:p>4,81</text:p>
          </table:table-cell>
          <table:table-cell table:formula="of:=([.J31]-[.S31])*([.J31]-[.S31])" office:value-type="float" office:value="7.8961" calcext:value-type="float">
            <text:p>7,9</text:p>
          </table:table-cell>
          <table:table-cell table:number-columns-repeated="5"/>
          <table:table-cell table:formula="of:=[Global.A31]" office:value-type="float" office:value="61" calcext:value-type="float">
            <text:p>61</text:p>
          </table:table-cell>
          <table:table-cell table:formula="of:=[Global.B31]" office:value-type="float" office:value="241" calcext:value-type="float">
            <text:p>241</text:p>
          </table:table-cell>
          <table:table-cell table:formula="of:=[.Z31]+[.AA31]" office:value-type="float" office:value="302" calcext:value-type="float">
            <text:p>302</text:p>
          </table:table-cell>
          <table:table-cell table:formula="of:=[.Z31]*100/[.AB31]" office:value-type="float" office:value="20.1986754966887" calcext:value-type="float">
            <text:p>20,2</text:p>
          </table:table-cell>
          <table:table-cell/>
        </table:table-row>
        <table:table-row table:style-name="ro1">
          <table:table-cell table:formula="of:=[Global.C32]" office:value-type="string" office:string-value="rand-20-250-250-10-1.dssp" calcext:value-type="string">
            <text:p>rand-20-250-250-10-1.dssp</text:p>
          </table:table-cell>
          <table:table-cell table:formula="of:=[Global.D32]" office:value-type="float" office:value="2" calcext:value-type="float">
            <text:p>2</text:p>
          </table:table-cell>
          <table:table-cell table:formula="of:=[Global.E32]" office:value-type="float" office:value="1" calcext:value-type="float">
            <text:p>1</text:p>
          </table:table-cell>
          <table:table-cell table:formula="of:=[Global.F32]" office:value-type="float" office:value="1" calcext:value-type="float">
            <text:p>1</text:p>
          </table:table-cell>
          <table:table-cell table:formula="of:=[Global.G32]" office:value-type="float" office:value="0.236621" calcext:value-type="float">
            <text:p>0,24</text:p>
          </table:table-cell>
          <table:table-cell table:formula="of:=[RA.K32]" office:value-type="float" office:value="5" calcext:value-type="float">
            <text:p>5</text:p>
          </table:table-cell>
          <table:table-cell table:formula="of:=[VNS.H32]" office:value-type="float" office:value="2" calcext:value-type="float">
            <text:p>2</text:p>
          </table:table-cell>
          <table:table-cell table:formula="of:=IF([.C32]&lt;0; IF([.C32]&lt;0; [.F32]-[.C32]; [.F32]+[.C32]); IF([.C32]&lt;0; [.F32]-[.C32]; [.F32]+[.C32]))" office:value-type="float" office:value="6" calcext:value-type="float">
            <text:p>6</text:p>
          </table:table-cell>
          <table:table-cell table:formula="of:=IF([.F32]&lt;0; IF([.C32]&lt;0; [.F32]-[.C32]; [.F32]+[.C32]); IF([.C32]&lt;0; [.F32]-[.C32]; [.F32]+[.C32]))" office:value-type="float" office:value="6" calcext:value-type="float">
            <text:p>6</text:p>
          </table:table-cell>
          <table:table-cell table:formula="of:=IF([.G32]&lt;0; IF([.C32]&lt;0; [.G32]-[.C32]; [.G32]+[.C32]); IF([.C32]&lt;0; [.G32]-[.C32]; [.G32]+[.C32]))" office:value-type="float" office:value="3" calcext:value-type="float">
            <text:p>3</text:p>
          </table:table-cell>
          <table:table-cell/>
          <table:table-cell table:formula="of:=IF([.I32]=[.J32]; &quot;IGUAL&quot;; IF([.I32]&lt;[.J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Q31]" office:value-type="float" office:value="5.92" calcext:value-type="float">
            <text:p>5,92</text:p>
          </table:table-cell>
          <table:table-cell table:formula="of:=([.I32]-[.Q32])*([.I32]-[.Q32])" office:value-type="float" office:value="0.00640000000000001" calcext:value-type="float">
            <text:p>0,01</text:p>
          </table:table-cell>
          <table:table-cell table:formula="of:=[.S31]" office:value-type="float" office:value="4.81" calcext:value-type="float">
            <text:p>4,81</text:p>
          </table:table-cell>
          <table:table-cell table:formula="of:=([.J32]-[.S32])*([.J32]-[.S32])" office:value-type="float" office:value="3.2761" calcext:value-type="float">
            <text:p>3,28</text:p>
          </table:table-cell>
          <table:table-cell table:number-columns-repeated="5"/>
          <table:table-cell table:formula="of:=[Global.A32]" office:value-type="float" office:value="202" calcext:value-type="float">
            <text:p>202</text:p>
          </table:table-cell>
          <table:table-cell table:formula="of:=[Global.B32]" office:value-type="float" office:value="250" calcext:value-type="float">
            <text:p>250</text:p>
          </table:table-cell>
          <table:table-cell table:formula="of:=[.Z32]+[.AA32]" office:value-type="float" office:value="452" calcext:value-type="float">
            <text:p>452</text:p>
          </table:table-cell>
          <table:table-cell table:formula="of:=[.Z32]*100/[.AB32]" office:value-type="float" office:value="44.6902654867257" calcext:value-type="float">
            <text:p>44,69</text:p>
          </table:table-cell>
          <table:table-cell/>
        </table:table-row>
        <table:table-row table:style-name="ro1">
          <table:table-cell table:formula="of:=[Global.C33]" office:value-type="string" office:string-value="rand-20-250-250-10-2.dssp" calcext:value-type="string">
            <text:p>rand-20-250-250-10-2.dssp</text:p>
          </table:table-cell>
          <table:table-cell table:formula="of:=[Global.D33]" office:value-type="float" office:value="6" calcext:value-type="float">
            <text:p>6</text:p>
          </table:table-cell>
          <table:table-cell table:formula="of:=[Global.E33]" office:value-type="float" office:value="1" calcext:value-type="float">
            <text:p>1</text:p>
          </table:table-cell>
          <table:table-cell table:formula="of:=[Global.F33]" office:value-type="float" office:value="1" calcext:value-type="float">
            <text:p>1</text:p>
          </table:table-cell>
          <table:table-cell table:formula="of:=[Global.G33]" office:value-type="float" office:value="0.109244" calcext:value-type="float">
            <text:p>0,11</text:p>
          </table:table-cell>
          <table:table-cell table:formula="of:=[RA.K33]" office:value-type="float" office:value="5" calcext:value-type="float">
            <text:p>5</text:p>
          </table:table-cell>
          <table:table-cell table:formula="of:=[VNS.H33]" office:value-type="float" office:value="1" calcext:value-type="float">
            <text:p>1</text:p>
          </table:table-cell>
          <table:table-cell table:formula="of:=IF([.C33]&lt;0; IF([.C33]&lt;0; [.F33]-[.C33]; [.F33]+[.C33]); IF([.C33]&lt;0; [.F33]-[.C33]; [.F33]+[.C33]))" office:value-type="float" office:value="6" calcext:value-type="float">
            <text:p>6</text:p>
          </table:table-cell>
          <table:table-cell table:formula="of:=IF([.F33]&lt;0; IF([.C33]&lt;0; [.F33]-[.C33]; [.F33]+[.C33]); IF([.C33]&lt;0; [.F33]-[.C33]; [.F33]+[.C33]))" office:value-type="float" office:value="6" calcext:value-type="float">
            <text:p>6</text:p>
          </table:table-cell>
          <table:table-cell table:formula="of:=IF([.G33]&lt;0; IF([.C33]&lt;0; [.G33]-[.C33]; [.G33]+[.C33]); IF([.C33]&lt;0; [.G33]-[.C33]; [.G33]+[.C33]))" office:value-type="float" office:value="2" calcext:value-type="float">
            <text:p>2</text:p>
          </table:table-cell>
          <table:table-cell/>
          <table:table-cell table:formula="of:=IF([.I33]=[.J33]; &quot;IGUAL&quot;; IF([.I33]&lt;[.J33]; &quot;RA&quot;; &quot;VNS&quot;))" office:value-type="string" office:string-value="VNS" calcext:value-type="string">
            <text:p>VN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Q32]" office:value-type="float" office:value="5.92" calcext:value-type="float">
            <text:p>5,92</text:p>
          </table:table-cell>
          <table:table-cell table:formula="of:=([.I33]-[.Q33])*([.I33]-[.Q33])" office:value-type="float" office:value="0.00640000000000001" calcext:value-type="float">
            <text:p>0,01</text:p>
          </table:table-cell>
          <table:table-cell table:formula="of:=[.S32]" office:value-type="float" office:value="4.81" calcext:value-type="float">
            <text:p>4,81</text:p>
          </table:table-cell>
          <table:table-cell table:formula="of:=([.J33]-[.S33])*([.J33]-[.S33])" office:value-type="float" office:value="7.8961" calcext:value-type="float">
            <text:p>7,9</text:p>
          </table:table-cell>
          <table:table-cell table:number-columns-repeated="5"/>
          <table:table-cell table:formula="of:=[Global.A33]" office:value-type="float" office:value="199" calcext:value-type="float">
            <text:p>199</text:p>
          </table:table-cell>
          <table:table-cell table:formula="of:=[Global.B33]" office:value-type="float" office:value="253" calcext:value-type="float">
            <text:p>253</text:p>
          </table:table-cell>
          <table:table-cell table:formula="of:=[.Z33]+[.AA33]" office:value-type="float" office:value="452" calcext:value-type="float">
            <text:p>452</text:p>
          </table:table-cell>
          <table:table-cell table:formula="of:=[.Z33]*100/[.AB33]" office:value-type="float" office:value="44.0265486725664" calcext:value-type="float">
            <text:p>44,03</text:p>
          </table:table-cell>
          <table:table-cell/>
        </table:table-row>
        <table:table-row table:style-name="ro1">
          <table:table-cell table:formula="of:=[Global.C34]" office:value-type="string" office:string-value="rand-20-250-250-15-1.dssp" calcext:value-type="string">
            <text:p>rand-20-250-250-15-1.dssp</text:p>
          </table:table-cell>
          <table:table-cell table:formula="of:=[Global.D34]" office:value-type="float" office:value="59" calcext:value-type="float">
            <text:p>59</text:p>
          </table:table-cell>
          <table:table-cell table:formula="of:=[Global.E34]" office:value-type="float" office:value="1" calcext:value-type="float">
            <text:p>1</text:p>
          </table:table-cell>
          <table:table-cell table:formula="of:=[Global.F34]" office:value-type="float" office:value="1" calcext:value-type="float">
            <text:p>1</text:p>
          </table:table-cell>
          <table:table-cell table:formula="of:=[Global.G34]" office:value-type="float" office:value="0.037665" calcext:value-type="float">
            <text:p>0,04</text:p>
          </table:table-cell>
          <table:table-cell table:formula="of:=[RA.K34]" office:value-type="float" office:value="3" calcext:value-type="float">
            <text:p>3</text:p>
          </table:table-cell>
          <table:table-cell table:formula="of:=[VNS.H34]" office:value-type="float" office:value="2" calcext:value-type="float">
            <text:p>2</text:p>
          </table:table-cell>
          <table:table-cell table:formula="of:=IF([.C34]&lt;0; IF([.C34]&lt;0; [.F34]-[.C34]; [.F34]+[.C34]); IF([.C34]&lt;0; [.F34]-[.C34]; [.F34]+[.C34]))" office:value-type="float" office:value="4" calcext:value-type="float">
            <text:p>4</text:p>
          </table:table-cell>
          <table:table-cell table:formula="of:=IF([.F34]&lt;0; IF([.C34]&lt;0; [.F34]-[.C34]; [.F34]+[.C34]); IF([.C34]&lt;0; [.F34]-[.C34]; [.F34]+[.C34]))" office:value-type="float" office:value="4" calcext:value-type="float">
            <text:p>4</text:p>
          </table:table-cell>
          <table:table-cell table:formula="of:=IF([.G34]&lt;0; IF([.C34]&lt;0; [.G34]-[.C34]; [.G34]+[.C34]); IF([.C34]&lt;0; [.G34]-[.C34]; [.G34]+[.C34]))" office:value-type="float" office:value="3" calcext:value-type="float">
            <text:p>3</text:p>
          </table:table-cell>
          <table:table-cell/>
          <table:table-cell table:formula="of:=IF([.I34]=[.J34]; &quot;IGUAL&quot;; IF([.I34]&lt;[.J34]; &quot;RA&quot;; &quot;VNS&quot;))" office:value-type="string" office:string-value="VNS" calcext:value-type="string">
            <text:p>VN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Q33]" office:value-type="float" office:value="5.92" calcext:value-type="float">
            <text:p>5,92</text:p>
          </table:table-cell>
          <table:table-cell table:formula="of:=([.I34]-[.Q34])*([.I34]-[.Q34])" office:value-type="float" office:value="3.6864" calcext:value-type="float">
            <text:p>3,69</text:p>
          </table:table-cell>
          <table:table-cell table:formula="of:=[.S33]" office:value-type="float" office:value="4.81" calcext:value-type="float">
            <text:p>4,81</text:p>
          </table:table-cell>
          <table:table-cell table:formula="of:=([.J34]-[.S34])*([.J34]-[.S34])" office:value-type="float" office:value="3.2761" calcext:value-type="float">
            <text:p>3,28</text:p>
          </table:table-cell>
          <table:table-cell table:number-columns-repeated="5"/>
          <table:table-cell table:formula="of:=[Global.A34]" office:value-type="float" office:value="289" calcext:value-type="float">
            <text:p>289</text:p>
          </table:table-cell>
          <table:table-cell table:formula="of:=[Global.B34]" office:value-type="float" office:value="263" calcext:value-type="float">
            <text:p>263</text:p>
          </table:table-cell>
          <table:table-cell table:formula="of:=[.Z34]+[.AA34]" office:value-type="float" office:value="552" calcext:value-type="float">
            <text:p>552</text:p>
          </table:table-cell>
          <table:table-cell table:formula="of:=[.Z34]*100/[.AB34]" office:value-type="float" office:value="52.3550724637681" calcext:value-type="float">
            <text:p>52,36</text:p>
          </table:table-cell>
          <table:table-cell/>
        </table:table-row>
        <table:table-row table:style-name="ro1">
          <table:table-cell table:formula="of:=[Global.C35]" office:value-type="string" office:string-value="rand-20-250-250-15-2.dssp" calcext:value-type="string">
            <text:p>rand-20-250-250-15-2.dssp</text:p>
          </table:table-cell>
          <table:table-cell table:formula="of:=[Global.D35]" office:value-type="float" office:value="2" calcext:value-type="float">
            <text:p>2</text:p>
          </table:table-cell>
          <table:table-cell table:formula="of:=[Global.E35]" office:value-type="float" office:value="1" calcext:value-type="float">
            <text:p>1</text:p>
          </table:table-cell>
          <table:table-cell table:formula="of:=[Global.F35]" office:value-type="float" office:value="1" calcext:value-type="float">
            <text:p>1</text:p>
          </table:table-cell>
          <table:table-cell table:formula="of:=[Global.G35]" office:value-type="float" office:value="0.007588" calcext:value-type="float">
            <text:p>0,01</text:p>
          </table:table-cell>
          <table:table-cell table:formula="of:=[RA.K35]" office:value-type="float" office:value="1" calcext:value-type="float">
            <text:p>1</text:p>
          </table:table-cell>
          <table:table-cell table:formula="of:=[VNS.H35]" office:value-type="float" office:value="1" calcext:value-type="float">
            <text:p>1</text:p>
          </table:table-cell>
          <table:table-cell table:formula="of:=IF([.C35]&lt;0; IF([.C35]&lt;0; [.F35]-[.C35]; [.F35]+[.C35]); IF([.C35]&lt;0; [.F35]-[.C35]; [.F35]+[.C35]))" office:value-type="float" office:value="2" calcext:value-type="float">
            <text:p>2</text:p>
          </table:table-cell>
          <table:table-cell table:formula="of:=IF([.F35]&lt;0; IF([.C35]&lt;0; [.F35]-[.C35]; [.F35]+[.C35]); IF([.C35]&lt;0; [.F35]-[.C35]; [.F35]+[.C35]))" office:value-type="float" office:value="2" calcext:value-type="float">
            <text:p>2</text:p>
          </table:table-cell>
          <table:table-cell table:formula="of:=IF([.G35]&lt;0; IF([.C35]&lt;0; [.G35]-[.C35]; [.G35]+[.C35]); IF([.C35]&lt;0; [.G35]-[.C35]; [.G35]+[.C35]))" office:value-type="float" office:value="2" calcext:value-type="float">
            <text:p>2</text:p>
          </table:table-cell>
          <table:table-cell/>
          <table:table-cell table:formula="of:=IF([.I35]=[.J35]; &quot;IGUAL&quot;; IF([.I35]&lt;[.J35]; &quot;RA&quot;; &quot;VNS&quot;))" office:value-type="string" office:string-value="IGUAL" calcext:value-type="string">
            <text:p>IGUAL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Q34]" office:value-type="float" office:value="5.92" calcext:value-type="float">
            <text:p>5,92</text:p>
          </table:table-cell>
          <table:table-cell table:formula="of:=([.I35]-[.Q35])*([.I35]-[.Q35])" office:value-type="float" office:value="15.3664" calcext:value-type="float">
            <text:p>15,37</text:p>
          </table:table-cell>
          <table:table-cell table:formula="of:=[.S34]" office:value-type="float" office:value="4.81" calcext:value-type="float">
            <text:p>4,81</text:p>
          </table:table-cell>
          <table:table-cell table:formula="of:=([.J35]-[.S35])*([.J35]-[.S35])" office:value-type="float" office:value="7.8961" calcext:value-type="float">
            <text:p>7,9</text:p>
          </table:table-cell>
          <table:table-cell table:number-columns-repeated="5"/>
          <table:table-cell table:formula="of:=[Global.A35]" office:value-type="float" office:value="289" calcext:value-type="float">
            <text:p>289</text:p>
          </table:table-cell>
          <table:table-cell table:formula="of:=[Global.B35]" office:value-type="float" office:value="263" calcext:value-type="float">
            <text:p>263</text:p>
          </table:table-cell>
          <table:table-cell table:formula="of:=[.Z35]+[.AA35]" office:value-type="float" office:value="552" calcext:value-type="float">
            <text:p>552</text:p>
          </table:table-cell>
          <table:table-cell table:formula="of:=[.Z35]*100/[.AB35]" office:value-type="float" office:value="52.3550724637681" calcext:value-type="float">
            <text:p>52,36</text:p>
          </table:table-cell>
          <table:table-cell/>
        </table:table-row>
        <table:table-row table:style-name="ro1">
          <table:table-cell table:formula="of:=[Global.C36]" office:value-type="string" office:string-value="rand-20-250-250-20-1.dssp" calcext:value-type="string">
            <text:p>rand-20-250-250-20-1.dssp</text:p>
          </table:table-cell>
          <table:table-cell table:formula="of:=[Global.D36]" office:value-type="float" office:value="160" calcext:value-type="float">
            <text:p>160</text:p>
          </table:table-cell>
          <table:table-cell table:formula="of:=[Global.E36]" office:value-type="float" office:value="1" calcext:value-type="float">
            <text:p>1</text:p>
          </table:table-cell>
          <table:table-cell table:formula="of:=[Global.F36]" office:value-type="float" office:value="1" calcext:value-type="float">
            <text:p>1</text:p>
          </table:table-cell>
          <table:table-cell table:formula="of:=[Global.G36]" office:value-type="float" office:value="-0.088963" calcext:value-type="float">
            <text:p>-0,09</text:p>
          </table:table-cell>
          <table:table-cell table:formula="of:=[RA.K36]" office:value-type="float" office:value="2" calcext:value-type="float">
            <text:p>2</text:p>
          </table:table-cell>
          <table:table-cell table:formula="of:=[VNS.H36]" office:value-type="float" office:value="2" calcext:value-type="float">
            <text:p>2</text:p>
          </table:table-cell>
          <table:table-cell table:formula="of:=IF([.C36]&lt;0; IF([.C36]&lt;0; [.F36]-[.C36]; [.F36]+[.C36]); IF([.C36]&lt;0; [.F36]-[.C36]; [.F36]+[.C36]))" office:value-type="float" office:value="3" calcext:value-type="float">
            <text:p>3</text:p>
          </table:table-cell>
          <table:table-cell table:formula="of:=IF([.F36]&lt;0; IF([.C36]&lt;0; [.F36]-[.C36]; [.F36]+[.C36]); IF([.C36]&lt;0; [.F36]-[.C36]; [.F36]+[.C36]))" office:value-type="float" office:value="3" calcext:value-type="float">
            <text:p>3</text:p>
          </table:table-cell>
          <table:table-cell table:formula="of:=IF([.G36]&lt;0; IF([.C36]&lt;0; [.G36]-[.C36]; [.G36]+[.C36]); IF([.C36]&lt;0; [.G36]-[.C36]; [.G36]+[.C36]))" office:value-type="float" office:value="3" calcext:value-type="float">
            <text:p>3</text:p>
          </table:table-cell>
          <table:table-cell/>
          <table:table-cell table:formula="of:=IF([.I36]=[.J36]; &quot;IGUAL&quot;; IF([.I36]&lt;[.J36]; &quot;RA&quot;; &quot;VNS&quot;))" office:value-type="string" office:string-value="IGUAL" calcext:value-type="string">
            <text:p>IGUAL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Q35]" office:value-type="float" office:value="5.92" calcext:value-type="float">
            <text:p>5,92</text:p>
          </table:table-cell>
          <table:table-cell table:formula="of:=([.I36]-[.Q36])*([.I36]-[.Q36])" office:value-type="float" office:value="8.5264" calcext:value-type="float">
            <text:p>8,53</text:p>
          </table:table-cell>
          <table:table-cell table:formula="of:=[.S35]" office:value-type="float" office:value="4.81" calcext:value-type="float">
            <text:p>4,81</text:p>
          </table:table-cell>
          <table:table-cell table:formula="of:=([.J36]-[.S36])*([.J36]-[.S36])" office:value-type="float" office:value="3.2761" calcext:value-type="float">
            <text:p>3,28</text:p>
          </table:table-cell>
          <table:table-cell table:number-columns-repeated="5"/>
          <table:table-cell table:formula="of:=[Global.A36]" office:value-type="float" office:value="292" calcext:value-type="float">
            <text:p>292</text:p>
          </table:table-cell>
          <table:table-cell table:formula="of:=[Global.B36]" office:value-type="float" office:value="360" calcext:value-type="float">
            <text:p>360</text:p>
          </table:table-cell>
          <table:table-cell table:formula="of:=[.Z36]+[.AA36]" office:value-type="float" office:value="652" calcext:value-type="float">
            <text:p>652</text:p>
          </table:table-cell>
          <table:table-cell table:formula="of:=[.Z36]*100/[.AB36]" office:value-type="float" office:value="44.7852760736196" calcext:value-type="float">
            <text:p>44,79</text:p>
          </table:table-cell>
          <table:table-cell/>
        </table:table-row>
        <table:table-row table:style-name="ro1">
          <table:table-cell table:formula="of:=[Global.C37]" office:value-type="string" office:string-value="rand-20-250-250-20-2.dssp" calcext:value-type="string">
            <text:p>rand-20-250-250-20-2.dssp</text:p>
          </table:table-cell>
          <table:table-cell table:formula="of:=[Global.D37]" office:value-type="float" office:value="129" calcext:value-type="float">
            <text:p>129</text:p>
          </table:table-cell>
          <table:table-cell table:formula="of:=[Global.E37]" office:value-type="float" office:value="1" calcext:value-type="float">
            <text:p>1</text:p>
          </table:table-cell>
          <table:table-cell table:formula="of:=[Global.F37]" office:value-type="float" office:value="1" calcext:value-type="float">
            <text:p>1</text:p>
          </table:table-cell>
          <table:table-cell table:formula="of:=[Global.G37]" office:value-type="float" office:value="-0.052691" calcext:value-type="float">
            <text:p>-0,05</text:p>
          </table:table-cell>
          <table:table-cell table:formula="of:=[RA.K37]" office:value-type="float" office:value="2" calcext:value-type="float">
            <text:p>2</text:p>
          </table:table-cell>
          <table:table-cell table:formula="of:=[VNS.H37]" office:value-type="float" office:value="1" calcext:value-type="float">
            <text:p>1</text:p>
          </table:table-cell>
          <table:table-cell table:formula="of:=IF([.C37]&lt;0; IF([.C37]&lt;0; [.F37]-[.C37]; [.F37]+[.C37]); IF([.C37]&lt;0; [.F37]-[.C37]; [.F37]+[.C37]))" office:value-type="float" office:value="3" calcext:value-type="float">
            <text:p>3</text:p>
          </table:table-cell>
          <table:table-cell table:formula="of:=IF([.F37]&lt;0; IF([.C37]&lt;0; [.F37]-[.C37]; [.F37]+[.C37]); IF([.C37]&lt;0; [.F37]-[.C37]; [.F37]+[.C37]))" office:value-type="float" office:value="3" calcext:value-type="float">
            <text:p>3</text:p>
          </table:table-cell>
          <table:table-cell table:formula="of:=IF([.G37]&lt;0; IF([.C37]&lt;0; [.G37]-[.C37]; [.G37]+[.C37]); IF([.C37]&lt;0; [.G37]-[.C37]; [.G37]+[.C37]))" office:value-type="float" office:value="2" calcext:value-type="float">
            <text:p>2</text:p>
          </table:table-cell>
          <table:table-cell/>
          <table:table-cell table:formula="of:=IF([.I37]=[.J37]; &quot;IGUAL&quot;; IF([.I37]&lt;[.J37]; &quot;RA&quot;; &quot;VNS&quot;))" office:value-type="string" office:string-value="VNS" calcext:value-type="string">
            <text:p>VN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Q36]" office:value-type="float" office:value="5.92" calcext:value-type="float">
            <text:p>5,92</text:p>
          </table:table-cell>
          <table:table-cell table:formula="of:=([.I37]-[.Q37])*([.I37]-[.Q37])" office:value-type="float" office:value="8.5264" calcext:value-type="float">
            <text:p>8,53</text:p>
          </table:table-cell>
          <table:table-cell table:formula="of:=[.S36]" office:value-type="float" office:value="4.81" calcext:value-type="float">
            <text:p>4,81</text:p>
          </table:table-cell>
          <table:table-cell table:formula="of:=([.J37]-[.S37])*([.J37]-[.S37])" office:value-type="float" office:value="7.8961" calcext:value-type="float">
            <text:p>7,9</text:p>
          </table:table-cell>
          <table:table-cell table:number-columns-repeated="5"/>
          <table:table-cell table:formula="of:=[Global.A37]" office:value-type="float" office:value="312" calcext:value-type="float">
            <text:p>312</text:p>
          </table:table-cell>
          <table:table-cell table:formula="of:=[Global.B37]" office:value-type="float" office:value="340" calcext:value-type="float">
            <text:p>340</text:p>
          </table:table-cell>
          <table:table-cell table:formula="of:=[.Z37]+[.AA37]" office:value-type="float" office:value="652" calcext:value-type="float">
            <text:p>652</text:p>
          </table:table-cell>
          <table:table-cell table:formula="of:=[.Z37]*100/[.AB37]" office:value-type="float" office:value="47.8527607361963" calcext:value-type="float">
            <text:p>47,85</text:p>
          </table:table-cell>
          <table:table-cell/>
        </table:table-row>
        <table:table-row table:style-name="ro1">
          <table:table-cell table:formula="of:=[Global.C38]" office:value-type="string" office:string-value="rand-20-250-250-25-1.dssp" calcext:value-type="string">
            <text:p>rand-20-250-250-25-1.dssp</text:p>
          </table:table-cell>
          <table:table-cell table:formula="of:=[Global.D38]" office:value-type="float" office:value="3780" calcext:value-type="float">
            <text:p>3780</text:p>
          </table:table-cell>
          <table:table-cell table:formula="of:=[Global.E38]" office:value-type="float" office:value="1" calcext:value-type="float">
            <text:p>1</text:p>
          </table:table-cell>
          <table:table-cell table:formula="of:=[Global.F38]" office:value-type="float" office:value="1" calcext:value-type="float">
            <text:p>1</text:p>
          </table:table-cell>
          <table:table-cell table:formula="of:=[Global.G38]" office:value-type="float" office:value="-0.157865" calcext:value-type="float">
            <text:p>-0,16</text:p>
          </table:table-cell>
          <table:table-cell table:formula="of:=[RA.K38]" office:value-type="float" office:value="2" calcext:value-type="float">
            <text:p>2</text:p>
          </table:table-cell>
          <table:table-cell table:formula="of:=[VNS.H38]" office:value-type="float" office:value="2" calcext:value-type="float">
            <text:p>2</text:p>
          </table:table-cell>
          <table:table-cell table:formula="of:=IF([.C38]&lt;0; IF([.C38]&lt;0; [.F38]-[.C38]; [.F38]+[.C38]); IF([.C38]&lt;0; [.F38]-[.C38]; [.F38]+[.C38]))" office:value-type="float" office:value="3" calcext:value-type="float">
            <text:p>3</text:p>
          </table:table-cell>
          <table:table-cell table:formula="of:=IF([.F38]&lt;0; IF([.C38]&lt;0; [.F38]-[.C38]; [.F38]+[.C38]); IF([.C38]&lt;0; [.F38]-[.C38]; [.F38]+[.C38]))" office:value-type="float" office:value="3" calcext:value-type="float">
            <text:p>3</text:p>
          </table:table-cell>
          <table:table-cell table:formula="of:=IF([.G38]&lt;0; IF([.C38]&lt;0; [.G38]-[.C38]; [.G38]+[.C38]); IF([.C38]&lt;0; [.G38]-[.C38]; [.G38]+[.C38]))" office:value-type="float" office:value="3" calcext:value-type="float">
            <text:p>3</text:p>
          </table:table-cell>
          <table:table-cell/>
          <table:table-cell table:formula="of:=IF([.I38]=[.J38]; &quot;IGUAL&quot;; IF([.I38]&lt;[.J38]; &quot;RA&quot;; &quot;VNS&quot;))" office:value-type="string" office:string-value="IGUAL" calcext:value-type="string">
            <text:p>IGUAL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Q37]" office:value-type="float" office:value="5.92" calcext:value-type="float">
            <text:p>5,92</text:p>
          </table:table-cell>
          <table:table-cell table:formula="of:=([.I38]-[.Q38])*([.I38]-[.Q38])" office:value-type="float" office:value="8.5264" calcext:value-type="float">
            <text:p>8,53</text:p>
          </table:table-cell>
          <table:table-cell table:formula="of:=[.S37]" office:value-type="float" office:value="4.81" calcext:value-type="float">
            <text:p>4,81</text:p>
          </table:table-cell>
          <table:table-cell table:formula="of:=([.J38]-[.S38])*([.J38]-[.S38])" office:value-type="float" office:value="3.2761" calcext:value-type="float">
            <text:p>3,28</text:p>
          </table:table-cell>
          <table:table-cell table:number-columns-repeated="5"/>
          <table:table-cell table:formula="of:=[Global.A38]" office:value-type="float" office:value="330" calcext:value-type="float">
            <text:p>330</text:p>
          </table:table-cell>
          <table:table-cell table:formula="of:=[Global.B38]" office:value-type="float" office:value="422" calcext:value-type="float">
            <text:p>422</text:p>
          </table:table-cell>
          <table:table-cell table:formula="of:=[.Z38]+[.AA38]" office:value-type="float" office:value="752" calcext:value-type="float">
            <text:p>752</text:p>
          </table:table-cell>
          <table:table-cell table:formula="of:=[.Z38]*100/[.AB38]" office:value-type="float" office:value="43.8829787234043" calcext:value-type="float">
            <text:p>43,88</text:p>
          </table:table-cell>
          <table:table-cell/>
        </table:table-row>
        <table:table-row table:style-name="ro1">
          <table:table-cell table:formula="of:=[Global.C39]" office:value-type="string" office:string-value="rand-20-250-250-25-2.dssp" calcext:value-type="string">
            <text:p>rand-20-250-250-25-2.dssp</text:p>
          </table:table-cell>
          <table:table-cell table:formula="of:=[Global.D39]" office:value-type="float" office:value="1587" calcext:value-type="float">
            <text:p>1587</text:p>
          </table:table-cell>
          <table:table-cell table:formula="of:=[Global.E39]" office:value-type="float" office:value="1" calcext:value-type="float">
            <text:p>1</text:p>
          </table:table-cell>
          <table:table-cell table:formula="of:=[Global.F39]" office:value-type="float" office:value="1" calcext:value-type="float">
            <text:p>1</text:p>
          </table:table-cell>
          <table:table-cell table:formula="of:=[Global.G39]" office:value-type="float" office:value="-0.10759" calcext:value-type="float">
            <text:p>-0,11</text:p>
          </table:table-cell>
          <table:table-cell table:formula="of:=[RA.K39]" office:value-type="float" office:value="2" calcext:value-type="float">
            <text:p>2</text:p>
          </table:table-cell>
          <table:table-cell table:formula="of:=[VNS.H39]" office:value-type="float" office:value="2" calcext:value-type="float">
            <text:p>2</text:p>
          </table:table-cell>
          <table:table-cell table:formula="of:=IF([.C39]&lt;0; IF([.C39]&lt;0; [.F39]-[.C39]; [.F39]+[.C39]); IF([.C39]&lt;0; [.F39]-[.C39]; [.F39]+[.C39]))" office:value-type="float" office:value="3" calcext:value-type="float">
            <text:p>3</text:p>
          </table:table-cell>
          <table:table-cell table:formula="of:=IF([.F39]&lt;0; IF([.C39]&lt;0; [.F39]-[.C39]; [.F39]+[.C39]); IF([.C39]&lt;0; [.F39]-[.C39]; [.F39]+[.C39]))" office:value-type="float" office:value="3" calcext:value-type="float">
            <text:p>3</text:p>
          </table:table-cell>
          <table:table-cell table:formula="of:=IF([.G39]&lt;0; IF([.C39]&lt;0; [.G39]-[.C39]; [.G39]+[.C39]); IF([.C39]&lt;0; [.G39]-[.C39]; [.G39]+[.C39]))" office:value-type="float" office:value="3" calcext:value-type="float">
            <text:p>3</text:p>
          </table:table-cell>
          <table:table-cell/>
          <table:table-cell table:formula="of:=IF([.I39]=[.J39]; &quot;IGUAL&quot;; IF([.I39]&lt;[.J39]; &quot;RA&quot;; &quot;VNS&quot;))" office:value-type="string" office:string-value="IGUAL" calcext:value-type="string">
            <text:p>IGUAL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Q38]" office:value-type="float" office:value="5.92" calcext:value-type="float">
            <text:p>5,92</text:p>
          </table:table-cell>
          <table:table-cell table:formula="of:=([.I39]-[.Q39])*([.I39]-[.Q39])" office:value-type="float" office:value="8.5264" calcext:value-type="float">
            <text:p>8,53</text:p>
          </table:table-cell>
          <table:table-cell table:formula="of:=[.S38]" office:value-type="float" office:value="4.81" calcext:value-type="float">
            <text:p>4,81</text:p>
          </table:table-cell>
          <table:table-cell table:formula="of:=([.J39]-[.S39])*([.J39]-[.S39])" office:value-type="float" office:value="3.2761" calcext:value-type="float">
            <text:p>3,28</text:p>
          </table:table-cell>
          <table:table-cell table:number-columns-repeated="5"/>
          <table:table-cell table:formula="of:=[Global.A39]" office:value-type="float" office:value="331" calcext:value-type="float">
            <text:p>331</text:p>
          </table:table-cell>
          <table:table-cell table:formula="of:=[Global.B39]" office:value-type="float" office:value="421" calcext:value-type="float">
            <text:p>421</text:p>
          </table:table-cell>
          <table:table-cell table:formula="of:=[.Z39]+[.AA39]" office:value-type="float" office:value="752" calcext:value-type="float">
            <text:p>752</text:p>
          </table:table-cell>
          <table:table-cell table:formula="of:=[.Z39]*100/[.AB39]" office:value-type="float" office:value="44.0159574468085" calcext:value-type="float">
            <text:p>44,02</text:p>
          </table:table-cell>
          <table:table-cell/>
        </table:table-row>
        <table:table-row table:style-name="ro1">
          <table:table-cell table:formula="of:=[Global.C40]" office:value-type="string" office:string-value="rand-20-250-250-5-1.dssp" calcext:value-type="string">
            <text:p>rand-20-250-250-5-1.dssp</text:p>
          </table:table-cell>
          <table:table-cell table:formula="of:=[Global.D40]" office:value-type="float" office:value="1" calcext:value-type="float">
            <text:p>1</text:p>
          </table:table-cell>
          <table:table-cell table:formula="of:=[Global.E40]" office:value-type="float" office:value="1" calcext:value-type="float">
            <text:p>1</text:p>
          </table:table-cell>
          <table:table-cell table:formula="of:=[Global.F40]" office:value-type="float" office:value="1" calcext:value-type="float">
            <text:p>1</text:p>
          </table:table-cell>
          <table:table-cell table:formula="of:=[Global.G40]" office:value-type="float" office:value="1" calcext:value-type="float">
            <text:p>1</text:p>
          </table:table-cell>
          <table:table-cell table:formula="of:=[RA.K40]" office:value-type="float" office:value="1" calcext:value-type="float">
            <text:p>1</text:p>
          </table:table-cell>
          <table:table-cell table:formula="of:=[VNS.H40]" office:value-type="float" office:value="1" calcext:value-type="float">
            <text:p>1</text:p>
          </table:table-cell>
          <table:table-cell table:formula="of:=IF([.C40]&lt;0; IF([.C40]&lt;0; [.F40]-[.C40]; [.F40]+[.C40]); IF([.C40]&lt;0; [.F40]-[.C40]; [.F40]+[.C40]))" office:value-type="float" office:value="2" calcext:value-type="float">
            <text:p>2</text:p>
          </table:table-cell>
          <table:table-cell table:formula="of:=IF([.F40]&lt;0; IF([.C40]&lt;0; [.F40]-[.C40]; [.F40]+[.C40]); IF([.C40]&lt;0; [.F40]-[.C40]; [.F40]+[.C40]))" office:value-type="float" office:value="2" calcext:value-type="float">
            <text:p>2</text:p>
          </table:table-cell>
          <table:table-cell table:formula="of:=IF([.G40]&lt;0; IF([.C40]&lt;0; [.G40]-[.C40]; [.G40]+[.C40]); IF([.C40]&lt;0; [.G40]-[.C40]; [.G40]+[.C40]))" office:value-type="float" office:value="2" calcext:value-type="float">
            <text:p>2</text:p>
          </table:table-cell>
          <table:table-cell/>
          <table:table-cell table:formula="of:=IF([.I40]=[.J40]; &quot;IGUAL&quot;; IF([.I40]&lt;[.J40]; &quot;RA&quot;; &quot;VNS&quot;))" office:value-type="string" office:string-value="IGUAL" calcext:value-type="string">
            <text:p>IGUAL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Q39]" office:value-type="float" office:value="5.92" calcext:value-type="float">
            <text:p>5,92</text:p>
          </table:table-cell>
          <table:table-cell table:formula="of:=([.I40]-[.Q40])*([.I40]-[.Q40])" office:value-type="float" office:value="15.3664" calcext:value-type="float">
            <text:p>15,37</text:p>
          </table:table-cell>
          <table:table-cell table:formula="of:=[.S39]" office:value-type="float" office:value="4.81" calcext:value-type="float">
            <text:p>4,81</text:p>
          </table:table-cell>
          <table:table-cell table:formula="of:=([.J40]-[.S40])*([.J40]-[.S40])" office:value-type="float" office:value="7.8961" calcext:value-type="float">
            <text:p>7,9</text:p>
          </table:table-cell>
          <table:table-cell table:number-columns-repeated="5"/>
          <table:table-cell table:formula="of:=[Global.A40]" office:value-type="float" office:value="102" calcext:value-type="float">
            <text:p>102</text:p>
          </table:table-cell>
          <table:table-cell table:formula="of:=[Global.B40]" office:value-type="float" office:value="250" calcext:value-type="float">
            <text:p>250</text:p>
          </table:table-cell>
          <table:table-cell table:formula="of:=[.Z40]+[.AA40]" office:value-type="float" office:value="352" calcext:value-type="float">
            <text:p>352</text:p>
          </table:table-cell>
          <table:table-cell table:formula="of:=[.Z40]*100/[.AB40]" office:value-type="float" office:value="28.9772727272727" calcext:value-type="float">
            <text:p>28,98</text:p>
          </table:table-cell>
          <table:table-cell/>
        </table:table-row>
        <table:table-row table:style-name="ro1">
          <table:table-cell table:formula="of:=[Global.C41]" office:value-type="string" office:string-value="rand-20-250-250-5-2.dssp" calcext:value-type="string">
            <text:p>rand-20-250-250-5-2.dssp</text:p>
          </table:table-cell>
          <table:table-cell table:formula="of:=[Global.D41]" office:value-type="float" office:value="1" calcext:value-type="float">
            <text:p>1</text:p>
          </table:table-cell>
          <table:table-cell table:formula="of:=[Global.E41]" office:value-type="float" office:value="1" calcext:value-type="float">
            <text:p>1</text:p>
          </table:table-cell>
          <table:table-cell table:formula="of:=[Global.F41]" office:value-type="float" office:value="1" calcext:value-type="float">
            <text:p>1</text:p>
          </table:table-cell>
          <table:table-cell table:formula="of:=[Global.G41]" office:value-type="float" office:value="1" calcext:value-type="float">
            <text:p>1</text:p>
          </table:table-cell>
          <table:table-cell table:formula="of:=[RA.K41]" office:value-type="float" office:value="1" calcext:value-type="float">
            <text:p>1</text:p>
          </table:table-cell>
          <table:table-cell table:formula="of:=[VNS.H41]" office:value-type="float" office:value="1" calcext:value-type="float">
            <text:p>1</text:p>
          </table:table-cell>
          <table:table-cell table:formula="of:=IF([.C41]&lt;0; IF([.C41]&lt;0; [.F41]-[.C41]; [.F41]+[.C41]); IF([.C41]&lt;0; [.F41]-[.C41]; [.F41]+[.C41]))" office:value-type="float" office:value="2" calcext:value-type="float">
            <text:p>2</text:p>
          </table:table-cell>
          <table:table-cell table:formula="of:=IF([.F41]&lt;0; IF([.C41]&lt;0; [.F41]-[.C41]; [.F41]+[.C41]); IF([.C41]&lt;0; [.F41]-[.C41]; [.F41]+[.C41]))" office:value-type="float" office:value="2" calcext:value-type="float">
            <text:p>2</text:p>
          </table:table-cell>
          <table:table-cell table:formula="of:=IF([.G41]&lt;0; IF([.C41]&lt;0; [.G41]-[.C41]; [.G41]+[.C41]); IF([.C41]&lt;0; [.G41]-[.C41]; [.G41]+[.C41]))" office:value-type="float" office:value="2" calcext:value-type="float">
            <text:p>2</text:p>
          </table:table-cell>
          <table:table-cell/>
          <table:table-cell table:formula="of:=IF([.I41]=[.J41]; &quot;IGUAL&quot;; IF([.I41]&lt;[.J41]; &quot;RA&quot;; &quot;VNS&quot;))" office:value-type="string" office:string-value="IGUAL" calcext:value-type="string">
            <text:p>IGUAL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Q40]" office:value-type="float" office:value="5.92" calcext:value-type="float">
            <text:p>5,92</text:p>
          </table:table-cell>
          <table:table-cell table:formula="of:=([.I41]-[.Q41])*([.I41]-[.Q41])" office:value-type="float" office:value="15.3664" calcext:value-type="float">
            <text:p>15,37</text:p>
          </table:table-cell>
          <table:table-cell table:formula="of:=[.S40]" office:value-type="float" office:value="4.81" calcext:value-type="float">
            <text:p>4,81</text:p>
          </table:table-cell>
          <table:table-cell table:formula="of:=([.J41]-[.S41])*([.J41]-[.S41])" office:value-type="float" office:value="7.8961" calcext:value-type="float">
            <text:p>7,9</text:p>
          </table:table-cell>
          <table:table-cell table:number-columns-repeated="5"/>
          <table:table-cell table:formula="of:=[Global.A41]" office:value-type="float" office:value="59" calcext:value-type="float">
            <text:p>59</text:p>
          </table:table-cell>
          <table:table-cell table:formula="of:=[Global.B41]" office:value-type="float" office:value="293" calcext:value-type="float">
            <text:p>293</text:p>
          </table:table-cell>
          <table:table-cell table:formula="of:=[.Z41]+[.AA41]" office:value-type="float" office:value="352" calcext:value-type="float">
            <text:p>352</text:p>
          </table:table-cell>
          <table:table-cell table:formula="of:=[.Z41]*100/[.AB41]" office:value-type="float" office:value="16.7613636363636" calcext:value-type="float">
            <text:p>16,76</text:p>
          </table:table-cell>
          <table:table-cell/>
        </table:table-row>
        <table:table-row table:style-name="ro1">
          <table:table-cell table:formula="of:=[Global.C42]" office:value-type="string" office:string-value="rand-20-50-50-10-1.dssp" calcext:value-type="string">
            <text:p>rand-20-50-50-10-1.dssp</text:p>
          </table:table-cell>
          <table:table-cell table:formula="of:=[Global.D42]" office:value-type="float" office:value="1" calcext:value-type="float">
            <text:p>1</text:p>
          </table:table-cell>
          <table:table-cell table:formula="of:=[Global.E42]" office:value-type="float" office:value="0" calcext:value-type="float">
            <text:p>0</text:p>
          </table:table-cell>
          <table:table-cell table:formula="of:=[Global.F42]" office:value-type="float" office:value="0" calcext:value-type="float">
            <text:p>0</text:p>
          </table:table-cell>
          <table:table-cell table:formula="of:=[Global.G42]" office:value-type="float" office:value="0" calcext:value-type="float">
            <text:p>0</text:p>
          </table:table-cell>
          <table:table-cell table:formula="of:=[RA.K42]" office:value-type="float" office:value="0" calcext:value-type="float">
            <text:p>0</text:p>
          </table:table-cell>
          <table:table-cell table:formula="of:=[VNS.H42]" office:value-type="float" office:value="0" calcext:value-type="float">
            <text:p>0</text:p>
          </table:table-cell>
          <table:table-cell table:formula="of:=IF([.C42]&lt;0; IF([.C42]&lt;0; [.F42]-[.C42]; [.F42]+[.C42]); IF([.C42]&lt;0; [.F42]-[.C42]; [.F42]+[.C42]))" office:value-type="float" office:value="0" calcext:value-type="float">
            <text:p>0</text:p>
          </table:table-cell>
          <table:table-cell table:formula="of:=IF([.F42]&lt;0; IF([.C42]&lt;0; [.F42]-[.C42]; [.F42]+[.C42]); IF([.C42]&lt;0; [.F42]-[.C42]; [.F42]+[.C42]))" office:value-type="float" office:value="0" calcext:value-type="float">
            <text:p>0</text:p>
          </table:table-cell>
          <table:table-cell table:formula="of:=IF([.G42]&lt;0; IF([.C42]&lt;0; [.G42]-[.C42]; [.G42]+[.C42]); IF([.C42]&lt;0; [.G42]-[.C42]; [.G42]+[.C42]))" office:value-type="float" office:value="0" calcext:value-type="float">
            <text:p>0</text:p>
          </table:table-cell>
          <table:table-cell/>
          <table:table-cell table:formula="of:=IF([.I42]=[.J42]; &quot;IGUAL&quot;; IF([.I42]&lt;[.J42]; &quot;RA&quot;; &quot;VNS&quot;))" office:value-type="string" office:string-value="IGUAL" calcext:value-type="string">
            <text:p>IGUAL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Q41]" office:value-type="float" office:value="5.92" calcext:value-type="float">
            <text:p>5,92</text:p>
          </table:table-cell>
          <table:table-cell table:formula="of:=([.I42]-[.Q42])*([.I42]-[.Q42])" office:value-type="float" office:value="35.0464" calcext:value-type="float">
            <text:p>35,05</text:p>
          </table:table-cell>
          <table:table-cell table:formula="of:=[.S41]" office:value-type="float" office:value="4.81" calcext:value-type="float">
            <text:p>4,81</text:p>
          </table:table-cell>
          <table:table-cell table:formula="of:=([.J42]-[.S42])*([.J42]-[.S42])" office:value-type="float" office:value="23.1361" calcext:value-type="float">
            <text:p>23,14</text:p>
          </table:table-cell>
          <table:table-cell table:number-columns-repeated="5"/>
          <table:table-cell table:formula="of:=[Global.A42]" office:value-type="float" office:value="80" calcext:value-type="float">
            <text:p>80</text:p>
          </table:table-cell>
          <table:table-cell table:formula="of:=[Global.B42]" office:value-type="float" office:value="172" calcext:value-type="float">
            <text:p>172</text:p>
          </table:table-cell>
          <table:table-cell table:formula="of:=[.Z42]+[.AA42]" office:value-type="float" office:value="252" calcext:value-type="float">
            <text:p>252</text:p>
          </table:table-cell>
          <table:table-cell table:formula="of:=[.Z42]*100/[.AB42]" office:value-type="float" office:value="31.7460317460317" calcext:value-type="float">
            <text:p>31,75</text:p>
          </table:table-cell>
          <table:table-cell/>
        </table:table-row>
        <table:table-row table:style-name="ro1">
          <table:table-cell table:formula="of:=[Global.C43]" office:value-type="string" office:string-value="rand-20-50-50-10-2.dssp" calcext:value-type="string">
            <text:p>rand-20-50-50-10-2.dssp</text:p>
          </table:table-cell>
          <table:table-cell table:formula="of:=[Global.D43]" office:value-type="float" office:value="1" calcext:value-type="float">
            <text:p>1</text:p>
          </table:table-cell>
          <table:table-cell table:formula="of:=[Global.E43]" office:value-type="float" office:value="-0" calcext:value-type="float">
            <text:p>0</text:p>
          </table:table-cell>
          <table:table-cell table:formula="of:=[Global.F43]" office:value-type="float" office:value="-0" calcext:value-type="float">
            <text:p>0</text:p>
          </table:table-cell>
          <table:table-cell table:formula="of:=[Global.G43]" office:value-type="float" office:value="-0" calcext:value-type="float">
            <text:p>0</text:p>
          </table:table-cell>
          <table:table-cell table:formula="of:=[RA.K43]" office:value-type="float" office:value="0" calcext:value-type="float">
            <text:p>0</text:p>
          </table:table-cell>
          <table:table-cell table:formula="of:=[VNS.H43]" office:value-type="float" office:value="0" calcext:value-type="float">
            <text:p>0</text:p>
          </table:table-cell>
          <table:table-cell table:formula="of:=IF([.C43]&lt;0; IF([.C43]&lt;0; [.F43]-[.C43]; [.F43]+[.C43]); IF([.C43]&lt;0; [.F43]-[.C43]; [.F43]+[.C43]))" office:value-type="float" office:value="0" calcext:value-type="float">
            <text:p>0</text:p>
          </table:table-cell>
          <table:table-cell table:formula="of:=IF([.F43]&lt;0; IF([.C43]&lt;0; [.F43]-[.C43]; [.F43]+[.C43]); IF([.C43]&lt;0; [.F43]-[.C43]; [.F43]+[.C43]))" office:value-type="float" office:value="0" calcext:value-type="float">
            <text:p>0</text:p>
          </table:table-cell>
          <table:table-cell table:formula="of:=IF([.G43]&lt;0; IF([.C43]&lt;0; [.G43]-[.C43]; [.G43]+[.C43]); IF([.C43]&lt;0; [.G43]-[.C43]; [.G43]+[.C43]))" office:value-type="float" office:value="0" calcext:value-type="float">
            <text:p>0</text:p>
          </table:table-cell>
          <table:table-cell/>
          <table:table-cell table:formula="of:=IF([.I43]=[.J43]; &quot;IGUAL&quot;; IF([.I43]&lt;[.J43]; &quot;RA&quot;; &quot;VNS&quot;))" office:value-type="string" office:string-value="IGUAL" calcext:value-type="string">
            <text:p>IGUAL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Q42]" office:value-type="float" office:value="5.92" calcext:value-type="float">
            <text:p>5,92</text:p>
          </table:table-cell>
          <table:table-cell table:formula="of:=([.I43]-[.Q43])*([.I43]-[.Q43])" office:value-type="float" office:value="35.0464" calcext:value-type="float">
            <text:p>35,05</text:p>
          </table:table-cell>
          <table:table-cell table:formula="of:=[.S42]" office:value-type="float" office:value="4.81" calcext:value-type="float">
            <text:p>4,81</text:p>
          </table:table-cell>
          <table:table-cell table:formula="of:=([.J43]-[.S43])*([.J43]-[.S43])" office:value-type="float" office:value="23.1361" calcext:value-type="float">
            <text:p>23,14</text:p>
          </table:table-cell>
          <table:table-cell table:number-columns-repeated="5"/>
          <table:table-cell table:formula="of:=[Global.A43]" office:value-type="float" office:value="78" calcext:value-type="float">
            <text:p>78</text:p>
          </table:table-cell>
          <table:table-cell table:formula="of:=[Global.B43]" office:value-type="float" office:value="174" calcext:value-type="float">
            <text:p>174</text:p>
          </table:table-cell>
          <table:table-cell table:formula="of:=[.Z43]+[.AA43]" office:value-type="float" office:value="252" calcext:value-type="float">
            <text:p>252</text:p>
          </table:table-cell>
          <table:table-cell table:formula="of:=[.Z43]*100/[.AB43]" office:value-type="float" office:value="30.952380952381" calcext:value-type="float">
            <text:p>30,95</text:p>
          </table:table-cell>
          <table:table-cell/>
        </table:table-row>
        <table:table-row table:style-name="ro1">
          <table:table-cell table:formula="of:=[Global.C44]" office:value-type="string" office:string-value="rand-20-50-50-15-1.dssp" calcext:value-type="string">
            <text:p>rand-20-50-50-15-1.dssp</text:p>
          </table:table-cell>
          <table:table-cell table:formula="of:=[Global.D44]" office:value-type="float" office:value="1" calcext:value-type="float">
            <text:p>1</text:p>
          </table:table-cell>
          <table:table-cell table:formula="of:=[Global.E44]" office:value-type="float" office:value="-0" calcext:value-type="float">
            <text:p>0</text:p>
          </table:table-cell>
          <table:table-cell table:formula="of:=[Global.F44]" office:value-type="float" office:value="-0" calcext:value-type="float">
            <text:p>0</text:p>
          </table:table-cell>
          <table:table-cell table:formula="of:=[Global.G44]" office:value-type="float" office:value="-0" calcext:value-type="float">
            <text:p>0</text:p>
          </table:table-cell>
          <table:table-cell table:formula="of:=[RA.K44]" office:value-type="float" office:value="0" calcext:value-type="float">
            <text:p>0</text:p>
          </table:table-cell>
          <table:table-cell table:formula="of:=[VNS.H44]" office:value-type="float" office:value="0" calcext:value-type="float">
            <text:p>0</text:p>
          </table:table-cell>
          <table:table-cell table:formula="of:=IF([.C44]&lt;0; IF([.C44]&lt;0; [.F44]-[.C44]; [.F44]+[.C44]); IF([.C44]&lt;0; [.F44]-[.C44]; [.F44]+[.C44]))" office:value-type="float" office:value="0" calcext:value-type="float">
            <text:p>0</text:p>
          </table:table-cell>
          <table:table-cell table:formula="of:=IF([.F44]&lt;0; IF([.C44]&lt;0; [.F44]-[.C44]; [.F44]+[.C44]); IF([.C44]&lt;0; [.F44]-[.C44]; [.F44]+[.C44]))" office:value-type="float" office:value="0" calcext:value-type="float">
            <text:p>0</text:p>
          </table:table-cell>
          <table:table-cell table:formula="of:=IF([.G44]&lt;0; IF([.C44]&lt;0; [.G44]-[.C44]; [.G44]+[.C44]); IF([.C44]&lt;0; [.G44]-[.C44]; [.G44]+[.C44]))" office:value-type="float" office:value="0" calcext:value-type="float">
            <text:p>0</text:p>
          </table:table-cell>
          <table:table-cell/>
          <table:table-cell table:formula="of:=IF([.I44]=[.J44]; &quot;IGUAL&quot;; IF([.I44]&lt;[.J44]; &quot;RA&quot;; &quot;VNS&quot;))" office:value-type="string" office:string-value="IGUAL" calcext:value-type="string">
            <text:p>IGUAL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Q43]" office:value-type="float" office:value="5.92" calcext:value-type="float">
            <text:p>5,92</text:p>
          </table:table-cell>
          <table:table-cell table:formula="of:=([.I44]-[.Q44])*([.I44]-[.Q44])" office:value-type="float" office:value="35.0464" calcext:value-type="float">
            <text:p>35,05</text:p>
          </table:table-cell>
          <table:table-cell table:formula="of:=[.S43]" office:value-type="float" office:value="4.81" calcext:value-type="float">
            <text:p>4,81</text:p>
          </table:table-cell>
          <table:table-cell table:formula="of:=([.J44]-[.S44])*([.J44]-[.S44])" office:value-type="float" office:value="23.1361" calcext:value-type="float">
            <text:p>23,14</text:p>
          </table:table-cell>
          <table:table-cell table:number-columns-repeated="5"/>
          <table:table-cell table:formula="of:=[Global.A44]" office:value-type="float" office:value="92" calcext:value-type="float">
            <text:p>92</text:p>
          </table:table-cell>
          <table:table-cell table:formula="of:=[Global.B44]" office:value-type="float" office:value="260" calcext:value-type="float">
            <text:p>260</text:p>
          </table:table-cell>
          <table:table-cell table:formula="of:=[.Z44]+[.AA44]" office:value-type="float" office:value="352" calcext:value-type="float">
            <text:p>352</text:p>
          </table:table-cell>
          <table:table-cell table:formula="of:=[.Z44]*100/[.AB44]" office:value-type="float" office:value="26.1363636363636" calcext:value-type="float">
            <text:p>26,14</text:p>
          </table:table-cell>
          <table:table-cell/>
        </table:table-row>
        <table:table-row table:style-name="ro1">
          <table:table-cell table:formula="of:=[Global.C45]" office:value-type="string" office:string-value="rand-20-50-50-15-2.dssp" calcext:value-type="string">
            <text:p>rand-20-50-50-15-2.dssp</text:p>
          </table:table-cell>
          <table:table-cell table:formula="of:=[Global.D45]" office:value-type="float" office:value="2" calcext:value-type="float">
            <text:p>2</text:p>
          </table:table-cell>
          <table:table-cell table:formula="of:=[Global.E45]" office:value-type="float" office:value="0" calcext:value-type="float">
            <text:p>0</text:p>
          </table:table-cell>
          <table:table-cell table:formula="of:=[Global.F45]" office:value-type="float" office:value="0" calcext:value-type="float">
            <text:p>0</text:p>
          </table:table-cell>
          <table:table-cell table:formula="of:=[Global.G45]" office:value-type="float" office:value="-0.473673" calcext:value-type="float">
            <text:p>-0,47</text:p>
          </table:table-cell>
          <table:table-cell table:formula="of:=[RA.K45]" office:value-type="float" office:value="0" calcext:value-type="float">
            <text:p>0</text:p>
          </table:table-cell>
          <table:table-cell table:formula="of:=[VNS.H45]" office:value-type="float" office:value="0" calcext:value-type="float">
            <text:p>0</text:p>
          </table:table-cell>
          <table:table-cell table:formula="of:=IF([.C45]&lt;0; IF([.C45]&lt;0; [.F45]-[.C45]; [.F45]+[.C45]); IF([.C45]&lt;0; [.F45]-[.C45]; [.F45]+[.C45]))" office:value-type="float" office:value="0" calcext:value-type="float">
            <text:p>0</text:p>
          </table:table-cell>
          <table:table-cell table:formula="of:=IF([.F45]&lt;0; IF([.C45]&lt;0; [.F45]-[.C45]; [.F45]+[.C45]); IF([.C45]&lt;0; [.F45]-[.C45]; [.F45]+[.C45]))" office:value-type="float" office:value="0" calcext:value-type="float">
            <text:p>0</text:p>
          </table:table-cell>
          <table:table-cell table:formula="of:=IF([.G45]&lt;0; IF([.C45]&lt;0; [.G45]-[.C45]; [.G45]+[.C45]); IF([.C45]&lt;0; [.G45]-[.C45]; [.G45]+[.C45]))" office:value-type="float" office:value="0" calcext:value-type="float">
            <text:p>0</text:p>
          </table:table-cell>
          <table:table-cell/>
          <table:table-cell table:formula="of:=IF([.I45]=[.J45]; &quot;IGUAL&quot;; IF([.I45]&lt;[.J45]; &quot;RA&quot;; &quot;VNS&quot;))" office:value-type="string" office:string-value="IGUAL" calcext:value-type="string">
            <text:p>IGUAL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Q44]" office:value-type="float" office:value="5.92" calcext:value-type="float">
            <text:p>5,92</text:p>
          </table:table-cell>
          <table:table-cell table:formula="of:=([.I45]-[.Q45])*([.I45]-[.Q45])" office:value-type="float" office:value="35.0464" calcext:value-type="float">
            <text:p>35,05</text:p>
          </table:table-cell>
          <table:table-cell table:formula="of:=[.S44]" office:value-type="float" office:value="4.81" calcext:value-type="float">
            <text:p>4,81</text:p>
          </table:table-cell>
          <table:table-cell table:formula="of:=([.J45]-[.S45])*([.J45]-[.S45])" office:value-type="float" office:value="23.1361" calcext:value-type="float">
            <text:p>23,14</text:p>
          </table:table-cell>
          <table:table-cell table:number-columns-repeated="5"/>
          <table:table-cell table:formula="of:=[Global.A45]" office:value-type="float" office:value="83" calcext:value-type="float">
            <text:p>83</text:p>
          </table:table-cell>
          <table:table-cell table:formula="of:=[Global.B45]" office:value-type="float" office:value="269" calcext:value-type="float">
            <text:p>269</text:p>
          </table:table-cell>
          <table:table-cell table:formula="of:=[.Z45]+[.AA45]" office:value-type="float" office:value="352" calcext:value-type="float">
            <text:p>352</text:p>
          </table:table-cell>
          <table:table-cell table:formula="of:=[.Z45]*100/[.AB45]" office:value-type="float" office:value="23.5795454545455" calcext:value-type="float">
            <text:p>23,58</text:p>
          </table:table-cell>
          <table:table-cell/>
        </table:table-row>
        <table:table-row table:style-name="ro1">
          <table:table-cell table:formula="of:=[Global.C46]" office:value-type="string" office:string-value="rand-20-50-50-20-1.dssp" calcext:value-type="string">
            <text:p>rand-20-50-50-20-1.dssp</text:p>
          </table:table-cell>
          <table:table-cell table:formula="of:=[Global.D46]" office:value-type="float" office:value="1" calcext:value-type="float">
            <text:p>1</text:p>
          </table:table-cell>
          <table:table-cell table:formula="of:=[Global.E46]" office:value-type="float" office:value="0" calcext:value-type="float">
            <text:p>0</text:p>
          </table:table-cell>
          <table:table-cell table:formula="of:=[Global.F46]" office:value-type="float" office:value="0" calcext:value-type="float">
            <text:p>0</text:p>
          </table:table-cell>
          <table:table-cell table:formula="of:=[Global.G46]" office:value-type="float" office:value="0" calcext:value-type="float">
            <text:p>0</text:p>
          </table:table-cell>
          <table:table-cell table:formula="of:=[RA.K46]" office:value-type="float" office:value="0" calcext:value-type="float">
            <text:p>0</text:p>
          </table:table-cell>
          <table:table-cell table:formula="of:=[VNS.H46]" office:value-type="float" office:value="0" calcext:value-type="float">
            <text:p>0</text:p>
          </table:table-cell>
          <table:table-cell table:formula="of:=IF([.C46]&lt;0; IF([.C46]&lt;0; [.F46]-[.C46]; [.F46]+[.C46]); IF([.C46]&lt;0; [.F46]-[.C46]; [.F46]+[.C46]))" office:value-type="float" office:value="0" calcext:value-type="float">
            <text:p>0</text:p>
          </table:table-cell>
          <table:table-cell table:formula="of:=IF([.F46]&lt;0; IF([.C46]&lt;0; [.F46]-[.C46]; [.F46]+[.C46]); IF([.C46]&lt;0; [.F46]-[.C46]; [.F46]+[.C46]))" office:value-type="float" office:value="0" calcext:value-type="float">
            <text:p>0</text:p>
          </table:table-cell>
          <table:table-cell table:formula="of:=IF([.G46]&lt;0; IF([.C46]&lt;0; [.G46]-[.C46]; [.G46]+[.C46]); IF([.C46]&lt;0; [.G46]-[.C46]; [.G46]+[.C46]))" office:value-type="float" office:value="0" calcext:value-type="float">
            <text:p>0</text:p>
          </table:table-cell>
          <table:table-cell/>
          <table:table-cell table:formula="of:=IF([.I46]=[.J46]; &quot;IGUAL&quot;; IF([.I46]&lt;[.J46]; &quot;RA&quot;; &quot;VNS&quot;))" office:value-type="string" office:string-value="IGUAL" calcext:value-type="string">
            <text:p>IGUAL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Q45]" office:value-type="float" office:value="5.92" calcext:value-type="float">
            <text:p>5,92</text:p>
          </table:table-cell>
          <table:table-cell table:formula="of:=([.I46]-[.Q46])*([.I46]-[.Q46])" office:value-type="float" office:value="35.0464" calcext:value-type="float">
            <text:p>35,05</text:p>
          </table:table-cell>
          <table:table-cell table:formula="of:=[.S45]" office:value-type="float" office:value="4.81" calcext:value-type="float">
            <text:p>4,81</text:p>
          </table:table-cell>
          <table:table-cell table:formula="of:=([.J46]-[.S46])*([.J46]-[.S46])" office:value-type="float" office:value="23.1361" calcext:value-type="float">
            <text:p>23,14</text:p>
          </table:table-cell>
          <table:table-cell table:number-columns-repeated="5"/>
          <table:table-cell table:formula="of:=[Global.A46]" office:value-type="float" office:value="95" calcext:value-type="float">
            <text:p>95</text:p>
          </table:table-cell>
          <table:table-cell table:formula="of:=[Global.B46]" office:value-type="float" office:value="357" calcext:value-type="float">
            <text:p>357</text:p>
          </table:table-cell>
          <table:table-cell table:formula="of:=[.Z46]+[.AA46]" office:value-type="float" office:value="452" calcext:value-type="float">
            <text:p>452</text:p>
          </table:table-cell>
          <table:table-cell table:formula="of:=[.Z46]*100/[.AB46]" office:value-type="float" office:value="21.0176991150442" calcext:value-type="float">
            <text:p>21,02</text:p>
          </table:table-cell>
          <table:table-cell/>
        </table:table-row>
        <table:table-row table:style-name="ro1">
          <table:table-cell table:formula="of:=[Global.C47]" office:value-type="string" office:string-value="rand-20-50-50-20-2.dssp" calcext:value-type="string">
            <text:p>rand-20-50-50-20-2.dssp</text:p>
          </table:table-cell>
          <table:table-cell table:formula="of:=[Global.D47]" office:value-type="float" office:value="3" calcext:value-type="float">
            <text:p>3</text:p>
          </table:table-cell>
          <table:table-cell table:formula="of:=[Global.E47]" office:value-type="float" office:value="0" calcext:value-type="float">
            <text:p>0</text:p>
          </table:table-cell>
          <table:table-cell table:formula="of:=[Global.F47]" office:value-type="float" office:value="0" calcext:value-type="float">
            <text:p>0</text:p>
          </table:table-cell>
          <table:table-cell table:formula="of:=[Global.G47]" office:value-type="float" office:value="-0.725299" calcext:value-type="float">
            <text:p>-0,73</text:p>
          </table:table-cell>
          <table:table-cell table:formula="of:=[RA.K47]" office:value-type="float" office:value="1" calcext:value-type="float">
            <text:p>1</text:p>
          </table:table-cell>
          <table:table-cell table:formula="of:=[VNS.H47]" office:value-type="float" office:value="1" calcext:value-type="float">
            <text:p>1</text:p>
          </table:table-cell>
          <table:table-cell table:formula="of:=IF([.C47]&lt;0; IF([.C47]&lt;0; [.F47]-[.C47]; [.F47]+[.C47]); IF([.C47]&lt;0; [.F47]-[.C47]; [.F47]+[.C47]))" office:value-type="float" office:value="1" calcext:value-type="float">
            <text:p>1</text:p>
          </table:table-cell>
          <table:table-cell table:formula="of:=IF([.F47]&lt;0; IF([.C47]&lt;0; [.F47]-[.C47]; [.F47]+[.C47]); IF([.C47]&lt;0; [.F47]-[.C47]; [.F47]+[.C47]))" office:value-type="float" office:value="1" calcext:value-type="float">
            <text:p>1</text:p>
          </table:table-cell>
          <table:table-cell table:formula="of:=IF([.G47]&lt;0; IF([.C47]&lt;0; [.G47]-[.C47]; [.G47]+[.C47]); IF([.C47]&lt;0; [.G47]-[.C47]; [.G47]+[.C47]))" office:value-type="float" office:value="1" calcext:value-type="float">
            <text:p>1</text:p>
          </table:table-cell>
          <table:table-cell/>
          <table:table-cell table:formula="of:=IF([.I47]=[.J47]; &quot;IGUAL&quot;; IF([.I47]&lt;[.J47]; &quot;RA&quot;; &quot;VNS&quot;))" office:value-type="string" office:string-value="IGUAL" calcext:value-type="string">
            <text:p>IGUAL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Q46]" office:value-type="float" office:value="5.92" calcext:value-type="float">
            <text:p>5,92</text:p>
          </table:table-cell>
          <table:table-cell table:formula="of:=([.I47]-[.Q47])*([.I47]-[.Q47])" office:value-type="float" office:value="24.2064" calcext:value-type="float">
            <text:p>24,21</text:p>
          </table:table-cell>
          <table:table-cell table:formula="of:=[.S46]" office:value-type="float" office:value="4.81" calcext:value-type="float">
            <text:p>4,81</text:p>
          </table:table-cell>
          <table:table-cell table:formula="of:=([.J47]-[.S47])*([.J47]-[.S47])" office:value-type="float" office:value="14.5161" calcext:value-type="float">
            <text:p>14,52</text:p>
          </table:table-cell>
          <table:table-cell table:number-columns-repeated="5"/>
          <table:table-cell table:formula="of:=[Global.A47]" office:value-type="float" office:value="98" calcext:value-type="float">
            <text:p>98</text:p>
          </table:table-cell>
          <table:table-cell table:formula="of:=[Global.B47]" office:value-type="float" office:value="354" calcext:value-type="float">
            <text:p>354</text:p>
          </table:table-cell>
          <table:table-cell table:formula="of:=[.Z47]+[.AA47]" office:value-type="float" office:value="452" calcext:value-type="float">
            <text:p>452</text:p>
          </table:table-cell>
          <table:table-cell table:formula="of:=[.Z47]*100/[.AB47]" office:value-type="float" office:value="21.6814159292035" calcext:value-type="float">
            <text:p>21,68</text:p>
          </table:table-cell>
          <table:table-cell/>
        </table:table-row>
        <table:table-row table:style-name="ro1">
          <table:table-cell table:formula="of:=[Global.C48]" office:value-type="string" office:string-value="rand-20-50-50-25-1.dssp" calcext:value-type="string">
            <text:p>rand-20-50-50-25-1.dssp</text:p>
          </table:table-cell>
          <table:table-cell table:formula="of:=[Global.D48]" office:value-type="float" office:value="3" calcext:value-type="float">
            <text:p>3</text:p>
          </table:table-cell>
          <table:table-cell table:formula="of:=[Global.E48]" office:value-type="float" office:value="0" calcext:value-type="float">
            <text:p>0</text:p>
          </table:table-cell>
          <table:table-cell table:formula="of:=[Global.F48]" office:value-type="float" office:value="0" calcext:value-type="float">
            <text:p>0</text:p>
          </table:table-cell>
          <table:table-cell table:formula="of:=[Global.G48]" office:value-type="float" office:value="-1.137945" calcext:value-type="float">
            <text:p>-1,14</text:p>
          </table:table-cell>
          <table:table-cell table:formula="of:=[RA.K48]" office:value-type="float" office:value="1" calcext:value-type="float">
            <text:p>1</text:p>
          </table:table-cell>
          <table:table-cell table:formula="of:=[VNS.H48]" office:value-type="float" office:value="1" calcext:value-type="float">
            <text:p>1</text:p>
          </table:table-cell>
          <table:table-cell table:formula="of:=IF([.C48]&lt;0; IF([.C48]&lt;0; [.F48]-[.C48]; [.F48]+[.C48]); IF([.C48]&lt;0; [.F48]-[.C48]; [.F48]+[.C48]))" office:value-type="float" office:value="1" calcext:value-type="float">
            <text:p>1</text:p>
          </table:table-cell>
          <table:table-cell table:formula="of:=IF([.F48]&lt;0; IF([.C48]&lt;0; [.F48]-[.C48]; [.F48]+[.C48]); IF([.C48]&lt;0; [.F48]-[.C48]; [.F48]+[.C48]))" office:value-type="float" office:value="1" calcext:value-type="float">
            <text:p>1</text:p>
          </table:table-cell>
          <table:table-cell table:formula="of:=IF([.G48]&lt;0; IF([.C48]&lt;0; [.G48]-[.C48]; [.G48]+[.C48]); IF([.C48]&lt;0; [.G48]-[.C48]; [.G48]+[.C48]))" office:value-type="float" office:value="1" calcext:value-type="float">
            <text:p>1</text:p>
          </table:table-cell>
          <table:table-cell/>
          <table:table-cell table:formula="of:=IF([.I48]=[.J48]; &quot;IGUAL&quot;; IF([.I48]&lt;[.J48]; &quot;RA&quot;; &quot;VNS&quot;))" office:value-type="string" office:string-value="IGUAL" calcext:value-type="string">
            <text:p>IGUAL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Q47]" office:value-type="float" office:value="5.92" calcext:value-type="float">
            <text:p>5,92</text:p>
          </table:table-cell>
          <table:table-cell table:formula="of:=([.I48]-[.Q48])*([.I48]-[.Q48])" office:value-type="float" office:value="24.2064" calcext:value-type="float">
            <text:p>24,21</text:p>
          </table:table-cell>
          <table:table-cell table:formula="of:=[.S47]" office:value-type="float" office:value="4.81" calcext:value-type="float">
            <text:p>4,81</text:p>
          </table:table-cell>
          <table:table-cell table:formula="of:=([.J48]-[.S48])*([.J48]-[.S48])" office:value-type="float" office:value="14.5161" calcext:value-type="float">
            <text:p>14,52</text:p>
          </table:table-cell>
          <table:table-cell table:number-columns-repeated="5"/>
          <table:table-cell table:formula="of:=[Global.A48]" office:value-type="float" office:value="111" calcext:value-type="float">
            <text:p>111</text:p>
          </table:table-cell>
          <table:table-cell table:formula="of:=[Global.B48]" office:value-type="float" office:value="441" calcext:value-type="float">
            <text:p>441</text:p>
          </table:table-cell>
          <table:table-cell table:formula="of:=[.Z48]+[.AA48]" office:value-type="float" office:value="552" calcext:value-type="float">
            <text:p>552</text:p>
          </table:table-cell>
          <table:table-cell table:formula="of:=[.Z48]*100/[.AB48]" office:value-type="float" office:value="20.1086956521739" calcext:value-type="float">
            <text:p>20,11</text:p>
          </table:table-cell>
          <table:table-cell/>
        </table:table-row>
        <table:table-row table:style-name="ro1">
          <table:table-cell table:formula="of:=[Global.C49]" office:value-type="string" office:string-value="rand-20-50-50-25-2.dssp" calcext:value-type="string">
            <text:p>rand-20-50-50-25-2.dssp</text:p>
          </table:table-cell>
          <table:table-cell table:formula="of:=[Global.D49]" office:value-type="float" office:value="4" calcext:value-type="float">
            <text:p>4</text:p>
          </table:table-cell>
          <table:table-cell table:formula="of:=[Global.E49]" office:value-type="float" office:value="0" calcext:value-type="float">
            <text:p>0</text:p>
          </table:table-cell>
          <table:table-cell table:formula="of:=[Global.F49]" office:value-type="float" office:value="0" calcext:value-type="float">
            <text:p>0</text:p>
          </table:table-cell>
          <table:table-cell table:formula="of:=[Global.G49]" office:value-type="float" office:value="-1.011277" calcext:value-type="float">
            <text:p>-1,01</text:p>
          </table:table-cell>
          <table:table-cell table:formula="of:=[RA.K49]" office:value-type="float" office:value="1" calcext:value-type="float">
            <text:p>1</text:p>
          </table:table-cell>
          <table:table-cell table:formula="of:=[VNS.H49]" office:value-type="float" office:value="1" calcext:value-type="float">
            <text:p>1</text:p>
          </table:table-cell>
          <table:table-cell table:formula="of:=IF([.C49]&lt;0; IF([.C49]&lt;0; [.F49]-[.C49]; [.F49]+[.C49]); IF([.C49]&lt;0; [.F49]-[.C49]; [.F49]+[.C49]))" office:value-type="float" office:value="1" calcext:value-type="float">
            <text:p>1</text:p>
          </table:table-cell>
          <table:table-cell table:formula="of:=IF([.F49]&lt;0; IF([.C49]&lt;0; [.F49]-[.C49]; [.F49]+[.C49]); IF([.C49]&lt;0; [.F49]-[.C49]; [.F49]+[.C49]))" office:value-type="float" office:value="1" calcext:value-type="float">
            <text:p>1</text:p>
          </table:table-cell>
          <table:table-cell table:formula="of:=IF([.G49]&lt;0; IF([.C49]&lt;0; [.G49]-[.C49]; [.G49]+[.C49]); IF([.C49]&lt;0; [.G49]-[.C49]; [.G49]+[.C49]))" office:value-type="float" office:value="1" calcext:value-type="float">
            <text:p>1</text:p>
          </table:table-cell>
          <table:table-cell/>
          <table:table-cell table:formula="of:=IF([.I49]=[.J49]; &quot;IGUAL&quot;; IF([.I49]&lt;[.J49]; &quot;RA&quot;; &quot;VNS&quot;))" office:value-type="string" office:string-value="IGUAL" calcext:value-type="string">
            <text:p>IGUAL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Q48]" office:value-type="float" office:value="5.92" calcext:value-type="float">
            <text:p>5,92</text:p>
          </table:table-cell>
          <table:table-cell table:formula="of:=([.I49]-[.Q49])*([.I49]-[.Q49])" office:value-type="float" office:value="24.2064" calcext:value-type="float">
            <text:p>24,21</text:p>
          </table:table-cell>
          <table:table-cell table:formula="of:=[.S48]" office:value-type="float" office:value="4.81" calcext:value-type="float">
            <text:p>4,81</text:p>
          </table:table-cell>
          <table:table-cell table:formula="of:=([.J49]-[.S49])*([.J49]-[.S49])" office:value-type="float" office:value="14.5161" calcext:value-type="float">
            <text:p>14,52</text:p>
          </table:table-cell>
          <table:table-cell table:number-columns-repeated="5"/>
          <table:table-cell table:formula="of:=[Global.A49]" office:value-type="float" office:value="103" calcext:value-type="float">
            <text:p>103</text:p>
          </table:table-cell>
          <table:table-cell table:formula="of:=[Global.B49]" office:value-type="float" office:value="449" calcext:value-type="float">
            <text:p>449</text:p>
          </table:table-cell>
          <table:table-cell table:formula="of:=[.Z49]+[.AA49]" office:value-type="float" office:value="552" calcext:value-type="float">
            <text:p>552</text:p>
          </table:table-cell>
          <table:table-cell table:formula="of:=[.Z49]*100/[.AB49]" office:value-type="float" office:value="18.6594202898551" calcext:value-type="float">
            <text:p>18,66</text:p>
          </table:table-cell>
          <table:table-cell/>
        </table:table-row>
        <table:table-row table:style-name="ro1">
          <table:table-cell table:formula="of:=[Global.C50]" office:value-type="string" office:string-value="rand-20-50-50-5-1.dssp" calcext:value-type="string">
            <text:p>rand-20-50-50-5-1.dssp</text:p>
          </table:table-cell>
          <table:table-cell table:formula="of:=[Global.D50]" office:value-type="float" office:value="1" calcext:value-type="float">
            <text:p>1</text:p>
          </table:table-cell>
          <table:table-cell table:formula="of:=[Global.E50]" office:value-type="float" office:value="0" calcext:value-type="float">
            <text:p>0</text:p>
          </table:table-cell>
          <table:table-cell table:formula="of:=[Global.F50]" office:value-type="float" office:value="0" calcext:value-type="float">
            <text:p>0</text:p>
          </table:table-cell>
          <table:table-cell table:formula="of:=[Global.G50]" office:value-type="float" office:value="0" calcext:value-type="float">
            <text:p>0</text:p>
          </table:table-cell>
          <table:table-cell table:formula="of:=[RA.K50]" office:value-type="float" office:value="0" calcext:value-type="float">
            <text:p>0</text:p>
          </table:table-cell>
          <table:table-cell table:formula="of:=[VNS.H50]" office:value-type="float" office:value="0" calcext:value-type="float">
            <text:p>0</text:p>
          </table:table-cell>
          <table:table-cell table:formula="of:=IF([.C50]&lt;0; IF([.C50]&lt;0; [.F50]-[.C50]; [.F50]+[.C50]); IF([.C50]&lt;0; [.F50]-[.C50]; [.F50]+[.C50]))" office:value-type="float" office:value="0" calcext:value-type="float">
            <text:p>0</text:p>
          </table:table-cell>
          <table:table-cell table:formula="of:=IF([.F50]&lt;0; IF([.C50]&lt;0; [.F50]-[.C50]; [.F50]+[.C50]); IF([.C50]&lt;0; [.F50]-[.C50]; [.F50]+[.C50]))" office:value-type="float" office:value="0" calcext:value-type="float">
            <text:p>0</text:p>
          </table:table-cell>
          <table:table-cell table:formula="of:=IF([.G50]&lt;0; IF([.C50]&lt;0; [.G50]-[.C50]; [.G50]+[.C50]); IF([.C50]&lt;0; [.G50]-[.C50]; [.G50]+[.C50]))" office:value-type="float" office:value="0" calcext:value-type="float">
            <text:p>0</text:p>
          </table:table-cell>
          <table:table-cell/>
          <table:table-cell table:formula="of:=IF([.I50]=[.J50]; &quot;IGUAL&quot;; IF([.I50]&lt;[.J50]; &quot;RA&quot;; &quot;VNS&quot;))" office:value-type="string" office:string-value="IGUAL" calcext:value-type="string">
            <text:p>IGUAL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Q49]" office:value-type="float" office:value="5.92" calcext:value-type="float">
            <text:p>5,92</text:p>
          </table:table-cell>
          <table:table-cell table:formula="of:=([.I50]-[.Q50])*([.I50]-[.Q50])" office:value-type="float" office:value="35.0464" calcext:value-type="float">
            <text:p>35,05</text:p>
          </table:table-cell>
          <table:table-cell table:formula="of:=[.S49]" office:value-type="float" office:value="4.81" calcext:value-type="float">
            <text:p>4,81</text:p>
          </table:table-cell>
          <table:table-cell table:formula="of:=([.J50]-[.S50])*([.J50]-[.S50])" office:value-type="float" office:value="23.1361" calcext:value-type="float">
            <text:p>23,14</text:p>
          </table:table-cell>
          <table:table-cell table:number-columns-repeated="5"/>
          <table:table-cell table:formula="of:=[Global.A50]" office:value-type="float" office:value="69" calcext:value-type="float">
            <text:p>69</text:p>
          </table:table-cell>
          <table:table-cell table:formula="of:=[Global.B50]" office:value-type="float" office:value="83" calcext:value-type="float">
            <text:p>83</text:p>
          </table:table-cell>
          <table:table-cell table:formula="of:=[.Z50]+[.AA50]" office:value-type="float" office:value="152" calcext:value-type="float">
            <text:p>152</text:p>
          </table:table-cell>
          <table:table-cell table:formula="of:=[.Z50]*100/[.AB50]" office:value-type="float" office:value="45.3947368421053" calcext:value-type="float">
            <text:p>45,39</text:p>
          </table:table-cell>
          <table:table-cell/>
        </table:table-row>
        <table:table-row table:style-name="ro1">
          <table:table-cell table:formula="of:=[Global.C51]" office:value-type="string" office:string-value="rand-20-50-50-5-2.dssp" calcext:value-type="string">
            <text:p>rand-20-50-50-5-2.dssp</text:p>
          </table:table-cell>
          <table:table-cell table:formula="of:=[Global.D51]" office:value-type="float" office:value="1" calcext:value-type="float">
            <text:p>1</text:p>
          </table:table-cell>
          <table:table-cell table:formula="of:=[Global.E51]" office:value-type="float" office:value="-0" calcext:value-type="float">
            <text:p>0</text:p>
          </table:table-cell>
          <table:table-cell table:formula="of:=[Global.F51]" office:value-type="float" office:value="-0" calcext:value-type="float">
            <text:p>0</text:p>
          </table:table-cell>
          <table:table-cell table:formula="of:=[Global.G51]" office:value-type="float" office:value="-0" calcext:value-type="float">
            <text:p>0</text:p>
          </table:table-cell>
          <table:table-cell table:formula="of:=[RA.K51]" office:value-type="float" office:value="0" calcext:value-type="float">
            <text:p>0</text:p>
          </table:table-cell>
          <table:table-cell table:formula="of:=[VNS.H51]" office:value-type="float" office:value="0" calcext:value-type="float">
            <text:p>0</text:p>
          </table:table-cell>
          <table:table-cell table:formula="of:=IF([.C51]&lt;0; IF([.C51]&lt;0; [.F51]-[.C51]; [.F51]+[.C51]); IF([.C51]&lt;0; [.F51]-[.C51]; [.F51]+[.C51]))" office:value-type="float" office:value="0" calcext:value-type="float">
            <text:p>0</text:p>
          </table:table-cell>
          <table:table-cell table:formula="of:=IF([.F51]&lt;0; IF([.C51]&lt;0; [.F51]-[.C51]; [.F51]+[.C51]); IF([.C51]&lt;0; [.F51]-[.C51]; [.F51]+[.C51]))" office:value-type="float" office:value="0" calcext:value-type="float">
            <text:p>0</text:p>
          </table:table-cell>
          <table:table-cell table:formula="of:=IF([.G51]&lt;0; IF([.C51]&lt;0; [.G51]-[.C51]; [.G51]+[.C51]); IF([.C51]&lt;0; [.G51]-[.C51]; [.G51]+[.C51]))" office:value-type="float" office:value="0" calcext:value-type="float">
            <text:p>0</text:p>
          </table:table-cell>
          <table:table-cell/>
          <table:table-cell table:formula="of:=IF([.I51]=[.J51]; &quot;IGUAL&quot;; IF([.I51]&lt;[.J51]; &quot;RA&quot;; &quot;VNS&quot;))" office:value-type="string" office:string-value="IGUAL" calcext:value-type="string">
            <text:p>IGUAL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Q50]" office:value-type="float" office:value="5.92" calcext:value-type="float">
            <text:p>5,92</text:p>
          </table:table-cell>
          <table:table-cell table:formula="of:=([.I51]-[.Q51])*([.I51]-[.Q51])" office:value-type="float" office:value="35.0464" calcext:value-type="float">
            <text:p>35,05</text:p>
          </table:table-cell>
          <table:table-cell table:formula="of:=[.S50]" office:value-type="float" office:value="4.81" calcext:value-type="float">
            <text:p>4,81</text:p>
          </table:table-cell>
          <table:table-cell table:formula="of:=([.J51]-[.S51])*([.J51]-[.S51])" office:value-type="float" office:value="23.1361" calcext:value-type="float">
            <text:p>23,14</text:p>
          </table:table-cell>
          <table:table-cell table:number-columns-repeated="5"/>
          <table:table-cell table:formula="of:=[Global.A51]" office:value-type="float" office:value="53" calcext:value-type="float">
            <text:p>53</text:p>
          </table:table-cell>
          <table:table-cell table:formula="of:=[Global.B51]" office:value-type="float" office:value="99" calcext:value-type="float">
            <text:p>99</text:p>
          </table:table-cell>
          <table:table-cell table:formula="of:=[.Z51]+[.AA51]" office:value-type="float" office:value="152" calcext:value-type="float">
            <text:p>152</text:p>
          </table:table-cell>
          <table:table-cell table:formula="of:=[.Z51]*100/[.AB51]" office:value-type="float" office:value="34.8684210526316" calcext:value-type="float">
            <text:p>34,87</text:p>
          </table:table-cell>
          <table:table-cell/>
        </table:table-row>
        <table:table-row table:style-name="ro1">
          <table:table-cell table:formula="of:=[Global.C52]" office:value-type="string" office:string-value="rand-4-100-100-10-1.dssp" calcext:value-type="string">
            <text:p>rand-4-100-100-10-1.dssp</text:p>
          </table:table-cell>
          <table:table-cell table:formula="of:=[Global.D52]" office:value-type="float" office:value="806" calcext:value-type="float">
            <text:p>806</text:p>
          </table:table-cell>
          <table:table-cell table:formula="of:=[Global.E52]" office:value-type="float" office:value="3" calcext:value-type="float">
            <text:p>3</text:p>
          </table:table-cell>
          <table:table-cell table:formula="of:=[Global.F52]" office:value-type="float" office:value="3" calcext:value-type="float">
            <text:p>3</text:p>
          </table:table-cell>
          <table:table-cell table:formula="of:=[Global.G52]" office:value-type="float" office:value="1" calcext:value-type="float">
            <text:p>1</text:p>
          </table:table-cell>
          <table:table-cell table:formula="of:=[RA.K52]" office:value-type="float" office:value="6" calcext:value-type="float">
            <text:p>6</text:p>
          </table:table-cell>
          <table:table-cell table:formula="of:=[VNS.H52]" office:value-type="float" office:value="4" calcext:value-type="float">
            <text:p>4</text:p>
          </table:table-cell>
          <table:table-cell table:formula="of:=IF([.C52]&lt;0; IF([.C52]&lt;0; [.F52]-[.C52]; [.F52]+[.C52]); IF([.C52]&lt;0; [.F52]-[.C52]; [.F52]+[.C52]))" office:value-type="float" office:value="9" calcext:value-type="float">
            <text:p>9</text:p>
          </table:table-cell>
          <table:table-cell table:formula="of:=IF([.F52]&lt;0; IF([.C52]&lt;0; [.F52]-[.C52]; [.F52]+[.C52]); IF([.C52]&lt;0; [.F52]-[.C52]; [.F52]+[.C52]))" office:value-type="float" office:value="9" calcext:value-type="float">
            <text:p>9</text:p>
          </table:table-cell>
          <table:table-cell table:formula="of:=IF([.G52]&lt;0; IF([.C52]&lt;0; [.G52]-[.C52]; [.G52]+[.C52]); IF([.C52]&lt;0; [.G52]-[.C52]; [.G52]+[.C52]))" office:value-type="float" office:value="7" calcext:value-type="float">
            <text:p>7</text:p>
          </table:table-cell>
          <table:table-cell/>
          <table:table-cell table:formula="of:=IF([.I52]=[.J52]; &quot;IGUAL&quot;; IF([.I52]&lt;[.J52]; &quot;RA&quot;; &quot;VNS&quot;))" office:value-type="string" office:string-value="VNS" calcext:value-type="string">
            <text:p>VN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Q51]" office:value-type="float" office:value="5.92" calcext:value-type="float">
            <text:p>5,92</text:p>
          </table:table-cell>
          <table:table-cell table:formula="of:=([.I52]-[.Q52])*([.I52]-[.Q52])" office:value-type="float" office:value="9.4864" calcext:value-type="float">
            <text:p>9,49</text:p>
          </table:table-cell>
          <table:table-cell table:formula="of:=[.S51]" office:value-type="float" office:value="4.81" calcext:value-type="float">
            <text:p>4,81</text:p>
          </table:table-cell>
          <table:table-cell table:formula="of:=([.J52]-[.S52])*([.J52]-[.S52])" office:value-type="float" office:value="4.7961" calcext:value-type="float">
            <text:p>4,8</text:p>
          </table:table-cell>
          <table:table-cell table:number-columns-repeated="5"/>
          <table:table-cell table:formula="of:=[Global.A52]" office:value-type="float" office:value="42" calcext:value-type="float">
            <text:p>42</text:p>
          </table:table-cell>
          <table:table-cell table:formula="of:=[Global.B52]" office:value-type="float" office:value="100" calcext:value-type="float">
            <text:p>100</text:p>
          </table:table-cell>
          <table:table-cell table:formula="of:=[.Z52]+[.AA52]" office:value-type="float" office:value="142" calcext:value-type="float">
            <text:p>142</text:p>
          </table:table-cell>
          <table:table-cell table:formula="of:=[.Z52]*100/[.AB52]" office:value-type="float" office:value="29.5774647887324" calcext:value-type="float">
            <text:p>29,58</text:p>
          </table:table-cell>
          <table:table-cell/>
        </table:table-row>
        <table:table-row table:style-name="ro1">
          <table:table-cell table:formula="of:=[Global.C53]" office:value-type="string" office:string-value="rand-4-100-100-10-2.dssp" calcext:value-type="string">
            <text:p>rand-4-100-100-10-2.dssp</text:p>
          </table:table-cell>
          <table:table-cell table:formula="of:=[Global.D53]" office:value-type="float" office:value="349" calcext:value-type="float">
            <text:p>349</text:p>
          </table:table-cell>
          <table:table-cell table:formula="of:=[Global.E53]" office:value-type="float" office:value="3" calcext:value-type="float">
            <text:p>3</text:p>
          </table:table-cell>
          <table:table-cell table:formula="of:=[Global.F53]" office:value-type="float" office:value="3" calcext:value-type="float">
            <text:p>3</text:p>
          </table:table-cell>
          <table:table-cell table:formula="of:=[Global.G53]" office:value-type="float" office:value="-0" calcext:value-type="float">
            <text:p>0</text:p>
          </table:table-cell>
          <table:table-cell table:formula="of:=[RA.K53]" office:value-type="float" office:value="4" calcext:value-type="float">
            <text:p>4</text:p>
          </table:table-cell>
          <table:table-cell table:formula="of:=[VNS.H53]" office:value-type="float" office:value="3" calcext:value-type="float">
            <text:p>3</text:p>
          </table:table-cell>
          <table:table-cell table:formula="of:=IF([.C53]&lt;0; IF([.C53]&lt;0; [.F53]-[.C53]; [.F53]+[.C53]); IF([.C53]&lt;0; [.F53]-[.C53]; [.F53]+[.C53]))" office:value-type="float" office:value="7" calcext:value-type="float">
            <text:p>7</text:p>
          </table:table-cell>
          <table:table-cell table:formula="of:=IF([.F53]&lt;0; IF([.C53]&lt;0; [.F53]-[.C53]; [.F53]+[.C53]); IF([.C53]&lt;0; [.F53]-[.C53]; [.F53]+[.C53]))" office:value-type="float" office:value="7" calcext:value-type="float">
            <text:p>7</text:p>
          </table:table-cell>
          <table:table-cell table:formula="of:=IF([.G53]&lt;0; IF([.C53]&lt;0; [.G53]-[.C53]; [.G53]+[.C53]); IF([.C53]&lt;0; [.G53]-[.C53]; [.G53]+[.C53]))" office:value-type="float" office:value="6" calcext:value-type="float">
            <text:p>6</text:p>
          </table:table-cell>
          <table:table-cell/>
          <table:table-cell table:formula="of:=IF([.I53]=[.J53]; &quot;IGUAL&quot;; IF([.I53]&lt;[.J53]; &quot;RA&quot;; &quot;VNS&quot;))" office:value-type="string" office:string-value="VNS" calcext:value-type="string">
            <text:p>VN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Q52]" office:value-type="float" office:value="5.92" calcext:value-type="float">
            <text:p>5,92</text:p>
          </table:table-cell>
          <table:table-cell table:formula="of:=([.I53]-[.Q53])*([.I53]-[.Q53])" office:value-type="float" office:value="1.1664" calcext:value-type="float">
            <text:p>1,17</text:p>
          </table:table-cell>
          <table:table-cell table:formula="of:=[.S52]" office:value-type="float" office:value="4.81" calcext:value-type="float">
            <text:p>4,81</text:p>
          </table:table-cell>
          <table:table-cell table:formula="of:=([.J53]-[.S53])*([.J53]-[.S53])" office:value-type="float" office:value="1.4161" calcext:value-type="float">
            <text:p>1,42</text:p>
          </table:table-cell>
          <table:table-cell table:number-columns-repeated="5"/>
          <table:table-cell table:formula="of:=[Global.A53]" office:value-type="float" office:value="42" calcext:value-type="float">
            <text:p>42</text:p>
          </table:table-cell>
          <table:table-cell table:formula="of:=[Global.B53]" office:value-type="float" office:value="100" calcext:value-type="float">
            <text:p>100</text:p>
          </table:table-cell>
          <table:table-cell table:formula="of:=[.Z53]+[.AA53]" office:value-type="float" office:value="142" calcext:value-type="float">
            <text:p>142</text:p>
          </table:table-cell>
          <table:table-cell table:formula="of:=[.Z53]*100/[.AB53]" office:value-type="float" office:value="29.5774647887324" calcext:value-type="float">
            <text:p>29,58</text:p>
          </table:table-cell>
          <table:table-cell/>
        </table:table-row>
        <table:table-row table:style-name="ro1">
          <table:table-cell table:formula="of:=[Global.C54]" office:value-type="string" office:string-value="rand-4-100-100-15-1.dssp" calcext:value-type="string">
            <text:p>rand-4-100-100-15-1.dssp</text:p>
          </table:table-cell>
          <table:table-cell table:formula="of:=[Global.D54]" office:value-type="float" office:value="13609" calcext:value-type="float">
            <text:p>13609</text:p>
          </table:table-cell>
          <table:table-cell table:formula="of:=[Global.E54]" office:value-type="float" office:value="4" calcext:value-type="float">
            <text:p>4</text:p>
          </table:table-cell>
          <table:table-cell table:formula="of:=[Global.F54]" office:value-type="float" office:value="4" calcext:value-type="float">
            <text:p>4</text:p>
          </table:table-cell>
          <table:table-cell table:formula="of:=[Global.G54]" office:value-type="float" office:value="0" calcext:value-type="float">
            <text:p>0</text:p>
          </table:table-cell>
          <table:table-cell table:formula="of:=[RA.K54]" office:value-type="float" office:value="7" calcext:value-type="float">
            <text:p>7</text:p>
          </table:table-cell>
          <table:table-cell table:formula="of:=[VNS.H54]" office:value-type="float" office:value="5" calcext:value-type="float">
            <text:p>5</text:p>
          </table:table-cell>
          <table:table-cell table:formula="of:=IF([.C54]&lt;0; IF([.C54]&lt;0; [.F54]-[.C54]; [.F54]+[.C54]); IF([.C54]&lt;0; [.F54]-[.C54]; [.F54]+[.C54]))" office:value-type="float" office:value="11" calcext:value-type="float">
            <text:p>11</text:p>
          </table:table-cell>
          <table:table-cell table:formula="of:=IF([.F54]&lt;0; IF([.C54]&lt;0; [.F54]-[.C54]; [.F54]+[.C54]); IF([.C54]&lt;0; [.F54]-[.C54]; [.F54]+[.C54]))" office:value-type="float" office:value="11" calcext:value-type="float">
            <text:p>11</text:p>
          </table:table-cell>
          <table:table-cell table:formula="of:=IF([.G54]&lt;0; IF([.C54]&lt;0; [.G54]-[.C54]; [.G54]+[.C54]); IF([.C54]&lt;0; [.G54]-[.C54]; [.G54]+[.C54]))" office:value-type="float" office:value="9" calcext:value-type="float">
            <text:p>9</text:p>
          </table:table-cell>
          <table:table-cell/>
          <table:table-cell table:formula="of:=IF([.I54]=[.J54]; &quot;IGUAL&quot;; IF([.I54]&lt;[.J54]; &quot;RA&quot;; &quot;VNS&quot;))" office:value-type="string" office:string-value="VNS" calcext:value-type="string">
            <text:p>VNS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Q53]" office:value-type="float" office:value="5.92" calcext:value-type="float">
            <text:p>5,92</text:p>
          </table:table-cell>
          <table:table-cell table:formula="of:=([.I54]-[.Q54])*([.I54]-[.Q54])" office:value-type="float" office:value="25.8064" calcext:value-type="float">
            <text:p>25,81</text:p>
          </table:table-cell>
          <table:table-cell table:formula="of:=[.S53]" office:value-type="float" office:value="4.81" calcext:value-type="float">
            <text:p>4,81</text:p>
          </table:table-cell>
          <table:table-cell table:formula="of:=([.J54]-[.S54])*([.J54]-[.S54])" office:value-type="float" office:value="17.5561" calcext:value-type="float">
            <text:p>17,56</text:p>
          </table:table-cell>
          <table:table-cell table:number-columns-repeated="5"/>
          <table:table-cell table:formula="of:=[Global.A54]" office:value-type="float" office:value="62" calcext:value-type="float">
            <text:p>62</text:p>
          </table:table-cell>
          <table:table-cell table:formula="of:=[Global.B54]" office:value-type="float" office:value="100" calcext:value-type="float">
            <text:p>100</text:p>
          </table:table-cell>
          <table:table-cell table:formula="of:=[.Z54]+[.AA54]" office:value-type="float" office:value="162" calcext:value-type="float">
            <text:p>162</text:p>
          </table:table-cell>
          <table:table-cell table:formula="of:=[.Z54]*100/[.AB54]" office:value-type="float" office:value="38.2716049382716" calcext:value-type="float">
            <text:p>38,27</text:p>
          </table:table-cell>
          <table:table-cell/>
        </table:table-row>
        <table:table-row table:style-name="ro1">
          <table:table-cell table:formula="of:=[Global.C55]" office:value-type="string" office:string-value="rand-4-100-100-15-2.dssp" calcext:value-type="string">
            <text:p>rand-4-100-100-15-2.dssp</text:p>
          </table:table-cell>
          <table:table-cell table:formula="of:=[Global.D55]" office:value-type="float" office:value="752" calcext:value-type="float">
            <text:p>752</text:p>
          </table:table-cell>
          <table:table-cell table:formula="of:=[Global.E55]" office:value-type="float" office:value="3" calcext:value-type="float">
            <text:p>3</text:p>
          </table:table-cell>
          <table:table-cell table:formula="of:=[Global.F55]" office:value-type="float" office:value="3" calcext:value-type="float">
            <text:p>3</text:p>
          </table:table-cell>
          <table:table-cell table:formula="of:=[Global.G55]" office:value-type="float" office:value="-0" calcext:value-type="float">
            <text:p>0</text:p>
          </table:table-cell>
          <table:table-cell table:formula="of:=[RA.K55]" office:value-type="float" office:value="7" calcext:value-type="float">
            <text:p>7</text:p>
          </table:table-cell>
          <table:table-cell table:formula="of:=[VNS.H55]" office:value-type="float" office:value="4" calcext:value-type="float">
            <text:p>4</text:p>
          </table:table-cell>
          <table:table-cell table:formula="of:=IF([.C55]&lt;0; IF([.C55]&lt;0; [.F55]-[.C55]; [.F55]+[.C55]); IF([.C55]&lt;0; [.F55]-[.C55]; [.F55]+[.C55]))" office:value-type="float" office:value="10" calcext:value-type="float">
            <text:p>10</text:p>
          </table:table-cell>
          <table:table-cell table:formula="of:=IF([.F55]&lt;0; IF([.C55]&lt;0; [.F55]-[.C55]; [.F55]+[.C55]); IF([.C55]&lt;0; [.F55]-[.C55]; [.F55]+[.C55]))" office:value-type="float" office:value="10" calcext:value-type="float">
            <text:p>10</text:p>
          </table:table-cell>
          <table:table-cell table:formula="of:=IF([.G55]&lt;0; IF([.C55]&lt;0; [.G55]-[.C55]; [.G55]+[.C55]); IF([.C55]&lt;0; [.G55]-[.C55]; [.G55]+[.C55]))" office:value-type="float" office:value="7" calcext:value-type="float">
            <text:p>7</text:p>
          </table:table-cell>
          <table:table-cell/>
          <table:table-cell table:formula="of:=IF([.I55]=[.J55]; &quot;IGUAL&quot;; IF([.I55]&lt;[.J55]; &quot;RA&quot;; &quot;VNS&quot;))" office:value-type="string" office:string-value="VNS" calcext:value-type="string">
            <text:p>VNS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Q54]" office:value-type="float" office:value="5.92" calcext:value-type="float">
            <text:p>5,92</text:p>
          </table:table-cell>
          <table:table-cell table:formula="of:=([.I55]-[.Q55])*([.I55]-[.Q55])" office:value-type="float" office:value="16.6464" calcext:value-type="float">
            <text:p>16,65</text:p>
          </table:table-cell>
          <table:table-cell table:formula="of:=[.S54]" office:value-type="float" office:value="4.81" calcext:value-type="float">
            <text:p>4,81</text:p>
          </table:table-cell>
          <table:table-cell table:formula="of:=([.J55]-[.S55])*([.J55]-[.S55])" office:value-type="float" office:value="4.7961" calcext:value-type="float">
            <text:p>4,8</text:p>
          </table:table-cell>
          <table:table-cell table:number-columns-repeated="5"/>
          <table:table-cell table:formula="of:=[Global.A55]" office:value-type="float" office:value="62" calcext:value-type="float">
            <text:p>62</text:p>
          </table:table-cell>
          <table:table-cell table:formula="of:=[Global.B55]" office:value-type="float" office:value="100" calcext:value-type="float">
            <text:p>100</text:p>
          </table:table-cell>
          <table:table-cell table:formula="of:=[.Z55]+[.AA55]" office:value-type="float" office:value="162" calcext:value-type="float">
            <text:p>162</text:p>
          </table:table-cell>
          <table:table-cell table:formula="of:=[.Z55]*100/[.AB55]" office:value-type="float" office:value="38.2716049382716" calcext:value-type="float">
            <text:p>38,27</text:p>
          </table:table-cell>
          <table:table-cell/>
        </table:table-row>
        <table:table-row table:style-name="ro1">
          <table:table-cell table:formula="of:=[Global.C56]" office:value-type="string" office:string-value="rand-4-100-100-20-1.dssp" calcext:value-type="string">
            <text:p>rand-4-100-100-20-1.dssp</text:p>
          </table:table-cell>
          <table:table-cell table:formula="of:=[Global.D56]" office:value-type="float" office:value="87604" calcext:value-type="float">
            <text:p>87604</text:p>
          </table:table-cell>
          <table:table-cell table:formula="of:=[Global.E56]" office:value-type="float" office:value="4" calcext:value-type="float">
            <text:p>4</text:p>
          </table:table-cell>
          <table:table-cell table:formula="of:=[Global.F56]" office:value-type="float" office:value="4" calcext:value-type="float">
            <text:p>4</text:p>
          </table:table-cell>
          <table:table-cell table:formula="of:=[Global.G56]" office:value-type="float" office:value="-0" calcext:value-type="float">
            <text:p>0</text:p>
          </table:table-cell>
          <table:table-cell table:formula="of:=[RA.K56]" office:value-type="float" office:value="8" calcext:value-type="float">
            <text:p>8</text:p>
          </table:table-cell>
          <table:table-cell table:formula="of:=[VNS.H56]" office:value-type="float" office:value="6" calcext:value-type="float">
            <text:p>6</text:p>
          </table:table-cell>
          <table:table-cell table:formula="of:=IF([.C56]&lt;0; IF([.C56]&lt;0; [.F56]-[.C56]; [.F56]+[.C56]); IF([.C56]&lt;0; [.F56]-[.C56]; [.F56]+[.C56]))" office:value-type="float" office:value="12" calcext:value-type="float">
            <text:p>12</text:p>
          </table:table-cell>
          <table:table-cell table:formula="of:=IF([.F56]&lt;0; IF([.C56]&lt;0; [.F56]-[.C56]; [.F56]+[.C56]); IF([.C56]&lt;0; [.F56]-[.C56]; [.F56]+[.C56]))" office:value-type="float" office:value="12" calcext:value-type="float">
            <text:p>12</text:p>
          </table:table-cell>
          <table:table-cell table:formula="of:=IF([.G56]&lt;0; IF([.C56]&lt;0; [.G56]-[.C56]; [.G56]+[.C56]); IF([.C56]&lt;0; [.G56]-[.C56]; [.G56]+[.C56]))" office:value-type="float" office:value="10" calcext:value-type="float">
            <text:p>10</text:p>
          </table:table-cell>
          <table:table-cell/>
          <table:table-cell table:formula="of:=IF([.I56]=[.J56]; &quot;IGUAL&quot;; IF([.I56]&lt;[.J56]; &quot;RA&quot;; &quot;VNS&quot;))" office:value-type="string" office:string-value="VNS" calcext:value-type="string">
            <text:p>VNS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Q55]" office:value-type="float" office:value="5.92" calcext:value-type="float">
            <text:p>5,92</text:p>
          </table:table-cell>
          <table:table-cell table:formula="of:=([.I56]-[.Q56])*([.I56]-[.Q56])" office:value-type="float" office:value="36.9664" calcext:value-type="float">
            <text:p>36,97</text:p>
          </table:table-cell>
          <table:table-cell table:formula="of:=[.S55]" office:value-type="float" office:value="4.81" calcext:value-type="float">
            <text:p>4,81</text:p>
          </table:table-cell>
          <table:table-cell table:formula="of:=([.J56]-[.S56])*([.J56]-[.S56])" office:value-type="float" office:value="26.9361" calcext:value-type="float">
            <text:p>26,94</text:p>
          </table:table-cell>
          <table:table-cell table:number-columns-repeated="5"/>
          <table:table-cell table:formula="of:=[Global.A56]" office:value-type="float" office:value="80" calcext:value-type="float">
            <text:p>80</text:p>
          </table:table-cell>
          <table:table-cell table:formula="of:=[Global.B56]" office:value-type="float" office:value="102" calcext:value-type="float">
            <text:p>102</text:p>
          </table:table-cell>
          <table:table-cell table:formula="of:=[.Z56]+[.AA56]" office:value-type="float" office:value="182" calcext:value-type="float">
            <text:p>182</text:p>
          </table:table-cell>
          <table:table-cell table:formula="of:=[.Z56]*100/[.AB56]" office:value-type="float" office:value="43.956043956044" calcext:value-type="float">
            <text:p>43,96</text:p>
          </table:table-cell>
          <table:table-cell/>
        </table:table-row>
        <table:table-row table:style-name="ro1">
          <table:table-cell table:formula="of:=[Global.C57]" office:value-type="string" office:string-value="rand-4-100-100-20-2.dssp" calcext:value-type="string">
            <text:p>rand-4-100-100-20-2.dssp</text:p>
          </table:table-cell>
          <table:table-cell table:formula="of:=[Global.D57]" office:value-type="float" office:value="1178" calcext:value-type="float">
            <text:p>1178</text:p>
          </table:table-cell>
          <table:table-cell table:formula="of:=[Global.E57]" office:value-type="float" office:value="3" calcext:value-type="float">
            <text:p>3</text:p>
          </table:table-cell>
          <table:table-cell table:formula="of:=[Global.F57]" office:value-type="float" office:value="3" calcext:value-type="float">
            <text:p>3</text:p>
          </table:table-cell>
          <table:table-cell table:formula="of:=[Global.G57]" office:value-type="float" office:value="-0" calcext:value-type="float">
            <text:p>0</text:p>
          </table:table-cell>
          <table:table-cell table:formula="of:=[RA.K57]" office:value-type="float" office:value="6" calcext:value-type="float">
            <text:p>6</text:p>
          </table:table-cell>
          <table:table-cell table:formula="of:=[VNS.H57]" office:value-type="float" office:value="5" calcext:value-type="float">
            <text:p>5</text:p>
          </table:table-cell>
          <table:table-cell table:formula="of:=IF([.C57]&lt;0; IF([.C57]&lt;0; [.F57]-[.C57]; [.F57]+[.C57]); IF([.C57]&lt;0; [.F57]-[.C57]; [.F57]+[.C57]))" office:value-type="float" office:value="9" calcext:value-type="float">
            <text:p>9</text:p>
          </table:table-cell>
          <table:table-cell table:formula="of:=IF([.F57]&lt;0; IF([.C57]&lt;0; [.F57]-[.C57]; [.F57]+[.C57]); IF([.C57]&lt;0; [.F57]-[.C57]; [.F57]+[.C57]))" office:value-type="float" office:value="9" calcext:value-type="float">
            <text:p>9</text:p>
          </table:table-cell>
          <table:table-cell table:formula="of:=IF([.G57]&lt;0; IF([.C57]&lt;0; [.G57]-[.C57]; [.G57]+[.C57]); IF([.C57]&lt;0; [.G57]-[.C57]; [.G57]+[.C57]))" office:value-type="float" office:value="8" calcext:value-type="float">
            <text:p>8</text:p>
          </table:table-cell>
          <table:table-cell/>
          <table:table-cell table:formula="of:=IF([.I57]=[.J57]; &quot;IGUAL&quot;; IF([.I57]&lt;[.J57]; &quot;RA&quot;; &quot;VNS&quot;))" office:value-type="string" office:string-value="VNS" calcext:value-type="string">
            <text:p>VNS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Q56]" office:value-type="float" office:value="5.92" calcext:value-type="float">
            <text:p>5,92</text:p>
          </table:table-cell>
          <table:table-cell table:formula="of:=([.I57]-[.Q57])*([.I57]-[.Q57])" office:value-type="float" office:value="9.4864" calcext:value-type="float">
            <text:p>9,49</text:p>
          </table:table-cell>
          <table:table-cell table:formula="of:=[.S56]" office:value-type="float" office:value="4.81" calcext:value-type="float">
            <text:p>4,81</text:p>
          </table:table-cell>
          <table:table-cell table:formula="of:=([.J57]-[.S57])*([.J57]-[.S57])" office:value-type="float" office:value="10.1761" calcext:value-type="float">
            <text:p>10,18</text:p>
          </table:table-cell>
          <table:table-cell table:number-columns-repeated="5"/>
          <table:table-cell table:formula="of:=[Global.A57]" office:value-type="float" office:value="80" calcext:value-type="float">
            <text:p>80</text:p>
          </table:table-cell>
          <table:table-cell table:formula="of:=[Global.B57]" office:value-type="float" office:value="102" calcext:value-type="float">
            <text:p>102</text:p>
          </table:table-cell>
          <table:table-cell table:formula="of:=[.Z57]+[.AA57]" office:value-type="float" office:value="182" calcext:value-type="float">
            <text:p>182</text:p>
          </table:table-cell>
          <table:table-cell table:formula="of:=[.Z57]*100/[.AB57]" office:value-type="float" office:value="43.956043956044" calcext:value-type="float">
            <text:p>43,96</text:p>
          </table:table-cell>
          <table:table-cell/>
        </table:table-row>
        <table:table-row table:style-name="ro1">
          <table:table-cell table:formula="of:=[Global.C58]" office:value-type="string" office:string-value="rand-4-100-100-25-1.dssp" calcext:value-type="string">
            <text:p>rand-4-100-100-25-1.dssp</text:p>
          </table:table-cell>
          <table:table-cell table:formula="of:=[Global.D58]" office:value-type="float" office:value="445820" calcext:value-type="float">
            <text:p>445820</text:p>
          </table:table-cell>
          <table:table-cell table:formula="of:=[Global.E58]" office:value-type="float" office:value="4" calcext:value-type="float">
            <text:p>4</text:p>
          </table:table-cell>
          <table:table-cell table:formula="of:=[Global.F58]" office:value-type="float" office:value="4" calcext:value-type="float">
            <text:p>4</text:p>
          </table:table-cell>
          <table:table-cell table:formula="of:=[Global.G58]" office:value-type="float" office:value="-0" calcext:value-type="float">
            <text:p>0</text:p>
          </table:table-cell>
          <table:table-cell table:formula="of:=[RA.K58]" office:value-type="float" office:value="9" calcext:value-type="float">
            <text:p>9</text:p>
          </table:table-cell>
          <table:table-cell table:formula="of:=[VNS.H58]" office:value-type="float" office:value="7" calcext:value-type="float">
            <text:p>7</text:p>
          </table:table-cell>
          <table:table-cell table:formula="of:=IF([.C58]&lt;0; IF([.C58]&lt;0; [.F58]-[.C58]; [.F58]+[.C58]); IF([.C58]&lt;0; [.F58]-[.C58]; [.F58]+[.C58]))" office:value-type="float" office:value="13" calcext:value-type="float">
            <text:p>13</text:p>
          </table:table-cell>
          <table:table-cell table:formula="of:=IF([.F58]&lt;0; IF([.C58]&lt;0; [.F58]-[.C58]; [.F58]+[.C58]); IF([.C58]&lt;0; [.F58]-[.C58]; [.F58]+[.C58]))" office:value-type="float" office:value="13" calcext:value-type="float">
            <text:p>13</text:p>
          </table:table-cell>
          <table:table-cell table:formula="of:=IF([.G58]&lt;0; IF([.C58]&lt;0; [.G58]-[.C58]; [.G58]+[.C58]); IF([.C58]&lt;0; [.G58]-[.C58]; [.G58]+[.C58]))" office:value-type="float" office:value="11" calcext:value-type="float">
            <text:p>11</text:p>
          </table:table-cell>
          <table:table-cell/>
          <table:table-cell table:formula="of:=IF([.I58]=[.J58]; &quot;IGUAL&quot;; IF([.I58]&lt;[.J58]; &quot;RA&quot;; &quot;VNS&quot;))" office:value-type="string" office:string-value="VNS" calcext:value-type="string">
            <text:p>VNS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Q57]" office:value-type="float" office:value="5.92" calcext:value-type="float">
            <text:p>5,92</text:p>
          </table:table-cell>
          <table:table-cell table:formula="of:=([.I58]-[.Q58])*([.I58]-[.Q58])" office:value-type="float" office:value="50.1264" calcext:value-type="float">
            <text:p>50,13</text:p>
          </table:table-cell>
          <table:table-cell table:formula="of:=[.S57]" office:value-type="float" office:value="4.81" calcext:value-type="float">
            <text:p>4,81</text:p>
          </table:table-cell>
          <table:table-cell table:formula="of:=([.J58]-[.S58])*([.J58]-[.S58])" office:value-type="float" office:value="38.3161" calcext:value-type="float">
            <text:p>38,32</text:p>
          </table:table-cell>
          <table:table-cell table:number-columns-repeated="5"/>
          <table:table-cell table:formula="of:=[Global.A58]" office:value-type="float" office:value="102" calcext:value-type="float">
            <text:p>102</text:p>
          </table:table-cell>
          <table:table-cell table:formula="of:=[Global.B58]" office:value-type="float" office:value="100" calcext:value-type="float">
            <text:p>100</text:p>
          </table:table-cell>
          <table:table-cell table:formula="of:=[.Z58]+[.AA58]" office:value-type="float" office:value="202" calcext:value-type="float">
            <text:p>202</text:p>
          </table:table-cell>
          <table:table-cell table:formula="of:=[.Z58]*100/[.AB58]" office:value-type="float" office:value="50.4950495049505" calcext:value-type="float">
            <text:p>50,5</text:p>
          </table:table-cell>
          <table:table-cell/>
        </table:table-row>
        <table:table-row table:style-name="ro1">
          <table:table-cell table:formula="of:=[Global.C59]" office:value-type="string" office:string-value="rand-4-100-100-25-2.dssp" calcext:value-type="string">
            <text:p>rand-4-100-100-25-2.dssp</text:p>
          </table:table-cell>
          <table:table-cell table:formula="of:=[Global.D59]" office:value-type="float" office:value="11203" calcext:value-type="float">
            <text:p>11203</text:p>
          </table:table-cell>
          <table:table-cell table:formula="of:=[Global.E59]" office:value-type="float" office:value="3" calcext:value-type="float">
            <text:p>3</text:p>
          </table:table-cell>
          <table:table-cell table:formula="of:=[Global.F59]" office:value-type="float" office:value="3" calcext:value-type="float">
            <text:p>3</text:p>
          </table:table-cell>
          <table:table-cell table:formula="of:=[Global.G59]" office:value-type="float" office:value="0" calcext:value-type="float">
            <text:p>0</text:p>
          </table:table-cell>
          <table:table-cell table:formula="of:=[RA.K59]" office:value-type="float" office:value="8" calcext:value-type="float">
            <text:p>8</text:p>
          </table:table-cell>
          <table:table-cell table:formula="of:=[VNS.H59]" office:value-type="float" office:value="6" calcext:value-type="float">
            <text:p>6</text:p>
          </table:table-cell>
          <table:table-cell table:formula="of:=IF([.C59]&lt;0; IF([.C59]&lt;0; [.F59]-[.C59]; [.F59]+[.C59]); IF([.C59]&lt;0; [.F59]-[.C59]; [.F59]+[.C59]))" office:value-type="float" office:value="11" calcext:value-type="float">
            <text:p>11</text:p>
          </table:table-cell>
          <table:table-cell table:formula="of:=IF([.F59]&lt;0; IF([.C59]&lt;0; [.F59]-[.C59]; [.F59]+[.C59]); IF([.C59]&lt;0; [.F59]-[.C59]; [.F59]+[.C59]))" office:value-type="float" office:value="11" calcext:value-type="float">
            <text:p>11</text:p>
          </table:table-cell>
          <table:table-cell table:formula="of:=IF([.G59]&lt;0; IF([.C59]&lt;0; [.G59]-[.C59]; [.G59]+[.C59]); IF([.C59]&lt;0; [.G59]-[.C59]; [.G59]+[.C59]))" office:value-type="float" office:value="9" calcext:value-type="float">
            <text:p>9</text:p>
          </table:table-cell>
          <table:table-cell/>
          <table:table-cell table:formula="of:=IF([.I59]=[.J59]; &quot;IGUAL&quot;; IF([.I59]&lt;[.J59]; &quot;RA&quot;; &quot;VNS&quot;))" office:value-type="string" office:string-value="VNS" calcext:value-type="string">
            <text:p>VNS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Q58]" office:value-type="float" office:value="5.92" calcext:value-type="float">
            <text:p>5,92</text:p>
          </table:table-cell>
          <table:table-cell table:formula="of:=([.I59]-[.Q59])*([.I59]-[.Q59])" office:value-type="float" office:value="25.8064" calcext:value-type="float">
            <text:p>25,81</text:p>
          </table:table-cell>
          <table:table-cell table:formula="of:=[.S58]" office:value-type="float" office:value="4.81" calcext:value-type="float">
            <text:p>4,81</text:p>
          </table:table-cell>
          <table:table-cell table:formula="of:=([.J59]-[.S59])*([.J59]-[.S59])" office:value-type="float" office:value="17.5561" calcext:value-type="float">
            <text:p>17,56</text:p>
          </table:table-cell>
          <table:table-cell table:number-columns-repeated="5"/>
          <table:table-cell table:formula="of:=[Global.A59]" office:value-type="float" office:value="102" calcext:value-type="float">
            <text:p>102</text:p>
          </table:table-cell>
          <table:table-cell table:formula="of:=[Global.B59]" office:value-type="float" office:value="100" calcext:value-type="float">
            <text:p>100</text:p>
          </table:table-cell>
          <table:table-cell table:formula="of:=[.Z59]+[.AA59]" office:value-type="float" office:value="202" calcext:value-type="float">
            <text:p>202</text:p>
          </table:table-cell>
          <table:table-cell table:formula="of:=[.Z59]*100/[.AB59]" office:value-type="float" office:value="50.4950495049505" calcext:value-type="float">
            <text:p>50,5</text:p>
          </table:table-cell>
          <table:table-cell/>
        </table:table-row>
        <table:table-row table:style-name="ro1">
          <table:table-cell table:formula="of:=[Global.C60]" office:value-type="string" office:string-value="rand-4-100-100-5-1.dssp" calcext:value-type="string">
            <text:p>rand-4-100-100-5-1.dssp</text:p>
          </table:table-cell>
          <table:table-cell table:formula="of:=[Global.D60]" office:value-type="float" office:value="5" calcext:value-type="float">
            <text:p>5</text:p>
          </table:table-cell>
          <table:table-cell table:formula="of:=[Global.E60]" office:value-type="float" office:value="2" calcext:value-type="float">
            <text:p>2</text:p>
          </table:table-cell>
          <table:table-cell table:formula="of:=[Global.F60]" office:value-type="float" office:value="2" calcext:value-type="float">
            <text:p>2</text:p>
          </table:table-cell>
          <table:table-cell table:formula="of:=[Global.G60]" office:value-type="float" office:value="1" calcext:value-type="float">
            <text:p>1</text:p>
          </table:table-cell>
          <table:table-cell table:formula="of:=[RA.K60]" office:value-type="float" office:value="4" calcext:value-type="float">
            <text:p>4</text:p>
          </table:table-cell>
          <table:table-cell table:formula="of:=[VNS.H60]" office:value-type="float" office:value="3" calcext:value-type="float">
            <text:p>3</text:p>
          </table:table-cell>
          <table:table-cell table:formula="of:=IF([.C60]&lt;0; IF([.C60]&lt;0; [.F60]-[.C60]; [.F60]+[.C60]); IF([.C60]&lt;0; [.F60]-[.C60]; [.F60]+[.C60]))" office:value-type="float" office:value="6" calcext:value-type="float">
            <text:p>6</text:p>
          </table:table-cell>
          <table:table-cell table:formula="of:=IF([.F60]&lt;0; IF([.C60]&lt;0; [.F60]-[.C60]; [.F60]+[.C60]); IF([.C60]&lt;0; [.F60]-[.C60]; [.F60]+[.C60]))" office:value-type="float" office:value="6" calcext:value-type="float">
            <text:p>6</text:p>
          </table:table-cell>
          <table:table-cell table:formula="of:=IF([.G60]&lt;0; IF([.C60]&lt;0; [.G60]-[.C60]; [.G60]+[.C60]); IF([.C60]&lt;0; [.G60]-[.C60]; [.G60]+[.C60]))" office:value-type="float" office:value="5" calcext:value-type="float">
            <text:p>5</text:p>
          </table:table-cell>
          <table:table-cell/>
          <table:table-cell table:formula="of:=IF([.I60]=[.J60]; &quot;IGUAL&quot;; IF([.I60]&lt;[.J60]; &quot;RA&quot;; &quot;VNS&quot;))" office:value-type="string" office:string-value="VNS" calcext:value-type="string">
            <text:p>VNS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Q59]" office:value-type="float" office:value="5.92" calcext:value-type="float">
            <text:p>5,92</text:p>
          </table:table-cell>
          <table:table-cell table:formula="of:=([.I60]-[.Q60])*([.I60]-[.Q60])" office:value-type="float" office:value="0.00640000000000001" calcext:value-type="float">
            <text:p>0,01</text:p>
          </table:table-cell>
          <table:table-cell table:formula="of:=[.S59]" office:value-type="float" office:value="4.81" calcext:value-type="float">
            <text:p>4,81</text:p>
          </table:table-cell>
          <table:table-cell table:formula="of:=([.J60]-[.S60])*([.J60]-[.S60])" office:value-type="float" office:value="0.0361000000000001" calcext:value-type="float">
            <text:p>0,04</text:p>
          </table:table-cell>
          <table:table-cell table:number-columns-repeated="5"/>
          <table:table-cell table:formula="of:=[Global.A60]" office:value-type="float" office:value="22" calcext:value-type="float">
            <text:p>22</text:p>
          </table:table-cell>
          <table:table-cell table:formula="of:=[Global.B60]" office:value-type="float" office:value="100" calcext:value-type="float">
            <text:p>100</text:p>
          </table:table-cell>
          <table:table-cell table:formula="of:=[.Z60]+[.AA60]" office:value-type="float" office:value="122" calcext:value-type="float">
            <text:p>122</text:p>
          </table:table-cell>
          <table:table-cell table:formula="of:=[.Z60]*100/[.AB60]" office:value-type="float" office:value="18.0327868852459" calcext:value-type="float">
            <text:p>18,03</text:p>
          </table:table-cell>
          <table:table-cell/>
        </table:table-row>
        <table:table-row table:style-name="ro1">
          <table:table-cell table:formula="of:=[Global.C61]" office:value-type="string" office:string-value="rand-4-100-100-5-2.dssp" calcext:value-type="string">
            <text:p>rand-4-100-100-5-2.dssp</text:p>
          </table:table-cell>
          <table:table-cell table:formula="of:=[Global.D61]" office:value-type="float" office:value="8" calcext:value-type="float">
            <text:p>8</text:p>
          </table:table-cell>
          <table:table-cell table:formula="of:=[Global.E61]" office:value-type="float" office:value="2" calcext:value-type="float">
            <text:p>2</text:p>
          </table:table-cell>
          <table:table-cell table:formula="of:=[Global.F61]" office:value-type="float" office:value="2" calcext:value-type="float">
            <text:p>2</text:p>
          </table:table-cell>
          <table:table-cell table:formula="of:=[Global.G61]" office:value-type="float" office:value="0" calcext:value-type="float">
            <text:p>0</text:p>
          </table:table-cell>
          <table:table-cell table:formula="of:=[RA.K61]" office:value-type="float" office:value="4" calcext:value-type="float">
            <text:p>4</text:p>
          </table:table-cell>
          <table:table-cell table:formula="of:=[VNS.H61]" office:value-type="float" office:value="2" calcext:value-type="float">
            <text:p>2</text:p>
          </table:table-cell>
          <table:table-cell table:formula="of:=IF([.C61]&lt;0; IF([.C61]&lt;0; [.F61]-[.C61]; [.F61]+[.C61]); IF([.C61]&lt;0; [.F61]-[.C61]; [.F61]+[.C61]))" office:value-type="float" office:value="6" calcext:value-type="float">
            <text:p>6</text:p>
          </table:table-cell>
          <table:table-cell table:formula="of:=IF([.F61]&lt;0; IF([.C61]&lt;0; [.F61]-[.C61]; [.F61]+[.C61]); IF([.C61]&lt;0; [.F61]-[.C61]; [.F61]+[.C61]))" office:value-type="float" office:value="6" calcext:value-type="float">
            <text:p>6</text:p>
          </table:table-cell>
          <table:table-cell table:formula="of:=IF([.G61]&lt;0; IF([.C61]&lt;0; [.G61]-[.C61]; [.G61]+[.C61]); IF([.C61]&lt;0; [.G61]-[.C61]; [.G61]+[.C61]))" office:value-type="float" office:value="4" calcext:value-type="float">
            <text:p>4</text:p>
          </table:table-cell>
          <table:table-cell/>
          <table:table-cell table:formula="of:=IF([.I61]=[.J61]; &quot;IGUAL&quot;; IF([.I61]&lt;[.J61]; &quot;RA&quot;; &quot;VNS&quot;))" office:value-type="string" office:string-value="VNS" calcext:value-type="string">
            <text:p>VNS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Q60]" office:value-type="float" office:value="5.92" calcext:value-type="float">
            <text:p>5,92</text:p>
          </table:table-cell>
          <table:table-cell table:formula="of:=([.I61]-[.Q61])*([.I61]-[.Q61])" office:value-type="float" office:value="0.00640000000000001" calcext:value-type="float">
            <text:p>0,01</text:p>
          </table:table-cell>
          <table:table-cell table:formula="of:=[.S60]" office:value-type="float" office:value="4.81" calcext:value-type="float">
            <text:p>4,81</text:p>
          </table:table-cell>
          <table:table-cell table:formula="of:=([.J61]-[.S61])*([.J61]-[.S61])" office:value-type="float" office:value="0.656099999999999" calcext:value-type="float">
            <text:p>0,66</text:p>
          </table:table-cell>
          <table:table-cell table:number-columns-repeated="5"/>
          <table:table-cell table:formula="of:=[Global.A61]" office:value-type="float" office:value="22" calcext:value-type="float">
            <text:p>22</text:p>
          </table:table-cell>
          <table:table-cell table:formula="of:=[Global.B61]" office:value-type="float" office:value="100" calcext:value-type="float">
            <text:p>100</text:p>
          </table:table-cell>
          <table:table-cell table:formula="of:=[.Z61]+[.AA61]" office:value-type="float" office:value="122" calcext:value-type="float">
            <text:p>122</text:p>
          </table:table-cell>
          <table:table-cell table:formula="of:=[.Z61]*100/[.AB61]" office:value-type="float" office:value="18.0327868852459" calcext:value-type="float">
            <text:p>18,03</text:p>
          </table:table-cell>
          <table:table-cell/>
        </table:table-row>
        <table:table-row table:style-name="ro1">
          <table:table-cell table:formula="of:=[Global.C62]" office:value-type="string" office:string-value="rand-4-150-150-10-1.dssp" calcext:value-type="string">
            <text:p>rand-4-150-150-10-1.dssp</text:p>
          </table:table-cell>
          <table:table-cell table:formula="of:=[Global.D62]" office:value-type="float" office:value="949" calcext:value-type="float">
            <text:p>949</text:p>
          </table:table-cell>
          <table:table-cell table:formula="of:=[Global.E62]" office:value-type="float" office:value="4" calcext:value-type="float">
            <text:p>4</text:p>
          </table:table-cell>
          <table:table-cell table:formula="of:=[Global.F62]" office:value-type="float" office:value="4" calcext:value-type="float">
            <text:p>4</text:p>
          </table:table-cell>
          <table:table-cell table:formula="of:=[Global.G62]" office:value-type="float" office:value="1" calcext:value-type="float">
            <text:p>1</text:p>
          </table:table-cell>
          <table:table-cell table:formula="of:=[RA.K62]" office:value-type="float" office:value="5" calcext:value-type="float">
            <text:p>5</text:p>
          </table:table-cell>
          <table:table-cell table:formula="of:=[VNS.H62]" office:value-type="float" office:value="4" calcext:value-type="float">
            <text:p>4</text:p>
          </table:table-cell>
          <table:table-cell table:formula="of:=IF([.C62]&lt;0; IF([.C62]&lt;0; [.F62]-[.C62]; [.F62]+[.C62]); IF([.C62]&lt;0; [.F62]-[.C62]; [.F62]+[.C62]))" office:value-type="float" office:value="9" calcext:value-type="float">
            <text:p>9</text:p>
          </table:table-cell>
          <table:table-cell table:formula="of:=IF([.F62]&lt;0; IF([.C62]&lt;0; [.F62]-[.C62]; [.F62]+[.C62]); IF([.C62]&lt;0; [.F62]-[.C62]; [.F62]+[.C62]))" office:value-type="float" office:value="9" calcext:value-type="float">
            <text:p>9</text:p>
          </table:table-cell>
          <table:table-cell table:formula="of:=IF([.G62]&lt;0; IF([.C62]&lt;0; [.G62]-[.C62]; [.G62]+[.C62]); IF([.C62]&lt;0; [.G62]-[.C62]; [.G62]+[.C62]))" office:value-type="float" office:value="8" calcext:value-type="float">
            <text:p>8</text:p>
          </table:table-cell>
          <table:table-cell/>
          <table:table-cell table:formula="of:=IF([.I62]=[.J62]; &quot;IGUAL&quot;; IF([.I62]&lt;[.J62]; &quot;RA&quot;; &quot;VNS&quot;))" office:value-type="string" office:string-value="VNS" calcext:value-type="string">
            <text:p>VNS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Q61]" office:value-type="float" office:value="5.92" calcext:value-type="float">
            <text:p>5,92</text:p>
          </table:table-cell>
          <table:table-cell table:formula="of:=([.I62]-[.Q62])*([.I62]-[.Q62])" office:value-type="float" office:value="9.4864" calcext:value-type="float">
            <text:p>9,49</text:p>
          </table:table-cell>
          <table:table-cell table:formula="of:=[.S61]" office:value-type="float" office:value="4.81" calcext:value-type="float">
            <text:p>4,81</text:p>
          </table:table-cell>
          <table:table-cell table:formula="of:=([.J62]-[.S62])*([.J62]-[.S62])" office:value-type="float" office:value="10.1761" calcext:value-type="float">
            <text:p>10,18</text:p>
          </table:table-cell>
          <table:table-cell table:number-columns-repeated="5"/>
          <table:table-cell table:formula="of:=[Global.A62]" office:value-type="float" office:value="42" calcext:value-type="float">
            <text:p>42</text:p>
          </table:table-cell>
          <table:table-cell table:formula="of:=[Global.B62]" office:value-type="float" office:value="150" calcext:value-type="float">
            <text:p>150</text:p>
          </table:table-cell>
          <table:table-cell table:formula="of:=[.Z62]+[.AA62]" office:value-type="float" office:value="192" calcext:value-type="float">
            <text:p>192</text:p>
          </table:table-cell>
          <table:table-cell table:formula="of:=[.Z62]*100/[.AB62]" office:value-type="float" office:value="21.875" calcext:value-type="float">
            <text:p>21,88</text:p>
          </table:table-cell>
          <table:table-cell/>
        </table:table-row>
        <table:table-row table:style-name="ro1">
          <table:table-cell table:formula="of:=[Global.C63]" office:value-type="string" office:string-value="rand-4-150-150-10-2.dssp" calcext:value-type="string">
            <text:p>rand-4-150-150-10-2.dssp</text:p>
          </table:table-cell>
          <table:table-cell table:formula="of:=[Global.D63]" office:value-type="float" office:value="81" calcext:value-type="float">
            <text:p>81</text:p>
          </table:table-cell>
          <table:table-cell table:formula="of:=[Global.E63]" office:value-type="float" office:value="3" calcext:value-type="float">
            <text:p>3</text:p>
          </table:table-cell>
          <table:table-cell table:formula="of:=[Global.F63]" office:value-type="float" office:value="3" calcext:value-type="float">
            <text:p>3</text:p>
          </table:table-cell>
          <table:table-cell table:formula="of:=[Global.G63]" office:value-type="float" office:value="0" calcext:value-type="float">
            <text:p>0</text:p>
          </table:table-cell>
          <table:table-cell table:formula="of:=[RA.K63]" office:value-type="float" office:value="5" calcext:value-type="float">
            <text:p>5</text:p>
          </table:table-cell>
          <table:table-cell table:formula="of:=[VNS.H63]" office:value-type="float" office:value="3" calcext:value-type="float">
            <text:p>3</text:p>
          </table:table-cell>
          <table:table-cell table:formula="of:=IF([.C63]&lt;0; IF([.C63]&lt;0; [.F63]-[.C63]; [.F63]+[.C63]); IF([.C63]&lt;0; [.F63]-[.C63]; [.F63]+[.C63]))" office:value-type="float" office:value="8" calcext:value-type="float">
            <text:p>8</text:p>
          </table:table-cell>
          <table:table-cell table:formula="of:=IF([.F63]&lt;0; IF([.C63]&lt;0; [.F63]-[.C63]; [.F63]+[.C63]); IF([.C63]&lt;0; [.F63]-[.C63]; [.F63]+[.C63]))" office:value-type="float" office:value="8" calcext:value-type="float">
            <text:p>8</text:p>
          </table:table-cell>
          <table:table-cell table:formula="of:=IF([.G63]&lt;0; IF([.C63]&lt;0; [.G63]-[.C63]; [.G63]+[.C63]); IF([.C63]&lt;0; [.G63]-[.C63]; [.G63]+[.C63]))" office:value-type="float" office:value="6" calcext:value-type="float">
            <text:p>6</text:p>
          </table:table-cell>
          <table:table-cell/>
          <table:table-cell table:formula="of:=IF([.I63]=[.J63]; &quot;IGUAL&quot;; IF([.I63]&lt;[.J63]; &quot;RA&quot;; &quot;VNS&quot;))" office:value-type="string" office:string-value="VNS" calcext:value-type="string">
            <text:p>VNS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Q62]" office:value-type="float" office:value="5.92" calcext:value-type="float">
            <text:p>5,92</text:p>
          </table:table-cell>
          <table:table-cell table:formula="of:=([.I63]-[.Q63])*([.I63]-[.Q63])" office:value-type="float" office:value="4.3264" calcext:value-type="float">
            <text:p>4,33</text:p>
          </table:table-cell>
          <table:table-cell table:formula="of:=[.S62]" office:value-type="float" office:value="4.81" calcext:value-type="float">
            <text:p>4,81</text:p>
          </table:table-cell>
          <table:table-cell table:formula="of:=([.J63]-[.S63])*([.J63]-[.S63])" office:value-type="float" office:value="1.4161" calcext:value-type="float">
            <text:p>1,42</text:p>
          </table:table-cell>
          <table:table-cell table:number-columns-repeated="5"/>
          <table:table-cell table:formula="of:=[Global.A63]" office:value-type="float" office:value="42" calcext:value-type="float">
            <text:p>42</text:p>
          </table:table-cell>
          <table:table-cell table:formula="of:=[Global.B63]" office:value-type="float" office:value="150" calcext:value-type="float">
            <text:p>150</text:p>
          </table:table-cell>
          <table:table-cell table:formula="of:=[.Z63]+[.AA63]" office:value-type="float" office:value="192" calcext:value-type="float">
            <text:p>192</text:p>
          </table:table-cell>
          <table:table-cell table:formula="of:=[.Z63]*100/[.AB63]" office:value-type="float" office:value="21.875" calcext:value-type="float">
            <text:p>21,88</text:p>
          </table:table-cell>
          <table:table-cell/>
        </table:table-row>
        <table:table-row table:style-name="ro1">
          <table:table-cell table:formula="of:=[Global.C64]" office:value-type="string" office:string-value="rand-4-150-150-15-1.dssp" calcext:value-type="string">
            <text:p>rand-4-150-150-15-1.dssp</text:p>
          </table:table-cell>
          <table:table-cell table:formula="of:=[Global.D64]" office:value-type="float" office:value="4974" calcext:value-type="float">
            <text:p>4974</text:p>
          </table:table-cell>
          <table:table-cell table:formula="of:=[Global.E64]" office:value-type="float" office:value="4" calcext:value-type="float">
            <text:p>4</text:p>
          </table:table-cell>
          <table:table-cell table:formula="of:=[Global.F64]" office:value-type="float" office:value="4" calcext:value-type="float">
            <text:p>4</text:p>
          </table:table-cell>
          <table:table-cell table:formula="of:=[Global.G64]" office:value-type="float" office:value="0.189804" calcext:value-type="float">
            <text:p>0,19</text:p>
          </table:table-cell>
          <table:table-cell table:formula="of:=[RA.K64]" office:value-type="float" office:value="8" calcext:value-type="float">
            <text:p>8</text:p>
          </table:table-cell>
          <table:table-cell table:formula="of:=[VNS.H64]" office:value-type="float" office:value="5" calcext:value-type="float">
            <text:p>5</text:p>
          </table:table-cell>
          <table:table-cell table:formula="of:=IF([.C64]&lt;0; IF([.C64]&lt;0; [.F64]-[.C64]; [.F64]+[.C64]); IF([.C64]&lt;0; [.F64]-[.C64]; [.F64]+[.C64]))" office:value-type="float" office:value="12" calcext:value-type="float">
            <text:p>12</text:p>
          </table:table-cell>
          <table:table-cell table:formula="of:=IF([.F64]&lt;0; IF([.C64]&lt;0; [.F64]-[.C64]; [.F64]+[.C64]); IF([.C64]&lt;0; [.F64]-[.C64]; [.F64]+[.C64]))" office:value-type="float" office:value="12" calcext:value-type="float">
            <text:p>12</text:p>
          </table:table-cell>
          <table:table-cell table:formula="of:=IF([.G64]&lt;0; IF([.C64]&lt;0; [.G64]-[.C64]; [.G64]+[.C64]); IF([.C64]&lt;0; [.G64]-[.C64]; [.G64]+[.C64]))" office:value-type="float" office:value="9" calcext:value-type="float">
            <text:p>9</text:p>
          </table:table-cell>
          <table:table-cell/>
          <table:table-cell table:formula="of:=IF([.I64]=[.J64]; &quot;IGUAL&quot;; IF([.I64]&lt;[.J64]; &quot;RA&quot;; &quot;VNS&quot;))" office:value-type="string" office:string-value="VNS" calcext:value-type="string">
            <text:p>VNS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Q63]" office:value-type="float" office:value="5.92" calcext:value-type="float">
            <text:p>5,92</text:p>
          </table:table-cell>
          <table:table-cell table:formula="of:=([.I64]-[.Q64])*([.I64]-[.Q64])" office:value-type="float" office:value="36.9664" calcext:value-type="float">
            <text:p>36,97</text:p>
          </table:table-cell>
          <table:table-cell table:formula="of:=[.S63]" office:value-type="float" office:value="4.81" calcext:value-type="float">
            <text:p>4,81</text:p>
          </table:table-cell>
          <table:table-cell table:formula="of:=([.J64]-[.S64])*([.J64]-[.S64])" office:value-type="float" office:value="17.5561" calcext:value-type="float">
            <text:p>17,56</text:p>
          </table:table-cell>
          <table:table-cell table:number-columns-repeated="5"/>
          <table:table-cell table:formula="of:=[Global.A64]" office:value-type="float" office:value="62" calcext:value-type="float">
            <text:p>62</text:p>
          </table:table-cell>
          <table:table-cell table:formula="of:=[Global.B64]" office:value-type="float" office:value="150" calcext:value-type="float">
            <text:p>150</text:p>
          </table:table-cell>
          <table:table-cell table:formula="of:=[.Z64]+[.AA64]" office:value-type="float" office:value="212" calcext:value-type="float">
            <text:p>212</text:p>
          </table:table-cell>
          <table:table-cell table:formula="of:=[.Z64]*100/[.AB64]" office:value-type="float" office:value="29.2452830188679" calcext:value-type="float">
            <text:p>29,25</text:p>
          </table:table-cell>
          <table:table-cell/>
        </table:table-row>
        <table:table-row table:style-name="ro1">
          <table:table-cell table:formula="of:=[Global.C65]" office:value-type="string" office:string-value="rand-4-150-150-15-2.dssp" calcext:value-type="string">
            <text:p>rand-4-150-150-15-2.dssp</text:p>
          </table:table-cell>
          <table:table-cell table:formula="of:=[Global.D65]" office:value-type="float" office:value="407" calcext:value-type="float">
            <text:p>407</text:p>
          </table:table-cell>
          <table:table-cell table:formula="of:=[Global.E65]" office:value-type="float" office:value="3" calcext:value-type="float">
            <text:p>3</text:p>
          </table:table-cell>
          <table:table-cell table:formula="of:=[Global.F65]" office:value-type="float" office:value="3" calcext:value-type="float">
            <text:p>3</text:p>
          </table:table-cell>
          <table:table-cell table:formula="of:=[Global.G65]" office:value-type="float" office:value="0" calcext:value-type="float">
            <text:p>0</text:p>
          </table:table-cell>
          <table:table-cell table:formula="of:=[RA.K65]" office:value-type="float" office:value="9" calcext:value-type="float">
            <text:p>9</text:p>
          </table:table-cell>
          <table:table-cell table:formula="of:=[VNS.H65]" office:value-type="float" office:value="4" calcext:value-type="float">
            <text:p>4</text:p>
          </table:table-cell>
          <table:table-cell table:formula="of:=IF([.C65]&lt;0; IF([.C65]&lt;0; [.F65]-[.C65]; [.F65]+[.C65]); IF([.C65]&lt;0; [.F65]-[.C65]; [.F65]+[.C65]))" office:value-type="float" office:value="12" calcext:value-type="float">
            <text:p>12</text:p>
          </table:table-cell>
          <table:table-cell table:formula="of:=IF([.F65]&lt;0; IF([.C65]&lt;0; [.F65]-[.C65]; [.F65]+[.C65]); IF([.C65]&lt;0; [.F65]-[.C65]; [.F65]+[.C65]))" office:value-type="float" office:value="12" calcext:value-type="float">
            <text:p>12</text:p>
          </table:table-cell>
          <table:table-cell table:formula="of:=IF([.G65]&lt;0; IF([.C65]&lt;0; [.G65]-[.C65]; [.G65]+[.C65]); IF([.C65]&lt;0; [.G65]-[.C65]; [.G65]+[.C65]))" office:value-type="float" office:value="7" calcext:value-type="float">
            <text:p>7</text:p>
          </table:table-cell>
          <table:table-cell/>
          <table:table-cell table:formula="of:=IF([.I65]=[.J65]; &quot;IGUAL&quot;; IF([.I65]&lt;[.J65]; &quot;RA&quot;; &quot;VNS&quot;))" office:value-type="string" office:string-value="VNS" calcext:value-type="string">
            <text:p>VNS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Q64]" office:value-type="float" office:value="5.92" calcext:value-type="float">
            <text:p>5,92</text:p>
          </table:table-cell>
          <table:table-cell table:formula="of:=([.I65]-[.Q65])*([.I65]-[.Q65])" office:value-type="float" office:value="36.9664" calcext:value-type="float">
            <text:p>36,97</text:p>
          </table:table-cell>
          <table:table-cell table:formula="of:=[.S64]" office:value-type="float" office:value="4.81" calcext:value-type="float">
            <text:p>4,81</text:p>
          </table:table-cell>
          <table:table-cell table:formula="of:=([.J65]-[.S65])*([.J65]-[.S65])" office:value-type="float" office:value="4.7961" calcext:value-type="float">
            <text:p>4,8</text:p>
          </table:table-cell>
          <table:table-cell table:number-columns-repeated="5"/>
          <table:table-cell table:formula="of:=[Global.A65]" office:value-type="float" office:value="62" calcext:value-type="float">
            <text:p>62</text:p>
          </table:table-cell>
          <table:table-cell table:formula="of:=[Global.B65]" office:value-type="float" office:value="150" calcext:value-type="float">
            <text:p>150</text:p>
          </table:table-cell>
          <table:table-cell table:formula="of:=[.Z65]+[.AA65]" office:value-type="float" office:value="212" calcext:value-type="float">
            <text:p>212</text:p>
          </table:table-cell>
          <table:table-cell table:formula="of:=[.Z65]*100/[.AB65]" office:value-type="float" office:value="29.2452830188679" calcext:value-type="float">
            <text:p>29,25</text:p>
          </table:table-cell>
          <table:table-cell/>
        </table:table-row>
        <table:table-row table:style-name="ro1">
          <table:table-cell table:formula="of:=[Global.C66]" office:value-type="string" office:string-value="rand-4-150-150-20-1.dssp" calcext:value-type="string">
            <text:p>rand-4-150-150-20-1.dssp</text:p>
          </table:table-cell>
          <table:table-cell table:formula="of:=[Global.D66]" office:value-type="float" office:value="210490" calcext:value-type="float">
            <text:p>210490</text:p>
          </table:table-cell>
          <table:table-cell table:formula="of:=[Global.E66]" office:value-type="float" office:value="4" calcext:value-type="float">
            <text:p>4</text:p>
          </table:table-cell>
          <table:table-cell table:formula="of:=[Global.F66]" office:value-type="float" office:value="4" calcext:value-type="float">
            <text:p>4</text:p>
          </table:table-cell>
          <table:table-cell table:formula="of:=[Global.G66]" office:value-type="float" office:value="0" calcext:value-type="float">
            <text:p>0</text:p>
          </table:table-cell>
          <table:table-cell table:formula="of:=[RA.K66]" office:value-type="float" office:value="8" calcext:value-type="float">
            <text:p>8</text:p>
          </table:table-cell>
          <table:table-cell table:formula="of:=[VNS.H66]" office:value-type="float" office:value="7" calcext:value-type="float">
            <text:p>7</text:p>
          </table:table-cell>
          <table:table-cell table:formula="of:=IF([.C66]&lt;0; IF([.C66]&lt;0; [.F66]-[.C66]; [.F66]+[.C66]); IF([.C66]&lt;0; [.F66]-[.C66]; [.F66]+[.C66]))" office:value-type="float" office:value="12" calcext:value-type="float">
            <text:p>12</text:p>
          </table:table-cell>
          <table:table-cell table:formula="of:=IF([.F66]&lt;0; IF([.C66]&lt;0; [.F66]-[.C66]; [.F66]+[.C66]); IF([.C66]&lt;0; [.F66]-[.C66]; [.F66]+[.C66]))" office:value-type="float" office:value="12" calcext:value-type="float">
            <text:p>12</text:p>
          </table:table-cell>
          <table:table-cell table:formula="of:=IF([.G66]&lt;0; IF([.C66]&lt;0; [.G66]-[.C66]; [.G66]+[.C66]); IF([.C66]&lt;0; [.G66]-[.C66]; [.G66]+[.C66]))" office:value-type="float" office:value="11" calcext:value-type="float">
            <text:p>11</text:p>
          </table:table-cell>
          <table:table-cell/>
          <table:table-cell table:formula="of:=IF([.I66]=[.J66]; &quot;IGUAL&quot;; IF([.I66]&lt;[.J66]; &quot;RA&quot;; &quot;VNS&quot;))" office:value-type="string" office:string-value="VNS" calcext:value-type="string">
            <text:p>VNS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[.Q65]" office:value-type="float" office:value="5.92" calcext:value-type="float">
            <text:p>5,92</text:p>
          </table:table-cell>
          <table:table-cell table:formula="of:=([.I66]-[.Q66])*([.I66]-[.Q66])" office:value-type="float" office:value="36.9664" calcext:value-type="float">
            <text:p>36,97</text:p>
          </table:table-cell>
          <table:table-cell table:formula="of:=[.S65]" office:value-type="float" office:value="4.81" calcext:value-type="float">
            <text:p>4,81</text:p>
          </table:table-cell>
          <table:table-cell table:formula="of:=([.J66]-[.S66])*([.J66]-[.S66])" office:value-type="float" office:value="38.3161" calcext:value-type="float">
            <text:p>38,32</text:p>
          </table:table-cell>
          <table:table-cell table:number-columns-repeated="5"/>
          <table:table-cell table:formula="of:=[Global.A66]" office:value-type="float" office:value="80" calcext:value-type="float">
            <text:p>80</text:p>
          </table:table-cell>
          <table:table-cell table:formula="of:=[Global.B66]" office:value-type="float" office:value="152" calcext:value-type="float">
            <text:p>152</text:p>
          </table:table-cell>
          <table:table-cell table:formula="of:=[.Z66]+[.AA66]" office:value-type="float" office:value="232" calcext:value-type="float">
            <text:p>232</text:p>
          </table:table-cell>
          <table:table-cell table:formula="of:=[.Z66]*100/[.AB66]" office:value-type="float" office:value="34.4827586206897" calcext:value-type="float">
            <text:p>34,48</text:p>
          </table:table-cell>
          <table:table-cell/>
        </table:table-row>
        <table:table-row table:style-name="ro1">
          <table:table-cell table:formula="of:=[Global.C67]" office:value-type="string" office:string-value="rand-4-150-150-20-2.dssp" calcext:value-type="string">
            <text:p>rand-4-150-150-20-2.dssp</text:p>
          </table:table-cell>
          <table:table-cell table:formula="of:=[Global.D67]" office:value-type="float" office:value="7324" calcext:value-type="float">
            <text:p>7324</text:p>
          </table:table-cell>
          <table:table-cell table:formula="of:=[Global.E67]" office:value-type="float" office:value="3" calcext:value-type="float">
            <text:p>3</text:p>
          </table:table-cell>
          <table:table-cell table:formula="of:=[Global.F67]" office:value-type="float" office:value="3" calcext:value-type="float">
            <text:p>3</text:p>
          </table:table-cell>
          <table:table-cell table:formula="of:=[Global.G67]" office:value-type="float" office:value="-0" calcext:value-type="float">
            <text:p>0</text:p>
          </table:table-cell>
          <table:table-cell table:formula="of:=[RA.K67]" office:value-type="float" office:value="9" calcext:value-type="float">
            <text:p>9</text:p>
          </table:table-cell>
          <table:table-cell table:formula="of:=[VNS.H67]" office:value-type="float" office:value="6" calcext:value-type="float">
            <text:p>6</text:p>
          </table:table-cell>
          <table:table-cell table:formula="of:=IF([.C67]&lt;0; IF([.C67]&lt;0; [.F67]-[.C67]; [.F67]+[.C67]); IF([.C67]&lt;0; [.F67]-[.C67]; [.F67]+[.C67]))" office:value-type="float" office:value="12" calcext:value-type="float">
            <text:p>12</text:p>
          </table:table-cell>
          <table:table-cell table:formula="of:=IF([.F67]&lt;0; IF([.C67]&lt;0; [.F67]-[.C67]; [.F67]+[.C67]); IF([.C67]&lt;0; [.F67]-[.C67]; [.F67]+[.C67]))" office:value-type="float" office:value="12" calcext:value-type="float">
            <text:p>12</text:p>
          </table:table-cell>
          <table:table-cell table:formula="of:=IF([.G67]&lt;0; IF([.C67]&lt;0; [.G67]-[.C67]; [.G67]+[.C67]); IF([.C67]&lt;0; [.G67]-[.C67]; [.G67]+[.C67]))" office:value-type="float" office:value="9" calcext:value-type="float">
            <text:p>9</text:p>
          </table:table-cell>
          <table:table-cell/>
          <table:table-cell table:formula="of:=IF([.I67]=[.J67]; &quot;IGUAL&quot;; IF([.I67]&lt;[.J67]; &quot;RA&quot;; &quot;VNS&quot;))" office:value-type="string" office:string-value="VNS" calcext:value-type="string">
            <text:p>VNS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Q66]" office:value-type="float" office:value="5.92" calcext:value-type="float">
            <text:p>5,92</text:p>
          </table:table-cell>
          <table:table-cell table:formula="of:=([.I67]-[.Q67])*([.I67]-[.Q67])" office:value-type="float" office:value="36.9664" calcext:value-type="float">
            <text:p>36,97</text:p>
          </table:table-cell>
          <table:table-cell table:formula="of:=[.S66]" office:value-type="float" office:value="4.81" calcext:value-type="float">
            <text:p>4,81</text:p>
          </table:table-cell>
          <table:table-cell table:formula="of:=([.J67]-[.S67])*([.J67]-[.S67])" office:value-type="float" office:value="17.5561" calcext:value-type="float">
            <text:p>17,56</text:p>
          </table:table-cell>
          <table:table-cell table:number-columns-repeated="5"/>
          <table:table-cell table:formula="of:=[Global.A67]" office:value-type="float" office:value="80" calcext:value-type="float">
            <text:p>80</text:p>
          </table:table-cell>
          <table:table-cell table:formula="of:=[Global.B67]" office:value-type="float" office:value="152" calcext:value-type="float">
            <text:p>152</text:p>
          </table:table-cell>
          <table:table-cell table:formula="of:=[.Z67]+[.AA67]" office:value-type="float" office:value="232" calcext:value-type="float">
            <text:p>232</text:p>
          </table:table-cell>
          <table:table-cell table:formula="of:=[.Z67]*100/[.AB67]" office:value-type="float" office:value="34.4827586206897" calcext:value-type="float">
            <text:p>34,48</text:p>
          </table:table-cell>
          <table:table-cell/>
        </table:table-row>
        <table:table-row table:style-name="ro1">
          <table:table-cell table:formula="of:=[Global.C68]" office:value-type="string" office:string-value="rand-4-150-150-25-1.dssp" calcext:value-type="string">
            <text:p>rand-4-150-150-25-1.dssp</text:p>
          </table:table-cell>
          <table:table-cell table:formula="of:=[Global.D68]" office:value-type="float" office:value="493721" calcext:value-type="float">
            <text:p>493721</text:p>
          </table:table-cell>
          <table:table-cell table:formula="of:=[Global.E68]" office:value-type="float" office:value="4" calcext:value-type="float">
            <text:p>4</text:p>
          </table:table-cell>
          <table:table-cell table:formula="of:=[Global.F68]" office:value-type="float" office:value="4" calcext:value-type="float">
            <text:p>4</text:p>
          </table:table-cell>
          <table:table-cell table:formula="of:=[Global.G68]" office:value-type="float" office:value="0" calcext:value-type="float">
            <text:p>0</text:p>
          </table:table-cell>
          <table:table-cell table:formula="of:=[RA.K68]" office:value-type="float" office:value="12" calcext:value-type="float">
            <text:p>12</text:p>
          </table:table-cell>
          <table:table-cell table:formula="of:=[VNS.H68]" office:value-type="float" office:value="7" calcext:value-type="float">
            <text:p>7</text:p>
          </table:table-cell>
          <table:table-cell table:formula="of:=IF([.C68]&lt;0; IF([.C68]&lt;0; [.F68]-[.C68]; [.F68]+[.C68]); IF([.C68]&lt;0; [.F68]-[.C68]; [.F68]+[.C68]))" office:value-type="float" office:value="16" calcext:value-type="float">
            <text:p>16</text:p>
          </table:table-cell>
          <table:table-cell table:formula="of:=IF([.F68]&lt;0; IF([.C68]&lt;0; [.F68]-[.C68]; [.F68]+[.C68]); IF([.C68]&lt;0; [.F68]-[.C68]; [.F68]+[.C68]))" office:value-type="float" office:value="16" calcext:value-type="float">
            <text:p>16</text:p>
          </table:table-cell>
          <table:table-cell table:formula="of:=IF([.G68]&lt;0; IF([.C68]&lt;0; [.G68]-[.C68]; [.G68]+[.C68]); IF([.C68]&lt;0; [.G68]-[.C68]; [.G68]+[.C68]))" office:value-type="float" office:value="11" calcext:value-type="float">
            <text:p>11</text:p>
          </table:table-cell>
          <table:table-cell/>
          <table:table-cell table:formula="of:=IF([.I68]=[.J68]; &quot;IGUAL&quot;; IF([.I68]&lt;[.J68]; &quot;RA&quot;; &quot;VNS&quot;))" office:value-type="string" office:string-value="VNS" calcext:value-type="string">
            <text:p>VNS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[.Q67]" office:value-type="float" office:value="5.92" calcext:value-type="float">
            <text:p>5,92</text:p>
          </table:table-cell>
          <table:table-cell table:formula="of:=([.I68]-[.Q68])*([.I68]-[.Q68])" office:value-type="float" office:value="101.6064" calcext:value-type="float">
            <text:p>101,61</text:p>
          </table:table-cell>
          <table:table-cell table:formula="of:=[.S67]" office:value-type="float" office:value="4.81" calcext:value-type="float">
            <text:p>4,81</text:p>
          </table:table-cell>
          <table:table-cell table:formula="of:=([.J68]-[.S68])*([.J68]-[.S68])" office:value-type="float" office:value="38.3161" calcext:value-type="float">
            <text:p>38,32</text:p>
          </table:table-cell>
          <table:table-cell table:number-columns-repeated="5"/>
          <table:table-cell table:formula="of:=[Global.A68]" office:value-type="float" office:value="102" calcext:value-type="float">
            <text:p>102</text:p>
          </table:table-cell>
          <table:table-cell table:formula="of:=[Global.B68]" office:value-type="float" office:value="150" calcext:value-type="float">
            <text:p>150</text:p>
          </table:table-cell>
          <table:table-cell table:formula="of:=[.Z68]+[.AA68]" office:value-type="float" office:value="252" calcext:value-type="float">
            <text:p>252</text:p>
          </table:table-cell>
          <table:table-cell table:formula="of:=[.Z68]*100/[.AB68]" office:value-type="float" office:value="40.4761904761905" calcext:value-type="float">
            <text:p>40,48</text:p>
          </table:table-cell>
          <table:table-cell/>
        </table:table-row>
        <table:table-row table:style-name="ro1">
          <table:table-cell table:formula="of:=[Global.C69]" office:value-type="string" office:string-value="rand-4-150-150-25-2.dssp" calcext:value-type="string">
            <text:p>rand-4-150-150-25-2.dssp</text:p>
          </table:table-cell>
          <table:table-cell table:formula="of:=[Global.D69]" office:value-type="float" office:value="76338" calcext:value-type="float">
            <text:p>76338</text:p>
          </table:table-cell>
          <table:table-cell table:formula="of:=[Global.E69]" office:value-type="float" office:value="4" calcext:value-type="float">
            <text:p>4</text:p>
          </table:table-cell>
          <table:table-cell table:formula="of:=[Global.F69]" office:value-type="float" office:value="4" calcext:value-type="float">
            <text:p>4</text:p>
          </table:table-cell>
          <table:table-cell table:formula="of:=[Global.G69]" office:value-type="float" office:value="-0" calcext:value-type="float">
            <text:p>0</text:p>
          </table:table-cell>
          <table:table-cell table:formula="of:=[RA.K69]" office:value-type="float" office:value="11" calcext:value-type="float">
            <text:p>11</text:p>
          </table:table-cell>
          <table:table-cell table:formula="of:=[VNS.H69]" office:value-type="float" office:value="6" calcext:value-type="float">
            <text:p>6</text:p>
          </table:table-cell>
          <table:table-cell table:formula="of:=IF([.C69]&lt;0; IF([.C69]&lt;0; [.F69]-[.C69]; [.F69]+[.C69]); IF([.C69]&lt;0; [.F69]-[.C69]; [.F69]+[.C69]))" office:value-type="float" office:value="15" calcext:value-type="float">
            <text:p>15</text:p>
          </table:table-cell>
          <table:table-cell table:formula="of:=IF([.F69]&lt;0; IF([.C69]&lt;0; [.F69]-[.C69]; [.F69]+[.C69]); IF([.C69]&lt;0; [.F69]-[.C69]; [.F69]+[.C69]))" office:value-type="float" office:value="15" calcext:value-type="float">
            <text:p>15</text:p>
          </table:table-cell>
          <table:table-cell table:formula="of:=IF([.G69]&lt;0; IF([.C69]&lt;0; [.G69]-[.C69]; [.G69]+[.C69]); IF([.C69]&lt;0; [.G69]-[.C69]; [.G69]+[.C69]))" office:value-type="float" office:value="10" calcext:value-type="float">
            <text:p>10</text:p>
          </table:table-cell>
          <table:table-cell/>
          <table:table-cell table:formula="of:=IF([.I69]=[.J69]; &quot;IGUAL&quot;; IF([.I69]&lt;[.J69]; &quot;RA&quot;; &quot;VNS&quot;))" office:value-type="string" office:string-value="VNS" calcext:value-type="string">
            <text:p>VNS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Q68]" office:value-type="float" office:value="5.92" calcext:value-type="float">
            <text:p>5,92</text:p>
          </table:table-cell>
          <table:table-cell table:formula="of:=([.I69]-[.Q69])*([.I69]-[.Q69])" office:value-type="float" office:value="82.4464" calcext:value-type="float">
            <text:p>82,45</text:p>
          </table:table-cell>
          <table:table-cell table:formula="of:=[.S68]" office:value-type="float" office:value="4.81" calcext:value-type="float">
            <text:p>4,81</text:p>
          </table:table-cell>
          <table:table-cell table:formula="of:=([.J69]-[.S69])*([.J69]-[.S69])" office:value-type="float" office:value="26.9361" calcext:value-type="float">
            <text:p>26,94</text:p>
          </table:table-cell>
          <table:table-cell table:number-columns-repeated="5"/>
          <table:table-cell table:formula="of:=[Global.A69]" office:value-type="float" office:value="102" calcext:value-type="float">
            <text:p>102</text:p>
          </table:table-cell>
          <table:table-cell table:formula="of:=[Global.B69]" office:value-type="float" office:value="150" calcext:value-type="float">
            <text:p>150</text:p>
          </table:table-cell>
          <table:table-cell table:formula="of:=[.Z69]+[.AA69]" office:value-type="float" office:value="252" calcext:value-type="float">
            <text:p>252</text:p>
          </table:table-cell>
          <table:table-cell table:formula="of:=[.Z69]*100/[.AB69]" office:value-type="float" office:value="40.4761904761905" calcext:value-type="float">
            <text:p>40,48</text:p>
          </table:table-cell>
          <table:table-cell/>
        </table:table-row>
        <table:table-row table:style-name="ro1">
          <table:table-cell table:formula="of:=[Global.C70]" office:value-type="string" office:string-value="rand-4-150-150-5-1.dssp" calcext:value-type="string">
            <text:p>rand-4-150-150-5-1.dssp</text:p>
          </table:table-cell>
          <table:table-cell table:formula="of:=[Global.D70]" office:value-type="float" office:value="8" calcext:value-type="float">
            <text:p>8</text:p>
          </table:table-cell>
          <table:table-cell table:formula="of:=[Global.E70]" office:value-type="float" office:value="2" calcext:value-type="float">
            <text:p>2</text:p>
          </table:table-cell>
          <table:table-cell table:formula="of:=[Global.F70]" office:value-type="float" office:value="2" calcext:value-type="float">
            <text:p>2</text:p>
          </table:table-cell>
          <table:table-cell table:formula="of:=[Global.G70]" office:value-type="float" office:value="1" calcext:value-type="float">
            <text:p>1</text:p>
          </table:table-cell>
          <table:table-cell table:formula="of:=[RA.K70]" office:value-type="float" office:value="4" calcext:value-type="float">
            <text:p>4</text:p>
          </table:table-cell>
          <table:table-cell table:formula="of:=[VNS.H70]" office:value-type="float" office:value="3" calcext:value-type="float">
            <text:p>3</text:p>
          </table:table-cell>
          <table:table-cell table:formula="of:=IF([.C70]&lt;0; IF([.C70]&lt;0; [.F70]-[.C70]; [.F70]+[.C70]); IF([.C70]&lt;0; [.F70]-[.C70]; [.F70]+[.C70]))" office:value-type="float" office:value="6" calcext:value-type="float">
            <text:p>6</text:p>
          </table:table-cell>
          <table:table-cell table:formula="of:=IF([.F70]&lt;0; IF([.C70]&lt;0; [.F70]-[.C70]; [.F70]+[.C70]); IF([.C70]&lt;0; [.F70]-[.C70]; [.F70]+[.C70]))" office:value-type="float" office:value="6" calcext:value-type="float">
            <text:p>6</text:p>
          </table:table-cell>
          <table:table-cell table:formula="of:=IF([.G70]&lt;0; IF([.C70]&lt;0; [.G70]-[.C70]; [.G70]+[.C70]); IF([.C70]&lt;0; [.G70]-[.C70]; [.G70]+[.C70]))" office:value-type="float" office:value="5" calcext:value-type="float">
            <text:p>5</text:p>
          </table:table-cell>
          <table:table-cell/>
          <table:table-cell table:formula="of:=IF([.I70]=[.J70]; &quot;IGUAL&quot;; IF([.I70]&lt;[.J70]; &quot;RA&quot;; &quot;VNS&quot;))" office:value-type="string" office:string-value="VNS" calcext:value-type="string">
            <text:p>VNS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Q69]" office:value-type="float" office:value="5.92" calcext:value-type="float">
            <text:p>5,92</text:p>
          </table:table-cell>
          <table:table-cell table:formula="of:=([.I70]-[.Q70])*([.I70]-[.Q70])" office:value-type="float" office:value="0.00640000000000001" calcext:value-type="float">
            <text:p>0,01</text:p>
          </table:table-cell>
          <table:table-cell table:formula="of:=[.S69]" office:value-type="float" office:value="4.81" calcext:value-type="float">
            <text:p>4,81</text:p>
          </table:table-cell>
          <table:table-cell table:formula="of:=([.J70]-[.S70])*([.J70]-[.S70])" office:value-type="float" office:value="0.0361000000000001" calcext:value-type="float">
            <text:p>0,04</text:p>
          </table:table-cell>
          <table:table-cell table:number-columns-repeated="5"/>
          <table:table-cell table:formula="of:=[Global.A70]" office:value-type="float" office:value="22" calcext:value-type="float">
            <text:p>22</text:p>
          </table:table-cell>
          <table:table-cell table:formula="of:=[Global.B70]" office:value-type="float" office:value="150" calcext:value-type="float">
            <text:p>150</text:p>
          </table:table-cell>
          <table:table-cell table:formula="of:=[.Z70]+[.AA70]" office:value-type="float" office:value="172" calcext:value-type="float">
            <text:p>172</text:p>
          </table:table-cell>
          <table:table-cell table:formula="of:=[.Z70]*100/[.AB70]" office:value-type="float" office:value="12.7906976744186" calcext:value-type="float">
            <text:p>12,79</text:p>
          </table:table-cell>
          <table:table-cell/>
        </table:table-row>
        <table:table-row table:style-name="ro1">
          <table:table-cell table:formula="of:=[Global.C71]" office:value-type="string" office:string-value="rand-4-150-150-5-2.dssp" calcext:value-type="string">
            <text:p>rand-4-150-150-5-2.dssp</text:p>
          </table:table-cell>
          <table:table-cell table:formula="of:=[Global.D71]" office:value-type="float" office:value="7" calcext:value-type="float">
            <text:p>7</text:p>
          </table:table-cell>
          <table:table-cell table:formula="of:=[Global.E71]" office:value-type="float" office:value="2" calcext:value-type="float">
            <text:p>2</text:p>
          </table:table-cell>
          <table:table-cell table:formula="of:=[Global.F71]" office:value-type="float" office:value="2" calcext:value-type="float">
            <text:p>2</text:p>
          </table:table-cell>
          <table:table-cell table:formula="of:=[Global.G71]" office:value-type="float" office:value="0" calcext:value-type="float">
            <text:p>0</text:p>
          </table:table-cell>
          <table:table-cell table:formula="of:=[RA.K71]" office:value-type="float" office:value="3" calcext:value-type="float">
            <text:p>3</text:p>
          </table:table-cell>
          <table:table-cell table:formula="of:=[VNS.H71]" office:value-type="float" office:value="2" calcext:value-type="float">
            <text:p>2</text:p>
          </table:table-cell>
          <table:table-cell table:formula="of:=IF([.C71]&lt;0; IF([.C71]&lt;0; [.F71]-[.C71]; [.F71]+[.C71]); IF([.C71]&lt;0; [.F71]-[.C71]; [.F71]+[.C71]))" office:value-type="float" office:value="5" calcext:value-type="float">
            <text:p>5</text:p>
          </table:table-cell>
          <table:table-cell table:formula="of:=IF([.F71]&lt;0; IF([.C71]&lt;0; [.F71]-[.C71]; [.F71]+[.C71]); IF([.C71]&lt;0; [.F71]-[.C71]; [.F71]+[.C71]))" office:value-type="float" office:value="5" calcext:value-type="float">
            <text:p>5</text:p>
          </table:table-cell>
          <table:table-cell table:formula="of:=IF([.G71]&lt;0; IF([.C71]&lt;0; [.G71]-[.C71]; [.G71]+[.C71]); IF([.C71]&lt;0; [.G71]-[.C71]; [.G71]+[.C71]))" office:value-type="float" office:value="4" calcext:value-type="float">
            <text:p>4</text:p>
          </table:table-cell>
          <table:table-cell/>
          <table:table-cell table:formula="of:=IF([.I71]=[.J71]; &quot;IGUAL&quot;; IF([.I71]&lt;[.J71]; &quot;RA&quot;; &quot;VNS&quot;))" office:value-type="string" office:string-value="VNS" calcext:value-type="string">
            <text:p>VNS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[.Q70]" office:value-type="float" office:value="5.92" calcext:value-type="float">
            <text:p>5,92</text:p>
          </table:table-cell>
          <table:table-cell table:formula="of:=([.I71]-[.Q71])*([.I71]-[.Q71])" office:value-type="float" office:value="0.8464" calcext:value-type="float">
            <text:p>0,85</text:p>
          </table:table-cell>
          <table:table-cell table:formula="of:=[.S70]" office:value-type="float" office:value="4.81" calcext:value-type="float">
            <text:p>4,81</text:p>
          </table:table-cell>
          <table:table-cell table:formula="of:=([.J71]-[.S71])*([.J71]-[.S71])" office:value-type="float" office:value="0.656099999999999" calcext:value-type="float">
            <text:p>0,66</text:p>
          </table:table-cell>
          <table:table-cell table:number-columns-repeated="5"/>
          <table:table-cell table:formula="of:=[Global.A71]" office:value-type="float" office:value="22" calcext:value-type="float">
            <text:p>22</text:p>
          </table:table-cell>
          <table:table-cell table:formula="of:=[Global.B71]" office:value-type="float" office:value="150" calcext:value-type="float">
            <text:p>150</text:p>
          </table:table-cell>
          <table:table-cell table:formula="of:=[.Z71]+[.AA71]" office:value-type="float" office:value="172" calcext:value-type="float">
            <text:p>172</text:p>
          </table:table-cell>
          <table:table-cell table:formula="of:=[.Z71]*100/[.AB71]" office:value-type="float" office:value="12.7906976744186" calcext:value-type="float">
            <text:p>12,79</text:p>
          </table:table-cell>
          <table:table-cell/>
        </table:table-row>
        <table:table-row table:style-name="ro1">
          <table:table-cell table:formula="of:=[Global.C72]" office:value-type="string" office:string-value="rand-4-200-200-10-1.dssp" calcext:value-type="string">
            <text:p>rand-4-200-200-10-1.dssp</text:p>
          </table:table-cell>
          <table:table-cell table:formula="of:=[Global.D72]" office:value-type="float" office:value="634" calcext:value-type="float">
            <text:p>634</text:p>
          </table:table-cell>
          <table:table-cell table:formula="of:=[Global.E72]" office:value-type="float" office:value="4" calcext:value-type="float">
            <text:p>4</text:p>
          </table:table-cell>
          <table:table-cell table:formula="of:=[Global.F72]" office:value-type="float" office:value="4" calcext:value-type="float">
            <text:p>4</text:p>
          </table:table-cell>
          <table:table-cell table:formula="of:=[Global.G72]" office:value-type="float" office:value="1" calcext:value-type="float">
            <text:p>1</text:p>
          </table:table-cell>
          <table:table-cell table:formula="of:=[RA.K72]" office:value-type="float" office:value="6" calcext:value-type="float">
            <text:p>6</text:p>
          </table:table-cell>
          <table:table-cell table:formula="of:=[VNS.H72]" office:value-type="float" office:value="4" calcext:value-type="float">
            <text:p>4</text:p>
          </table:table-cell>
          <table:table-cell table:formula="of:=IF([.C72]&lt;0; IF([.C72]&lt;0; [.F72]-[.C72]; [.F72]+[.C72]); IF([.C72]&lt;0; [.F72]-[.C72]; [.F72]+[.C72]))" office:value-type="float" office:value="10" calcext:value-type="float">
            <text:p>10</text:p>
          </table:table-cell>
          <table:table-cell table:formula="of:=IF([.F72]&lt;0; IF([.C72]&lt;0; [.F72]-[.C72]; [.F72]+[.C72]); IF([.C72]&lt;0; [.F72]-[.C72]; [.F72]+[.C72]))" office:value-type="float" office:value="10" calcext:value-type="float">
            <text:p>10</text:p>
          </table:table-cell>
          <table:table-cell table:formula="of:=IF([.G72]&lt;0; IF([.C72]&lt;0; [.G72]-[.C72]; [.G72]+[.C72]); IF([.C72]&lt;0; [.G72]-[.C72]; [.G72]+[.C72]))" office:value-type="float" office:value="8" calcext:value-type="float">
            <text:p>8</text:p>
          </table:table-cell>
          <table:table-cell/>
          <table:table-cell table:formula="of:=IF([.I72]=[.J72]; &quot;IGUAL&quot;; IF([.I72]&lt;[.J72]; &quot;RA&quot;; &quot;VNS&quot;))" office:value-type="string" office:string-value="VNS" calcext:value-type="string">
            <text:p>VNS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Q71]" office:value-type="float" office:value="5.92" calcext:value-type="float">
            <text:p>5,92</text:p>
          </table:table-cell>
          <table:table-cell table:formula="of:=([.I72]-[.Q72])*([.I72]-[.Q72])" office:value-type="float" office:value="16.6464" calcext:value-type="float">
            <text:p>16,65</text:p>
          </table:table-cell>
          <table:table-cell table:formula="of:=[.S71]" office:value-type="float" office:value="4.81" calcext:value-type="float">
            <text:p>4,81</text:p>
          </table:table-cell>
          <table:table-cell table:formula="of:=([.J72]-[.S72])*([.J72]-[.S72])" office:value-type="float" office:value="10.1761" calcext:value-type="float">
            <text:p>10,18</text:p>
          </table:table-cell>
          <table:table-cell table:number-columns-repeated="5"/>
          <table:table-cell table:formula="of:=[Global.A72]" office:value-type="float" office:value="42" calcext:value-type="float">
            <text:p>42</text:p>
          </table:table-cell>
          <table:table-cell table:formula="of:=[Global.B72]" office:value-type="float" office:value="200" calcext:value-type="float">
            <text:p>200</text:p>
          </table:table-cell>
          <table:table-cell table:formula="of:=[.Z72]+[.AA72]" office:value-type="float" office:value="242" calcext:value-type="float">
            <text:p>242</text:p>
          </table:table-cell>
          <table:table-cell table:formula="of:=[.Z72]*100/[.AB72]" office:value-type="float" office:value="17.3553719008264" calcext:value-type="float">
            <text:p>17,36</text:p>
          </table:table-cell>
          <table:table-cell/>
        </table:table-row>
        <table:table-row table:style-name="ro1">
          <table:table-cell table:formula="of:=[Global.C73]" office:value-type="string" office:string-value="rand-4-200-200-10-2.dssp" calcext:value-type="string">
            <text:p>rand-4-200-200-10-2.dssp</text:p>
          </table:table-cell>
          <table:table-cell table:formula="of:=[Global.D73]" office:value-type="float" office:value="96" calcext:value-type="float">
            <text:p>96</text:p>
          </table:table-cell>
          <table:table-cell table:formula="of:=[Global.E73]" office:value-type="float" office:value="3" calcext:value-type="float">
            <text:p>3</text:p>
          </table:table-cell>
          <table:table-cell table:formula="of:=[Global.F73]" office:value-type="float" office:value="3" calcext:value-type="float">
            <text:p>3</text:p>
          </table:table-cell>
          <table:table-cell table:formula="of:=[Global.G73]" office:value-type="float" office:value="0" calcext:value-type="float">
            <text:p>0</text:p>
          </table:table-cell>
          <table:table-cell table:formula="of:=[RA.K73]" office:value-type="float" office:value="7" calcext:value-type="float">
            <text:p>7</text:p>
          </table:table-cell>
          <table:table-cell table:formula="of:=[VNS.H73]" office:value-type="float" office:value="4" calcext:value-type="float">
            <text:p>4</text:p>
          </table:table-cell>
          <table:table-cell table:formula="of:=IF([.C73]&lt;0; IF([.C73]&lt;0; [.F73]-[.C73]; [.F73]+[.C73]); IF([.C73]&lt;0; [.F73]-[.C73]; [.F73]+[.C73]))" office:value-type="float" office:value="10" calcext:value-type="float">
            <text:p>10</text:p>
          </table:table-cell>
          <table:table-cell table:formula="of:=IF([.F73]&lt;0; IF([.C73]&lt;0; [.F73]-[.C73]; [.F73]+[.C73]); IF([.C73]&lt;0; [.F73]-[.C73]; [.F73]+[.C73]))" office:value-type="float" office:value="10" calcext:value-type="float">
            <text:p>10</text:p>
          </table:table-cell>
          <table:table-cell table:formula="of:=IF([.G73]&lt;0; IF([.C73]&lt;0; [.G73]-[.C73]; [.G73]+[.C73]); IF([.C73]&lt;0; [.G73]-[.C73]; [.G73]+[.C73]))" office:value-type="float" office:value="7" calcext:value-type="float">
            <text:p>7</text:p>
          </table:table-cell>
          <table:table-cell/>
          <table:table-cell table:formula="of:=IF([.I73]=[.J73]; &quot;IGUAL&quot;; IF([.I73]&lt;[.J73]; &quot;RA&quot;; &quot;VNS&quot;))" office:value-type="string" office:string-value="VNS" calcext:value-type="string">
            <text:p>VNS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Q72]" office:value-type="float" office:value="5.92" calcext:value-type="float">
            <text:p>5,92</text:p>
          </table:table-cell>
          <table:table-cell table:formula="of:=([.I73]-[.Q73])*([.I73]-[.Q73])" office:value-type="float" office:value="16.6464" calcext:value-type="float">
            <text:p>16,65</text:p>
          </table:table-cell>
          <table:table-cell table:formula="of:=[.S72]" office:value-type="float" office:value="4.81" calcext:value-type="float">
            <text:p>4,81</text:p>
          </table:table-cell>
          <table:table-cell table:formula="of:=([.J73]-[.S73])*([.J73]-[.S73])" office:value-type="float" office:value="4.7961" calcext:value-type="float">
            <text:p>4,8</text:p>
          </table:table-cell>
          <table:table-cell table:number-columns-repeated="5"/>
          <table:table-cell table:formula="of:=[Global.A73]" office:value-type="float" office:value="42" calcext:value-type="float">
            <text:p>42</text:p>
          </table:table-cell>
          <table:table-cell table:formula="of:=[Global.B73]" office:value-type="float" office:value="200" calcext:value-type="float">
            <text:p>200</text:p>
          </table:table-cell>
          <table:table-cell table:formula="of:=[.Z73]+[.AA73]" office:value-type="float" office:value="242" calcext:value-type="float">
            <text:p>242</text:p>
          </table:table-cell>
          <table:table-cell table:formula="of:=[.Z73]*100/[.AB73]" office:value-type="float" office:value="17.3553719008264" calcext:value-type="float">
            <text:p>17,36</text:p>
          </table:table-cell>
          <table:table-cell/>
        </table:table-row>
        <table:table-row table:style-name="ro1">
          <table:table-cell table:formula="of:=[Global.C74]" office:value-type="string" office:string-value="rand-4-200-200-15-1.dssp" calcext:value-type="string">
            <text:p>rand-4-200-200-15-1.dssp</text:p>
          </table:table-cell>
          <table:table-cell table:formula="of:=[Global.D74]" office:value-type="float" office:value="41895" calcext:value-type="float">
            <text:p>41895</text:p>
          </table:table-cell>
          <table:table-cell table:formula="of:=[Global.E74]" office:value-type="float" office:value="5" calcext:value-type="float">
            <text:p>5</text:p>
          </table:table-cell>
          <table:table-cell table:formula="of:=[Global.F74]" office:value-type="float" office:value="5" calcext:value-type="float">
            <text:p>5</text:p>
          </table:table-cell>
          <table:table-cell table:formula="of:=[Global.G74]" office:value-type="float" office:value="0.222489" calcext:value-type="float">
            <text:p>0,22</text:p>
          </table:table-cell>
          <table:table-cell table:formula="of:=[RA.K74]" office:value-type="float" office:value="7" calcext:value-type="float">
            <text:p>7</text:p>
          </table:table-cell>
          <table:table-cell table:formula="of:=[VNS.H74]" office:value-type="float" office:value="6" calcext:value-type="float">
            <text:p>6</text:p>
          </table:table-cell>
          <table:table-cell table:formula="of:=IF([.C74]&lt;0; IF([.C74]&lt;0; [.F74]-[.C74]; [.F74]+[.C74]); IF([.C74]&lt;0; [.F74]-[.C74]; [.F74]+[.C74]))" office:value-type="float" office:value="12" calcext:value-type="float">
            <text:p>12</text:p>
          </table:table-cell>
          <table:table-cell table:formula="of:=IF([.F74]&lt;0; IF([.C74]&lt;0; [.F74]-[.C74]; [.F74]+[.C74]); IF([.C74]&lt;0; [.F74]-[.C74]; [.F74]+[.C74]))" office:value-type="float" office:value="12" calcext:value-type="float">
            <text:p>12</text:p>
          </table:table-cell>
          <table:table-cell table:formula="of:=IF([.G74]&lt;0; IF([.C74]&lt;0; [.G74]-[.C74]; [.G74]+[.C74]); IF([.C74]&lt;0; [.G74]-[.C74]; [.G74]+[.C74]))" office:value-type="float" office:value="11" calcext:value-type="float">
            <text:p>11</text:p>
          </table:table-cell>
          <table:table-cell/>
          <table:table-cell table:formula="of:=IF([.I74]=[.J74]; &quot;IGUAL&quot;; IF([.I74]&lt;[.J74]; &quot;RA&quot;; &quot;VNS&quot;))" office:value-type="string" office:string-value="VNS" calcext:value-type="string">
            <text:p>VNS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Q73]" office:value-type="float" office:value="5.92" calcext:value-type="float">
            <text:p>5,92</text:p>
          </table:table-cell>
          <table:table-cell table:formula="of:=([.I74]-[.Q74])*([.I74]-[.Q74])" office:value-type="float" office:value="36.9664" calcext:value-type="float">
            <text:p>36,97</text:p>
          </table:table-cell>
          <table:table-cell table:formula="of:=[.S73]" office:value-type="float" office:value="4.81" calcext:value-type="float">
            <text:p>4,81</text:p>
          </table:table-cell>
          <table:table-cell table:formula="of:=([.J74]-[.S74])*([.J74]-[.S74])" office:value-type="float" office:value="38.3161" calcext:value-type="float">
            <text:p>38,32</text:p>
          </table:table-cell>
          <table:table-cell table:number-columns-repeated="5"/>
          <table:table-cell table:formula="of:=[Global.A74]" office:value-type="float" office:value="62" calcext:value-type="float">
            <text:p>62</text:p>
          </table:table-cell>
          <table:table-cell table:formula="of:=[Global.B74]" office:value-type="float" office:value="200" calcext:value-type="float">
            <text:p>200</text:p>
          </table:table-cell>
          <table:table-cell table:formula="of:=[.Z74]+[.AA74]" office:value-type="float" office:value="262" calcext:value-type="float">
            <text:p>262</text:p>
          </table:table-cell>
          <table:table-cell table:formula="of:=[.Z74]*100/[.AB74]" office:value-type="float" office:value="23.6641221374046" calcext:value-type="float">
            <text:p>23,66</text:p>
          </table:table-cell>
          <table:table-cell/>
        </table:table-row>
        <table:table-row table:style-name="ro1">
          <table:table-cell table:formula="of:=[Global.C75]" office:value-type="string" office:string-value="rand-4-200-200-15-2.dssp" calcext:value-type="string">
            <text:p>rand-4-200-200-15-2.dssp</text:p>
          </table:table-cell>
          <table:table-cell table:formula="of:=[Global.D75]" office:value-type="float" office:value="4669" calcext:value-type="float">
            <text:p>4669</text:p>
          </table:table-cell>
          <table:table-cell table:formula="of:=[Global.E75]" office:value-type="float" office:value="4" calcext:value-type="float">
            <text:p>4</text:p>
          </table:table-cell>
          <table:table-cell table:formula="of:=[Global.F75]" office:value-type="float" office:value="4" calcext:value-type="float">
            <text:p>4</text:p>
          </table:table-cell>
          <table:table-cell table:formula="of:=[Global.G75]" office:value-type="float" office:value="-0" calcext:value-type="float">
            <text:p>0</text:p>
          </table:table-cell>
          <table:table-cell table:formula="of:=[RA.K75]" office:value-type="float" office:value="7" calcext:value-type="float">
            <text:p>7</text:p>
          </table:table-cell>
          <table:table-cell table:formula="of:=[VNS.H75]" office:value-type="float" office:value="5" calcext:value-type="float">
            <text:p>5</text:p>
          </table:table-cell>
          <table:table-cell table:formula="of:=IF([.C75]&lt;0; IF([.C75]&lt;0; [.F75]-[.C75]; [.F75]+[.C75]); IF([.C75]&lt;0; [.F75]-[.C75]; [.F75]+[.C75]))" office:value-type="float" office:value="11" calcext:value-type="float">
            <text:p>11</text:p>
          </table:table-cell>
          <table:table-cell table:formula="of:=IF([.F75]&lt;0; IF([.C75]&lt;0; [.F75]-[.C75]; [.F75]+[.C75]); IF([.C75]&lt;0; [.F75]-[.C75]; [.F75]+[.C75]))" office:value-type="float" office:value="11" calcext:value-type="float">
            <text:p>11</text:p>
          </table:table-cell>
          <table:table-cell table:formula="of:=IF([.G75]&lt;0; IF([.C75]&lt;0; [.G75]-[.C75]; [.G75]+[.C75]); IF([.C75]&lt;0; [.G75]-[.C75]; [.G75]+[.C75]))" office:value-type="float" office:value="9" calcext:value-type="float">
            <text:p>9</text:p>
          </table:table-cell>
          <table:table-cell/>
          <table:table-cell table:formula="of:=IF([.I75]=[.J75]; &quot;IGUAL&quot;; IF([.I75]&lt;[.J75]; &quot;RA&quot;; &quot;VNS&quot;))" office:value-type="string" office:string-value="VNS" calcext:value-type="string">
            <text:p>VNS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Q74]" office:value-type="float" office:value="5.92" calcext:value-type="float">
            <text:p>5,92</text:p>
          </table:table-cell>
          <table:table-cell table:formula="of:=([.I75]-[.Q75])*([.I75]-[.Q75])" office:value-type="float" office:value="25.8064" calcext:value-type="float">
            <text:p>25,81</text:p>
          </table:table-cell>
          <table:table-cell table:formula="of:=[.S74]" office:value-type="float" office:value="4.81" calcext:value-type="float">
            <text:p>4,81</text:p>
          </table:table-cell>
          <table:table-cell table:formula="of:=([.J75]-[.S75])*([.J75]-[.S75])" office:value-type="float" office:value="17.5561" calcext:value-type="float">
            <text:p>17,56</text:p>
          </table:table-cell>
          <table:table-cell table:number-columns-repeated="5"/>
          <table:table-cell table:formula="of:=[Global.A75]" office:value-type="float" office:value="62" calcext:value-type="float">
            <text:p>62</text:p>
          </table:table-cell>
          <table:table-cell table:formula="of:=[Global.B75]" office:value-type="float" office:value="200" calcext:value-type="float">
            <text:p>200</text:p>
          </table:table-cell>
          <table:table-cell table:formula="of:=[.Z75]+[.AA75]" office:value-type="float" office:value="262" calcext:value-type="float">
            <text:p>262</text:p>
          </table:table-cell>
          <table:table-cell table:formula="of:=[.Z75]*100/[.AB75]" office:value-type="float" office:value="23.6641221374046" calcext:value-type="float">
            <text:p>23,66</text:p>
          </table:table-cell>
          <table:table-cell/>
        </table:table-row>
        <table:table-row table:style-name="ro1">
          <table:table-cell table:formula="of:=[Global.C76]" office:value-type="string" office:string-value="rand-4-200-200-20-1.dssp" calcext:value-type="string">
            <text:p>rand-4-200-200-20-1.dssp</text:p>
          </table:table-cell>
          <table:table-cell table:formula="of:=[Global.D76]" office:value-type="float" office:value="214723" calcext:value-type="float">
            <text:p>214723</text:p>
          </table:table-cell>
          <table:table-cell table:formula="of:=[Global.E76]" office:value-type="float" office:value="5" calcext:value-type="float">
            <text:p>5</text:p>
          </table:table-cell>
          <table:table-cell table:formula="of:=[Global.F76]" office:value-type="float" office:value="5" calcext:value-type="float">
            <text:p>5</text:p>
          </table:table-cell>
          <table:table-cell table:formula="of:=[Global.G76]" office:value-type="float" office:value="-0" calcext:value-type="float">
            <text:p>0</text:p>
          </table:table-cell>
          <table:table-cell table:formula="of:=[RA.K76]" office:value-type="float" office:value="9" calcext:value-type="float">
            <text:p>9</text:p>
          </table:table-cell>
          <table:table-cell table:formula="of:=[VNS.H76]" office:value-type="float" office:value="7" calcext:value-type="float">
            <text:p>7</text:p>
          </table:table-cell>
          <table:table-cell table:formula="of:=IF([.C76]&lt;0; IF([.C76]&lt;0; [.F76]-[.C76]; [.F76]+[.C76]); IF([.C76]&lt;0; [.F76]-[.C76]; [.F76]+[.C76]))" office:value-type="float" office:value="14" calcext:value-type="float">
            <text:p>14</text:p>
          </table:table-cell>
          <table:table-cell table:formula="of:=IF([.F76]&lt;0; IF([.C76]&lt;0; [.F76]-[.C76]; [.F76]+[.C76]); IF([.C76]&lt;0; [.F76]-[.C76]; [.F76]+[.C76]))" office:value-type="float" office:value="14" calcext:value-type="float">
            <text:p>14</text:p>
          </table:table-cell>
          <table:table-cell table:formula="of:=IF([.G76]&lt;0; IF([.C76]&lt;0; [.G76]-[.C76]; [.G76]+[.C76]); IF([.C76]&lt;0; [.G76]-[.C76]; [.G76]+[.C76]))" office:value-type="float" office:value="12" calcext:value-type="float">
            <text:p>12</text:p>
          </table:table-cell>
          <table:table-cell/>
          <table:table-cell table:formula="of:=IF([.I76]=[.J76]; &quot;IGUAL&quot;; IF([.I76]&lt;[.J76]; &quot;RA&quot;; &quot;VNS&quot;))" office:value-type="string" office:string-value="VNS" calcext:value-type="string">
            <text:p>VNS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Q75]" office:value-type="float" office:value="5.92" calcext:value-type="float">
            <text:p>5,92</text:p>
          </table:table-cell>
          <table:table-cell table:formula="of:=([.I76]-[.Q76])*([.I76]-[.Q76])" office:value-type="float" office:value="65.2864" calcext:value-type="float">
            <text:p>65,29</text:p>
          </table:table-cell>
          <table:table-cell table:formula="of:=[.S75]" office:value-type="float" office:value="4.81" calcext:value-type="float">
            <text:p>4,81</text:p>
          </table:table-cell>
          <table:table-cell table:formula="of:=([.J76]-[.S76])*([.J76]-[.S76])" office:value-type="float" office:value="51.6961" calcext:value-type="float">
            <text:p>51,7</text:p>
          </table:table-cell>
          <table:table-cell table:number-columns-repeated="5"/>
          <table:table-cell table:formula="of:=[Global.A76]" office:value-type="float" office:value="80" calcext:value-type="float">
            <text:p>80</text:p>
          </table:table-cell>
          <table:table-cell table:formula="of:=[Global.B76]" office:value-type="float" office:value="202" calcext:value-type="float">
            <text:p>202</text:p>
          </table:table-cell>
          <table:table-cell table:formula="of:=[.Z76]+[.AA76]" office:value-type="float" office:value="282" calcext:value-type="float">
            <text:p>282</text:p>
          </table:table-cell>
          <table:table-cell table:formula="of:=[.Z76]*100/[.AB76]" office:value-type="float" office:value="28.3687943262411" calcext:value-type="float">
            <text:p>28,37</text:p>
          </table:table-cell>
          <table:table-cell/>
        </table:table-row>
        <table:table-row table:style-name="ro1">
          <table:table-cell table:formula="of:=[Global.C77]" office:value-type="string" office:string-value="rand-4-200-200-20-2.dssp" calcext:value-type="string">
            <text:p>rand-4-200-200-20-2.dssp</text:p>
          </table:table-cell>
          <table:table-cell table:formula="of:=[Global.D77]" office:value-type="float" office:value="11857" calcext:value-type="float">
            <text:p>11857</text:p>
          </table:table-cell>
          <table:table-cell table:formula="of:=[Global.E77]" office:value-type="float" office:value="4" calcext:value-type="float">
            <text:p>4</text:p>
          </table:table-cell>
          <table:table-cell table:formula="of:=[Global.F77]" office:value-type="float" office:value="4" calcext:value-type="float">
            <text:p>4</text:p>
          </table:table-cell>
          <table:table-cell table:formula="of:=[Global.G77]" office:value-type="float" office:value="0" calcext:value-type="float">
            <text:p>0</text:p>
          </table:table-cell>
          <table:table-cell table:formula="of:=[RA.K77]" office:value-type="float" office:value="7" calcext:value-type="float">
            <text:p>7</text:p>
          </table:table-cell>
          <table:table-cell table:formula="of:=[VNS.H77]" office:value-type="float" office:value="5" calcext:value-type="float">
            <text:p>5</text:p>
          </table:table-cell>
          <table:table-cell table:formula="of:=IF([.C77]&lt;0; IF([.C77]&lt;0; [.F77]-[.C77]; [.F77]+[.C77]); IF([.C77]&lt;0; [.F77]-[.C77]; [.F77]+[.C77]))" office:value-type="float" office:value="11" calcext:value-type="float">
            <text:p>11</text:p>
          </table:table-cell>
          <table:table-cell table:formula="of:=IF([.F77]&lt;0; IF([.C77]&lt;0; [.F77]-[.C77]; [.F77]+[.C77]); IF([.C77]&lt;0; [.F77]-[.C77]; [.F77]+[.C77]))" office:value-type="float" office:value="11" calcext:value-type="float">
            <text:p>11</text:p>
          </table:table-cell>
          <table:table-cell table:formula="of:=IF([.G77]&lt;0; IF([.C77]&lt;0; [.G77]-[.C77]; [.G77]+[.C77]); IF([.C77]&lt;0; [.G77]-[.C77]; [.G77]+[.C77]))" office:value-type="float" office:value="9" calcext:value-type="float">
            <text:p>9</text:p>
          </table:table-cell>
          <table:table-cell/>
          <table:table-cell table:formula="of:=IF([.I77]=[.J77]; &quot;IGUAL&quot;; IF([.I77]&lt;[.J77]; &quot;RA&quot;; &quot;VNS&quot;))" office:value-type="string" office:string-value="VNS" calcext:value-type="string">
            <text:p>VNS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[.Q76]" office:value-type="float" office:value="5.92" calcext:value-type="float">
            <text:p>5,92</text:p>
          </table:table-cell>
          <table:table-cell table:formula="of:=([.I77]-[.Q77])*([.I77]-[.Q77])" office:value-type="float" office:value="25.8064" calcext:value-type="float">
            <text:p>25,81</text:p>
          </table:table-cell>
          <table:table-cell table:formula="of:=[.S76]" office:value-type="float" office:value="4.81" calcext:value-type="float">
            <text:p>4,81</text:p>
          </table:table-cell>
          <table:table-cell table:formula="of:=([.J77]-[.S77])*([.J77]-[.S77])" office:value-type="float" office:value="17.5561" calcext:value-type="float">
            <text:p>17,56</text:p>
          </table:table-cell>
          <table:table-cell table:number-columns-repeated="5"/>
          <table:table-cell table:formula="of:=[Global.A77]" office:value-type="float" office:value="80" calcext:value-type="float">
            <text:p>80</text:p>
          </table:table-cell>
          <table:table-cell table:formula="of:=[Global.B77]" office:value-type="float" office:value="202" calcext:value-type="float">
            <text:p>202</text:p>
          </table:table-cell>
          <table:table-cell table:formula="of:=[.Z77]+[.AA77]" office:value-type="float" office:value="282" calcext:value-type="float">
            <text:p>282</text:p>
          </table:table-cell>
          <table:table-cell table:formula="of:=[.Z77]*100/[.AB77]" office:value-type="float" office:value="28.3687943262411" calcext:value-type="float">
            <text:p>28,37</text:p>
          </table:table-cell>
          <table:table-cell/>
        </table:table-row>
        <table:table-row table:style-name="ro1">
          <table:table-cell table:formula="of:=[Global.C78]" office:value-type="string" office:string-value="rand-4-200-200-25-1.dssp" calcext:value-type="string">
            <text:p>rand-4-200-200-25-1.dssp</text:p>
          </table:table-cell>
          <table:table-cell table:formula="of:=[Global.D78]" office:value-type="float" office:value="771161" calcext:value-type="float">
            <text:p>771161</text:p>
          </table:table-cell>
          <table:table-cell table:formula="of:=[Global.E78]" office:value-type="float" office:value="4" calcext:value-type="float">
            <text:p>4</text:p>
          </table:table-cell>
          <table:table-cell table:formula="of:=[Global.F78]" office:value-type="float" office:value="5" calcext:value-type="float">
            <text:p>5</text:p>
          </table:table-cell>
          <table:table-cell table:formula="of:=[Global.G78]" office:value-type="float" office:value="0" calcext:value-type="float">
            <text:p>0</text:p>
          </table:table-cell>
          <table:table-cell table:formula="of:=[RA.K78]" office:value-type="float" office:value="8" calcext:value-type="float">
            <text:p>8</text:p>
          </table:table-cell>
          <table:table-cell table:formula="of:=[VNS.H78]" office:value-type="float" office:value="8" calcext:value-type="float">
            <text:p>8</text:p>
          </table:table-cell>
          <table:table-cell table:formula="of:=IF([.C78]&lt;0; IF([.C78]&lt;0; [.F78]-[.C78]; [.F78]+[.C78]); IF([.C78]&lt;0; [.F78]-[.C78]; [.F78]+[.C78]))" office:value-type="float" office:value="12" calcext:value-type="float">
            <text:p>12</text:p>
          </table:table-cell>
          <table:table-cell table:formula="of:=IF([.F78]&lt;0; IF([.C78]&lt;0; [.F78]-[.C78]; [.F78]+[.C78]); IF([.C78]&lt;0; [.F78]-[.C78]; [.F78]+[.C78]))" office:value-type="float" office:value="12" calcext:value-type="float">
            <text:p>12</text:p>
          </table:table-cell>
          <table:table-cell table:formula="of:=IF([.G78]&lt;0; IF([.C78]&lt;0; [.G78]-[.C78]; [.G78]+[.C78]); IF([.C78]&lt;0; [.G78]-[.C78]; [.G78]+[.C78]))" office:value-type="float" office:value="12" calcext:value-type="float">
            <text:p>12</text:p>
          </table:table-cell>
          <table:table-cell/>
          <table:table-cell table:formula="of:=IF([.I78]=[.J78]; &quot;IGUAL&quot;; IF([.I78]&lt;[.J78]; &quot;RA&quot;; &quot;VNS&quot;))" office:value-type="string" office:string-value="IGUAL" calcext:value-type="string">
            <text:p>IGUAL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formula="of:=[.Q77]" office:value-type="float" office:value="5.92" calcext:value-type="float">
            <text:p>5,92</text:p>
          </table:table-cell>
          <table:table-cell table:formula="of:=([.I78]-[.Q78])*([.I78]-[.Q78])" office:value-type="float" office:value="36.9664" calcext:value-type="float">
            <text:p>36,97</text:p>
          </table:table-cell>
          <table:table-cell table:formula="of:=[.S77]" office:value-type="float" office:value="4.81" calcext:value-type="float">
            <text:p>4,81</text:p>
          </table:table-cell>
          <table:table-cell table:formula="of:=([.J78]-[.S78])*([.J78]-[.S78])" office:value-type="float" office:value="51.6961" calcext:value-type="float">
            <text:p>51,7</text:p>
          </table:table-cell>
          <table:table-cell table:number-columns-repeated="5"/>
          <table:table-cell table:formula="of:=[Global.A78]" office:value-type="float" office:value="102" calcext:value-type="float">
            <text:p>102</text:p>
          </table:table-cell>
          <table:table-cell table:formula="of:=[Global.B78]" office:value-type="float" office:value="200" calcext:value-type="float">
            <text:p>200</text:p>
          </table:table-cell>
          <table:table-cell table:formula="of:=[.Z78]+[.AA78]" office:value-type="float" office:value="302" calcext:value-type="float">
            <text:p>302</text:p>
          </table:table-cell>
          <table:table-cell table:formula="of:=[.Z78]*100/[.AB78]" office:value-type="float" office:value="33.7748344370861" calcext:value-type="float">
            <text:p>33,77</text:p>
          </table:table-cell>
          <table:table-cell/>
        </table:table-row>
        <table:table-row table:style-name="ro1">
          <table:table-cell table:formula="of:=[Global.C79]" office:value-type="string" office:string-value="rand-4-200-200-25-2.dssp" calcext:value-type="string">
            <text:p>rand-4-200-200-25-2.dssp</text:p>
          </table:table-cell>
          <table:table-cell table:formula="of:=[Global.D79]" office:value-type="float" office:value="26553" calcext:value-type="float">
            <text:p>26553</text:p>
          </table:table-cell>
          <table:table-cell table:formula="of:=[Global.E79]" office:value-type="float" office:value="4" calcext:value-type="float">
            <text:p>4</text:p>
          </table:table-cell>
          <table:table-cell table:formula="of:=[Global.F79]" office:value-type="float" office:value="4" calcext:value-type="float">
            <text:p>4</text:p>
          </table:table-cell>
          <table:table-cell table:formula="of:=[Global.G79]" office:value-type="float" office:value="0" calcext:value-type="float">
            <text:p>0</text:p>
          </table:table-cell>
          <table:table-cell table:formula="of:=[RA.K79]" office:value-type="float" office:value="9" calcext:value-type="float">
            <text:p>9</text:p>
          </table:table-cell>
          <table:table-cell table:formula="of:=[VNS.H79]" office:value-type="float" office:value="7" calcext:value-type="float">
            <text:p>7</text:p>
          </table:table-cell>
          <table:table-cell table:formula="of:=IF([.C79]&lt;0; IF([.C79]&lt;0; [.F79]-[.C79]; [.F79]+[.C79]); IF([.C79]&lt;0; [.F79]-[.C79]; [.F79]+[.C79]))" office:value-type="float" office:value="13" calcext:value-type="float">
            <text:p>13</text:p>
          </table:table-cell>
          <table:table-cell table:formula="of:=IF([.F79]&lt;0; IF([.C79]&lt;0; [.F79]-[.C79]; [.F79]+[.C79]); IF([.C79]&lt;0; [.F79]-[.C79]; [.F79]+[.C79]))" office:value-type="float" office:value="13" calcext:value-type="float">
            <text:p>13</text:p>
          </table:table-cell>
          <table:table-cell table:formula="of:=IF([.G79]&lt;0; IF([.C79]&lt;0; [.G79]-[.C79]; [.G79]+[.C79]); IF([.C79]&lt;0; [.G79]-[.C79]; [.G79]+[.C79]))" office:value-type="float" office:value="11" calcext:value-type="float">
            <text:p>11</text:p>
          </table:table-cell>
          <table:table-cell/>
          <table:table-cell table:formula="of:=IF([.I79]=[.J79]; &quot;IGUAL&quot;; IF([.I79]&lt;[.J79]; &quot;RA&quot;; &quot;VNS&quot;))" office:value-type="string" office:string-value="VNS" calcext:value-type="string">
            <text:p>VNS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formula="of:=[.Q78]" office:value-type="float" office:value="5.92" calcext:value-type="float">
            <text:p>5,92</text:p>
          </table:table-cell>
          <table:table-cell table:formula="of:=([.I79]-[.Q79])*([.I79]-[.Q79])" office:value-type="float" office:value="50.1264" calcext:value-type="float">
            <text:p>50,13</text:p>
          </table:table-cell>
          <table:table-cell table:formula="of:=[.S78]" office:value-type="float" office:value="4.81" calcext:value-type="float">
            <text:p>4,81</text:p>
          </table:table-cell>
          <table:table-cell table:formula="of:=([.J79]-[.S79])*([.J79]-[.S79])" office:value-type="float" office:value="38.3161" calcext:value-type="float">
            <text:p>38,32</text:p>
          </table:table-cell>
          <table:table-cell table:number-columns-repeated="5"/>
          <table:table-cell table:formula="of:=[Global.A79]" office:value-type="float" office:value="102" calcext:value-type="float">
            <text:p>102</text:p>
          </table:table-cell>
          <table:table-cell table:formula="of:=[Global.B79]" office:value-type="float" office:value="200" calcext:value-type="float">
            <text:p>200</text:p>
          </table:table-cell>
          <table:table-cell table:formula="of:=[.Z79]+[.AA79]" office:value-type="float" office:value="302" calcext:value-type="float">
            <text:p>302</text:p>
          </table:table-cell>
          <table:table-cell table:formula="of:=[.Z79]*100/[.AB79]" office:value-type="float" office:value="33.7748344370861" calcext:value-type="float">
            <text:p>33,77</text:p>
          </table:table-cell>
          <table:table-cell/>
        </table:table-row>
        <table:table-row table:style-name="ro1">
          <table:table-cell table:formula="of:=[Global.C80]" office:value-type="string" office:string-value="rand-4-200-200-5-1.dssp" calcext:value-type="string">
            <text:p>rand-4-200-200-5-1.dssp</text:p>
          </table:table-cell>
          <table:table-cell table:formula="of:=[Global.D80]" office:value-type="float" office:value="13" calcext:value-type="float">
            <text:p>13</text:p>
          </table:table-cell>
          <table:table-cell table:formula="of:=[Global.E80]" office:value-type="float" office:value="3" calcext:value-type="float">
            <text:p>3</text:p>
          </table:table-cell>
          <table:table-cell table:formula="of:=[Global.F80]" office:value-type="float" office:value="3" calcext:value-type="float">
            <text:p>3</text:p>
          </table:table-cell>
          <table:table-cell table:formula="of:=[Global.G80]" office:value-type="float" office:value="1" calcext:value-type="float">
            <text:p>1</text:p>
          </table:table-cell>
          <table:table-cell table:formula="of:=[RA.K80]" office:value-type="float" office:value="4" calcext:value-type="float">
            <text:p>4</text:p>
          </table:table-cell>
          <table:table-cell table:formula="of:=[VNS.H80]" office:value-type="float" office:value="3" calcext:value-type="float">
            <text:p>3</text:p>
          </table:table-cell>
          <table:table-cell table:formula="of:=IF([.C80]&lt;0; IF([.C80]&lt;0; [.F80]-[.C80]; [.F80]+[.C80]); IF([.C80]&lt;0; [.F80]-[.C80]; [.F80]+[.C80]))" office:value-type="float" office:value="7" calcext:value-type="float">
            <text:p>7</text:p>
          </table:table-cell>
          <table:table-cell table:formula="of:=IF([.F80]&lt;0; IF([.C80]&lt;0; [.F80]-[.C80]; [.F80]+[.C80]); IF([.C80]&lt;0; [.F80]-[.C80]; [.F80]+[.C80]))" office:value-type="float" office:value="7" calcext:value-type="float">
            <text:p>7</text:p>
          </table:table-cell>
          <table:table-cell table:formula="of:=IF([.G80]&lt;0; IF([.C80]&lt;0; [.G80]-[.C80]; [.G80]+[.C80]); IF([.C80]&lt;0; [.G80]-[.C80]; [.G80]+[.C80]))" office:value-type="float" office:value="6" calcext:value-type="float">
            <text:p>6</text:p>
          </table:table-cell>
          <table:table-cell/>
          <table:table-cell table:formula="of:=IF([.I80]=[.J80]; &quot;IGUAL&quot;; IF([.I80]&lt;[.J80]; &quot;RA&quot;; &quot;VNS&quot;))" office:value-type="string" office:string-value="VNS" calcext:value-type="string">
            <text:p>VNS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[.Q79]" office:value-type="float" office:value="5.92" calcext:value-type="float">
            <text:p>5,92</text:p>
          </table:table-cell>
          <table:table-cell table:formula="of:=([.I80]-[.Q80])*([.I80]-[.Q80])" office:value-type="float" office:value="1.1664" calcext:value-type="float">
            <text:p>1,17</text:p>
          </table:table-cell>
          <table:table-cell table:formula="of:=[.S79]" office:value-type="float" office:value="4.81" calcext:value-type="float">
            <text:p>4,81</text:p>
          </table:table-cell>
          <table:table-cell table:formula="of:=([.J80]-[.S80])*([.J80]-[.S80])" office:value-type="float" office:value="1.4161" calcext:value-type="float">
            <text:p>1,42</text:p>
          </table:table-cell>
          <table:table-cell table:number-columns-repeated="5"/>
          <table:table-cell table:formula="of:=[Global.A80]" office:value-type="float" office:value="22" calcext:value-type="float">
            <text:p>22</text:p>
          </table:table-cell>
          <table:table-cell table:formula="of:=[Global.B80]" office:value-type="float" office:value="200" calcext:value-type="float">
            <text:p>200</text:p>
          </table:table-cell>
          <table:table-cell table:formula="of:=[.Z80]+[.AA80]" office:value-type="float" office:value="222" calcext:value-type="float">
            <text:p>222</text:p>
          </table:table-cell>
          <table:table-cell table:formula="of:=[.Z80]*100/[.AB80]" office:value-type="float" office:value="9.90990990990991" calcext:value-type="float">
            <text:p>9,91</text:p>
          </table:table-cell>
          <table:table-cell/>
        </table:table-row>
        <table:table-row table:style-name="ro1">
          <table:table-cell table:formula="of:=[Global.C81]" office:value-type="string" office:string-value="rand-4-200-200-5-2.dssp" calcext:value-type="string">
            <text:p>rand-4-200-200-5-2.dssp</text:p>
          </table:table-cell>
          <table:table-cell table:formula="of:=[Global.D81]" office:value-type="float" office:value="7" calcext:value-type="float">
            <text:p>7</text:p>
          </table:table-cell>
          <table:table-cell table:formula="of:=[Global.E81]" office:value-type="float" office:value="2" calcext:value-type="float">
            <text:p>2</text:p>
          </table:table-cell>
          <table:table-cell table:formula="of:=[Global.F81]" office:value-type="float" office:value="2" calcext:value-type="float">
            <text:p>2</text:p>
          </table:table-cell>
          <table:table-cell table:formula="of:=[Global.G81]" office:value-type="float" office:value="0" calcext:value-type="float">
            <text:p>0</text:p>
          </table:table-cell>
          <table:table-cell table:formula="of:=[RA.K81]" office:value-type="float" office:value="3" calcext:value-type="float">
            <text:p>3</text:p>
          </table:table-cell>
          <table:table-cell table:formula="of:=[VNS.H81]" office:value-type="float" office:value="2" calcext:value-type="float">
            <text:p>2</text:p>
          </table:table-cell>
          <table:table-cell table:formula="of:=IF([.C81]&lt;0; IF([.C81]&lt;0; [.F81]-[.C81]; [.F81]+[.C81]); IF([.C81]&lt;0; [.F81]-[.C81]; [.F81]+[.C81]))" office:value-type="float" office:value="5" calcext:value-type="float">
            <text:p>5</text:p>
          </table:table-cell>
          <table:table-cell table:formula="of:=IF([.F81]&lt;0; IF([.C81]&lt;0; [.F81]-[.C81]; [.F81]+[.C81]); IF([.C81]&lt;0; [.F81]-[.C81]; [.F81]+[.C81]))" office:value-type="float" office:value="5" calcext:value-type="float">
            <text:p>5</text:p>
          </table:table-cell>
          <table:table-cell table:formula="of:=IF([.G81]&lt;0; IF([.C81]&lt;0; [.G81]-[.C81]; [.G81]+[.C81]); IF([.C81]&lt;0; [.G81]-[.C81]; [.G81]+[.C81]))" office:value-type="float" office:value="4" calcext:value-type="float">
            <text:p>4</text:p>
          </table:table-cell>
          <table:table-cell/>
          <table:table-cell table:formula="of:=IF([.I81]=[.J81]; &quot;IGUAL&quot;; IF([.I81]&lt;[.J81]; &quot;RA&quot;; &quot;VNS&quot;))" office:value-type="string" office:string-value="VNS" calcext:value-type="string">
            <text:p>VNS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[.Q80]" office:value-type="float" office:value="5.92" calcext:value-type="float">
            <text:p>5,92</text:p>
          </table:table-cell>
          <table:table-cell table:formula="of:=([.I81]-[.Q81])*([.I81]-[.Q81])" office:value-type="float" office:value="0.8464" calcext:value-type="float">
            <text:p>0,85</text:p>
          </table:table-cell>
          <table:table-cell table:formula="of:=[.S80]" office:value-type="float" office:value="4.81" calcext:value-type="float">
            <text:p>4,81</text:p>
          </table:table-cell>
          <table:table-cell table:formula="of:=([.J81]-[.S81])*([.J81]-[.S81])" office:value-type="float" office:value="0.656099999999999" calcext:value-type="float">
            <text:p>0,66</text:p>
          </table:table-cell>
          <table:table-cell table:number-columns-repeated="5"/>
          <table:table-cell table:formula="of:=[Global.A81]" office:value-type="float" office:value="22" calcext:value-type="float">
            <text:p>22</text:p>
          </table:table-cell>
          <table:table-cell table:formula="of:=[Global.B81]" office:value-type="float" office:value="200" calcext:value-type="float">
            <text:p>200</text:p>
          </table:table-cell>
          <table:table-cell table:formula="of:=[.Z81]+[.AA81]" office:value-type="float" office:value="222" calcext:value-type="float">
            <text:p>222</text:p>
          </table:table-cell>
          <table:table-cell table:formula="of:=[.Z81]*100/[.AB81]" office:value-type="float" office:value="9.90990990990991" calcext:value-type="float">
            <text:p>9,91</text:p>
          </table:table-cell>
          <table:table-cell/>
        </table:table-row>
        <table:table-row table:style-name="ro1">
          <table:table-cell table:formula="of:=[Global.C82]" office:value-type="string" office:string-value="rand-4-250-250-10-1.dssp" calcext:value-type="string">
            <text:p>rand-4-250-250-10-1.dssp</text:p>
          </table:table-cell>
          <table:table-cell table:formula="of:=[Global.D82]" office:value-type="float" office:value="379" calcext:value-type="float">
            <text:p>379</text:p>
          </table:table-cell>
          <table:table-cell table:formula="of:=[Global.E82]" office:value-type="float" office:value="4" calcext:value-type="float">
            <text:p>4</text:p>
          </table:table-cell>
          <table:table-cell table:formula="of:=[Global.F82]" office:value-type="float" office:value="4" calcext:value-type="float">
            <text:p>4</text:p>
          </table:table-cell>
          <table:table-cell table:formula="of:=[Global.G82]" office:value-type="float" office:value="1" calcext:value-type="float">
            <text:p>1</text:p>
          </table:table-cell>
          <table:table-cell table:formula="of:=[RA.K82]" office:value-type="float" office:value="6" calcext:value-type="float">
            <text:p>6</text:p>
          </table:table-cell>
          <table:table-cell table:formula="of:=[VNS.H82]" office:value-type="float" office:value="5" calcext:value-type="float">
            <text:p>5</text:p>
          </table:table-cell>
          <table:table-cell table:formula="of:=IF([.C82]&lt;0; IF([.C82]&lt;0; [.F82]-[.C82]; [.F82]+[.C82]); IF([.C82]&lt;0; [.F82]-[.C82]; [.F82]+[.C82]))" office:value-type="float" office:value="10" calcext:value-type="float">
            <text:p>10</text:p>
          </table:table-cell>
          <table:table-cell table:formula="of:=IF([.F82]&lt;0; IF([.C82]&lt;0; [.F82]-[.C82]; [.F82]+[.C82]); IF([.C82]&lt;0; [.F82]-[.C82]; [.F82]+[.C82]))" office:value-type="float" office:value="10" calcext:value-type="float">
            <text:p>10</text:p>
          </table:table-cell>
          <table:table-cell table:formula="of:=IF([.G82]&lt;0; IF([.C82]&lt;0; [.G82]-[.C82]; [.G82]+[.C82]); IF([.C82]&lt;0; [.G82]-[.C82]; [.G82]+[.C82]))" office:value-type="float" office:value="9" calcext:value-type="float">
            <text:p>9</text:p>
          </table:table-cell>
          <table:table-cell/>
          <table:table-cell table:formula="of:=IF([.I82]=[.J82]; &quot;IGUAL&quot;; IF([.I82]&lt;[.J82]; &quot;RA&quot;; &quot;VNS&quot;))" office:value-type="string" office:string-value="VNS" calcext:value-type="string">
            <text:p>VNS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formula="of:=[.Q81]" office:value-type="float" office:value="5.92" calcext:value-type="float">
            <text:p>5,92</text:p>
          </table:table-cell>
          <table:table-cell table:formula="of:=([.I82]-[.Q82])*([.I82]-[.Q82])" office:value-type="float" office:value="16.6464" calcext:value-type="float">
            <text:p>16,65</text:p>
          </table:table-cell>
          <table:table-cell table:formula="of:=[.S81]" office:value-type="float" office:value="4.81" calcext:value-type="float">
            <text:p>4,81</text:p>
          </table:table-cell>
          <table:table-cell table:formula="of:=([.J82]-[.S82])*([.J82]-[.S82])" office:value-type="float" office:value="17.5561" calcext:value-type="float">
            <text:p>17,56</text:p>
          </table:table-cell>
          <table:table-cell table:number-columns-repeated="5"/>
          <table:table-cell table:formula="of:=[Global.A82]" office:value-type="float" office:value="42" calcext:value-type="float">
            <text:p>42</text:p>
          </table:table-cell>
          <table:table-cell table:formula="of:=[Global.B82]" office:value-type="float" office:value="250" calcext:value-type="float">
            <text:p>250</text:p>
          </table:table-cell>
          <table:table-cell table:formula="of:=[.Z82]+[.AA82]" office:value-type="float" office:value="292" calcext:value-type="float">
            <text:p>292</text:p>
          </table:table-cell>
          <table:table-cell table:formula="of:=[.Z82]*100/[.AB82]" office:value-type="float" office:value="14.3835616438356" calcext:value-type="float">
            <text:p>14,38</text:p>
          </table:table-cell>
          <table:table-cell/>
        </table:table-row>
        <table:table-row table:style-name="ro1">
          <table:table-cell table:formula="of:=[Global.C83]" office:value-type="string" office:string-value="rand-4-250-250-10-2.dssp" calcext:value-type="string">
            <text:p>rand-4-250-250-10-2.dssp</text:p>
          </table:table-cell>
          <table:table-cell table:formula="of:=[Global.D83]" office:value-type="float" office:value="63" calcext:value-type="float">
            <text:p>63</text:p>
          </table:table-cell>
          <table:table-cell table:formula="of:=[Global.E83]" office:value-type="float" office:value="3" calcext:value-type="float">
            <text:p>3</text:p>
          </table:table-cell>
          <table:table-cell table:formula="of:=[Global.F83]" office:value-type="float" office:value="3" calcext:value-type="float">
            <text:p>3</text:p>
          </table:table-cell>
          <table:table-cell table:formula="of:=[Global.G83]" office:value-type="float" office:value="-0" calcext:value-type="float">
            <text:p>0</text:p>
          </table:table-cell>
          <table:table-cell table:formula="of:=[RA.K83]" office:value-type="float" office:value="4" calcext:value-type="float">
            <text:p>4</text:p>
          </table:table-cell>
          <table:table-cell table:formula="of:=[VNS.H83]" office:value-type="float" office:value="4" calcext:value-type="float">
            <text:p>4</text:p>
          </table:table-cell>
          <table:table-cell table:formula="of:=IF([.C83]&lt;0; IF([.C83]&lt;0; [.F83]-[.C83]; [.F83]+[.C83]); IF([.C83]&lt;0; [.F83]-[.C83]; [.F83]+[.C83]))" office:value-type="float" office:value="7" calcext:value-type="float">
            <text:p>7</text:p>
          </table:table-cell>
          <table:table-cell table:formula="of:=IF([.F83]&lt;0; IF([.C83]&lt;0; [.F83]-[.C83]; [.F83]+[.C83]); IF([.C83]&lt;0; [.F83]-[.C83]; [.F83]+[.C83]))" office:value-type="float" office:value="7" calcext:value-type="float">
            <text:p>7</text:p>
          </table:table-cell>
          <table:table-cell table:formula="of:=IF([.G83]&lt;0; IF([.C83]&lt;0; [.G83]-[.C83]; [.G83]+[.C83]); IF([.C83]&lt;0; [.G83]-[.C83]; [.G83]+[.C83]))" office:value-type="float" office:value="7" calcext:value-type="float">
            <text:p>7</text:p>
          </table:table-cell>
          <table:table-cell/>
          <table:table-cell table:formula="of:=IF([.I83]=[.J83]; &quot;IGUAL&quot;; IF([.I83]&lt;[.J83]; &quot;RA&quot;; &quot;VNS&quot;))" office:value-type="string" office:string-value="IGUAL" calcext:value-type="string">
            <text:p>IGUAL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[.Q82]" office:value-type="float" office:value="5.92" calcext:value-type="float">
            <text:p>5,92</text:p>
          </table:table-cell>
          <table:table-cell table:formula="of:=([.I83]-[.Q83])*([.I83]-[.Q83])" office:value-type="float" office:value="1.1664" calcext:value-type="float">
            <text:p>1,17</text:p>
          </table:table-cell>
          <table:table-cell table:formula="of:=[.S82]" office:value-type="float" office:value="4.81" calcext:value-type="float">
            <text:p>4,81</text:p>
          </table:table-cell>
          <table:table-cell table:formula="of:=([.J83]-[.S83])*([.J83]-[.S83])" office:value-type="float" office:value="4.7961" calcext:value-type="float">
            <text:p>4,8</text:p>
          </table:table-cell>
          <table:table-cell table:number-columns-repeated="5"/>
          <table:table-cell table:formula="of:=[Global.A83]" office:value-type="float" office:value="42" calcext:value-type="float">
            <text:p>42</text:p>
          </table:table-cell>
          <table:table-cell table:formula="of:=[Global.B83]" office:value-type="float" office:value="250" calcext:value-type="float">
            <text:p>250</text:p>
          </table:table-cell>
          <table:table-cell table:formula="of:=[.Z83]+[.AA83]" office:value-type="float" office:value="292" calcext:value-type="float">
            <text:p>292</text:p>
          </table:table-cell>
          <table:table-cell table:formula="of:=[.Z83]*100/[.AB83]" office:value-type="float" office:value="14.3835616438356" calcext:value-type="float">
            <text:p>14,38</text:p>
          </table:table-cell>
          <table:table-cell/>
        </table:table-row>
        <table:table-row table:style-name="ro1">
          <table:table-cell table:formula="of:=[Global.C84]" office:value-type="string" office:string-value="rand-4-250-250-15-1.dssp" calcext:value-type="string">
            <text:p>rand-4-250-250-15-1.dssp</text:p>
          </table:table-cell>
          <table:table-cell table:formula="of:=[Global.D84]" office:value-type="float" office:value="23736" calcext:value-type="float">
            <text:p>23736</text:p>
          </table:table-cell>
          <table:table-cell table:formula="of:=[Global.E84]" office:value-type="float" office:value="5" calcext:value-type="float">
            <text:p>5</text:p>
          </table:table-cell>
          <table:table-cell table:formula="of:=[Global.F84]" office:value-type="float" office:value="5" calcext:value-type="float">
            <text:p>5</text:p>
          </table:table-cell>
          <table:table-cell table:formula="of:=[Global.G84]" office:value-type="float" office:value="0.222493" calcext:value-type="float">
            <text:p>0,22</text:p>
          </table:table-cell>
          <table:table-cell table:formula="of:=[RA.K84]" office:value-type="float" office:value="8" calcext:value-type="float">
            <text:p>8</text:p>
          </table:table-cell>
          <table:table-cell table:formula="of:=[VNS.H84]" office:value-type="float" office:value="7" calcext:value-type="float">
            <text:p>7</text:p>
          </table:table-cell>
          <table:table-cell table:formula="of:=IF([.C84]&lt;0; IF([.C84]&lt;0; [.F84]-[.C84]; [.F84]+[.C84]); IF([.C84]&lt;0; [.F84]-[.C84]; [.F84]+[.C84]))" office:value-type="float" office:value="13" calcext:value-type="float">
            <text:p>13</text:p>
          </table:table-cell>
          <table:table-cell table:formula="of:=IF([.F84]&lt;0; IF([.C84]&lt;0; [.F84]-[.C84]; [.F84]+[.C84]); IF([.C84]&lt;0; [.F84]-[.C84]; [.F84]+[.C84]))" office:value-type="float" office:value="13" calcext:value-type="float">
            <text:p>13</text:p>
          </table:table-cell>
          <table:table-cell table:formula="of:=IF([.G84]&lt;0; IF([.C84]&lt;0; [.G84]-[.C84]; [.G84]+[.C84]); IF([.C84]&lt;0; [.G84]-[.C84]; [.G84]+[.C84]))" office:value-type="float" office:value="12" calcext:value-type="float">
            <text:p>12</text:p>
          </table:table-cell>
          <table:table-cell/>
          <table:table-cell table:formula="of:=IF([.I84]=[.J84]; &quot;IGUAL&quot;; IF([.I84]&lt;[.J84]; &quot;RA&quot;; &quot;VNS&quot;))" office:value-type="string" office:string-value="VNS" calcext:value-type="string">
            <text:p>VNS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formula="of:=[.Q83]" office:value-type="float" office:value="5.92" calcext:value-type="float">
            <text:p>5,92</text:p>
          </table:table-cell>
          <table:table-cell table:formula="of:=([.I84]-[.Q84])*([.I84]-[.Q84])" office:value-type="float" office:value="50.1264" calcext:value-type="float">
            <text:p>50,13</text:p>
          </table:table-cell>
          <table:table-cell table:formula="of:=[.S83]" office:value-type="float" office:value="4.81" calcext:value-type="float">
            <text:p>4,81</text:p>
          </table:table-cell>
          <table:table-cell table:formula="of:=([.J84]-[.S84])*([.J84]-[.S84])" office:value-type="float" office:value="51.6961" calcext:value-type="float">
            <text:p>51,7</text:p>
          </table:table-cell>
          <table:table-cell table:number-columns-repeated="5"/>
          <table:table-cell table:formula="of:=[Global.A84]" office:value-type="float" office:value="62" calcext:value-type="float">
            <text:p>62</text:p>
          </table:table-cell>
          <table:table-cell table:formula="of:=[Global.B84]" office:value-type="float" office:value="250" calcext:value-type="float">
            <text:p>250</text:p>
          </table:table-cell>
          <table:table-cell table:formula="of:=[.Z84]+[.AA84]" office:value-type="float" office:value="312" calcext:value-type="float">
            <text:p>312</text:p>
          </table:table-cell>
          <table:table-cell table:formula="of:=[.Z84]*100/[.AB84]" office:value-type="float" office:value="19.8717948717949" calcext:value-type="float">
            <text:p>19,87</text:p>
          </table:table-cell>
          <table:table-cell/>
        </table:table-row>
        <table:table-row table:style-name="ro1">
          <table:table-cell table:formula="of:=[Global.C85]" office:value-type="string" office:string-value="rand-4-250-250-15-2.dssp" calcext:value-type="string">
            <text:p>rand-4-250-250-15-2.dssp</text:p>
          </table:table-cell>
          <table:table-cell table:formula="of:=[Global.D85]" office:value-type="float" office:value="3277" calcext:value-type="float">
            <text:p>3277</text:p>
          </table:table-cell>
          <table:table-cell table:formula="of:=[Global.E85]" office:value-type="float" office:value="4" calcext:value-type="float">
            <text:p>4</text:p>
          </table:table-cell>
          <table:table-cell table:formula="of:=[Global.F85]" office:value-type="float" office:value="4" calcext:value-type="float">
            <text:p>4</text:p>
          </table:table-cell>
          <table:table-cell table:formula="of:=[Global.G85]" office:value-type="float" office:value="-0" calcext:value-type="float">
            <text:p>0</text:p>
          </table:table-cell>
          <table:table-cell table:formula="of:=[RA.K85]" office:value-type="float" office:value="8" calcext:value-type="float">
            <text:p>8</text:p>
          </table:table-cell>
          <table:table-cell table:formula="of:=[VNS.H85]" office:value-type="float" office:value="5" calcext:value-type="float">
            <text:p>5</text:p>
          </table:table-cell>
          <table:table-cell table:formula="of:=IF([.C85]&lt;0; IF([.C85]&lt;0; [.F85]-[.C85]; [.F85]+[.C85]); IF([.C85]&lt;0; [.F85]-[.C85]; [.F85]+[.C85]))" office:value-type="float" office:value="12" calcext:value-type="float">
            <text:p>12</text:p>
          </table:table-cell>
          <table:table-cell table:formula="of:=IF([.F85]&lt;0; IF([.C85]&lt;0; [.F85]-[.C85]; [.F85]+[.C85]); IF([.C85]&lt;0; [.F85]-[.C85]; [.F85]+[.C85]))" office:value-type="float" office:value="12" calcext:value-type="float">
            <text:p>12</text:p>
          </table:table-cell>
          <table:table-cell table:formula="of:=IF([.G85]&lt;0; IF([.C85]&lt;0; [.G85]-[.C85]; [.G85]+[.C85]); IF([.C85]&lt;0; [.G85]-[.C85]; [.G85]+[.C85]))" office:value-type="float" office:value="9" calcext:value-type="float">
            <text:p>9</text:p>
          </table:table-cell>
          <table:table-cell/>
          <table:table-cell table:formula="of:=IF([.I85]=[.J85]; &quot;IGUAL&quot;; IF([.I85]&lt;[.J85]; &quot;RA&quot;; &quot;VNS&quot;))" office:value-type="string" office:string-value="VNS" calcext:value-type="string">
            <text:p>VNS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[.Q84]" office:value-type="float" office:value="5.92" calcext:value-type="float">
            <text:p>5,92</text:p>
          </table:table-cell>
          <table:table-cell table:formula="of:=([.I85]-[.Q85])*([.I85]-[.Q85])" office:value-type="float" office:value="36.9664" calcext:value-type="float">
            <text:p>36,97</text:p>
          </table:table-cell>
          <table:table-cell table:formula="of:=[.S84]" office:value-type="float" office:value="4.81" calcext:value-type="float">
            <text:p>4,81</text:p>
          </table:table-cell>
          <table:table-cell table:formula="of:=([.J85]-[.S85])*([.J85]-[.S85])" office:value-type="float" office:value="17.5561" calcext:value-type="float">
            <text:p>17,56</text:p>
          </table:table-cell>
          <table:table-cell table:number-columns-repeated="5"/>
          <table:table-cell table:formula="of:=[Global.A85]" office:value-type="float" office:value="62" calcext:value-type="float">
            <text:p>62</text:p>
          </table:table-cell>
          <table:table-cell table:formula="of:=[Global.B85]" office:value-type="float" office:value="250" calcext:value-type="float">
            <text:p>250</text:p>
          </table:table-cell>
          <table:table-cell table:formula="of:=[.Z85]+[.AA85]" office:value-type="float" office:value="312" calcext:value-type="float">
            <text:p>312</text:p>
          </table:table-cell>
          <table:table-cell table:formula="of:=[.Z85]*100/[.AB85]" office:value-type="float" office:value="19.8717948717949" calcext:value-type="float">
            <text:p>19,87</text:p>
          </table:table-cell>
          <table:table-cell/>
        </table:table-row>
        <table:table-row table:style-name="ro1">
          <table:table-cell table:formula="of:=[Global.C86]" office:value-type="string" office:string-value="rand-4-250-250-20-1.dssp" calcext:value-type="string">
            <text:p>rand-4-250-250-20-1.dssp</text:p>
          </table:table-cell>
          <table:table-cell table:formula="of:=[Global.D86]" office:value-type="float" office:value="97488" calcext:value-type="float">
            <text:p>97488</text:p>
          </table:table-cell>
          <table:table-cell table:formula="of:=[Global.E86]" office:value-type="float" office:value="5" calcext:value-type="float">
            <text:p>5</text:p>
          </table:table-cell>
          <table:table-cell table:formula="of:=[Global.F86]" office:value-type="float" office:value="5" calcext:value-type="float">
            <text:p>5</text:p>
          </table:table-cell>
          <table:table-cell table:formula="of:=[Global.G86]" office:value-type="float" office:value="-0" calcext:value-type="float">
            <text:p>0</text:p>
          </table:table-cell>
          <table:table-cell table:formula="of:=[RA.K86]" office:value-type="float" office:value="10" calcext:value-type="float">
            <text:p>10</text:p>
          </table:table-cell>
          <table:table-cell table:formula="of:=[VNS.H86]" office:value-type="float" office:value="7" calcext:value-type="float">
            <text:p>7</text:p>
          </table:table-cell>
          <table:table-cell table:formula="of:=IF([.C86]&lt;0; IF([.C86]&lt;0; [.F86]-[.C86]; [.F86]+[.C86]); IF([.C86]&lt;0; [.F86]-[.C86]; [.F86]+[.C86]))" office:value-type="float" office:value="15" calcext:value-type="float">
            <text:p>15</text:p>
          </table:table-cell>
          <table:table-cell table:formula="of:=IF([.F86]&lt;0; IF([.C86]&lt;0; [.F86]-[.C86]; [.F86]+[.C86]); IF([.C86]&lt;0; [.F86]-[.C86]; [.F86]+[.C86]))" office:value-type="float" office:value="15" calcext:value-type="float">
            <text:p>15</text:p>
          </table:table-cell>
          <table:table-cell table:formula="of:=IF([.G86]&lt;0; IF([.C86]&lt;0; [.G86]-[.C86]; [.G86]+[.C86]); IF([.C86]&lt;0; [.G86]-[.C86]; [.G86]+[.C86]))" office:value-type="float" office:value="12" calcext:value-type="float">
            <text:p>12</text:p>
          </table:table-cell>
          <table:table-cell/>
          <table:table-cell table:formula="of:=IF([.I86]=[.J86]; &quot;IGUAL&quot;; IF([.I86]&lt;[.J86]; &quot;RA&quot;; &quot;VNS&quot;))" office:value-type="string" office:string-value="VNS" calcext:value-type="string">
            <text:p>VNS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formula="of:=[.Q85]" office:value-type="float" office:value="5.92" calcext:value-type="float">
            <text:p>5,92</text:p>
          </table:table-cell>
          <table:table-cell table:formula="of:=([.I86]-[.Q86])*([.I86]-[.Q86])" office:value-type="float" office:value="82.4464" calcext:value-type="float">
            <text:p>82,45</text:p>
          </table:table-cell>
          <table:table-cell table:formula="of:=[.S85]" office:value-type="float" office:value="4.81" calcext:value-type="float">
            <text:p>4,81</text:p>
          </table:table-cell>
          <table:table-cell table:formula="of:=([.J86]-[.S86])*([.J86]-[.S86])" office:value-type="float" office:value="51.6961" calcext:value-type="float">
            <text:p>51,7</text:p>
          </table:table-cell>
          <table:table-cell table:number-columns-repeated="5"/>
          <table:table-cell table:formula="of:=[Global.A86]" office:value-type="float" office:value="80" calcext:value-type="float">
            <text:p>80</text:p>
          </table:table-cell>
          <table:table-cell table:formula="of:=[Global.B86]" office:value-type="float" office:value="252" calcext:value-type="float">
            <text:p>252</text:p>
          </table:table-cell>
          <table:table-cell table:formula="of:=[.Z86]+[.AA86]" office:value-type="float" office:value="332" calcext:value-type="float">
            <text:p>332</text:p>
          </table:table-cell>
          <table:table-cell table:formula="of:=[.Z86]*100/[.AB86]" office:value-type="float" office:value="24.0963855421687" calcext:value-type="float">
            <text:p>24,1</text:p>
          </table:table-cell>
          <table:table-cell/>
        </table:table-row>
        <table:table-row table:style-name="ro1">
          <table:table-cell table:formula="of:=[Global.C87]" office:value-type="string" office:string-value="rand-4-250-250-20-2.dssp" calcext:value-type="string">
            <text:p>rand-4-250-250-20-2.dssp</text:p>
          </table:table-cell>
          <table:table-cell table:formula="of:=[Global.D87]" office:value-type="float" office:value="28516" calcext:value-type="float">
            <text:p>28516</text:p>
          </table:table-cell>
          <table:table-cell table:formula="of:=[Global.E87]" office:value-type="float" office:value="4" calcext:value-type="float">
            <text:p>4</text:p>
          </table:table-cell>
          <table:table-cell table:formula="of:=[Global.F87]" office:value-type="float" office:value="4" calcext:value-type="float">
            <text:p>4</text:p>
          </table:table-cell>
          <table:table-cell table:formula="of:=[Global.G87]" office:value-type="float" office:value="-0" calcext:value-type="float">
            <text:p>0</text:p>
          </table:table-cell>
          <table:table-cell table:formula="of:=[RA.K87]" office:value-type="float" office:value="9" calcext:value-type="float">
            <text:p>9</text:p>
          </table:table-cell>
          <table:table-cell table:formula="of:=[VNS.H87]" office:value-type="float" office:value="7" calcext:value-type="float">
            <text:p>7</text:p>
          </table:table-cell>
          <table:table-cell table:formula="of:=IF([.C87]&lt;0; IF([.C87]&lt;0; [.F87]-[.C87]; [.F87]+[.C87]); IF([.C87]&lt;0; [.F87]-[.C87]; [.F87]+[.C87]))" office:value-type="float" office:value="13" calcext:value-type="float">
            <text:p>13</text:p>
          </table:table-cell>
          <table:table-cell table:formula="of:=IF([.F87]&lt;0; IF([.C87]&lt;0; [.F87]-[.C87]; [.F87]+[.C87]); IF([.C87]&lt;0; [.F87]-[.C87]; [.F87]+[.C87]))" office:value-type="float" office:value="13" calcext:value-type="float">
            <text:p>13</text:p>
          </table:table-cell>
          <table:table-cell table:formula="of:=IF([.G87]&lt;0; IF([.C87]&lt;0; [.G87]-[.C87]; [.G87]+[.C87]); IF([.C87]&lt;0; [.G87]-[.C87]; [.G87]+[.C87]))" office:value-type="float" office:value="11" calcext:value-type="float">
            <text:p>11</text:p>
          </table:table-cell>
          <table:table-cell/>
          <table:table-cell table:formula="of:=IF([.I87]=[.J87]; &quot;IGUAL&quot;; IF([.I87]&lt;[.J87]; &quot;RA&quot;; &quot;VNS&quot;))" office:value-type="string" office:string-value="VNS" calcext:value-type="string">
            <text:p>VNS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formula="of:=[.Q86]" office:value-type="float" office:value="5.92" calcext:value-type="float">
            <text:p>5,92</text:p>
          </table:table-cell>
          <table:table-cell table:formula="of:=([.I87]-[.Q87])*([.I87]-[.Q87])" office:value-type="float" office:value="50.1264" calcext:value-type="float">
            <text:p>50,13</text:p>
          </table:table-cell>
          <table:table-cell table:formula="of:=[.S86]" office:value-type="float" office:value="4.81" calcext:value-type="float">
            <text:p>4,81</text:p>
          </table:table-cell>
          <table:table-cell table:formula="of:=([.J87]-[.S87])*([.J87]-[.S87])" office:value-type="float" office:value="38.3161" calcext:value-type="float">
            <text:p>38,32</text:p>
          </table:table-cell>
          <table:table-cell table:number-columns-repeated="5"/>
          <table:table-cell table:formula="of:=[Global.A87]" office:value-type="float" office:value="80" calcext:value-type="float">
            <text:p>80</text:p>
          </table:table-cell>
          <table:table-cell table:formula="of:=[Global.B87]" office:value-type="float" office:value="252" calcext:value-type="float">
            <text:p>252</text:p>
          </table:table-cell>
          <table:table-cell table:formula="of:=[.Z87]+[.AA87]" office:value-type="float" office:value="332" calcext:value-type="float">
            <text:p>332</text:p>
          </table:table-cell>
          <table:table-cell table:formula="of:=[.Z87]*100/[.AB87]" office:value-type="float" office:value="24.0963855421687" calcext:value-type="float">
            <text:p>24,1</text:p>
          </table:table-cell>
          <table:table-cell/>
        </table:table-row>
        <table:table-row table:style-name="ro1">
          <table:table-cell table:formula="of:=[Global.C88]" office:value-type="string" office:string-value="rand-4-250-250-25-1.dssp" calcext:value-type="string">
            <text:p>rand-4-250-250-25-1.dssp</text:p>
          </table:table-cell>
          <table:table-cell table:formula="of:=[Global.D88]" office:value-type="float" office:value="977329" calcext:value-type="float">
            <text:p>977329</text:p>
          </table:table-cell>
          <table:table-cell table:formula="of:=[Global.E88]" office:value-type="float" office:value="4" calcext:value-type="float">
            <text:p>4</text:p>
          </table:table-cell>
          <table:table-cell table:formula="of:=[Global.F88]" office:value-type="float" office:value="6" calcext:value-type="float">
            <text:p>6</text:p>
          </table:table-cell>
          <table:table-cell table:formula="of:=[Global.G88]" office:value-type="float" office:value="0" calcext:value-type="float">
            <text:p>0</text:p>
          </table:table-cell>
          <table:table-cell table:formula="of:=[RA.K88]" office:value-type="float" office:value="11" calcext:value-type="float">
            <text:p>11</text:p>
          </table:table-cell>
          <table:table-cell table:formula="of:=[VNS.H88]" office:value-type="float" office:value="8" calcext:value-type="float">
            <text:p>8</text:p>
          </table:table-cell>
          <table:table-cell table:formula="of:=IF([.C88]&lt;0; IF([.C88]&lt;0; [.F88]-[.C88]; [.F88]+[.C88]); IF([.C88]&lt;0; [.F88]-[.C88]; [.F88]+[.C88]))" office:value-type="float" office:value="15" calcext:value-type="float">
            <text:p>15</text:p>
          </table:table-cell>
          <table:table-cell table:formula="of:=IF([.F88]&lt;0; IF([.C88]&lt;0; [.F88]-[.C88]; [.F88]+[.C88]); IF([.C88]&lt;0; [.F88]-[.C88]; [.F88]+[.C88]))" office:value-type="float" office:value="15" calcext:value-type="float">
            <text:p>15</text:p>
          </table:table-cell>
          <table:table-cell table:formula="of:=IF([.G88]&lt;0; IF([.C88]&lt;0; [.G88]-[.C88]; [.G88]+[.C88]); IF([.C88]&lt;0; [.G88]-[.C88]; [.G88]+[.C88]))" office:value-type="float" office:value="12" calcext:value-type="float">
            <text:p>12</text:p>
          </table:table-cell>
          <table:table-cell/>
          <table:table-cell table:formula="of:=IF([.I88]=[.J88]; &quot;IGUAL&quot;; IF([.I88]&lt;[.J88]; &quot;RA&quot;; &quot;VNS&quot;))" office:value-type="string" office:string-value="VNS" calcext:value-type="string">
            <text:p>VN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formula="of:=[.Q87]" office:value-type="float" office:value="5.92" calcext:value-type="float">
            <text:p>5,92</text:p>
          </table:table-cell>
          <table:table-cell table:formula="of:=([.I88]-[.Q88])*([.I88]-[.Q88])" office:value-type="float" office:value="82.4464" calcext:value-type="float">
            <text:p>82,45</text:p>
          </table:table-cell>
          <table:table-cell table:formula="of:=[.S87]" office:value-type="float" office:value="4.81" calcext:value-type="float">
            <text:p>4,81</text:p>
          </table:table-cell>
          <table:table-cell table:formula="of:=([.J88]-[.S88])*([.J88]-[.S88])" office:value-type="float" office:value="51.6961" calcext:value-type="float">
            <text:p>51,7</text:p>
          </table:table-cell>
          <table:table-cell table:number-columns-repeated="5"/>
          <table:table-cell table:formula="of:=[Global.A88]" office:value-type="float" office:value="102" calcext:value-type="float">
            <text:p>102</text:p>
          </table:table-cell>
          <table:table-cell table:formula="of:=[Global.B88]" office:value-type="float" office:value="250" calcext:value-type="float">
            <text:p>250</text:p>
          </table:table-cell>
          <table:table-cell table:formula="of:=[.Z88]+[.AA88]" office:value-type="float" office:value="352" calcext:value-type="float">
            <text:p>352</text:p>
          </table:table-cell>
          <table:table-cell table:formula="of:=[.Z88]*100/[.AB88]" office:value-type="float" office:value="28.9772727272727" calcext:value-type="float">
            <text:p>28,98</text:p>
          </table:table-cell>
          <table:table-cell/>
        </table:table-row>
        <table:table-row table:style-name="ro1">
          <table:table-cell table:formula="of:=[Global.C89]" office:value-type="string" office:string-value="rand-4-250-250-25-2.dssp" calcext:value-type="string">
            <text:p>rand-4-250-250-25-2.dssp</text:p>
          </table:table-cell>
          <table:table-cell table:formula="of:=[Global.D89]" office:value-type="float" office:value="21446" calcext:value-type="float">
            <text:p>21446</text:p>
          </table:table-cell>
          <table:table-cell table:formula="of:=[Global.E89]" office:value-type="float" office:value="4" calcext:value-type="float">
            <text:p>4</text:p>
          </table:table-cell>
          <table:table-cell table:formula="of:=[Global.F89]" office:value-type="float" office:value="4" calcext:value-type="float">
            <text:p>4</text:p>
          </table:table-cell>
          <table:table-cell table:formula="of:=[Global.G89]" office:value-type="float" office:value="0" calcext:value-type="float">
            <text:p>0</text:p>
          </table:table-cell>
          <table:table-cell table:formula="of:=[RA.K89]" office:value-type="float" office:value="9" calcext:value-type="float">
            <text:p>9</text:p>
          </table:table-cell>
          <table:table-cell table:formula="of:=[VNS.H89]" office:value-type="float" office:value="7" calcext:value-type="float">
            <text:p>7</text:p>
          </table:table-cell>
          <table:table-cell table:formula="of:=IF([.C89]&lt;0; IF([.C89]&lt;0; [.F89]-[.C89]; [.F89]+[.C89]); IF([.C89]&lt;0; [.F89]-[.C89]; [.F89]+[.C89]))" office:value-type="float" office:value="13" calcext:value-type="float">
            <text:p>13</text:p>
          </table:table-cell>
          <table:table-cell table:formula="of:=IF([.F89]&lt;0; IF([.C89]&lt;0; [.F89]-[.C89]; [.F89]+[.C89]); IF([.C89]&lt;0; [.F89]-[.C89]; [.F89]+[.C89]))" office:value-type="float" office:value="13" calcext:value-type="float">
            <text:p>13</text:p>
          </table:table-cell>
          <table:table-cell table:formula="of:=IF([.G89]&lt;0; IF([.C89]&lt;0; [.G89]-[.C89]; [.G89]+[.C89]); IF([.C89]&lt;0; [.G89]-[.C89]; [.G89]+[.C89]))" office:value-type="float" office:value="11" calcext:value-type="float">
            <text:p>11</text:p>
          </table:table-cell>
          <table:table-cell/>
          <table:table-cell table:formula="of:=IF([.I89]=[.J89]; &quot;IGUAL&quot;; IF([.I89]&lt;[.J89]; &quot;RA&quot;; &quot;VNS&quot;))" office:value-type="string" office:string-value="VNS" calcext:value-type="string">
            <text:p>VNS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formula="of:=[.Q88]" office:value-type="float" office:value="5.92" calcext:value-type="float">
            <text:p>5,92</text:p>
          </table:table-cell>
          <table:table-cell table:formula="of:=([.I89]-[.Q89])*([.I89]-[.Q89])" office:value-type="float" office:value="50.1264" calcext:value-type="float">
            <text:p>50,13</text:p>
          </table:table-cell>
          <table:table-cell table:formula="of:=[.S88]" office:value-type="float" office:value="4.81" calcext:value-type="float">
            <text:p>4,81</text:p>
          </table:table-cell>
          <table:table-cell table:formula="of:=([.J89]-[.S89])*([.J89]-[.S89])" office:value-type="float" office:value="38.3161" calcext:value-type="float">
            <text:p>38,32</text:p>
          </table:table-cell>
          <table:table-cell table:number-columns-repeated="5"/>
          <table:table-cell table:formula="of:=[Global.A89]" office:value-type="float" office:value="102" calcext:value-type="float">
            <text:p>102</text:p>
          </table:table-cell>
          <table:table-cell table:formula="of:=[Global.B89]" office:value-type="float" office:value="250" calcext:value-type="float">
            <text:p>250</text:p>
          </table:table-cell>
          <table:table-cell table:formula="of:=[.Z89]+[.AA89]" office:value-type="float" office:value="352" calcext:value-type="float">
            <text:p>352</text:p>
          </table:table-cell>
          <table:table-cell table:formula="of:=[.Z89]*100/[.AB89]" office:value-type="float" office:value="28.9772727272727" calcext:value-type="float">
            <text:p>28,98</text:p>
          </table:table-cell>
          <table:table-cell/>
        </table:table-row>
        <table:table-row table:style-name="ro1">
          <table:table-cell table:formula="of:=[Global.C90]" office:value-type="string" office:string-value="rand-4-250-250-5-1.dssp" calcext:value-type="string">
            <text:p>rand-4-250-250-5-1.dssp</text:p>
          </table:table-cell>
          <table:table-cell table:formula="of:=[Global.D90]" office:value-type="float" office:value="12" calcext:value-type="float">
            <text:p>12</text:p>
          </table:table-cell>
          <table:table-cell table:formula="of:=[Global.E90]" office:value-type="float" office:value="3" calcext:value-type="float">
            <text:p>3</text:p>
          </table:table-cell>
          <table:table-cell table:formula="of:=[Global.F90]" office:value-type="float" office:value="3" calcext:value-type="float">
            <text:p>3</text:p>
          </table:table-cell>
          <table:table-cell table:formula="of:=[Global.G90]" office:value-type="float" office:value="1" calcext:value-type="float">
            <text:p>1</text:p>
          </table:table-cell>
          <table:table-cell table:formula="of:=[RA.K90]" office:value-type="float" office:value="4" calcext:value-type="float">
            <text:p>4</text:p>
          </table:table-cell>
          <table:table-cell table:formula="of:=[VNS.H90]" office:value-type="float" office:value="3" calcext:value-type="float">
            <text:p>3</text:p>
          </table:table-cell>
          <table:table-cell table:formula="of:=IF([.C90]&lt;0; IF([.C90]&lt;0; [.F90]-[.C90]; [.F90]+[.C90]); IF([.C90]&lt;0; [.F90]-[.C90]; [.F90]+[.C90]))" office:value-type="float" office:value="7" calcext:value-type="float">
            <text:p>7</text:p>
          </table:table-cell>
          <table:table-cell table:formula="of:=IF([.F90]&lt;0; IF([.C90]&lt;0; [.F90]-[.C90]; [.F90]+[.C90]); IF([.C90]&lt;0; [.F90]-[.C90]; [.F90]+[.C90]))" office:value-type="float" office:value="7" calcext:value-type="float">
            <text:p>7</text:p>
          </table:table-cell>
          <table:table-cell table:formula="of:=IF([.G90]&lt;0; IF([.C90]&lt;0; [.G90]-[.C90]; [.G90]+[.C90]); IF([.C90]&lt;0; [.G90]-[.C90]; [.G90]+[.C90]))" office:value-type="float" office:value="6" calcext:value-type="float">
            <text:p>6</text:p>
          </table:table-cell>
          <table:table-cell/>
          <table:table-cell table:formula="of:=IF([.I90]=[.J90]; &quot;IGUAL&quot;; IF([.I90]&lt;[.J90]; &quot;RA&quot;; &quot;VNS&quot;))" office:value-type="string" office:string-value="VNS" calcext:value-type="string">
            <text:p>VNS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formula="of:=[.Q89]" office:value-type="float" office:value="5.92" calcext:value-type="float">
            <text:p>5,92</text:p>
          </table:table-cell>
          <table:table-cell table:formula="of:=([.I90]-[.Q90])*([.I90]-[.Q90])" office:value-type="float" office:value="1.1664" calcext:value-type="float">
            <text:p>1,17</text:p>
          </table:table-cell>
          <table:table-cell table:formula="of:=[.S89]" office:value-type="float" office:value="4.81" calcext:value-type="float">
            <text:p>4,81</text:p>
          </table:table-cell>
          <table:table-cell table:formula="of:=([.J90]-[.S90])*([.J90]-[.S90])" office:value-type="float" office:value="1.4161" calcext:value-type="float">
            <text:p>1,42</text:p>
          </table:table-cell>
          <table:table-cell table:number-columns-repeated="5"/>
          <table:table-cell table:formula="of:=[Global.A90]" office:value-type="float" office:value="22" calcext:value-type="float">
            <text:p>22</text:p>
          </table:table-cell>
          <table:table-cell table:formula="of:=[Global.B90]" office:value-type="float" office:value="250" calcext:value-type="float">
            <text:p>250</text:p>
          </table:table-cell>
          <table:table-cell table:formula="of:=[.Z90]+[.AA90]" office:value-type="float" office:value="272" calcext:value-type="float">
            <text:p>272</text:p>
          </table:table-cell>
          <table:table-cell table:formula="of:=[.Z90]*100/[.AB90]" office:value-type="float" office:value="8.08823529411765" calcext:value-type="float">
            <text:p>8,09</text:p>
          </table:table-cell>
          <table:table-cell/>
        </table:table-row>
        <table:table-row table:style-name="ro1">
          <table:table-cell table:formula="of:=[Global.C91]" office:value-type="string" office:string-value="rand-4-250-250-5-2.dssp" calcext:value-type="string">
            <text:p>rand-4-250-250-5-2.dssp</text:p>
          </table:table-cell>
          <table:table-cell table:formula="of:=[Global.D91]" office:value-type="float" office:value="8" calcext:value-type="float">
            <text:p>8</text:p>
          </table:table-cell>
          <table:table-cell table:formula="of:=[Global.E91]" office:value-type="float" office:value="2" calcext:value-type="float">
            <text:p>2</text:p>
          </table:table-cell>
          <table:table-cell table:formula="of:=[Global.F91]" office:value-type="float" office:value="2" calcext:value-type="float">
            <text:p>2</text:p>
          </table:table-cell>
          <table:table-cell table:formula="of:=[Global.G91]" office:value-type="float" office:value="0" calcext:value-type="float">
            <text:p>0</text:p>
          </table:table-cell>
          <table:table-cell table:formula="of:=[RA.K91]" office:value-type="float" office:value="4" calcext:value-type="float">
            <text:p>4</text:p>
          </table:table-cell>
          <table:table-cell table:formula="of:=[VNS.H91]" office:value-type="float" office:value="2" calcext:value-type="float">
            <text:p>2</text:p>
          </table:table-cell>
          <table:table-cell table:formula="of:=IF([.C91]&lt;0; IF([.C91]&lt;0; [.F91]-[.C91]; [.F91]+[.C91]); IF([.C91]&lt;0; [.F91]-[.C91]; [.F91]+[.C91]))" office:value-type="float" office:value="6" calcext:value-type="float">
            <text:p>6</text:p>
          </table:table-cell>
          <table:table-cell table:formula="of:=IF([.F91]&lt;0; IF([.C91]&lt;0; [.F91]-[.C91]; [.F91]+[.C91]); IF([.C91]&lt;0; [.F91]-[.C91]; [.F91]+[.C91]))" office:value-type="float" office:value="6" calcext:value-type="float">
            <text:p>6</text:p>
          </table:table-cell>
          <table:table-cell table:formula="of:=IF([.G91]&lt;0; IF([.C91]&lt;0; [.G91]-[.C91]; [.G91]+[.C91]); IF([.C91]&lt;0; [.G91]-[.C91]; [.G91]+[.C91]))" office:value-type="float" office:value="4" calcext:value-type="float">
            <text:p>4</text:p>
          </table:table-cell>
          <table:table-cell/>
          <table:table-cell table:formula="of:=IF([.I91]=[.J91]; &quot;IGUAL&quot;; IF([.I91]&lt;[.J91]; &quot;RA&quot;; &quot;VNS&quot;))" office:value-type="string" office:string-value="VNS" calcext:value-type="string">
            <text:p>VN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[.Q90]" office:value-type="float" office:value="5.92" calcext:value-type="float">
            <text:p>5,92</text:p>
          </table:table-cell>
          <table:table-cell table:formula="of:=([.I91]-[.Q91])*([.I91]-[.Q91])" office:value-type="float" office:value="0.00640000000000001" calcext:value-type="float">
            <text:p>0,01</text:p>
          </table:table-cell>
          <table:table-cell table:formula="of:=[.S90]" office:value-type="float" office:value="4.81" calcext:value-type="float">
            <text:p>4,81</text:p>
          </table:table-cell>
          <table:table-cell table:formula="of:=([.J91]-[.S91])*([.J91]-[.S91])" office:value-type="float" office:value="0.656099999999999" calcext:value-type="float">
            <text:p>0,66</text:p>
          </table:table-cell>
          <table:table-cell table:number-columns-repeated="5"/>
          <table:table-cell table:formula="of:=[Global.A91]" office:value-type="float" office:value="22" calcext:value-type="float">
            <text:p>22</text:p>
          </table:table-cell>
          <table:table-cell table:formula="of:=[Global.B91]" office:value-type="float" office:value="250" calcext:value-type="float">
            <text:p>250</text:p>
          </table:table-cell>
          <table:table-cell table:formula="of:=[.Z91]+[.AA91]" office:value-type="float" office:value="272" calcext:value-type="float">
            <text:p>272</text:p>
          </table:table-cell>
          <table:table-cell table:formula="of:=[.Z91]*100/[.AB91]" office:value-type="float" office:value="8.08823529411765" calcext:value-type="float">
            <text:p>8,09</text:p>
          </table:table-cell>
          <table:table-cell/>
        </table:table-row>
        <table:table-row table:style-name="ro1">
          <table:table-cell table:formula="of:=[Global.C92]" office:value-type="string" office:string-value="rand-4-50-50-10-1.dssp" calcext:value-type="string">
            <text:p>rand-4-50-50-10-1.dssp</text:p>
          </table:table-cell>
          <table:table-cell table:formula="of:=[Global.D92]" office:value-type="float" office:value="54" calcext:value-type="float">
            <text:p>54</text:p>
          </table:table-cell>
          <table:table-cell table:formula="of:=[Global.E92]" office:value-type="float" office:value="2" calcext:value-type="float">
            <text:p>2</text:p>
          </table:table-cell>
          <table:table-cell table:formula="of:=[Global.F92]" office:value-type="float" office:value="2" calcext:value-type="float">
            <text:p>2</text:p>
          </table:table-cell>
          <table:table-cell table:formula="of:=[Global.G92]" office:value-type="float" office:value="1" calcext:value-type="float">
            <text:p>1</text:p>
          </table:table-cell>
          <table:table-cell table:formula="of:=[RA.K92]" office:value-type="float" office:value="4" calcext:value-type="float">
            <text:p>4</text:p>
          </table:table-cell>
          <table:table-cell table:formula="of:=[VNS.H92]" office:value-type="float" office:value="3" calcext:value-type="float">
            <text:p>3</text:p>
          </table:table-cell>
          <table:table-cell table:formula="of:=IF([.C92]&lt;0; IF([.C92]&lt;0; [.F92]-[.C92]; [.F92]+[.C92]); IF([.C92]&lt;0; [.F92]-[.C92]; [.F92]+[.C92]))" office:value-type="float" office:value="6" calcext:value-type="float">
            <text:p>6</text:p>
          </table:table-cell>
          <table:table-cell table:formula="of:=IF([.F92]&lt;0; IF([.C92]&lt;0; [.F92]-[.C92]; [.F92]+[.C92]); IF([.C92]&lt;0; [.F92]-[.C92]; [.F92]+[.C92]))" office:value-type="float" office:value="6" calcext:value-type="float">
            <text:p>6</text:p>
          </table:table-cell>
          <table:table-cell table:formula="of:=IF([.G92]&lt;0; IF([.C92]&lt;0; [.G92]-[.C92]; [.G92]+[.C92]); IF([.C92]&lt;0; [.G92]-[.C92]; [.G92]+[.C92]))" office:value-type="float" office:value="5" calcext:value-type="float">
            <text:p>5</text:p>
          </table:table-cell>
          <table:table-cell/>
          <table:table-cell table:formula="of:=IF([.I92]=[.J92]; &quot;IGUAL&quot;; IF([.I92]&lt;[.J92]; &quot;RA&quot;; &quot;VNS&quot;))" office:value-type="string" office:string-value="VNS" calcext:value-type="string">
            <text:p>VNS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formula="of:=[.Q91]" office:value-type="float" office:value="5.92" calcext:value-type="float">
            <text:p>5,92</text:p>
          </table:table-cell>
          <table:table-cell table:formula="of:=([.I92]-[.Q92])*([.I92]-[.Q92])" office:value-type="float" office:value="0.00640000000000001" calcext:value-type="float">
            <text:p>0,01</text:p>
          </table:table-cell>
          <table:table-cell table:formula="of:=[.S91]" office:value-type="float" office:value="4.81" calcext:value-type="float">
            <text:p>4,81</text:p>
          </table:table-cell>
          <table:table-cell table:formula="of:=([.J92]-[.S92])*([.J92]-[.S92])" office:value-type="float" office:value="0.0361000000000001" calcext:value-type="float">
            <text:p>0,04</text:p>
          </table:table-cell>
          <table:table-cell table:number-columns-repeated="5"/>
          <table:table-cell table:formula="of:=[Global.A92]" office:value-type="float" office:value="42" calcext:value-type="float">
            <text:p>42</text:p>
          </table:table-cell>
          <table:table-cell table:formula="of:=[Global.B92]" office:value-type="float" office:value="50" calcext:value-type="float">
            <text:p>50</text:p>
          </table:table-cell>
          <table:table-cell table:formula="of:=[.Z92]+[.AA92]" office:value-type="float" office:value="92" calcext:value-type="float">
            <text:p>92</text:p>
          </table:table-cell>
          <table:table-cell table:formula="of:=[.Z92]*100/[.AB92]" office:value-type="float" office:value="45.6521739130435" calcext:value-type="float">
            <text:p>45,65</text:p>
          </table:table-cell>
          <table:table-cell/>
        </table:table-row>
        <table:table-row table:style-name="ro1">
          <table:table-cell table:formula="of:=[Global.C93]" office:value-type="string" office:string-value="rand-4-50-50-10-2.dssp" calcext:value-type="string">
            <text:p>rand-4-50-50-10-2.dssp</text:p>
          </table:table-cell>
          <table:table-cell table:formula="of:=[Global.D93]" office:value-type="float" office:value="13" calcext:value-type="float">
            <text:p>13</text:p>
          </table:table-cell>
          <table:table-cell table:formula="of:=[Global.E93]" office:value-type="float" office:value="2" calcext:value-type="float">
            <text:p>2</text:p>
          </table:table-cell>
          <table:table-cell table:formula="of:=[Global.F93]" office:value-type="float" office:value="2" calcext:value-type="float">
            <text:p>2</text:p>
          </table:table-cell>
          <table:table-cell table:formula="of:=[Global.G93]" office:value-type="float" office:value="0" calcext:value-type="float">
            <text:p>0</text:p>
          </table:table-cell>
          <table:table-cell table:formula="of:=[RA.K93]" office:value-type="float" office:value="4" calcext:value-type="float">
            <text:p>4</text:p>
          </table:table-cell>
          <table:table-cell table:formula="of:=[VNS.H93]" office:value-type="float" office:value="3" calcext:value-type="float">
            <text:p>3</text:p>
          </table:table-cell>
          <table:table-cell table:formula="of:=IF([.C93]&lt;0; IF([.C93]&lt;0; [.F93]-[.C93]; [.F93]+[.C93]); IF([.C93]&lt;0; [.F93]-[.C93]; [.F93]+[.C93]))" office:value-type="float" office:value="6" calcext:value-type="float">
            <text:p>6</text:p>
          </table:table-cell>
          <table:table-cell table:formula="of:=IF([.F93]&lt;0; IF([.C93]&lt;0; [.F93]-[.C93]; [.F93]+[.C93]); IF([.C93]&lt;0; [.F93]-[.C93]; [.F93]+[.C93]))" office:value-type="float" office:value="6" calcext:value-type="float">
            <text:p>6</text:p>
          </table:table-cell>
          <table:table-cell table:formula="of:=IF([.G93]&lt;0; IF([.C93]&lt;0; [.G93]-[.C93]; [.G93]+[.C93]); IF([.C93]&lt;0; [.G93]-[.C93]; [.G93]+[.C93]))" office:value-type="float" office:value="5" calcext:value-type="float">
            <text:p>5</text:p>
          </table:table-cell>
          <table:table-cell/>
          <table:table-cell table:formula="of:=IF([.I93]=[.J93]; &quot;IGUAL&quot;; IF([.I93]&lt;[.J93]; &quot;RA&quot;; &quot;VNS&quot;))" office:value-type="string" office:string-value="VNS" calcext:value-type="string">
            <text:p>VNS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formula="of:=[.Q92]" office:value-type="float" office:value="5.92" calcext:value-type="float">
            <text:p>5,92</text:p>
          </table:table-cell>
          <table:table-cell table:formula="of:=([.I93]-[.Q93])*([.I93]-[.Q93])" office:value-type="float" office:value="0.00640000000000001" calcext:value-type="float">
            <text:p>0,01</text:p>
          </table:table-cell>
          <table:table-cell table:formula="of:=[.S92]" office:value-type="float" office:value="4.81" calcext:value-type="float">
            <text:p>4,81</text:p>
          </table:table-cell>
          <table:table-cell table:formula="of:=([.J93]-[.S93])*([.J93]-[.S93])" office:value-type="float" office:value="0.0361000000000001" calcext:value-type="float">
            <text:p>0,04</text:p>
          </table:table-cell>
          <table:table-cell table:number-columns-repeated="5"/>
          <table:table-cell table:formula="of:=[Global.A93]" office:value-type="float" office:value="42" calcext:value-type="float">
            <text:p>42</text:p>
          </table:table-cell>
          <table:table-cell table:formula="of:=[Global.B93]" office:value-type="float" office:value="50" calcext:value-type="float">
            <text:p>50</text:p>
          </table:table-cell>
          <table:table-cell table:formula="of:=[.Z93]+[.AA93]" office:value-type="float" office:value="92" calcext:value-type="float">
            <text:p>92</text:p>
          </table:table-cell>
          <table:table-cell table:formula="of:=[.Z93]*100/[.AB93]" office:value-type="float" office:value="45.6521739130435" calcext:value-type="float">
            <text:p>45,65</text:p>
          </table:table-cell>
          <table:table-cell/>
        </table:table-row>
        <table:table-row table:style-name="ro1">
          <table:table-cell table:formula="of:=[Global.C94]" office:value-type="string" office:string-value="rand-4-50-50-15-1.dssp" calcext:value-type="string">
            <text:p>rand-4-50-50-15-1.dssp</text:p>
          </table:table-cell>
          <table:table-cell table:formula="of:=[Global.D94]" office:value-type="float" office:value="274" calcext:value-type="float">
            <text:p>274</text:p>
          </table:table-cell>
          <table:table-cell table:formula="of:=[Global.E94]" office:value-type="float" office:value="2" calcext:value-type="float">
            <text:p>2</text:p>
          </table:table-cell>
          <table:table-cell table:formula="of:=[Global.F94]" office:value-type="float" office:value="2" calcext:value-type="float">
            <text:p>2</text:p>
          </table:table-cell>
          <table:table-cell table:formula="of:=[Global.G94]" office:value-type="float" office:value="-0.071384" calcext:value-type="float">
            <text:p>-0,07</text:p>
          </table:table-cell>
          <table:table-cell table:formula="of:=[RA.K94]" office:value-type="float" office:value="4" calcext:value-type="float">
            <text:p>4</text:p>
          </table:table-cell>
          <table:table-cell table:formula="of:=[VNS.H94]" office:value-type="float" office:value="4" calcext:value-type="float">
            <text:p>4</text:p>
          </table:table-cell>
          <table:table-cell table:formula="of:=IF([.C94]&lt;0; IF([.C94]&lt;0; [.F94]-[.C94]; [.F94]+[.C94]); IF([.C94]&lt;0; [.F94]-[.C94]; [.F94]+[.C94]))" office:value-type="float" office:value="6" calcext:value-type="float">
            <text:p>6</text:p>
          </table:table-cell>
          <table:table-cell table:formula="of:=IF([.F94]&lt;0; IF([.C94]&lt;0; [.F94]-[.C94]; [.F94]+[.C94]); IF([.C94]&lt;0; [.F94]-[.C94]; [.F94]+[.C94]))" office:value-type="float" office:value="6" calcext:value-type="float">
            <text:p>6</text:p>
          </table:table-cell>
          <table:table-cell table:formula="of:=IF([.G94]&lt;0; IF([.C94]&lt;0; [.G94]-[.C94]; [.G94]+[.C94]); IF([.C94]&lt;0; [.G94]-[.C94]; [.G94]+[.C94]))" office:value-type="float" office:value="6" calcext:value-type="float">
            <text:p>6</text:p>
          </table:table-cell>
          <table:table-cell/>
          <table:table-cell table:formula="of:=IF([.I94]=[.J94]; &quot;IGUAL&quot;; IF([.I94]&lt;[.J94]; &quot;RA&quot;; &quot;VNS&quot;))" office:value-type="string" office:string-value="IGUAL" calcext:value-type="string">
            <text:p>IGUAL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formula="of:=[.Q93]" office:value-type="float" office:value="5.92" calcext:value-type="float">
            <text:p>5,92</text:p>
          </table:table-cell>
          <table:table-cell table:formula="of:=([.I94]-[.Q94])*([.I94]-[.Q94])" office:value-type="float" office:value="0.00640000000000001" calcext:value-type="float">
            <text:p>0,01</text:p>
          </table:table-cell>
          <table:table-cell table:formula="of:=[.S93]" office:value-type="float" office:value="4.81" calcext:value-type="float">
            <text:p>4,81</text:p>
          </table:table-cell>
          <table:table-cell table:formula="of:=([.J94]-[.S94])*([.J94]-[.S94])" office:value-type="float" office:value="1.4161" calcext:value-type="float">
            <text:p>1,42</text:p>
          </table:table-cell>
          <table:table-cell table:number-columns-repeated="5"/>
          <table:table-cell table:formula="of:=[Global.A94]" office:value-type="float" office:value="56" calcext:value-type="float">
            <text:p>56</text:p>
          </table:table-cell>
          <table:table-cell table:formula="of:=[Global.B94]" office:value-type="float" office:value="56" calcext:value-type="float">
            <text:p>56</text:p>
          </table:table-cell>
          <table:table-cell table:formula="of:=[.Z94]+[.AA94]" office:value-type="float" office:value="112" calcext:value-type="float">
            <text:p>112</text:p>
          </table:table-cell>
          <table:table-cell table:formula="of:=[.Z94]*100/[.AB94]"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[Global.C95]" office:value-type="string" office:string-value="rand-4-50-50-15-2.dssp" calcext:value-type="string">
            <text:p>rand-4-50-50-15-2.dssp</text:p>
          </table:table-cell>
          <table:table-cell table:formula="of:=[Global.D95]" office:value-type="float" office:value="110" calcext:value-type="float">
            <text:p>110</text:p>
          </table:table-cell>
          <table:table-cell table:formula="of:=[Global.E95]" office:value-type="float" office:value="2" calcext:value-type="float">
            <text:p>2</text:p>
          </table:table-cell>
          <table:table-cell table:formula="of:=[Global.F95]" office:value-type="float" office:value="2" calcext:value-type="float">
            <text:p>2</text:p>
          </table:table-cell>
          <table:table-cell table:formula="of:=[Global.G95]" office:value-type="float" office:value="-0.073217" calcext:value-type="float">
            <text:p>-0,07</text:p>
          </table:table-cell>
          <table:table-cell table:formula="of:=[RA.K95]" office:value-type="float" office:value="5" calcext:value-type="float">
            <text:p>5</text:p>
          </table:table-cell>
          <table:table-cell table:formula="of:=[VNS.H95]" office:value-type="float" office:value="3" calcext:value-type="float">
            <text:p>3</text:p>
          </table:table-cell>
          <table:table-cell table:formula="of:=IF([.C95]&lt;0; IF([.C95]&lt;0; [.F95]-[.C95]; [.F95]+[.C95]); IF([.C95]&lt;0; [.F95]-[.C95]; [.F95]+[.C95]))" office:value-type="float" office:value="7" calcext:value-type="float">
            <text:p>7</text:p>
          </table:table-cell>
          <table:table-cell table:formula="of:=IF([.F95]&lt;0; IF([.C95]&lt;0; [.F95]-[.C95]; [.F95]+[.C95]); IF([.C95]&lt;0; [.F95]-[.C95]; [.F95]+[.C95]))" office:value-type="float" office:value="7" calcext:value-type="float">
            <text:p>7</text:p>
          </table:table-cell>
          <table:table-cell table:formula="of:=IF([.G95]&lt;0; IF([.C95]&lt;0; [.G95]-[.C95]; [.G95]+[.C95]); IF([.C95]&lt;0; [.G95]-[.C95]; [.G95]+[.C95]))" office:value-type="float" office:value="5" calcext:value-type="float">
            <text:p>5</text:p>
          </table:table-cell>
          <table:table-cell/>
          <table:table-cell table:formula="of:=IF([.I95]=[.J95]; &quot;IGUAL&quot;; IF([.I95]&lt;[.J95]; &quot;RA&quot;; &quot;VNS&quot;))" office:value-type="string" office:string-value="VNS" calcext:value-type="string">
            <text:p>VNS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formula="of:=[.Q94]" office:value-type="float" office:value="5.92" calcext:value-type="float">
            <text:p>5,92</text:p>
          </table:table-cell>
          <table:table-cell table:formula="of:=([.I95]-[.Q95])*([.I95]-[.Q95])" office:value-type="float" office:value="1.1664" calcext:value-type="float">
            <text:p>1,17</text:p>
          </table:table-cell>
          <table:table-cell table:formula="of:=[.S94]" office:value-type="float" office:value="4.81" calcext:value-type="float">
            <text:p>4,81</text:p>
          </table:table-cell>
          <table:table-cell table:formula="of:=([.J95]-[.S95])*([.J95]-[.S95])" office:value-type="float" office:value="0.0361000000000001" calcext:value-type="float">
            <text:p>0,04</text:p>
          </table:table-cell>
          <table:table-cell table:number-columns-repeated="5"/>
          <table:table-cell table:formula="of:=[Global.A95]" office:value-type="float" office:value="58" calcext:value-type="float">
            <text:p>58</text:p>
          </table:table-cell>
          <table:table-cell table:formula="of:=[Global.B95]" office:value-type="float" office:value="54" calcext:value-type="float">
            <text:p>54</text:p>
          </table:table-cell>
          <table:table-cell table:formula="of:=[.Z95]+[.AA95]" office:value-type="float" office:value="112" calcext:value-type="float">
            <text:p>112</text:p>
          </table:table-cell>
          <table:table-cell table:formula="of:=[.Z95]*100/[.AB95]" office:value-type="float" office:value="51.7857142857143" calcext:value-type="float">
            <text:p>51,79</text:p>
          </table:table-cell>
          <table:table-cell/>
        </table:table-row>
        <table:table-row table:style-name="ro1">
          <table:table-cell table:formula="of:=[Global.C96]" office:value-type="string" office:string-value="rand-4-50-50-20-1.dssp" calcext:value-type="string">
            <text:p>rand-4-50-50-20-1.dssp</text:p>
          </table:table-cell>
          <table:table-cell table:formula="of:=[Global.D96]" office:value-type="float" office:value="1964" calcext:value-type="float">
            <text:p>1964</text:p>
          </table:table-cell>
          <table:table-cell table:formula="of:=[Global.E96]" office:value-type="float" office:value="2" calcext:value-type="float">
            <text:p>2</text:p>
          </table:table-cell>
          <table:table-cell table:formula="of:=[Global.F96]" office:value-type="float" office:value="2" calcext:value-type="float">
            <text:p>2</text:p>
          </table:table-cell>
          <table:table-cell table:formula="of:=[Global.G96]" office:value-type="float" office:value="-0.172857" calcext:value-type="float">
            <text:p>-0,17</text:p>
          </table:table-cell>
          <table:table-cell table:formula="of:=[RA.K96]" office:value-type="float" office:value="5" calcext:value-type="float">
            <text:p>5</text:p>
          </table:table-cell>
          <table:table-cell table:formula="of:=[VNS.H96]" office:value-type="float" office:value="4" calcext:value-type="float">
            <text:p>4</text:p>
          </table:table-cell>
          <table:table-cell table:formula="of:=IF([.C96]&lt;0; IF([.C96]&lt;0; [.F96]-[.C96]; [.F96]+[.C96]); IF([.C96]&lt;0; [.F96]-[.C96]; [.F96]+[.C96]))" office:value-type="float" office:value="7" calcext:value-type="float">
            <text:p>7</text:p>
          </table:table-cell>
          <table:table-cell table:formula="of:=IF([.F96]&lt;0; IF([.C96]&lt;0; [.F96]-[.C96]; [.F96]+[.C96]); IF([.C96]&lt;0; [.F96]-[.C96]; [.F96]+[.C96]))" office:value-type="float" office:value="7" calcext:value-type="float">
            <text:p>7</text:p>
          </table:table-cell>
          <table:table-cell table:formula="of:=IF([.G96]&lt;0; IF([.C96]&lt;0; [.G96]-[.C96]; [.G96]+[.C96]); IF([.C96]&lt;0; [.G96]-[.C96]; [.G96]+[.C96]))" office:value-type="float" office:value="6" calcext:value-type="float">
            <text:p>6</text:p>
          </table:table-cell>
          <table:table-cell/>
          <table:table-cell table:formula="of:=IF([.I96]=[.J96]; &quot;IGUAL&quot;; IF([.I96]&lt;[.J96]; &quot;RA&quot;; &quot;VNS&quot;))" office:value-type="string" office:string-value="VNS" calcext:value-type="string">
            <text:p>VNS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formula="of:=[.Q95]" office:value-type="float" office:value="5.92" calcext:value-type="float">
            <text:p>5,92</text:p>
          </table:table-cell>
          <table:table-cell table:formula="of:=([.I96]-[.Q96])*([.I96]-[.Q96])" office:value-type="float" office:value="1.1664" calcext:value-type="float">
            <text:p>1,17</text:p>
          </table:table-cell>
          <table:table-cell table:formula="of:=[.S95]" office:value-type="float" office:value="4.81" calcext:value-type="float">
            <text:p>4,81</text:p>
          </table:table-cell>
          <table:table-cell table:formula="of:=([.J96]-[.S96])*([.J96]-[.S96])" office:value-type="float" office:value="1.4161" calcext:value-type="float">
            <text:p>1,42</text:p>
          </table:table-cell>
          <table:table-cell table:number-columns-repeated="5"/>
          <table:table-cell table:formula="of:=[Global.A96]" office:value-type="float" office:value="74" calcext:value-type="float">
            <text:p>74</text:p>
          </table:table-cell>
          <table:table-cell table:formula="of:=[Global.B96]" office:value-type="float" office:value="58" calcext:value-type="float">
            <text:p>58</text:p>
          </table:table-cell>
          <table:table-cell table:formula="of:=[.Z96]+[.AA96]" office:value-type="float" office:value="132" calcext:value-type="float">
            <text:p>132</text:p>
          </table:table-cell>
          <table:table-cell table:formula="of:=[.Z96]*100/[.AB96]" office:value-type="float" office:value="56.0606060606061" calcext:value-type="float">
            <text:p>56,06</text:p>
          </table:table-cell>
          <table:table-cell/>
        </table:table-row>
        <table:table-row table:style-name="ro1">
          <table:table-cell table:formula="of:=[Global.C97]" office:value-type="string" office:string-value="rand-4-50-50-20-2.dssp" calcext:value-type="string">
            <text:p>rand-4-50-50-20-2.dssp</text:p>
          </table:table-cell>
          <table:table-cell table:formula="of:=[Global.D97]" office:value-type="float" office:value="994" calcext:value-type="float">
            <text:p>994</text:p>
          </table:table-cell>
          <table:table-cell table:formula="of:=[Global.E97]" office:value-type="float" office:value="2" calcext:value-type="float">
            <text:p>2</text:p>
          </table:table-cell>
          <table:table-cell table:formula="of:=[Global.F97]" office:value-type="float" office:value="2" calcext:value-type="float">
            <text:p>2</text:p>
          </table:table-cell>
          <table:table-cell table:formula="of:=[Global.G97]" office:value-type="float" office:value="-0.13925" calcext:value-type="float">
            <text:p>-0,14</text:p>
          </table:table-cell>
          <table:table-cell table:formula="of:=[RA.K97]" office:value-type="float" office:value="3" calcext:value-type="float">
            <text:p>3</text:p>
          </table:table-cell>
          <table:table-cell table:formula="of:=[VNS.H97]" office:value-type="float" office:value="3" calcext:value-type="float">
            <text:p>3</text:p>
          </table:table-cell>
          <table:table-cell table:formula="of:=IF([.C97]&lt;0; IF([.C97]&lt;0; [.F97]-[.C97]; [.F97]+[.C97]); IF([.C97]&lt;0; [.F97]-[.C97]; [.F97]+[.C97]))" office:value-type="float" office:value="5" calcext:value-type="float">
            <text:p>5</text:p>
          </table:table-cell>
          <table:table-cell table:formula="of:=IF([.F97]&lt;0; IF([.C97]&lt;0; [.F97]-[.C97]; [.F97]+[.C97]); IF([.C97]&lt;0; [.F97]-[.C97]; [.F97]+[.C97]))" office:value-type="float" office:value="5" calcext:value-type="float">
            <text:p>5</text:p>
          </table:table-cell>
          <table:table-cell table:formula="of:=IF([.G97]&lt;0; IF([.C97]&lt;0; [.G97]-[.C97]; [.G97]+[.C97]); IF([.C97]&lt;0; [.G97]-[.C97]; [.G97]+[.C97]))" office:value-type="float" office:value="5" calcext:value-type="float">
            <text:p>5</text:p>
          </table:table-cell>
          <table:table-cell/>
          <table:table-cell table:formula="of:=IF([.I97]=[.J97]; &quot;IGUAL&quot;; IF([.I97]&lt;[.J97]; &quot;RA&quot;; &quot;VNS&quot;))" office:value-type="string" office:string-value="IGUAL" calcext:value-type="string">
            <text:p>IGUAL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formula="of:=[.Q96]" office:value-type="float" office:value="5.92" calcext:value-type="float">
            <text:p>5,92</text:p>
          </table:table-cell>
          <table:table-cell table:formula="of:=([.I97]-[.Q97])*([.I97]-[.Q97])" office:value-type="float" office:value="0.8464" calcext:value-type="float">
            <text:p>0,85</text:p>
          </table:table-cell>
          <table:table-cell table:formula="of:=[.S96]" office:value-type="float" office:value="4.81" calcext:value-type="float">
            <text:p>4,81</text:p>
          </table:table-cell>
          <table:table-cell table:formula="of:=([.J97]-[.S97])*([.J97]-[.S97])" office:value-type="float" office:value="0.0361000000000001" calcext:value-type="float">
            <text:p>0,04</text:p>
          </table:table-cell>
          <table:table-cell table:number-columns-repeated="5"/>
          <table:table-cell table:formula="of:=[Global.A97]" office:value-type="float" office:value="72" calcext:value-type="float">
            <text:p>72</text:p>
          </table:table-cell>
          <table:table-cell table:formula="of:=[Global.B97]" office:value-type="float" office:value="60" calcext:value-type="float">
            <text:p>60</text:p>
          </table:table-cell>
          <table:table-cell table:formula="of:=[.Z97]+[.AA97]" office:value-type="float" office:value="132" calcext:value-type="float">
            <text:p>132</text:p>
          </table:table-cell>
          <table:table-cell table:formula="of:=[.Z97]*100/[.AB97]" office:value-type="float" office:value="54.5454545454546" calcext:value-type="float">
            <text:p>54,55</text:p>
          </table:table-cell>
          <table:table-cell/>
        </table:table-row>
        <table:table-row table:style-name="ro1">
          <table:table-cell table:formula="of:=[Global.C98]" office:value-type="string" office:string-value="rand-4-50-50-25-1.dssp" calcext:value-type="string">
            <text:p>rand-4-50-50-25-1.dssp</text:p>
          </table:table-cell>
          <table:table-cell table:formula="of:=[Global.D98]" office:value-type="float" office:value="18136" calcext:value-type="float">
            <text:p>18136</text:p>
          </table:table-cell>
          <table:table-cell table:formula="of:=[Global.E98]" office:value-type="float" office:value="2" calcext:value-type="float">
            <text:p>2</text:p>
          </table:table-cell>
          <table:table-cell table:formula="of:=[Global.F98]" office:value-type="float" office:value="2" calcext:value-type="float">
            <text:p>2</text:p>
          </table:table-cell>
          <table:table-cell table:formula="of:=[Global.G98]" office:value-type="float" office:value="-0.507492" calcext:value-type="float">
            <text:p>-0,51</text:p>
          </table:table-cell>
          <table:table-cell table:formula="of:=[RA.K98]" office:value-type="float" office:value="6" calcext:value-type="float">
            <text:p>6</text:p>
          </table:table-cell>
          <table:table-cell table:formula="of:=[VNS.H98]" office:value-type="float" office:value="5" calcext:value-type="float">
            <text:p>5</text:p>
          </table:table-cell>
          <table:table-cell table:formula="of:=IF([.C98]&lt;0; IF([.C98]&lt;0; [.F98]-[.C98]; [.F98]+[.C98]); IF([.C98]&lt;0; [.F98]-[.C98]; [.F98]+[.C98]))" office:value-type="float" office:value="8" calcext:value-type="float">
            <text:p>8</text:p>
          </table:table-cell>
          <table:table-cell table:formula="of:=IF([.F98]&lt;0; IF([.C98]&lt;0; [.F98]-[.C98]; [.F98]+[.C98]); IF([.C98]&lt;0; [.F98]-[.C98]; [.F98]+[.C98]))" office:value-type="float" office:value="8" calcext:value-type="float">
            <text:p>8</text:p>
          </table:table-cell>
          <table:table-cell table:formula="of:=IF([.G98]&lt;0; IF([.C98]&lt;0; [.G98]-[.C98]; [.G98]+[.C98]); IF([.C98]&lt;0; [.G98]-[.C98]; [.G98]+[.C98]))" office:value-type="float" office:value="7" calcext:value-type="float">
            <text:p>7</text:p>
          </table:table-cell>
          <table:table-cell/>
          <table:table-cell table:formula="of:=IF([.I98]=[.J98]; &quot;IGUAL&quot;; IF([.I98]&lt;[.J98]; &quot;RA&quot;; &quot;VNS&quot;))" office:value-type="string" office:string-value="VNS" calcext:value-type="string">
            <text:p>VNS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formula="of:=[.Q97]" office:value-type="float" office:value="5.92" calcext:value-type="float">
            <text:p>5,92</text:p>
          </table:table-cell>
          <table:table-cell table:formula="of:=([.I98]-[.Q98])*([.I98]-[.Q98])" office:value-type="float" office:value="4.3264" calcext:value-type="float">
            <text:p>4,33</text:p>
          </table:table-cell>
          <table:table-cell table:formula="of:=[.S97]" office:value-type="float" office:value="4.81" calcext:value-type="float">
            <text:p>4,81</text:p>
          </table:table-cell>
          <table:table-cell table:formula="of:=([.J98]-[.S98])*([.J98]-[.S98])" office:value-type="float" office:value="4.7961" calcext:value-type="float">
            <text:p>4,8</text:p>
          </table:table-cell>
          <table:table-cell table:number-columns-repeated="5"/>
          <table:table-cell table:formula="of:=[Global.A98]" office:value-type="float" office:value="83" calcext:value-type="float">
            <text:p>83</text:p>
          </table:table-cell>
          <table:table-cell table:formula="of:=[Global.B98]" office:value-type="float" office:value="69" calcext:value-type="float">
            <text:p>69</text:p>
          </table:table-cell>
          <table:table-cell table:formula="of:=[.Z98]+[.AA98]" office:value-type="float" office:value="152" calcext:value-type="float">
            <text:p>152</text:p>
          </table:table-cell>
          <table:table-cell table:formula="of:=[.Z98]*100/[.AB98]" office:value-type="float" office:value="54.6052631578947" calcext:value-type="float">
            <text:p>54,61</text:p>
          </table:table-cell>
          <table:table-cell/>
        </table:table-row>
        <table:table-row table:style-name="ro1">
          <table:table-cell table:formula="of:=[Global.C99]" office:value-type="string" office:string-value="rand-4-50-50-25-2.dssp" calcext:value-type="string">
            <text:p>rand-4-50-50-25-2.dssp</text:p>
          </table:table-cell>
          <table:table-cell table:formula="of:=[Global.D99]" office:value-type="float" office:value="8828" calcext:value-type="float">
            <text:p>8828</text:p>
          </table:table-cell>
          <table:table-cell table:formula="of:=[Global.E99]" office:value-type="float" office:value="2" calcext:value-type="float">
            <text:p>2</text:p>
          </table:table-cell>
          <table:table-cell table:formula="of:=[Global.F99]" office:value-type="float" office:value="2" calcext:value-type="float">
            <text:p>2</text:p>
          </table:table-cell>
          <table:table-cell table:formula="of:=[Global.G99]" office:value-type="float" office:value="-0.464686" calcext:value-type="float">
            <text:p>-0,46</text:p>
          </table:table-cell>
          <table:table-cell table:formula="of:=[RA.K99]" office:value-type="float" office:value="3" calcext:value-type="float">
            <text:p>3</text:p>
          </table:table-cell>
          <table:table-cell table:formula="of:=[VNS.H99]" office:value-type="float" office:value="2" calcext:value-type="float">
            <text:p>2</text:p>
          </table:table-cell>
          <table:table-cell table:formula="of:=IF([.C99]&lt;0; IF([.C99]&lt;0; [.F99]-[.C99]; [.F99]+[.C99]); IF([.C99]&lt;0; [.F99]-[.C99]; [.F99]+[.C99]))" office:value-type="float" office:value="5" calcext:value-type="float">
            <text:p>5</text:p>
          </table:table-cell>
          <table:table-cell table:formula="of:=IF([.F99]&lt;0; IF([.C99]&lt;0; [.F99]-[.C99]; [.F99]+[.C99]); IF([.C99]&lt;0; [.F99]-[.C99]; [.F99]+[.C99]))" office:value-type="float" office:value="5" calcext:value-type="float">
            <text:p>5</text:p>
          </table:table-cell>
          <table:table-cell table:formula="of:=IF([.G99]&lt;0; IF([.C99]&lt;0; [.G99]-[.C99]; [.G99]+[.C99]); IF([.C99]&lt;0; [.G99]-[.C99]; [.G99]+[.C99]))" office:value-type="float" office:value="4" calcext:value-type="float">
            <text:p>4</text:p>
          </table:table-cell>
          <table:table-cell/>
          <table:table-cell table:formula="of:=IF([.I99]=[.J99]; &quot;IGUAL&quot;; IF([.I99]&lt;[.J99]; &quot;RA&quot;; &quot;VNS&quot;))" office:value-type="string" office:string-value="VNS" calcext:value-type="string">
            <text:p>VNS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formula="of:=[.Q98]" office:value-type="float" office:value="5.92" calcext:value-type="float">
            <text:p>5,92</text:p>
          </table:table-cell>
          <table:table-cell table:formula="of:=([.I99]-[.Q99])*([.I99]-[.Q99])" office:value-type="float" office:value="0.8464" calcext:value-type="float">
            <text:p>0,85</text:p>
          </table:table-cell>
          <table:table-cell table:formula="of:=[.S98]" office:value-type="float" office:value="4.81" calcext:value-type="float">
            <text:p>4,81</text:p>
          </table:table-cell>
          <table:table-cell table:formula="of:=([.J99]-[.S99])*([.J99]-[.S99])" office:value-type="float" office:value="0.656099999999999" calcext:value-type="float">
            <text:p>0,66</text:p>
          </table:table-cell>
          <table:table-cell table:number-columns-repeated="5"/>
          <table:table-cell table:formula="of:=[Global.A99]" office:value-type="float" office:value="80" calcext:value-type="float">
            <text:p>80</text:p>
          </table:table-cell>
          <table:table-cell table:formula="of:=[Global.B99]" office:value-type="float" office:value="72" calcext:value-type="float">
            <text:p>72</text:p>
          </table:table-cell>
          <table:table-cell table:formula="of:=[.Z99]+[.AA99]" office:value-type="float" office:value="152" calcext:value-type="float">
            <text:p>152</text:p>
          </table:table-cell>
          <table:table-cell table:formula="of:=[.Z99]*100/[.AB99]" office:value-type="float" office:value="52.6315789473684" calcext:value-type="float">
            <text:p>52,63</text:p>
          </table:table-cell>
          <table:table-cell/>
        </table:table-row>
        <table:table-row table:style-name="ro1">
          <table:table-cell table:formula="of:=[Global.C100]" office:value-type="string" office:string-value="rand-4-50-50-5-1.dssp" calcext:value-type="string">
            <text:p>rand-4-50-50-5-1.dssp</text:p>
          </table:table-cell>
          <table:table-cell table:formula="of:=[Global.D100]" office:value-type="float" office:value="5" calcext:value-type="float">
            <text:p>5</text:p>
          </table:table-cell>
          <table:table-cell table:formula="of:=[Global.E100]" office:value-type="float" office:value="2" calcext:value-type="float">
            <text:p>2</text:p>
          </table:table-cell>
          <table:table-cell table:formula="of:=[Global.F100]" office:value-type="float" office:value="2" calcext:value-type="float">
            <text:p>2</text:p>
          </table:table-cell>
          <table:table-cell table:formula="of:=[Global.G100]" office:value-type="float" office:value="1" calcext:value-type="float">
            <text:p>1</text:p>
          </table:table-cell>
          <table:table-cell table:formula="of:=[RA.K100]" office:value-type="float" office:value="3" calcext:value-type="float">
            <text:p>3</text:p>
          </table:table-cell>
          <table:table-cell table:formula="of:=[VNS.H100]" office:value-type="float" office:value="3" calcext:value-type="float">
            <text:p>3</text:p>
          </table:table-cell>
          <table:table-cell table:formula="of:=IF([.C100]&lt;0; IF([.C100]&lt;0; [.F100]-[.C100]; [.F100]+[.C100]); IF([.C100]&lt;0; [.F100]-[.C100]; [.F100]+[.C100]))" office:value-type="float" office:value="5" calcext:value-type="float">
            <text:p>5</text:p>
          </table:table-cell>
          <table:table-cell table:formula="of:=IF([.F100]&lt;0; IF([.C100]&lt;0; [.F100]-[.C100]; [.F100]+[.C100]); IF([.C100]&lt;0; [.F100]-[.C100]; [.F100]+[.C100]))" office:value-type="float" office:value="5" calcext:value-type="float">
            <text:p>5</text:p>
          </table:table-cell>
          <table:table-cell table:formula="of:=IF([.G100]&lt;0; IF([.C100]&lt;0; [.G100]-[.C100]; [.G100]+[.C100]); IF([.C100]&lt;0; [.G100]-[.C100]; [.G100]+[.C100]))" office:value-type="float" office:value="5" calcext:value-type="float">
            <text:p>5</text:p>
          </table:table-cell>
          <table:table-cell/>
          <table:table-cell table:formula="of:=IF([.I100]=[.J100]; &quot;IGUAL&quot;; IF([.I100]&lt;[.J100]; &quot;RA&quot;; &quot;VNS&quot;))" office:value-type="string" office:string-value="IGUAL" calcext:value-type="string">
            <text:p>IGUAL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formula="of:=[.Q99]" office:value-type="float" office:value="5.92" calcext:value-type="float">
            <text:p>5,92</text:p>
          </table:table-cell>
          <table:table-cell table:formula="of:=([.I100]-[.Q100])*([.I100]-[.Q100])" office:value-type="float" office:value="0.8464" calcext:value-type="float">
            <text:p>0,85</text:p>
          </table:table-cell>
          <table:table-cell table:formula="of:=[.S99]" office:value-type="float" office:value="4.81" calcext:value-type="float">
            <text:p>4,81</text:p>
          </table:table-cell>
          <table:table-cell table:formula="of:=([.J100]-[.S100])*([.J100]-[.S100])" office:value-type="float" office:value="0.0361000000000001" calcext:value-type="float">
            <text:p>0,04</text:p>
          </table:table-cell>
          <table:table-cell table:number-columns-repeated="5"/>
          <table:table-cell table:formula="of:=[Global.A100]" office:value-type="float" office:value="22" calcext:value-type="float">
            <text:p>22</text:p>
          </table:table-cell>
          <table:table-cell table:formula="of:=[Global.B100]" office:value-type="float" office:value="50" calcext:value-type="float">
            <text:p>50</text:p>
          </table:table-cell>
          <table:table-cell table:formula="of:=[.Z100]+[.AA100]" office:value-type="float" office:value="72" calcext:value-type="float">
            <text:p>72</text:p>
          </table:table-cell>
          <table:table-cell table:formula="of:=[.Z100]*100/[.AB100]" office:value-type="float" office:value="30.5555555555556" calcext:value-type="float">
            <text:p>30,56</text:p>
          </table:table-cell>
          <table:table-cell/>
        </table:table-row>
        <table:table-row table:style-name="ro1">
          <table:table-cell table:formula="of:=[Global.C101]" office:value-type="string" office:string-value="rand-4-50-50-5-2.dssp" calcext:value-type="string">
            <text:p>rand-4-50-50-5-2.dssp</text:p>
          </table:table-cell>
          <table:table-cell table:formula="of:=[Global.D101]" office:value-type="float" office:value="9" calcext:value-type="float">
            <text:p>9</text:p>
          </table:table-cell>
          <table:table-cell table:formula="of:=[Global.E101]" office:value-type="float" office:value="2" calcext:value-type="float">
            <text:p>2</text:p>
          </table:table-cell>
          <table:table-cell table:formula="of:=[Global.F101]" office:value-type="float" office:value="2" calcext:value-type="float">
            <text:p>2</text:p>
          </table:table-cell>
          <table:table-cell table:formula="of:=[Global.G101]" office:value-type="float" office:value="0" calcext:value-type="float">
            <text:p>0</text:p>
          </table:table-cell>
          <table:table-cell table:formula="of:=[RA.K101]" office:value-type="float" office:value="2" calcext:value-type="float">
            <text:p>2</text:p>
          </table:table-cell>
          <table:table-cell table:formula="of:=[VNS.H101]" office:value-type="float" office:value="2" calcext:value-type="float">
            <text:p>2</text:p>
          </table:table-cell>
          <table:table-cell table:formula="of:=IF([.C101]&lt;0; IF([.C101]&lt;0; [.F101]-[.C101]; [.F101]+[.C101]); IF([.C101]&lt;0; [.F101]-[.C101]; [.F101]+[.C101]))" office:value-type="float" office:value="4" calcext:value-type="float">
            <text:p>4</text:p>
          </table:table-cell>
          <table:table-cell table:formula="of:=IF([.F101]&lt;0; IF([.C101]&lt;0; [.F101]-[.C101]; [.F101]+[.C101]); IF([.C101]&lt;0; [.F101]-[.C101]; [.F101]+[.C101]))" office:value-type="float" office:value="4" calcext:value-type="float">
            <text:p>4</text:p>
          </table:table-cell>
          <table:table-cell table:formula="of:=IF([.G101]&lt;0; IF([.C101]&lt;0; [.G101]-[.C101]; [.G101]+[.C101]); IF([.C101]&lt;0; [.G101]-[.C101]; [.G101]+[.C101]))" office:value-type="float" office:value="4" calcext:value-type="float">
            <text:p>4</text:p>
          </table:table-cell>
          <table:table-cell/>
          <table:table-cell table:formula="of:=IF([.I101]=[.J101]; &quot;IGUAL&quot;; IF([.I101]&lt;[.J101]; &quot;RA&quot;; &quot;VNS&quot;))" office:value-type="string" office:string-value="IGUAL" calcext:value-type="string">
            <text:p>IGUAL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[.Q100]" office:value-type="float" office:value="5.92" calcext:value-type="float">
            <text:p>5,92</text:p>
          </table:table-cell>
          <table:table-cell table:formula="of:=([.I101]-[.Q101])*([.I101]-[.Q101])" office:value-type="float" office:value="3.6864" calcext:value-type="float">
            <text:p>3,69</text:p>
          </table:table-cell>
          <table:table-cell table:formula="of:=[.S100]" office:value-type="float" office:value="4.81" calcext:value-type="float">
            <text:p>4,81</text:p>
          </table:table-cell>
          <table:table-cell table:formula="of:=([.J101]-[.S101])*([.J101]-[.S101])" office:value-type="float" office:value="0.656099999999999" calcext:value-type="float">
            <text:p>0,66</text:p>
          </table:table-cell>
          <table:table-cell table:number-columns-repeated="5"/>
          <table:table-cell table:formula="of:=[Global.A101]" office:value-type="float" office:value="22" calcext:value-type="float">
            <text:p>22</text:p>
          </table:table-cell>
          <table:table-cell table:formula="of:=[Global.B101]" office:value-type="float" office:value="50" calcext:value-type="float">
            <text:p>50</text:p>
          </table:table-cell>
          <table:table-cell table:formula="of:=[.Z101]+[.AA101]" office:value-type="float" office:value="72" calcext:value-type="float">
            <text:p>72</text:p>
          </table:table-cell>
          <table:table-cell table:formula="of:=[.Z101]*100/[.AB101]" office:value-type="float" office:value="30.5555555555556" calcext:value-type="float">
            <text:p>30,56</text:p>
          </table:table-cell>
          <table:table-cell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2:00:07.332235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52S</meta:editing-duration>
    <meta:editing-cycles>14</meta:editing-cycles>
    <meta:generator>LibreOffice/5.3.1.2$Linux_X86_64 LibreOffice_project/30m0$Build-2</meta:generator>
    <dc:date>2017-09-27T12:01:14.178616855</dc:date>
    <meta:document-statistic meta:table-count="6" meta:cell-count="7388" meta:object-count="0"/>
    <meta:user-defined meta:name="Info 1"/>
    <meta:user-defined meta:name="Info 2"/>
    <meta:user-defined meta:name="Info 3"/>
    <meta:user-defined meta:name="Info 4"/>
  </office:meta>
</office:document-meta>
</file>